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3.1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page" style:column-width="0.699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081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54cm"/>
    </style:style>
    <style:style style:name="co11" style:family="table-column">
      <style:table-column-properties fo:break-before="page" style:column-width="1.106cm"/>
    </style:style>
    <style:style style:name="co12" style:family="table-column">
      <style:table-column-properties fo:break-before="auto" style:column-width="2.785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2.808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538cm"/>
    </style:style>
    <style:style style:name="co17" style:family="table-column">
      <style:table-column-properties fo:break-before="auto" style:column-width="1.106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404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5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1.871cm"/>
    </style:style>
    <style:style style:name="co24" style:family="table-column">
      <style:table-column-properties fo:break-before="auto" style:column-width="2.143cm"/>
    </style:style>
    <style:style style:name="co25" style:family="table-column">
      <style:table-column-properties fo:break-before="auto" style:column-width="1.191cm"/>
    </style:style>
    <style:style style:name="co26" style:family="table-column">
      <style:table-column-properties fo:break-before="auto" style:column-width="1.307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1.755cm"/>
    </style:style>
    <style:style style:name="co30" style:family="table-column">
      <style:table-column-properties fo:break-before="auto" style:column-width="2.085cm"/>
    </style:style>
    <style:style style:name="co31" style:family="table-column">
      <style:table-column-properties fo:break-before="auto" style:column-width="1.365cm"/>
    </style:style>
    <style:style style:name="co32" style:family="table-column">
      <style:table-column-properties fo:break-before="auto" style:column-width="1.794cm"/>
    </style:style>
    <style:style style:name="co33" style:family="table-column">
      <style:table-column-properties fo:break-before="auto" style:column-width="1.658cm"/>
    </style:style>
    <style:style style:name="co34" style:family="table-column">
      <style:table-column-properties fo:break-before="auto" style:column-width="1.171cm"/>
    </style:style>
    <style:style style:name="co35" style:family="table-column">
      <style:table-column-properties fo:break-before="auto" style:column-width="1.385cm"/>
    </style:style>
    <style:style style:name="co36" style:family="table-column">
      <style:table-column-properties fo:break-before="auto" style:column-width="1.21cm"/>
    </style:style>
    <style:style style:name="co37" style:family="table-column">
      <style:table-column-properties fo:break-before="auto" style:column-width="1.697cm"/>
    </style:style>
    <style:style style:name="co38" style:family="table-column">
      <style:table-column-properties fo:break-before="auto" style:column-width="1.619cm"/>
    </style:style>
    <style:style style:name="co39" style:family="table-column">
      <style:table-column-properties fo:break-before="auto" style:column-width="3.156cm"/>
    </style:style>
    <style:style style:name="co40" style:family="table-column">
      <style:table-column-properties fo:break-before="auto" style:column-width="1.559cm"/>
    </style:style>
    <style:style style:name="co41" style:family="table-column">
      <style:table-column-properties fo:break-before="auto" style:column-width="1.083cm"/>
    </style:style>
    <style:style style:name="co42" style:family="table-column">
      <style:table-column-properties fo:break-before="auto" style:column-width="1.787cm"/>
    </style:style>
    <style:style style:name="co43" style:family="table-column">
      <style:table-column-properties fo:break-before="auto" style:column-width="0.901cm"/>
    </style:style>
    <style:style style:name="co44" style:family="table-column">
      <style:table-column-properties fo:break-before="auto" style:column-width="0.788cm"/>
    </style:style>
    <style:style style:name="co45" style:family="table-column">
      <style:table-column-properties fo:break-before="auto" style:column-width="2.24cm"/>
    </style:style>
    <style:style style:name="co46" style:family="table-column">
      <style:table-column-properties fo:break-before="auto" style:column-width="0.561cm"/>
    </style:style>
    <style:style style:name="co47" style:family="table-column">
      <style:table-column-properties fo:break-before="auto" style:column-width="0.538cm"/>
    </style:style>
    <style:style style:name="co48" style:family="table-column">
      <style:table-column-properties fo:break-before="auto" style:column-width="0.517cm"/>
    </style:style>
    <style:style style:name="co49" style:family="table-column">
      <style:table-column-properties fo:break-before="auto" style:column-width="0.811cm"/>
    </style:style>
    <style:style style:name="co50" style:family="table-column">
      <style:table-column-properties fo:break-before="auto" style:column-width="1.039cm"/>
    </style:style>
    <style:style style:name="co51" style:family="table-column">
      <style:table-column-properties fo:break-before="auto" style:column-width="1.06cm"/>
    </style:style>
    <style:style style:name="co52" style:family="table-column">
      <style:table-column-properties fo:break-before="auto" style:column-width="2.332cm"/>
    </style:style>
    <style:style style:name="co53" style:family="table-column">
      <style:table-column-properties fo:break-before="auto" style:column-width="1.492cm"/>
    </style:style>
    <style:style style:name="co54" style:family="table-column">
      <style:table-column-properties fo:break-before="auto" style:column-width="0.766cm"/>
    </style:style>
    <style:style style:name="co55" style:family="table-column">
      <style:table-column-properties fo:break-before="auto" style:column-width="2.378cm"/>
    </style:style>
    <style:style style:name="co56" style:family="table-column">
      <style:table-column-properties fo:break-before="auto" style:column-width="2.286cm"/>
    </style:style>
    <style:style style:name="co57" style:family="table-column">
      <style:table-column-properties fo:break-before="auto" style:column-width="2.626cm"/>
    </style:style>
    <style:style style:name="co58" style:family="table-column">
      <style:table-column-properties fo:break-before="auto" style:column-width="0.834cm"/>
    </style:style>
    <style:style style:name="co59" style:family="table-column">
      <style:table-column-properties fo:break-before="auto" style:column-width="1.311cm"/>
    </style:style>
    <style:style style:name="co60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c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c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25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59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cm"/>
      <style:text-properties fo:font-style="normal" style:font-style-asian="normal" style:font-style-complex="normal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c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282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c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c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c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c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c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335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18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cm"/>
      <style:text-properties fo:font-style="normal" style:font-style-asian="normal" style:font-style-complex="normal"/>
    </style:style>
    <style:style style:name="ce319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2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32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</style:style>
    <style:style style:name="ce324" style:family="table-cell" style:parent-style-name="Default">
      <style:text-properties fo:font-style="normal" style:font-style-asian="normal" style:font-style-complex="normal"/>
    </style:style>
    <style:style style:name="ce325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6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1" style:family="table-cell" style:parent-style-name="Default">
      <style:table-cell-properties fo:border-bottom="0.06pt dotted #000000" fo:border-left="none" fo:border-right="none" fo:border-top="0.06pt solid #000000"/>
    </style:style>
    <style:style style:name="ce332" style:family="table-cell" style:parent-style-name="Default">
      <style:table-cell-properties fo:border-bottom="0.06pt dotted #000000" fo:border-left="none" fo:border-right="none" fo:border-top="0.06pt dotted #000000"/>
    </style:style>
    <style:style style:name="ce333" style:family="table-cell" style:parent-style-name="Default">
      <style:table-cell-properties fo:border-bottom="0.06pt solid #000000" fo:border-left="none" fo:border-right="none" fo:border-top="0.06pt dotted #000000"/>
    </style:style>
    <style:style style:name="ce334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336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3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39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34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2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4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4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93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cm"/>
    </style:style>
    <style:style style:name="ce10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24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25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26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27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28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29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05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c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5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italic" style:font-style-asian="italic" style:font-style-complex="italic"/>
    </style:style>
    <style:style style:name="ce15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5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  <style:text-properties fo:font-style="italic" style:font-style-asian="italic" style:font-style-complex="italic"/>
    </style:style>
    <style:style style:name="ce154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italic" style:font-style-asian="italic" style:font-style-complex="italic"/>
    </style:style>
    <style:style style:name="ce113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1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cm"/>
      <style:text-properties fo:color="#0000ff" fo:font-weight="bold" style:font-weight-asian="bold" style:font-weight-complex="bold"/>
    </style:style>
    <style:style style:name="ce140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41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42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4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5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46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47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8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c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4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cm"/>
    </style:style>
    <style:style style:name="ce189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98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3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00" style:base-cell-address="C_OUTPUT.U6"/>
    </style:style>
    <style:style style:name="ce57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3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2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column table:style-name="co3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14"/>
        <table:table-column table:style-name="co10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2"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264" office:value-type="string" calcext:value-type="string">
            <text:p>Nome</text:p>
          </table:table-cell>
          <table:table-cell table:style-name="ce264" office:value-type="string" calcext:value-type="string">
            <text:p>Note</text:p>
          </table:table-cell>
          <table:table-cell table:style-name="ce269" office:value-type="string" calcext:value-type="string">
            <text:p>Girone</text:p>
          </table:table-cell>
          <table:table-cell table:style-name="ce274" office:value-type="string" calcext:value-type="string">
            <text:p>ID Nel Girone</text:p>
          </table:table-cell>
          <table:table-cell/>
          <table:table-cell table:style-name="ce199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Girone</text:p>
            <text:p>/</text:p>
            <text:p>Fase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269" office:value-type="string" calcext:value-type="string">
            <text:p>Girone</text:p>
            <text:p>/</text:p>
            <text:p>Fase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Squadra</text:p>
            <text:p/>
            <text:p>A</text:p>
          </table:table-cell>
          <table:table-cell table:style-name="ce269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269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;2;0)" office:value-type="string" office:string-value="2aFase" calcext:value-type="string">
            <text:p>2aFase</text:p>
          </table:table-cell>
          <table:table-cell table:style-name="ce335" table:formula="of:=VLOOKUP([.Z3];B_PARTITE_2A_FASE;3;0)" office:value-type="string" office:string-value="1-16" calcext:value-type="string">
            <text:p>1-16</text:p>
          </table:table-cell>
          <table:table-cell table:style-name="ce293" table:formula="of:=VLOOKUP([.Z3];B_PARTITE_2A_FASE;6;0)" office:value-type="string" office:string-value="Leoni" calcext:value-type="string">
            <text:p>Leoni</text:p>
          </table:table-cell>
          <table:table-cell table:style-name="ce296" table:formula="of:=VLOOKUP([.Z3];B_PARTITE_2A_FASE;7;0)" office:value-type="string" office:string-value="Giraffe" calcext:value-type="string">
            <text:p>Giraff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3]+1" office:value-type="float" office:value="50" calcext:value-type="float">
            <text:p>50</text:p>
          </table:table-cell>
          <table:table-cell table:style-name="ce272" table:formula="of:=VLOOKUP([.Z4];B_PARTITE_2A_FASE;2;0)" office:value-type="string" office:string-value="2aFase" calcext:value-type="string">
            <text:p>2aFase</text:p>
          </table:table-cell>
          <table:table-cell table:style-name="ce329" table:formula="of:=VLOOKUP([.Z4];B_PARTITE_2A_FASE;3;0)" office:value-type="string" office:string-value="1-16" calcext:value-type="string">
            <text:p>1-16</text:p>
          </table:table-cell>
          <table:table-cell table:style-name="ce294" table:formula="of:=VLOOKUP([.Z4];B_PARTITE_2A_FASE;6;0)" office:value-type="string" office:string-value="Pantere" calcext:value-type="string">
            <text:p>Pantere</text:p>
          </table:table-cell>
          <table:table-cell table:style-name="ce294" table:formula="of:=VLOOKUP([.Z4];B_PARTITE_2A_FASE;7;0)" office:value-type="string" office:string-value="Elefanti" calcext:value-type="string">
            <text:p>Elefanti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4]+1" office:value-type="float" office:value="51" calcext:value-type="float">
            <text:p>51</text:p>
          </table:table-cell>
          <table:table-cell table:style-name="ce272" table:formula="of:=VLOOKUP([.Z5];B_PARTITE_2A_FASE;2;0)" office:value-type="string" office:string-value="2aFase" calcext:value-type="string">
            <text:p>2aFase</text:p>
          </table:table-cell>
          <table:table-cell table:style-name="ce329" table:formula="of:=VLOOKUP([.Z5];B_PARTITE_2A_FASE;3;0)" office:value-type="string" office:string-value="17-32" calcext:value-type="string">
            <text:p>17-32</text:p>
          </table:table-cell>
          <table:table-cell table:style-name="ce294" table:formula="of:=VLOOKUP([.Z5];B_PARTITE_2A_FASE;6;0)" office:value-type="string" office:string-value="Tigri" calcext:value-type="string">
            <text:p>Tigri</text:p>
          </table:table-cell>
          <table:table-cell table:style-name="ce294" table:formula="of:=VLOOKUP([.Z5];B_PARTITE_2A_FASE;7;0)" office:value-type="string" office:string-value="Iguane" calcext:value-type="string">
            <text:p>Iguan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5]+1" office:value-type="float" office:value="52" calcext:value-type="float">
            <text:p>52</text:p>
          </table:table-cell>
          <table:table-cell table:style-name="ce272" table:formula="of:=VLOOKUP([.Z6];B_PARTITE_2A_FASE;2;0)" office:value-type="string" office:string-value="2aFase" calcext:value-type="string">
            <text:p>2aFase</text:p>
          </table:table-cell>
          <table:table-cell table:style-name="ce329" table:formula="of:=VLOOKUP([.Z6];B_PARTITE_2A_FASE;3;0)" office:value-type="string" office:string-value="17-32" calcext:value-type="string">
            <text:p>17-32</text:p>
          </table:table-cell>
          <table:table-cell table:style-name="ce294" table:formula="of:=VLOOKUP([.Z6];B_PARTITE_2A_FASE;6;0)" office:value-type="string" office:string-value="Ghepardi" calcext:value-type="string">
            <text:p>Ghepardi</text:p>
          </table:table-cell>
          <table:table-cell table:style-name="ce294" table:formula="of:=VLOOKUP([.Z6];B_PARTITE_2A_FASE;7;0)" office:value-type="string" office:string-value="Ippopotami" calcext:value-type="string">
            <text:p>Ippopotam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6]+1" office:value-type="float" office:value="53" calcext:value-type="float">
            <text:p>53</text:p>
          </table:table-cell>
          <table:table-cell table:style-name="ce272" table:formula="of:=VLOOKUP([.Z7];B_PARTITE_2A_FASE;2;0)" office:value-type="string" office:string-value="2aFase" calcext:value-type="string">
            <text:p>2aFase</text:p>
          </table:table-cell>
          <table:table-cell table:style-name="ce329" table:formula="of:=VLOOKUP([.Z7];B_PARTITE_2A_FASE;3;0)" office:value-type="string" office:string-value="1-16" calcext:value-type="string">
            <text:p>1-16</text:p>
          </table:table-cell>
          <table:table-cell table:style-name="ce294" table:formula="of:=VLOOKUP([.Z7];B_PARTITE_2A_FASE;6;0)" office:value-type="string" office:string-value="Giaguari" calcext:value-type="string">
            <text:p>Giaguari</text:p>
          </table:table-cell>
          <table:table-cell table:style-name="ce294" table:formula="of:=VLOOKUP([.Z7];B_PARTITE_2A_FASE;7;0)" office:value-type="string" office:string-value="Pitoni" calcext:value-type="string">
            <text:p>Piton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7]+1" office:value-type="float" office:value="54" calcext:value-type="float">
            <text:p>54</text:p>
          </table:table-cell>
          <table:table-cell table:style-name="ce272" table:formula="of:=VLOOKUP([.Z8];B_PARTITE_2A_FASE;2;0)" office:value-type="string" office:string-value="2aFase" calcext:value-type="string">
            <text:p>2aFase</text:p>
          </table:table-cell>
          <table:table-cell table:style-name="ce329" table:formula="of:=VLOOKUP([.Z8];B_PARTITE_2A_FASE;3;0)" office:value-type="string" office:string-value="1-16" calcext:value-type="string">
            <text:p>1-16</text:p>
          </table:table-cell>
          <table:table-cell table:style-name="ce294" table:formula="of:=VLOOKUP([.Z8];B_PARTITE_2A_FASE;6;0)" office:value-type="string" office:string-value="Puma" calcext:value-type="string">
            <text:p>Puma</text:p>
          </table:table-cell>
          <table:table-cell table:style-name="ce294" table:formula="of:=VLOOKUP([.Z8];B_PARTITE_2A_FASE;7;0)" office:value-type="string" office:string-value="Coccodrilli" calcext:value-type="string">
            <text:p>Coccodrill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8]+1" office:value-type="float" office:value="55" calcext:value-type="float">
            <text:p>55</text:p>
          </table:table-cell>
          <table:table-cell table:style-name="ce272" table:formula="of:=VLOOKUP([.Z9];B_PARTITE_2A_FASE;2;0)" office:value-type="string" office:string-value="2aFase" calcext:value-type="string">
            <text:p>2aFase</text:p>
          </table:table-cell>
          <table:table-cell table:style-name="ce329" table:formula="of:=VLOOKUP([.Z9];B_PARTITE_2A_FASE;3;0)" office:value-type="string" office:string-value="17-32" calcext:value-type="string">
            <text:p>17-32</text:p>
          </table:table-cell>
          <table:table-cell table:style-name="ce294" table:formula="of:=VLOOKUP([.Z9];B_PARTITE_2A_FASE;6;0)" office:value-type="string" office:string-value="Linci" calcext:value-type="string">
            <text:p>Linci</text:p>
          </table:table-cell>
          <table:table-cell table:style-name="ce294" table:formula="of:=VLOOKUP([.Z9];B_PARTITE_2A_FASE;7;0)" office:value-type="string" office:string-value="Falchi" calcext:value-type="string">
            <text:p>Falch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9]+1" office:value-type="float" office:value="56" calcext:value-type="float">
            <text:p>56</text:p>
          </table:table-cell>
          <table:table-cell table:style-name="ce272" table:formula="of:=VLOOKUP([.Z10];B_PARTITE_2A_FASE;2;0)" office:value-type="string" office:string-value="2aFase" calcext:value-type="string">
            <text:p>2aFase</text:p>
          </table:table-cell>
          <table:table-cell table:style-name="ce329" table:formula="of:=VLOOKUP([.Z10];B_PARTITE_2A_FASE;3;0)" office:value-type="string" office:string-value="17-32" calcext:value-type="string">
            <text:p>17-32</text:p>
          </table:table-cell>
          <table:table-cell table:style-name="ce294" table:formula="of:=VLOOKUP([.Z10];B_PARTITE_2A_FASE;6;0)" office:value-type="string" office:string-value="Serval" calcext:value-type="string">
            <text:p>Serval</text:p>
          </table:table-cell>
          <table:table-cell table:style-name="ce294" table:formula="of:=VLOOKUP([.Z10];B_PARTITE_2A_FASE;7;0)" office:value-type="string" office:string-value="Aquile" calcext:value-type="string">
            <text:p>Aquile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10]+1" office:value-type="float" office:value="57" calcext:value-type="float">
            <text:p>57</text:p>
          </table:table-cell>
          <table:table-cell table:style-name="ce272" table:formula="of:=VLOOKUP([.Z11];B_PARTITE_2A_FASE;2;0)" office:value-type="string" office:string-value="2aFase" calcext:value-type="string">
            <text:p>2aFase</text:p>
          </table:table-cell>
          <table:table-cell table:style-name="ce329" table:formula="of:=VLOOKUP([.Z11];B_PARTITE_2A_FASE;3;0)" office:value-type="string" office:string-value="1-16" calcext:value-type="string">
            <text:p>1-16</text:p>
          </table:table-cell>
          <table:table-cell table:style-name="ce294" table:formula="of:=VLOOKUP([.Z11];B_PARTITE_2A_FASE;6;0)" office:value-type="string" office:string-value="Bisonti" calcext:value-type="string">
            <text:p>Bisonti</text:p>
          </table:table-cell>
          <table:table-cell table:style-name="ce294" table:formula="of:=VLOOKUP([.Z11];B_PARTITE_2A_FASE;7;0)" office:value-type="string" office:string-value="Gorilla" calcext:value-type="string">
            <text:p>Gorilla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11]+1" office:value-type="float" office:value="58" calcext:value-type="float">
            <text:p>58</text:p>
          </table:table-cell>
          <table:table-cell table:style-name="ce272" table:formula="of:=VLOOKUP([.Z12];B_PARTITE_2A_FASE;2;0)" office:value-type="string" office:string-value="2aFase" calcext:value-type="string">
            <text:p>2aFase</text:p>
          </table:table-cell>
          <table:table-cell table:style-name="ce329" table:formula="of:=VLOOKUP([.Z12];B_PARTITE_2A_FASE;3;0)" office:value-type="string" office:string-value="1-16" calcext:value-type="string">
            <text:p>1-16</text:p>
          </table:table-cell>
          <table:table-cell table:style-name="ce294" table:formula="of:=VLOOKUP([.Z12];B_PARTITE_2A_FASE;6;0)" office:value-type="string" office:string-value="Bufali" calcext:value-type="string">
            <text:p>Bufali</text:p>
          </table:table-cell>
          <table:table-cell table:style-name="ce294" table:formula="of:=VLOOKUP([.Z12];B_PARTITE_2A_FASE;7;0)" office:value-type="string" office:string-value="Istrici" calcext:value-type="string">
            <text:p>Istri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12]+1" office:value-type="float" office:value="59" calcext:value-type="float">
            <text:p>59</text:p>
          </table:table-cell>
          <table:table-cell table:style-name="ce272" table:formula="of:=VLOOKUP([.Z13];B_PARTITE_2A_FASE;2;0)" office:value-type="string" office:string-value="2aFase" calcext:value-type="string">
            <text:p>2aFase</text:p>
          </table:table-cell>
          <table:table-cell table:style-name="ce329" table:formula="of:=VLOOKUP([.Z13];B_PARTITE_2A_FASE;3;0)" office:value-type="string" office:string-value="17-32" calcext:value-type="string">
            <text:p>17-32</text:p>
          </table:table-cell>
          <table:table-cell table:style-name="ce294" table:formula="of:=VLOOKUP([.Z13];B_PARTITE_2A_FASE;6;0)" office:value-type="string" office:string-value="Cervi" calcext:value-type="string">
            <text:p>Cervi</text:p>
          </table:table-cell>
          <table:table-cell table:style-name="ce294" table:formula="of:=VLOOKUP([.Z13];B_PARTITE_2A_FASE;7;0)" office:value-type="string" office:string-value="Muli" calcext:value-type="string">
            <text:p>Mul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13]+1" office:value-type="float" office:value="60" calcext:value-type="float">
            <text:p>60</text:p>
          </table:table-cell>
          <table:table-cell table:style-name="ce272" table:formula="of:=VLOOKUP([.Z14];B_PARTITE_2A_FASE;2;0)" office:value-type="string" office:string-value="2aFase" calcext:value-type="string">
            <text:p>2aFase</text:p>
          </table:table-cell>
          <table:table-cell table:style-name="ce329" table:formula="of:=VLOOKUP([.Z14];B_PARTITE_2A_FASE;3;0)" office:value-type="string" office:string-value="17-32" calcext:value-type="string">
            <text:p>17-32</text:p>
          </table:table-cell>
          <table:table-cell table:style-name="ce294" table:formula="of:=VLOOKUP([.Z14];B_PARTITE_2A_FASE;6;0)" office:value-type="string" office:string-value="Cinghiali" calcext:value-type="string">
            <text:p>Cinghiali</text:p>
          </table:table-cell>
          <table:table-cell table:style-name="ce294" table:formula="of:=VLOOKUP([.Z14];B_PARTITE_2A_FASE;7;0)" office:value-type="string" office:string-value="Orche" calcext:value-type="string">
            <text:p>Orch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14]+1" office:value-type="float" office:value="61" calcext:value-type="float">
            <text:p>61</text:p>
          </table:table-cell>
          <table:table-cell table:style-name="ce272" table:formula="of:=VLOOKUP([.Z15];B_PARTITE_2A_FASE;2;0)" office:value-type="string" office:string-value="2aFase" calcext:value-type="string">
            <text:p>2aFase</text:p>
          </table:table-cell>
          <table:table-cell table:style-name="ce329" table:formula="of:=VLOOKUP([.Z15];B_PARTITE_2A_FASE;3;0)" office:value-type="string" office:string-value="1-16" calcext:value-type="string">
            <text:p>1-16</text:p>
          </table:table-cell>
          <table:table-cell table:style-name="ce294" table:formula="of:=VLOOKUP([.Z15];B_PARTITE_2A_FASE;6;0)" office:value-type="string" office:string-value="Balene" calcext:value-type="string">
            <text:p>Balene</text:p>
          </table:table-cell>
          <table:table-cell table:style-name="ce294" table:formula="of:=VLOOKUP([.Z15];B_PARTITE_2A_FASE;7;0)" office:value-type="string" office:string-value="Scorpioni" calcext:value-type="string">
            <text:p>Scorpion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15]+1" office:value-type="float" office:value="62" calcext:value-type="float">
            <text:p>62</text:p>
          </table:table-cell>
          <table:table-cell table:style-name="ce272" table:formula="of:=VLOOKUP([.Z16];B_PARTITE_2A_FASE;2;0)" office:value-type="string" office:string-value="2aFase" calcext:value-type="string">
            <text:p>2aFase</text:p>
          </table:table-cell>
          <table:table-cell table:style-name="ce329" table:formula="of:=VLOOKUP([.Z16];B_PARTITE_2A_FASE;3;0)" office:value-type="string" office:string-value="1-16" calcext:value-type="string">
            <text:p>1-16</text:p>
          </table:table-cell>
          <table:table-cell table:style-name="ce294" table:formula="of:=VLOOKUP([.Z16];B_PARTITE_2A_FASE;6;0)" office:value-type="string" office:string-value="Gabbiani" calcext:value-type="string">
            <text:p>Gabbiani</text:p>
          </table:table-cell>
          <table:table-cell table:style-name="ce294" table:formula="of:=VLOOKUP([.Z16];B_PARTITE_2A_FASE;7;0)" office:value-type="string" office:string-value="Piranha" calcext:value-type="string">
            <text:p>Piranha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16]+1" office:value-type="float" office:value="63" calcext:value-type="float">
            <text:p>63</text:p>
          </table:table-cell>
          <table:table-cell table:style-name="ce272" table:formula="of:=VLOOKUP([.Z17];B_PARTITE_2A_FASE;2;0)" office:value-type="string" office:string-value="2aFase" calcext:value-type="string">
            <text:p>2aFase</text:p>
          </table:table-cell>
          <table:table-cell table:style-name="ce329" table:formula="of:=VLOOKUP([.Z17];B_PARTITE_2A_FASE;3;0)" office:value-type="string" office:string-value="17-32" calcext:value-type="string">
            <text:p>17-32</text:p>
          </table:table-cell>
          <table:table-cell table:style-name="ce294" table:formula="of:=VLOOKUP([.Z17];B_PARTITE_2A_FASE;6;0)" office:value-type="string" office:string-value="Delfini" calcext:value-type="string">
            <text:p>Delfini</text:p>
          </table:table-cell>
          <table:table-cell table:style-name="ce294" table:formula="of:=VLOOKUP([.Z17];B_PARTITE_2A_FASE;7;0)" office:value-type="string" office:string-value="Zebre" calcext:value-type="string">
            <text:p>Zebr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17]+1" office:value-type="float" office:value="64" calcext:value-type="float">
            <text:p>64</text:p>
          </table:table-cell>
          <table:table-cell table:style-name="ce272" table:formula="of:=VLOOKUP([.Z18];B_PARTITE_2A_FASE;2;0)" office:value-type="string" office:string-value="2aFase" calcext:value-type="string">
            <text:p>2aFase</text:p>
          </table:table-cell>
          <table:table-cell table:style-name="ce329" table:formula="of:=VLOOKUP([.Z18];B_PARTITE_2A_FASE;3;0)" office:value-type="string" office:string-value="17-32" calcext:value-type="string">
            <text:p>17-32</text:p>
          </table:table-cell>
          <table:table-cell table:style-name="ce294" table:formula="of:=VLOOKUP([.Z18];B_PARTITE_2A_FASE;6;0)" office:value-type="string" office:string-value="Fenicotteri" calcext:value-type="string">
            <text:p>Fenicotteri</text:p>
          </table:table-cell>
          <table:table-cell table:style-name="ce294" table:formula="of:=VLOOKUP([.Z18];B_PARTITE_2A_FASE;7;0)" office:value-type="string" office:string-value="Tonni" calcext:value-type="string">
            <text:p>Tonn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18]+1" office:value-type="float" office:value="65" calcext:value-type="float">
            <text:p>65</text:p>
          </table:table-cell>
          <table:table-cell table:style-name="ce272" table:formula="of:=VLOOKUP([.Z19];B_PARTITE_2A_FASE;2;0)" office:value-type="string" office:string-value="2aFase" calcext:value-type="string">
            <text:p>2aFase</text:p>
          </table:table-cell>
          <table:table-cell table:style-name="ce329" table:formula="of:=VLOOKUP([.Z19];B_PARTITE_2A_FASE;3;0)" office:value-type="string" office:string-value="25-32" calcext:value-type="string">
            <text:p>25-32</text:p>
          </table:table-cell>
          <table:table-cell table:style-name="ce294" table:formula="of:=VLOOKUP([.Z19];B_PARTITE_2A_FASE;6;0)" office:value-type="string" office:string-value="Iguane" calcext:value-type="string">
            <text:p>Iguane</text:p>
          </table:table-cell>
          <table:table-cell table:style-name="ce294" table:formula="of:=VLOOKUP([.Z19];B_PARTITE_2A_FASE;7;0)" office:value-type="string" office:string-value="Falchi" calcext:value-type="string">
            <text:p>Falch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19]+1" office:value-type="float" office:value="66" calcext:value-type="float">
            <text:p>66</text:p>
          </table:table-cell>
          <table:table-cell table:style-name="ce272" table:formula="of:=VLOOKUP([.Z20];B_PARTITE_2A_FASE;2;0)" office:value-type="string" office:string-value="2aFase" calcext:value-type="string">
            <text:p>2aFase</text:p>
          </table:table-cell>
          <table:table-cell table:style-name="ce329" table:formula="of:=VLOOKUP([.Z20];B_PARTITE_2A_FASE;3;0)" office:value-type="string" office:string-value="25-32" calcext:value-type="string">
            <text:p>25-32</text:p>
          </table:table-cell>
          <table:table-cell table:style-name="ce294" table:formula="of:=VLOOKUP([.Z20];B_PARTITE_2A_FASE;6;0)" office:value-type="string" office:string-value="Ippopotami" calcext:value-type="string">
            <text:p>Ippopotami</text:p>
          </table:table-cell>
          <table:table-cell table:style-name="ce294" table:formula="of:=VLOOKUP([.Z20];B_PARTITE_2A_FASE;7;0)" office:value-type="string" office:string-value="Aquile" calcext:value-type="string">
            <text:p>Aquile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20]+1" office:value-type="float" office:value="67" calcext:value-type="float">
            <text:p>67</text:p>
          </table:table-cell>
          <table:table-cell table:style-name="ce272" table:formula="of:=VLOOKUP([.Z21];B_PARTITE_2A_FASE;2;0)" office:value-type="string" office:string-value="2aFase" calcext:value-type="string">
            <text:p>2aFase</text:p>
          </table:table-cell>
          <table:table-cell table:style-name="ce329" table:formula="of:=VLOOKUP([.Z21];B_PARTITE_2A_FASE;3;0)" office:value-type="string" office:string-value="25-32" calcext:value-type="string">
            <text:p>25-32</text:p>
          </table:table-cell>
          <table:table-cell table:style-name="ce294" table:formula="of:=VLOOKUP([.Z21];B_PARTITE_2A_FASE;6;0)" office:value-type="string" office:string-value="Cervi" calcext:value-type="string">
            <text:p>Cervi</text:p>
          </table:table-cell>
          <table:table-cell table:style-name="ce294" table:formula="of:=VLOOKUP([.Z21];B_PARTITE_2A_FASE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21]+1" office:value-type="float" office:value="68" calcext:value-type="float">
            <text:p>68</text:p>
          </table:table-cell>
          <table:table-cell table:style-name="ce272" table:formula="of:=VLOOKUP([.Z22];B_PARTITE_2A_FASE;2;0)" office:value-type="string" office:string-value="2aFase" calcext:value-type="string">
            <text:p>2aFase</text:p>
          </table:table-cell>
          <table:table-cell table:style-name="ce329" table:formula="of:=VLOOKUP([.Z22];B_PARTITE_2A_FASE;3;0)" office:value-type="string" office:string-value="25-32" calcext:value-type="string">
            <text:p>25-32</text:p>
          </table:table-cell>
          <table:table-cell table:style-name="ce294" table:formula="of:=VLOOKUP([.Z22];B_PARTITE_2A_FASE;6;0)" office:value-type="string" office:string-value="Cinghiali" calcext:value-type="string">
            <text:p>Cinghiali</text:p>
          </table:table-cell>
          <table:table-cell table:style-name="ce294" table:formula="of:=VLOOKUP([.Z22];B_PARTITE_2A_FASE;7;0)" office:value-type="string" office:string-value="Tonni" calcext:value-type="string">
            <text:p>Ton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22]+1" office:value-type="float" office:value="69" calcext:value-type="float">
            <text:p>69</text:p>
          </table:table-cell>
          <table:table-cell table:style-name="ce272" table:formula="of:=VLOOKUP([.Z23];B_PARTITE_2A_FASE;2;0)" office:value-type="string" office:string-value="2aFase" calcext:value-type="string">
            <text:p>2aFase</text:p>
          </table:table-cell>
          <table:table-cell table:style-name="ce329" table:formula="of:=VLOOKUP([.Z23];B_PARTITE_2A_FASE;3;0)" office:value-type="float" office:value="0" calcext:value-type="float">
            <text:p/>
          </table:table-cell>
          <table:table-cell table:style-name="ce294" table:formula="of:=VLOOKUP([.Z23];B_PARTITE_2A_FASE;6;0)" office:value-type="string" office:string-value="" calcext:value-type="error">
            <text:p>#N/D</text:p>
          </table:table-cell>
          <table:table-cell table:style-name="ce294" table:formula="of:=VLOOKUP([.Z23];B_PARTITE_2A_FASE;7;0)" office:value-type="string" office:string-value="" calcext:value-type="error">
            <text:p>#N/D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23]+1" office:value-type="float" office:value="70" calcext:value-type="float">
            <text:p>70</text:p>
          </table:table-cell>
          <table:table-cell table:style-name="ce272" table:formula="of:=VLOOKUP([.Z24];B_PARTITE_2A_FASE;2;0)" office:value-type="string" office:string-value="2aFase" calcext:value-type="string">
            <text:p>2aFase</text:p>
          </table:table-cell>
          <table:table-cell table:style-name="ce329" table:formula="of:=VLOOKUP([.Z24];B_PARTITE_2A_FASE;3;0)" office:value-type="float" office:value="0" calcext:value-type="float">
            <text:p/>
          </table:table-cell>
          <table:table-cell table:style-name="ce294" table:formula="of:=VLOOKUP([.Z24];B_PARTITE_2A_FASE;6;0)" office:value-type="string" office:string-value="" calcext:value-type="error">
            <text:p>#N/D</text:p>
          </table:table-cell>
          <table:table-cell table:style-name="ce294" table:formula="of:=VLOOKUP([.Z24];B_PARTITE_2A_FASE;7;0)" office:value-type="string" office:string-value="" calcext:value-type="error">
            <text:p>#N/D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24]+1" office:value-type="float" office:value="71" calcext:value-type="float">
            <text:p>71</text:p>
          </table:table-cell>
          <table:table-cell table:style-name="ce272" table:formula="of:=VLOOKUP([.Z25];B_PARTITE_2A_FASE;2;0)" office:value-type="string" office:string-value="2aFase" calcext:value-type="string">
            <text:p>2aFase</text:p>
          </table:table-cell>
          <table:table-cell table:style-name="ce329" table:formula="of:=VLOOKUP([.Z25];B_PARTITE_2A_FASE;3;0)" office:value-type="float" office:value="0" calcext:value-type="float">
            <text:p/>
          </table:table-cell>
          <table:table-cell table:style-name="ce294" table:formula="of:=VLOOKUP([.Z25];B_PARTITE_2A_FASE;6;0)" office:value-type="string" office:string-value="" calcext:value-type="error">
            <text:p>#N/D</text:p>
          </table:table-cell>
          <table:table-cell table:style-name="ce294" table:formula="of:=VLOOKUP([.Z25];B_PARTITE_2A_FASE;7;0)" office:value-type="string" office:string-value="" calcext:value-type="error">
            <text:p>#N/D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25]+1" office:value-type="float" office:value="72" calcext:value-type="float">
            <text:p>72</text:p>
          </table:table-cell>
          <table:table-cell table:style-name="ce272" table:formula="of:=VLOOKUP([.Z26];B_PARTITE_2A_FASE;2;0)" office:value-type="string" office:string-value="2aFase" calcext:value-type="string">
            <text:p>2aFase</text:p>
          </table:table-cell>
          <table:table-cell table:style-name="ce329" table:formula="of:=VLOOKUP([.Z26];B_PARTITE_2A_FASE;3;0)" office:value-type="float" office:value="0" calcext:value-type="float">
            <text:p/>
          </table:table-cell>
          <table:table-cell table:style-name="ce294" table:formula="of:=VLOOKUP([.Z26];B_PARTITE_2A_FASE;6;0)" office:value-type="string" office:string-value="" calcext:value-type="error">
            <text:p>#N/D</text:p>
          </table:table-cell>
          <table:table-cell table:style-name="ce294" table:formula="of:=VLOOKUP([.Z26];B_PARTITE_2A_FASE;7;0)" office:value-type="string" office:string-value="" calcext:value-type="error">
            <text:p>#N/D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26]+1" office:value-type="float" office:value="73" calcext:value-type="float">
            <text:p>73</text:p>
          </table:table-cell>
          <table:table-cell table:style-name="ce272" table:formula="of:=VLOOKUP([.Z27];B_PARTITE_2A_FASE;2;0)" office:value-type="string" office:string-value="2aFase" calcext:value-type="string">
            <text:p>2aFase</text:p>
          </table:table-cell>
          <table:table-cell table:style-name="ce329" table:formula="of:=VLOOKUP([.Z27];B_PARTITE_2A_FASE;3;0)" office:value-type="float" office:value="0" calcext:value-type="float">
            <text:p/>
          </table:table-cell>
          <table:table-cell table:style-name="ce294" table:formula="of:=VLOOKUP([.Z27];B_PARTITE_2A_FASE;6;0)" office:value-type="string" office:string-value="" calcext:value-type="error">
            <text:p>#N/D</text:p>
          </table:table-cell>
          <table:table-cell table:style-name="ce294" table:formula="of:=VLOOKUP([.Z27];B_PARTITE_2A_FASE;7;0)" office:value-type="string" office:string-value="" calcext:value-type="error">
            <text:p>#N/D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27]+1" office:value-type="float" office:value="74" calcext:value-type="float">
            <text:p>74</text:p>
          </table:table-cell>
          <table:table-cell table:style-name="ce272" table:formula="of:=VLOOKUP([.Z28];B_PARTITE_2A_FASE;2;0)" office:value-type="string" office:string-value="2aFase" calcext:value-type="string">
            <text:p>2aFase</text:p>
          </table:table-cell>
          <table:table-cell table:style-name="ce329" table:formula="of:=VLOOKUP([.Z28];B_PARTITE_2A_FASE;3;0)" office:value-type="float" office:value="0" calcext:value-type="float">
            <text:p/>
          </table:table-cell>
          <table:table-cell table:style-name="ce294" table:formula="of:=VLOOKUP([.Z28];B_PARTITE_2A_FASE;6;0)" office:value-type="string" office:string-value="" calcext:value-type="error">
            <text:p>#N/D</text:p>
          </table:table-cell>
          <table:table-cell table:style-name="ce294" table:formula="of:=VLOOKUP([.Z28];B_PARTITE_2A_FASE;7;0)" office:value-type="string" office:string-value="" calcext:value-type="error">
            <text:p>#N/D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28]+1" office:value-type="float" office:value="75" calcext:value-type="float">
            <text:p>75</text:p>
          </table:table-cell>
          <table:table-cell table:style-name="ce272" table:formula="of:=VLOOKUP([.Z29];B_PARTITE_2A_FASE;2;0)" office:value-type="string" office:string-value="2aFase" calcext:value-type="string">
            <text:p>2aFase</text:p>
          </table:table-cell>
          <table:table-cell table:style-name="ce329" table:formula="of:=VLOOKUP([.Z29];B_PARTITE_2A_FASE;3;0)" office:value-type="float" office:value="0" calcext:value-type="float">
            <text:p/>
          </table:table-cell>
          <table:table-cell table:style-name="ce294" table:formula="of:=VLOOKUP([.Z29];B_PARTITE_2A_FASE;6;0)" office:value-type="string" office:string-value="" calcext:value-type="error">
            <text:p>#N/D</text:p>
          </table:table-cell>
          <table:table-cell table:style-name="ce294" table:formula="of:=VLOOKUP([.Z29];B_PARTITE_2A_FASE;7;0)" office:value-type="string" office:string-value="" calcext:value-type="error">
            <text:p>#N/D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7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257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29]+1" office:value-type="float" office:value="76" calcext:value-type="float">
            <text:p>76</text:p>
          </table:table-cell>
          <table:table-cell table:style-name="ce272" table:formula="of:=VLOOKUP([.Z30];B_PARTITE_2A_FASE;2;0)" office:value-type="string" office:string-value="2aFase" calcext:value-type="string">
            <text:p>2aFase</text:p>
          </table:table-cell>
          <table:table-cell table:style-name="ce329" table:formula="of:=VLOOKUP([.Z30];B_PARTITE_2A_FASE;3;0)" office:value-type="float" office:value="0" calcext:value-type="float">
            <text:p/>
          </table:table-cell>
          <table:table-cell table:style-name="ce294" table:formula="of:=VLOOKUP([.Z30];B_PARTITE_2A_FASE;6;0)" office:value-type="string" office:string-value="" calcext:value-type="error">
            <text:p>#N/D</text:p>
          </table:table-cell>
          <table:table-cell table:style-name="ce294" table:formula="of:=VLOOKUP([.Z30];B_PARTITE_2A_FASE;7;0)" office:value-type="string" office:string-value="" calcext:value-type="error">
            <text:p>#N/D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257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257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30]+1" office:value-type="float" office:value="77" calcext:value-type="float">
            <text:p>77</text:p>
          </table:table-cell>
          <table:table-cell table:style-name="ce272" table:formula="of:=VLOOKUP([.Z31];B_PARTITE_2A_FASE;2;0)" office:value-type="string" office:string-value="2aFase" calcext:value-type="string">
            <text:p>2aFase</text:p>
          </table:table-cell>
          <table:table-cell table:style-name="ce329" table:formula="of:=VLOOKUP([.Z31];B_PARTITE_2A_FASE;3;0)" office:value-type="float" office:value="0" calcext:value-type="float">
            <text:p/>
          </table:table-cell>
          <table:table-cell table:style-name="ce294" table:formula="of:=VLOOKUP([.Z31];B_PARTITE_2A_FASE;6;0)" office:value-type="string" office:string-value="" calcext:value-type="error">
            <text:p>#N/D</text:p>
          </table:table-cell>
          <table:table-cell table:style-name="ce294" table:formula="of:=VLOOKUP([.Z31];B_PARTITE_2A_FASE;7;0)" office:value-type="string" office:string-value="" calcext:value-type="error">
            <text:p>#N/D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257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257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31]+1" office:value-type="float" office:value="78" calcext:value-type="float">
            <text:p>78</text:p>
          </table:table-cell>
          <table:table-cell table:style-name="ce272" table:formula="of:=VLOOKUP([.Z32];B_PARTITE_2A_FASE;2;0)" office:value-type="string" office:string-value="2aFase" calcext:value-type="string">
            <text:p>2aFase</text:p>
          </table:table-cell>
          <table:table-cell table:style-name="ce329" table:formula="of:=VLOOKUP([.Z32];B_PARTITE_2A_FASE;3;0)" office:value-type="float" office:value="0" calcext:value-type="float">
            <text:p/>
          </table:table-cell>
          <table:table-cell table:style-name="ce294" table:formula="of:=VLOOKUP([.Z32];B_PARTITE_2A_FASE;6;0)" office:value-type="string" office:string-value="" calcext:value-type="error">
            <text:p>#N/D</text:p>
          </table:table-cell>
          <table:table-cell table:style-name="ce294" table:formula="of:=VLOOKUP([.Z32];B_PARTITE_2A_FASE;7;0)" office:value-type="string" office:string-value="" calcext:value-type="error">
            <text:p>#N/D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257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257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32]+1" office:value-type="float" office:value="79" calcext:value-type="float">
            <text:p>79</text:p>
          </table:table-cell>
          <table:table-cell table:style-name="ce272" table:formula="of:=VLOOKUP([.Z33];B_PARTITE_2A_FASE;2;0)" office:value-type="string" office:string-value="2aFase" calcext:value-type="string">
            <text:p>2aFase</text:p>
          </table:table-cell>
          <table:table-cell table:style-name="ce329" table:formula="of:=VLOOKUP([.Z33];B_PARTITE_2A_FASE;3;0)" office:value-type="float" office:value="0" calcext:value-type="float">
            <text:p/>
          </table:table-cell>
          <table:table-cell table:style-name="ce294" table:formula="of:=VLOOKUP([.Z33];B_PARTITE_2A_FASE;6;0)" office:value-type="string" office:string-value="" calcext:value-type="error">
            <text:p>#N/D</text:p>
          </table:table-cell>
          <table:table-cell table:style-name="ce294" table:formula="of:=VLOOKUP([.Z33];B_PARTITE_2A_FASE;7;0)" office:value-type="string" office:string-value="" calcext:value-type="error">
            <text:p>#N/D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259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259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33]+1" office:value-type="float" office:value="80" calcext:value-type="float">
            <text:p>80</text:p>
          </table:table-cell>
          <table:table-cell table:style-name="ce272" table:formula="of:=VLOOKUP([.Z34];B_PARTITE_2A_FASE;2;0)" office:value-type="string" office:string-value="2aFase" calcext:value-type="string">
            <text:p>2aFase</text:p>
          </table:table-cell>
          <table:table-cell table:style-name="ce329" table:formula="of:=VLOOKUP([.Z34];B_PARTITE_2A_FASE;3;0)" office:value-type="float" office:value="0" calcext:value-type="float">
            <text:p/>
          </table:table-cell>
          <table:table-cell table:style-name="ce294" table:formula="of:=VLOOKUP([.Z34];B_PARTITE_2A_FASE;6;0)" office:value-type="string" office:string-value="" calcext:value-type="error">
            <text:p>#N/D</text:p>
          </table:table-cell>
          <table:table-cell table:style-name="ce294" table:formula="of:=VLOOKUP([.Z34];B_PARTITE_2A_FASE;7;0)" office:value-type="string" office:string-value="" calcext:value-type="error">
            <text:p>#N/D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282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34]+1" office:value-type="float" office:value="81" calcext:value-type="float">
            <text:p>81</text:p>
          </table:table-cell>
          <table:table-cell table:style-name="ce272" table:formula="of:=VLOOKUP([.Z35];B_PARTITE_2A_FASE;2;0)" office:value-type="string" office:string-value="2aFase" calcext:value-type="string">
            <text:p>2aFase</text:p>
          </table:table-cell>
          <table:table-cell table:style-name="ce329" table:formula="of:=VLOOKUP([.Z35];B_PARTITE_2A_FASE;3;0)" office:value-type="float" office:value="0" calcext:value-type="float">
            <text:p/>
          </table:table-cell>
          <table:table-cell table:style-name="ce294" table:formula="of:=VLOOKUP([.Z35];B_PARTITE_2A_FASE;6;0)" office:value-type="string" office:string-value="" calcext:value-type="error">
            <text:p>#N/D</text:p>
          </table:table-cell>
          <table:table-cell table:style-name="ce294" table:formula="of:=VLOOKUP([.Z35];B_PARTITE_2A_FASE;7;0)" office:value-type="string" office:string-value="" calcext:value-type="error">
            <text:p>#N/D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35]+1" office:value-type="float" office:value="82" calcext:value-type="float">
            <text:p>82</text:p>
          </table:table-cell>
          <table:table-cell table:style-name="ce272" table:formula="of:=VLOOKUP([.Z36];B_PARTITE_2A_FASE;2;0)" office:value-type="string" office:string-value="2aFase" calcext:value-type="string">
            <text:p>2aFase</text:p>
          </table:table-cell>
          <table:table-cell table:style-name="ce329" table:formula="of:=VLOOKUP([.Z36];B_PARTITE_2A_FASE;3;0)" office:value-type="float" office:value="0" calcext:value-type="float">
            <text:p/>
          </table:table-cell>
          <table:table-cell table:style-name="ce294" table:formula="of:=VLOOKUP([.Z36];B_PARTITE_2A_FASE;6;0)" office:value-type="string" office:string-value="" calcext:value-type="error">
            <text:p>#N/D</text:p>
          </table:table-cell>
          <table:table-cell table:style-name="ce294" table:formula="of:=VLOOKUP([.Z36];B_PARTITE_2A_FASE;7;0)" office:value-type="string" office:string-value="" calcext:value-type="error">
            <text:p>#N/D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36]+1" office:value-type="float" office:value="83" calcext:value-type="float">
            <text:p>83</text:p>
          </table:table-cell>
          <table:table-cell table:style-name="ce272" table:formula="of:=VLOOKUP([.Z37];B_PARTITE_2A_FASE;2;0)" office:value-type="string" office:string-value="2aFase" calcext:value-type="string">
            <text:p>2aFase</text:p>
          </table:table-cell>
          <table:table-cell table:style-name="ce329" table:formula="of:=VLOOKUP([.Z37];B_PARTITE_2A_FASE;3;0)" office:value-type="float" office:value="0" calcext:value-type="float">
            <text:p/>
          </table:table-cell>
          <table:table-cell table:style-name="ce294" table:formula="of:=VLOOKUP([.Z37];B_PARTITE_2A_FASE;6;0)" office:value-type="string" office:string-value="" calcext:value-type="error">
            <text:p>#N/D</text:p>
          </table:table-cell>
          <table:table-cell table:style-name="ce294" table:formula="of:=VLOOKUP([.Z37];B_PARTITE_2A_FASE;7;0)" office:value-type="string" office:string-value="" calcext:value-type="error">
            <text:p>#N/D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37]+1" office:value-type="float" office:value="84" calcext:value-type="float">
            <text:p>84</text:p>
          </table:table-cell>
          <table:table-cell table:style-name="ce272" table:formula="of:=VLOOKUP([.Z38];B_PARTITE_2A_FASE;2;0)" office:value-type="string" office:string-value="2aFase" calcext:value-type="string">
            <text:p>2aFase</text:p>
          </table:table-cell>
          <table:table-cell table:style-name="ce329" table:formula="of:=VLOOKUP([.Z38];B_PARTITE_2A_FASE;3;0)" office:value-type="float" office:value="0" calcext:value-type="float">
            <text:p/>
          </table:table-cell>
          <table:table-cell table:style-name="ce294" table:formula="of:=VLOOKUP([.Z38];B_PARTITE_2A_FASE;6;0)" office:value-type="string" office:string-value="" calcext:value-type="error">
            <text:p>#N/D</text:p>
          </table:table-cell>
          <table:table-cell table:style-name="ce294" table:formula="of:=VLOOKUP([.Z38];B_PARTITE_2A_FASE;7;0)" office:value-type="string" office:string-value="" calcext:value-type="error">
            <text:p>#N/D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38]+1" office:value-type="float" office:value="85" calcext:value-type="float">
            <text:p>85</text:p>
          </table:table-cell>
          <table:table-cell table:style-name="ce272" table:formula="of:=VLOOKUP([.Z39];B_PARTITE_2A_FASE;2;0)" office:value-type="string" office:string-value="2aFase" calcext:value-type="string">
            <text:p>2aFase</text:p>
          </table:table-cell>
          <table:table-cell table:style-name="ce329" table:formula="of:=VLOOKUP([.Z39];B_PARTITE_2A_FASE;3;0)" office:value-type="float" office:value="0" calcext:value-type="float">
            <text:p/>
          </table:table-cell>
          <table:table-cell table:style-name="ce294" table:formula="of:=VLOOKUP([.Z39];B_PARTITE_2A_FASE;6;0)" office:value-type="string" office:string-value="" calcext:value-type="error">
            <text:p>#N/D</text:p>
          </table:table-cell>
          <table:table-cell table:style-name="ce294" table:formula="of:=VLOOKUP([.Z39];B_PARTITE_2A_FASE;7;0)" office:value-type="string" office:string-value="" calcext:value-type="error">
            <text:p>#N/D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39]+1" office:value-type="float" office:value="86" calcext:value-type="float">
            <text:p>86</text:p>
          </table:table-cell>
          <table:table-cell table:style-name="ce272" table:formula="of:=VLOOKUP([.Z40];B_PARTITE_2A_FASE;2;0)" office:value-type="string" office:string-value="2aFase" calcext:value-type="string">
            <text:p>2aFase</text:p>
          </table:table-cell>
          <table:table-cell table:style-name="ce329" table:formula="of:=VLOOKUP([.Z40];B_PARTITE_2A_FASE;3;0)" office:value-type="float" office:value="0" calcext:value-type="float">
            <text:p/>
          </table:table-cell>
          <table:table-cell table:style-name="ce294" table:formula="of:=VLOOKUP([.Z40];B_PARTITE_2A_FASE;6;0)" office:value-type="string" office:string-value="" calcext:value-type="error">
            <text:p>#N/D</text:p>
          </table:table-cell>
          <table:table-cell table:style-name="ce294" table:formula="of:=VLOOKUP([.Z40];B_PARTITE_2A_FASE;7;0)" office:value-type="string" office:string-value="" calcext:value-type="error">
            <text:p>#N/D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40]+1" office:value-type="float" office:value="87" calcext:value-type="float">
            <text:p>87</text:p>
          </table:table-cell>
          <table:table-cell table:style-name="ce272" table:formula="of:=VLOOKUP([.Z41];B_PARTITE_2A_FASE;2;0)" office:value-type="string" office:string-value="2aFase" calcext:value-type="string">
            <text:p>2aFase</text:p>
          </table:table-cell>
          <table:table-cell table:style-name="ce329" table:formula="of:=VLOOKUP([.Z41];B_PARTITE_2A_FASE;3;0)" office:value-type="float" office:value="0" calcext:value-type="float">
            <text:p/>
          </table:table-cell>
          <table:table-cell table:style-name="ce294" table:formula="of:=VLOOKUP([.Z41];B_PARTITE_2A_FASE;6;0)" office:value-type="string" office:string-value="" calcext:value-type="error">
            <text:p>#N/D</text:p>
          </table:table-cell>
          <table:table-cell table:style-name="ce294" table:formula="of:=VLOOKUP([.Z41];B_PARTITE_2A_FASE;7;0)" office:value-type="string" office:string-value="" calcext:value-type="error">
            <text:p>#N/D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41]+1" office:value-type="float" office:value="88" calcext:value-type="float">
            <text:p>88</text:p>
          </table:table-cell>
          <table:table-cell table:style-name="ce272" table:formula="of:=VLOOKUP([.Z42];B_PARTITE_2A_FASE;2;0)" office:value-type="string" office:string-value="2aFase" calcext:value-type="string">
            <text:p>2aFase</text:p>
          </table:table-cell>
          <table:table-cell table:style-name="ce329" table:formula="of:=VLOOKUP([.Z42];B_PARTITE_2A_FASE;3;0)" office:value-type="float" office:value="0" calcext:value-type="float">
            <text:p/>
          </table:table-cell>
          <table:table-cell table:style-name="ce294" table:formula="of:=VLOOKUP([.Z42];B_PARTITE_2A_FASE;6;0)" office:value-type="string" office:string-value="" calcext:value-type="error">
            <text:p>#N/D</text:p>
          </table:table-cell>
          <table:table-cell table:style-name="ce294" table:formula="of:=VLOOKUP([.Z42];B_PARTITE_2A_FASE;7;0)" office:value-type="string" office:string-value="" calcext:value-type="error">
            <text:p>#N/D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4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42]+1" office:value-type="float" office:value="89" calcext:value-type="float">
            <text:p>89</text:p>
          </table:table-cell>
          <table:table-cell table:style-name="ce272" table:formula="of:=VLOOKUP([.Z43];B_PARTITE_2A_FASE;2;0)" office:value-type="string" office:string-value="2aFase" calcext:value-type="string">
            <text:p>2aFase</text:p>
          </table:table-cell>
          <table:table-cell table:style-name="ce329" table:formula="of:=VLOOKUP([.Z43];B_PARTITE_2A_FASE;3;0)" office:value-type="float" office:value="0" calcext:value-type="float">
            <text:p/>
          </table:table-cell>
          <table:table-cell table:style-name="ce294" table:formula="of:=VLOOKUP([.Z43];B_PARTITE_2A_FASE;6;0)" office:value-type="string" office:string-value="" calcext:value-type="error">
            <text:p>#N/D</text:p>
          </table:table-cell>
          <table:table-cell table:style-name="ce294" table:formula="of:=VLOOKUP([.Z43];B_PARTITE_2A_FASE;7;0)" office:value-type="string" office:string-value="" calcext:value-type="error">
            <text:p>#N/D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43]+1" office:value-type="float" office:value="90" calcext:value-type="float">
            <text:p>90</text:p>
          </table:table-cell>
          <table:table-cell table:style-name="ce272" table:formula="of:=VLOOKUP([.Z44];B_PARTITE_2A_FASE;2;0)" office:value-type="string" office:string-value="2aFase" calcext:value-type="string">
            <text:p>2aFase</text:p>
          </table:table-cell>
          <table:table-cell table:style-name="ce329" table:formula="of:=VLOOKUP([.Z44];B_PARTITE_2A_FASE;3;0)" office:value-type="float" office:value="0" calcext:value-type="float">
            <text:p/>
          </table:table-cell>
          <table:table-cell table:style-name="ce294" table:formula="of:=VLOOKUP([.Z44];B_PARTITE_2A_FASE;6;0)" office:value-type="string" office:string-value="" calcext:value-type="error">
            <text:p>#N/D</text:p>
          </table:table-cell>
          <table:table-cell table:style-name="ce294" table:formula="of:=VLOOKUP([.Z44];B_PARTITE_2A_FASE;7;0)" office:value-type="string" office:string-value="" calcext:value-type="error">
            <text:p>#N/D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44]+1" office:value-type="float" office:value="91" calcext:value-type="float">
            <text:p>91</text:p>
          </table:table-cell>
          <table:table-cell table:style-name="ce272" table:formula="of:=VLOOKUP([.Z45];B_PARTITE_2A_FASE;2;0)" office:value-type="string" office:string-value="2aFase" calcext:value-type="string">
            <text:p>2aFase</text:p>
          </table:table-cell>
          <table:table-cell table:style-name="ce329" table:formula="of:=VLOOKUP([.Z45];B_PARTITE_2A_FASE;3;0)" office:value-type="float" office:value="0" calcext:value-type="float">
            <text:p/>
          </table:table-cell>
          <table:table-cell table:style-name="ce294" table:formula="of:=VLOOKUP([.Z45];B_PARTITE_2A_FASE;6;0)" office:value-type="string" office:string-value="" calcext:value-type="error">
            <text:p>#N/D</text:p>
          </table:table-cell>
          <table:table-cell table:style-name="ce294" table:formula="of:=VLOOKUP([.Z45];B_PARTITE_2A_FASE;7;0)" office:value-type="string" office:string-value="" calcext:value-type="error">
            <text:p>#N/D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table:formula="of:=[.Z45]+1" office:value-type="float" office:value="92" calcext:value-type="float">
            <text:p>92</text:p>
          </table:table-cell>
          <table:table-cell table:style-name="ce272" table:formula="of:=VLOOKUP([.Z46];B_PARTITE_2A_FASE;2;0)" office:value-type="string" office:string-value="2aFase" calcext:value-type="string">
            <text:p>2aFase</text:p>
          </table:table-cell>
          <table:table-cell table:style-name="ce329" table:formula="of:=VLOOKUP([.Z46];B_PARTITE_2A_FASE;3;0)" office:value-type="float" office:value="0" calcext:value-type="float">
            <text:p/>
          </table:table-cell>
          <table:table-cell table:style-name="ce294" table:formula="of:=VLOOKUP([.Z46];B_PARTITE_2A_FASE;6;0)" office:value-type="string" office:string-value="" calcext:value-type="error">
            <text:p>#N/D</text:p>
          </table:table-cell>
          <table:table-cell table:style-name="ce294" table:formula="of:=VLOOKUP([.Z46];B_PARTITE_2A_FASE;7;0)" office:value-type="string" office:string-value="" calcext:value-type="error">
            <text:p>#N/D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/>
          <table:table-cell table:style-name="ce307"/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table:formula="of:=[.Z46]+1" office:value-type="float" office:value="93" calcext:value-type="float">
            <text:p>93</text:p>
          </table:table-cell>
          <table:table-cell table:style-name="ce272" table:formula="of:=VLOOKUP([.Z47];B_PARTITE_2A_FASE;2;0)" office:value-type="string" office:string-value="2aFase" calcext:value-type="string">
            <text:p>2aFase</text:p>
          </table:table-cell>
          <table:table-cell table:style-name="ce329" table:formula="of:=VLOOKUP([.Z47];B_PARTITE_2A_FASE;3;0)" office:value-type="float" office:value="0" calcext:value-type="float">
            <text:p/>
          </table:table-cell>
          <table:table-cell table:style-name="ce294" table:formula="of:=VLOOKUP([.Z47];B_PARTITE_2A_FASE;6;0)" office:value-type="string" office:string-value="" calcext:value-type="error">
            <text:p>#N/D</text:p>
          </table:table-cell>
          <table:table-cell table:style-name="ce294" table:formula="of:=VLOOKUP([.Z47];B_PARTITE_2A_FASE;7;0)" office:value-type="string" office:string-value="" calcext:value-type="error">
            <text:p>#N/D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/>
          <table:table-cell table:style-name="ce307"/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table:formula="of:=[.Z47]+1" office:value-type="float" office:value="94" calcext:value-type="float">
            <text:p>94</text:p>
          </table:table-cell>
          <table:table-cell table:style-name="ce272" table:formula="of:=VLOOKUP([.Z48];B_PARTITE_2A_FASE;2;0)" office:value-type="string" office:string-value="2aFase" calcext:value-type="string">
            <text:p>2aFase</text:p>
          </table:table-cell>
          <table:table-cell table:style-name="ce329" table:formula="of:=VLOOKUP([.Z48];B_PARTITE_2A_FASE;3;0)" office:value-type="float" office:value="0" calcext:value-type="float">
            <text:p/>
          </table:table-cell>
          <table:table-cell table:style-name="ce294" table:formula="of:=VLOOKUP([.Z48];B_PARTITE_2A_FASE;6;0)" office:value-type="string" office:string-value="" calcext:value-type="error">
            <text:p>#N/D</text:p>
          </table:table-cell>
          <table:table-cell table:style-name="ce294" table:formula="of:=VLOOKUP([.Z48];B_PARTITE_2A_FASE;7;0)" office:value-type="string" office:string-value="" calcext:value-type="error">
            <text:p>#N/D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/>
          <table:table-cell table:style-name="ce307"/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table:formula="of:=[.Z48]+1" office:value-type="float" office:value="95" calcext:value-type="float">
            <text:p>95</text:p>
          </table:table-cell>
          <table:table-cell table:style-name="ce272" table:formula="of:=VLOOKUP([.Z49];B_PARTITE_2A_FASE;2;0)" office:value-type="string" office:string-value="2aFase" calcext:value-type="string">
            <text:p>2aFase</text:p>
          </table:table-cell>
          <table:table-cell table:style-name="ce329" table:formula="of:=VLOOKUP([.Z49];B_PARTITE_2A_FASE;3;0)" office:value-type="float" office:value="0" calcext:value-type="float">
            <text:p/>
          </table:table-cell>
          <table:table-cell table:style-name="ce294" table:formula="of:=VLOOKUP([.Z49];B_PARTITE_2A_FASE;6;0)" office:value-type="string" office:string-value="" calcext:value-type="error">
            <text:p>#N/D</text:p>
          </table:table-cell>
          <table:table-cell table:style-name="ce294" table:formula="of:=VLOOKUP([.Z49];B_PARTITE_2A_FASE;7;0)" office:value-type="string" office:string-value="" calcext:value-type="error">
            <text:p>#N/D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/>
          <table:table-cell table:style-name="ce307"/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01" table:formula="of:=[.Z49]+1" office:value-type="float" office:value="96" calcext:value-type="float">
            <text:p>96</text:p>
          </table:table-cell>
          <table:table-cell table:style-name="ce273" table:formula="of:=VLOOKUP([.Z50];B_PARTITE_2A_FASE;2;0)" office:value-type="string" office:string-value="2aFase" calcext:value-type="string">
            <text:p>2aFase</text:p>
          </table:table-cell>
          <table:table-cell table:style-name="ce330" table:formula="of:=VLOOKUP([.Z50];B_PARTITE_2A_FASE;3;0)" office:value-type="float" office:value="0" calcext:value-type="float">
            <text:p/>
          </table:table-cell>
          <table:table-cell table:style-name="ce295" table:formula="of:=VLOOKUP([.Z50];B_PARTITE_2A_FASE;6;0)" office:value-type="string" office:string-value="" calcext:value-type="error">
            <text:p>#N/D</text:p>
          </table:table-cell>
          <table:table-cell table:style-name="ce295" table:formula="of:=VLOOKUP([.Z50];B_PARTITE_2A_FASE;7;0)" office:value-type="string" office:string-value="" calcext:value-type="error">
            <text:p>#N/D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/>
          <table:table-cell table:style-name="ce308"/>
          <table:table-cell table:style-name="ce313" office:value-type="float" office:value="4" calcext:value-type="float">
            <text:p>4</text:p>
          </table:table-cell>
          <table:table-cell table:style-name="ce317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34"/>
        </table:table-row>
        <table:table-row table:style-name="ro1" table:number-rows-repeated="1048524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50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50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24"/>
        <table:table-column table:style-name="co20" table:default-cell-style-name="ce324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18" table:default-cell-style-name="Default"/>
        <table:table-column table:style-name="co40" table:default-cell-style-name="ce324"/>
        <table:table-column table:style-name="co20" table:default-cell-style-name="ce324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318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69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282"/>
          <table:covered-table-cell/>
          <table:covered-table-cell table:style-name="ce282"/>
          <table:covered-table-cell table:number-columns-repeated="3"/>
          <table:covered-table-cell table:style-name="ce282"/>
          <table:covered-table-cell table:number-columns-repeated="3"/>
          <table:covered-table-cell table:style-name="ce282"/>
          <table:covered-table-cell/>
          <table:table-cell/>
          <table:table-cell table:style-name="ce318" office:value-type="string" calcext:value-type="string" table:number-columns-spanned="23" table:number-rows-spanned="1">
            <text:p>PARTITE_2A_FASE</text:p>
          </table:table-cell>
          <table:covered-table-cell table:number-columns-repeated="2" table:style-name="ce69"/>
          <table:covered-table-cell table:number-columns-repeated="2" table:style-name="ce269"/>
          <table:covered-table-cell table:number-columns-repeated="2" table:style-name="ce264"/>
          <table:covered-table-cell table:number-columns-repeated="2" table:style-name="ce269"/>
          <table:covered-table-cell table:number-columns-repeated="2" table:style-name="ce264"/>
          <table:covered-table-cell table:number-columns-repeated="11" table:style-name="ce269"/>
          <table:covered-table-cell table:style-name="ce274"/>
        </table:table-row>
        <table:table-row table:style-name="ro3">
          <table:table-cell table:style-name="ce199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Tipo</text:p>
            <text:p>Gara</text:p>
          </table:table-cell>
          <table:table-cell table:style-name="ce69" office:value-type="string" calcext:value-type="string">
            <text:p>Girone</text:p>
            <text:p>/</text:p>
            <text:p>Turno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  <table:table-cell/>
          <table:table-cell table:style-name="ce344" office:value-type="string" calcext:value-type="string">
            <text:p>Posiz.</text:p>
          </table:table-cell>
          <table:table-cell table:style-name="ce269" office:value-type="string" calcext:value-type="string">
            <text:p>Girone</text:p>
          </table:table-cell>
          <table:table-cell table:style-name="ce269" office:value-type="string" calcext:value-type="string">
            <text:p>Codice</text:p>
            <text:p>Squadra</text:p>
          </table:table-cell>
          <table:table-cell table:style-name="ce124" office:value-type="string" calcext:value-type="string">
            <text:p>Squadra</text:p>
          </table:table-cell>
          <table:table-cell table:style-name="ce264" office:value-type="string" calcext:value-type="string">
            <text:p>Giocate</text:p>
          </table:table-cell>
          <table:table-cell table:style-name="ce269" office:value-type="string" calcext:value-type="string">
            <text:p>Vinte</text:p>
          </table:table-cell>
          <table:table-cell table:style-name="ce269" office:value-type="string" calcext:value-type="string">
            <text:p>Perse</text:p>
          </table:table-cell>
          <table:table-cell table:style-name="ce269" office:value-type="string" calcext:value-type="string">
            <text:p>Forfait</text:p>
          </table:table-cell>
          <table:table-cell table:style-name="ce105" office:value-type="string" calcext:value-type="string">
            <text:p>Punti</text:p>
            <text:p>Class.</text:p>
          </table:table-cell>
          <table:table-cell table:style-name="ce136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269" office:value-type="string" calcext:value-type="string">
            <text:p>Punti</text:p>
            <text:p>Gara</text:p>
            <text:p>Subiti</text:p>
            <text:p>Tot.</text:p>
          </table:table-cell>
          <table:table-cell table:style-name="ce136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269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269" office:value-type="string" calcext:value-type="string">
            <text:p><text:span text:style-name="T1">Punti</text:span></text:p>
            <text:p><text:span text:style-name="T1">Gara</text:span></text:p>
            <text:p><text:span text:style-name="T1">Fatti</text:span></text:p>
            <text:p><text:span text:style-name="T1">Scontro</text:span></text:p>
            <text:p><text:span text:style-name="T1">Dir. 3</text:span></text:p>
          </table:table-cell>
          <table:table-cell table:style-name="ce136" office:value-type="string" calcext:value-type="string">
            <text:p><text:span text:style-name="T1">Punti</text:span></text:p>
            <text:p><text:span text:style-name="T1">Gara</text:span></text:p>
            <text:p><text:span text:style-name="T1">Tot.</text:span></text:p>
            <text:p><text:span text:style-name="T1">Sc. Dir.</text:span></text:p>
            <text:p><text:span text:style-name="T1">(2)</text:span>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269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159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139" office:value-type="string" calcext:value-type="string">
            <text:p>Coefficiente</text:p>
          </table:table-cell>
          <table:table-cell/>
          <table:table-cell table:style-name="ce199" office:value-type="string" calcext:value-type="string">
            <text:p>N.</text:p>
            <text:p>Gara</text:p>
          </table:table-cell>
          <table:table-cell table:style-name="ce69" office:value-type="string" calcext:value-type="string">
            <text:p>Tipo</text:p>
            <text:p>Gara</text:p>
          </table:table-cell>
          <table:table-cell table:style-name="ce69" office:value-type="string" calcext:value-type="string">
            <text:p>Girone</text:p>
            <text:p>/</text:p>
            <text:p>Turno</text:p>
          </table:table-cell>
          <table:table-cell table:style-name="ce269" office:value-type="string" calcext:value-type="string">
            <text:p>Codice</text:p>
            <text:p>Sq.</text:p>
            <text:p>A</text:p>
          </table:table-cell>
          <table:table-cell table:style-name="ce269" office:value-type="string" calcext:value-type="string">
            <text:p>Codice</text:p>
            <text:p>Sq.</text:p>
            <text:p>B</text:p>
          </table:table-cell>
          <table:table-cell table:style-name="ce264" office:value-type="string" calcext:value-type="string">
            <text:p>Squadra A</text:p>
          </table:table-cell>
          <table:table-cell table:style-name="ce264" office:value-type="string" calcext:value-type="string">
            <text:p>Squadra B</text:p>
          </table:table-cell>
          <table:table-cell table:style-name="ce269" office:value-type="string" calcext:value-type="string">
            <text:p>Risultato</text:p>
            <text:p>Squadra</text:p>
            <text:p>A</text:p>
          </table:table-cell>
          <table:table-cell table:style-name="ce269" office:value-type="string" calcext:value-type="string">
            <text:p>Risultato</text:p>
            <text:p>Squadra</text:p>
            <text:p>B</text:p>
          </table:table-cell>
          <table:table-cell table:style-name="ce264" office:value-type="string" calcext:value-type="string">
            <text:p>Squadra</text:p>
            <text:p>Vincente</text:p>
          </table:table-cell>
          <table:table-cell table:style-name="ce264" office:value-type="string" calcext:value-type="string">
            <text:p>Squadra</text:p>
            <text:p>Perdente</text:p>
          </table:table-cell>
          <table:table-cell table:style-name="ce269" office:value-type="string" calcext:value-type="string">
            <text:p>Vinta</text:p>
            <text:p/>
            <text:p>A</text:p>
          </table:table-cell>
          <table:table-cell table:style-name="ce269" office:value-type="string" calcext:value-type="string">
            <text:p>Persa</text:p>
            <text:p/>
            <text:p>A</text:p>
          </table:table-cell>
          <table:table-cell table:style-name="ce269" office:value-type="string" calcext:value-type="string">
            <text:p>Forfait</text:p>
            <text:p/>
            <text:p>A</text:p>
          </table:table-cell>
          <table:table-cell table:style-name="ce269" office:value-type="string" calcext:value-type="string">
            <text:p>P. Fatti</text:p>
            <text:p/>
            <text:p>A</text:p>
          </table:table-cell>
          <table:table-cell table:style-name="ce269" office:value-type="string" calcext:value-type="string">
            <text:p>P. Subiti</text:p>
            <text:p/>
            <text:p>A</text:p>
          </table:table-cell>
          <table:table-cell table:style-name="ce269" office:value-type="string" calcext:value-type="string">
            <text:p>Differenza</text:p>
            <text:p>Canestri</text:p>
            <text:p>A</text:p>
          </table:table-cell>
          <table:table-cell table:style-name="ce269" office:value-type="string" calcext:value-type="string">
            <text:p>Vinta</text:p>
            <text:p/>
            <text:p>B</text:p>
          </table:table-cell>
          <table:table-cell table:style-name="ce269" office:value-type="string" calcext:value-type="string">
            <text:p>Persa</text:p>
            <text:p/>
            <text:p>B</text:p>
          </table:table-cell>
          <table:table-cell table:style-name="ce269" office:value-type="string" calcext:value-type="string">
            <text:p>Forfait</text:p>
            <text:p/>
            <text:p>B</text:p>
          </table:table-cell>
          <table:table-cell table:style-name="ce269" office:value-type="string" calcext:value-type="string">
            <text:p>P. Fatti</text:p>
            <text:p/>
            <text:p>B</text:p>
          </table:table-cell>
          <table:table-cell table:style-name="ce269" office:value-type="string" calcext:value-type="string">
            <text:p>P. Subiti</text:p>
            <text:p/>
            <text:p>B</text:p>
          </table:table-cell>
          <table:table-cell table:style-name="ce274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319" office:value-type="float" office:value="1" calcext:value-type="float">
            <text:p>1</text:p>
          </table:table-cell>
          <table:table-cell table:style-name="ce321" office:value-type="string" calcext:value-type="string">
            <text:p>Girone</text:p>
          </table:table-cell>
          <table:table-cell table:style-name="ce325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328" office:value-type="string" calcext:value-type="string">
            <text:p>A2</text:p>
          </table:table-cell>
          <table:table-cell table:style-name="ce331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331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328" table:formula="of:=VLOOKUP([.A3];A_4_INPUT_DATE_E_RISULTATI_GIRONI;6;0)" office:value-type="float" office:value="72" calcext:value-type="float">
            <text:p>72</text:p>
          </table:table-cell>
          <table:table-cell table:style-name="ce328" table:formula="of:=VLOOKUP([.A3];A_4_INPUT_DATE_E_RISULTATI_GIRONI;7;0)" office:value-type="float" office:value="49" calcext:value-type="float">
            <text:p>49</text:p>
          </table:table-cell>
          <table:table-cell table:style-name="ce334" table:formula="of:=IF([.H3]&gt;[.I3];[.F3];[.G3])" office:value-type="string" office:string-value="Leoni" calcext:value-type="string">
            <text:p>Leoni</text:p>
          </table:table-cell>
          <table:table-cell table:style-name="ce331" table:formula="of:=IF([.H3]&lt;[.I3];[.F3];[.G3])" office:value-type="string" office:string-value="Pantere" calcext:value-type="string">
            <text:p>Pantere</text:p>
          </table:table-cell>
          <table:table-cell table:style-name="ce328" table:formula="of:=1*([.H3]&gt;[.I3])" office:value-type="float" office:value="1" calcext:value-type="float">
            <text:p>1</text:p>
          </table:table-cell>
          <table:table-cell table:style-name="ce335" table:formula="of:=1*([.H3]&lt;[.I3])*NOT(AND([.H3]=0;[.I3]=20))" office:value-type="float" office:value="0" calcext:value-type="float">
            <text:p>0</text:p>
          </table:table-cell>
          <table:table-cell table:style-name="ce335" table:formula="of:=1*AND([.H3]=0;[.I3]=20)" office:value-type="float" office:value="0" calcext:value-type="float">
            <text:p>0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38" table:formula="of:=[.O3]-[.P3]" office:value-type="float" office:value="23" calcext:value-type="float">
            <text:p>+23</text:p>
          </table:table-cell>
          <table:table-cell table:style-name="ce328" table:formula="of:=1*([.I3]&gt;[.H3])" office:value-type="float" office:value="0" calcext:value-type="float">
            <text:p>0</text:p>
          </table:table-cell>
          <table:table-cell table:style-name="ce335" table:formula="of:=1*([.I3]&lt;[.H3])*NOT(AND([.H3]=20;[.I3]=0))" office:value-type="float" office:value="1" calcext:value-type="float">
            <text:p>1</text:p>
          </table:table-cell>
          <table:table-cell table:style-name="ce335" table:formula="of:=1*AND([.H3]=20;[.I3]=0)" office:value-type="float" office:value="0" calcext:value-type="float">
            <text:p>0</text:p>
          </table:table-cell>
          <table:table-cell table:style-name="ce328" table:formula="of:=[.I3]" office:value-type="float" office:value="49" calcext:value-type="float">
            <text:p>49</text:p>
          </table:table-cell>
          <table:table-cell table:style-name="ce328" table:formula="of:=[.H3]" office:value-type="float" office:value="72" calcext:value-type="float">
            <text:p>72</text:p>
          </table:table-cell>
          <table:table-cell table:style-name="ce341" table:formula="of:=[.U3]-[.V3]" office:value-type="float" office:value="-23" calcext:value-type="float">
            <text:p>-23</text:p>
          </table:table-cell>
          <table:table-cell/>
          <table:table-cell table:style-name="ce345" table:formula="of:=COUNTIF(B_COEFF_GIRONE_A;&quot;&gt;=&quot;&amp;[.AS3])&amp;[.Z3]" office:value-type="string" office:string-value="1A" calcext:value-type="string">
            <text:p>1A</text:p>
          </table:table-cell>
          <table:table-cell table:style-name="ce100" office:value-type="string" calcext:value-type="string">
            <text:p>A</text:p>
          </table:table-cell>
          <table:table-cell table:style-name="ce328" office:value-type="string" calcext:value-type="string">
            <text:p>A1</text:p>
          </table:table-cell>
          <table:table-cell table:style-name="ce125" table:formula="of:=VLOOKUP([.AA3];A_SQUADRE_PER_CODICE;2)" office:value-type="string" office:string-value="Leoni" calcext:value-type="string">
            <text:p>Leoni</text:p>
          </table:table-cell>
          <table:table-cell table:style-name="ce328" table:formula="of:=[.AD3]+[.AE3]+[.AF3]" office:value-type="float" office:value="3" calcext:value-type="float">
            <text:p>3</text:p>
          </table:table-cell>
          <table:table-cell table:style-name="ce328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328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328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106" table:formula="of:=2*[.AD3]+1*[.AE3]+0*[.AF3]" office:value-type="float" office:value="6" calcext:value-type="float">
            <text:p>6</text:p>
          </table:table-cell>
          <table:table-cell table:style-name="ce137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328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151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335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335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328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137" table:formula="of:=[.AK3]+[.AL3]+[.AM3]" office:value-type="float" office:value="0" calcext:value-type="float">
            <text:p>0</text:p>
          </table:table-cell>
          <table:table-cell table:style-name="ce338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338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338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151" table:formula="of:=[.AO3]+[.AP3]+[.AQ3]" office:value-type="float" office:value="0" calcext:value-type="float">
            <text:p>+0</text:p>
          </table:table-cell>
          <table:table-cell table:style-name="ce140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319" office:value-type="float" office:value="49" calcext:value-type="float">
            <text:p>49</text:p>
          </table:table-cell>
          <table:table-cell table:style-name="ce321" office:value-type="string" calcext:value-type="string">
            <text:p>2aFase</text:p>
          </table:table-cell>
          <table:table-cell table:style-name="ce181" office:value-type="string" calcext:value-type="string">
            <text:p>1-16</text:p>
          </table:table-cell>
          <table:table-cell table:style-name="ce328" office:value-type="string" calcext:value-type="string">
            <text:p>1A</text:p>
          </table:table-cell>
          <table:table-cell table:style-name="ce328" office:value-type="string" calcext:value-type="string">
            <text:p>2C</text:p>
          </table:table-cell>
          <table:table-cell table:style-name="ce334" table:formula="of:=IF(LEFT([.AX3];1)=&quot;V&quot;;VLOOKUP(NUMBERVALUE(SUBSTITUTE([.AX3];&quot;V&quot;;&quot;&quot;));B_PARTITE_2A_FASE;10;FALSE());IF(LEFT([.AX3];1)=&quot;P&quot;;VLOOKUP(NUMBERVALUE(SUBSTITUTE([.AX3];&quot;P&quot;;&quot;&quot;));B_PARTITE_2A_FASE;11;FALSE());VLOOKUP([.AX3];B_CLASSIFICHE_GIRONI;4;FALSE())))" office:value-type="string" office:string-value="Leoni" calcext:value-type="string">
            <text:p>Leoni</text:p>
          </table:table-cell>
          <table:table-cell table:style-name="ce331" table:formula="of:=IF(LEFT([.AY3];1)=&quot;V&quot;;VLOOKUP(NUMBERVALUE(SUBSTITUTE([.AY3];&quot;V&quot;;&quot;&quot;));B_PARTITE_2A_FASE;10;FALSE());IF(LEFT([.AY3];1)=&quot;P&quot;;VLOOKUP(NUMBERVALUE(SUBSTITUTE([.AY3];&quot;P&quot;;&quot;&quot;));B_PARTITE_2A_FASE;11;FALSE());VLOOKUP([.AY3];B_CLASSIFICHE_GIRONI;4;FALSE())))" office:value-type="string" office:string-value="Giraffe" calcext:value-type="string">
            <text:p>Giraffe</text:p>
          </table:table-cell>
          <table:table-cell table:style-name="ce328" table:formula="of:=VLOOKUP([.AU3];A_5_INPUT_DATE_E_RISULTATI_2A_FASE;6;0)" office:value-type="float" office:value="72" calcext:value-type="float">
            <text:p>72</text:p>
          </table:table-cell>
          <table:table-cell table:style-name="ce328" table:formula="of:=VLOOKUP([.AU3];A_5_INPUT_DATE_E_RISULTATI_2A_FASE;7;0)" office:value-type="float" office:value="49" calcext:value-type="float">
            <text:p>49</text:p>
          </table:table-cell>
          <table:table-cell table:style-name="ce334" table:formula="of:=IF([.BB3]&gt;[.BC3];[.AZ3];[.BA3])" office:value-type="string" office:string-value="Leoni" calcext:value-type="string">
            <text:p>Leoni</text:p>
          </table:table-cell>
          <table:table-cell table:style-name="ce331" table:formula="of:=IF([.BB3]&lt;[.BC3];[.AZ3];[.BA3])" office:value-type="string" office:string-value="Giraffe" calcext:value-type="string">
            <text:p>Giraffe</text:p>
          </table:table-cell>
          <table:table-cell table:style-name="ce328" table:formula="of:=1*([.BB3]&gt;[.BC3])" office:value-type="float" office:value="1" calcext:value-type="float">
            <text:p>1</text:p>
          </table:table-cell>
          <table:table-cell table:style-name="ce335" table:formula="of:=1*([.BB3]&lt;[.BC3])*NOT(AND([.BB3]=0;[.BC3]=20))" office:value-type="float" office:value="0" calcext:value-type="float">
            <text:p>0</text:p>
          </table:table-cell>
          <table:table-cell table:style-name="ce335" table:formula="of:=1*AND([.BB3]=0;[.BC3]=20)" office:value-type="float" office:value="0" calcext:value-type="float">
            <text:p>0</text:p>
          </table:table-cell>
          <table:table-cell table:style-name="ce328" table:formula="of:=[.BB3]" office:value-type="float" office:value="72" calcext:value-type="float">
            <text:p>72</text:p>
          </table:table-cell>
          <table:table-cell table:style-name="ce328" table:formula="of:=[.BC3]" office:value-type="float" office:value="49" calcext:value-type="float">
            <text:p>49</text:p>
          </table:table-cell>
          <table:table-cell table:style-name="ce338" table:formula="of:=[.BI3]-[.BJ3]" office:value-type="float" office:value="23" calcext:value-type="float">
            <text:p>+23</text:p>
          </table:table-cell>
          <table:table-cell table:style-name="ce328" table:formula="of:=1*([.BC3]&gt;[.BB3])" office:value-type="float" office:value="0" calcext:value-type="float">
            <text:p>0</text:p>
          </table:table-cell>
          <table:table-cell table:style-name="ce335" table:formula="of:=1*([.BC3]&lt;[.BB3])*NOT(AND([.BB3]=20;[.BC3]=0))" office:value-type="float" office:value="1" calcext:value-type="float">
            <text:p>1</text:p>
          </table:table-cell>
          <table:table-cell table:style-name="ce335" table:formula="of:=1*AND([.BB3]=20;[.BC3]=0)" office:value-type="float" office:value="0" calcext:value-type="float">
            <text:p>0</text:p>
          </table:table-cell>
          <table:table-cell table:style-name="ce328" table:formula="of:=[.BC3]" office:value-type="float" office:value="49" calcext:value-type="float">
            <text:p>49</text:p>
          </table:table-cell>
          <table:table-cell table:style-name="ce328" table:formula="of:=[.BB3]" office:value-type="float" office:value="72" calcext:value-type="float">
            <text:p>72</text:p>
          </table:table-cell>
          <table:table-cell table:style-name="ce341" table:formula="of:=[.BO3]-[.BP3]" office:value-type="float" office:value="-23" calcext:value-type="float">
            <text:p>-23</text:p>
          </table:table-cell>
        </table:table-row>
        <table:table-row table:style-name="ro1">
          <table:table-cell table:style-name="ce257" office:value-type="float" office:value="9" calcext:value-type="float">
            <text:p>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332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4];A_4_INPUT_DATE_E_RISULTATI_GIRONI;6;0)" office:value-type="float" office:value="90" calcext:value-type="float">
            <text:p>90</text:p>
          </table:table-cell>
          <table:table-cell table:style-name="ce329" table:formula="of:=VLOOKUP([.A4];A_4_INPUT_DATE_E_RISULTATI_GIRONI;7;0)" office:value-type="float" office:value="22" calcext:value-type="float">
            <text:p>22</text:p>
          </table:table-cell>
          <table:table-cell table:style-name="ce332" table:formula="of:=IF([.H4]&gt;[.I4];[.F4];[.G4])" office:value-type="string" office:string-value="Leoni" calcext:value-type="string">
            <text:p>Leoni</text:p>
          </table:table-cell>
          <table:table-cell table:style-name="ce332" table:formula="of:=IF([.H4]&lt;[.I4];[.F4];[.G4])" office:value-type="string" office:string-value="Tigri" calcext:value-type="string">
            <text:p>Tigri</text:p>
          </table:table-cell>
          <table:table-cell table:style-name="ce329" table:formula="of:=1*([.H4]&gt;[.I4])" office:value-type="float" office:value="1" calcext:value-type="float">
            <text:p>1</text:p>
          </table:table-cell>
          <table:table-cell table:style-name="ce336" table:formula="of:=1*([.H4]&lt;[.I4])*NOT(AND([.H4]=0;[.I4]=20))" office:value-type="float" office:value="0" calcext:value-type="float">
            <text:p>0</text:p>
          </table:table-cell>
          <table:table-cell table:style-name="ce336" table:formula="of:=1*AND([.H4]=0;[.I4]=20)" office:value-type="float" office:value="0" calcext:value-type="float">
            <text:p>0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39" table:formula="of:=[.O4]-[.P4]" office:value-type="float" office:value="68" calcext:value-type="float">
            <text:p>+68</text:p>
          </table:table-cell>
          <table:table-cell table:style-name="ce329" table:formula="of:=1*([.I4]&gt;[.H4])" office:value-type="float" office:value="0" calcext:value-type="float">
            <text:p>0</text:p>
          </table:table-cell>
          <table:table-cell table:style-name="ce329" table:formula="of:=1*([.I4]&lt;[.H4])*NOT(AND([.H4]=20;[.I4]=0))" office:value-type="float" office:value="1" calcext:value-type="float">
            <text:p>1</text:p>
          </table:table-cell>
          <table:table-cell table:style-name="ce329" table:formula="of:=1*AND([.H4]=20;[.I4]=0)" office:value-type="float" office:value="0" calcext:value-type="float">
            <text:p>0</text:p>
          </table:table-cell>
          <table:table-cell table:style-name="ce329" table:formula="of:=[.I4]" office:value-type="float" office:value="22" calcext:value-type="float">
            <text:p>22</text:p>
          </table:table-cell>
          <table:table-cell table:style-name="ce329" table:formula="of:=[.H4]" office:value-type="float" office:value="90" calcext:value-type="float">
            <text:p>90</text:p>
          </table:table-cell>
          <table:table-cell table:style-name="ce342" table:formula="of:=[.U4]-[.V4]" office:value-type="float" office:value="-68" calcext:value-type="float">
            <text:p>-68</text:p>
          </table:table-cell>
          <table:table-cell/>
          <table:table-cell table:style-name="ce346" table:formula="of:=COUNTIF(B_COEFF_GIRONE_A;&quot;&gt;=&quot;&amp;[.AS4])&amp;[.Z4]" office:value-type="string" office:string-value="2A" calcext:value-type="string">
            <text:p>2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126" table:formula="of:=VLOOKUP([.AA4];A_SQUADRE_PER_CODICE;2)" office:value-type="string" office:string-value="Pantere" calcext:value-type="string">
            <text:p>Pantere</text:p>
          </table:table-cell>
          <table:table-cell table:style-name="ce329" table:formula="of:=[.AD4]+[.AE4]+[.AF4]" office:value-type="float" office:value="3" calcext:value-type="float">
            <text:p>3</text:p>
          </table:table-cell>
          <table:table-cell table:style-name="ce3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3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3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107" table:formula="of:=2*[.AD4]+1*[.AE4]+0*[.AF4]" office:value-type="float" office:value="5" calcext:value-type="float">
            <text:p>5</text:p>
          </table:table-cell>
          <table:table-cell table:style-name="ce138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3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152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3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3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3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138" table:formula="of:=[.AK4]+[.AL4]+[.AM4]" office:value-type="float" office:value="0" calcext:value-type="float">
            <text:p>0</text:p>
          </table:table-cell>
          <table:table-cell table:style-name="ce339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339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339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152" table:formula="of:=[.AO4]+[.AP4]+[.AQ4]" office:value-type="float" office:value="0" calcext:value-type="float">
            <text:p>+0</text:p>
          </table:table-cell>
          <table:table-cell table:style-name="ce141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257" table:formula="of:=[.AU3]+1" office:value-type="float" office:value="50" calcext:value-type="float">
            <text:p>5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A</text:p>
          </table:table-cell>
          <table:table-cell table:style-name="ce329" office:value-type="string" calcext:value-type="string">
            <text:p>1C</text:p>
          </table:table-cell>
          <table:table-cell table:style-name="ce332" table:formula="of:=IF(LEFT([.AX4];1)=&quot;V&quot;;VLOOKUP(NUMBERVALUE(SUBSTITUTE([.AX4];&quot;V&quot;;&quot;&quot;));B_PARTITE_2A_FASE;10;FALSE());IF(LEFT([.AX4];1)=&quot;P&quot;;VLOOKUP(NUMBERVALUE(SUBSTITUTE([.AX4];&quot;P&quot;;&quot;&quot;));B_PARTITE_2A_FASE;11;FALSE());VLOOKUP([.AX4];B_CLASSIFICHE_GIRONI;4;FALSE())))" office:value-type="string" office:string-value="Pantere" calcext:value-type="string">
            <text:p>Pantere</text:p>
          </table:table-cell>
          <table:table-cell table:style-name="ce332" table:formula="of:=IF(LEFT([.AY4];1)=&quot;V&quot;;VLOOKUP(NUMBERVALUE(SUBSTITUTE([.AY4];&quot;V&quot;;&quot;&quot;));B_PARTITE_2A_FASE;10;FALSE());IF(LEFT([.AY4];1)=&quot;P&quot;;VLOOKUP(NUMBERVALUE(SUBSTITUTE([.AY4];&quot;P&quot;;&quot;&quot;));B_PARTITE_2A_FASE;11;FALSE());VLOOKUP([.AY4];B_CLASSIFICHE_GIRONI;4;FALSE())))" office:value-type="string" office:string-value="Elefanti" calcext:value-type="string">
            <text:p>Elefanti</text:p>
          </table:table-cell>
          <table:table-cell table:style-name="ce329" table:formula="of:=VLOOKUP([.AU4];A_5_INPUT_DATE_E_RISULTATI_2A_FASE;6;0)" office:value-type="float" office:value="67" calcext:value-type="float">
            <text:p>67</text:p>
          </table:table-cell>
          <table:table-cell table:style-name="ce329" table:formula="of:=VLOOKUP([.AU4];A_5_INPUT_DATE_E_RISULTATI_2A_FASE;7;0)" office:value-type="float" office:value="51" calcext:value-type="float">
            <text:p>51</text:p>
          </table:table-cell>
          <table:table-cell table:style-name="ce332" table:formula="of:=IF([.BB4]&gt;[.BC4];[.AZ4];[.BA4])" office:value-type="string" office:string-value="Pantere" calcext:value-type="string">
            <text:p>Pantere</text:p>
          </table:table-cell>
          <table:table-cell table:style-name="ce332" table:formula="of:=IF([.BB4]&lt;[.BC4];[.AZ4];[.BA4])" office:value-type="string" office:string-value="Elefanti" calcext:value-type="string">
            <text:p>Elefanti</text:p>
          </table:table-cell>
          <table:table-cell table:style-name="ce329" table:formula="of:=1*([.BB4]&gt;[.BC4])" office:value-type="float" office:value="1" calcext:value-type="float">
            <text:p>1</text:p>
          </table:table-cell>
          <table:table-cell table:style-name="ce336" table:formula="of:=1*([.BB4]&lt;[.BC4])*NOT(AND([.BB4]=0;[.BC4]=20))" office:value-type="float" office:value="0" calcext:value-type="float">
            <text:p>0</text:p>
          </table:table-cell>
          <table:table-cell table:style-name="ce336" table:formula="of:=1*AND([.BB4]=0;[.BC4]=20)" office:value-type="float" office:value="0" calcext:value-type="float">
            <text:p>0</text:p>
          </table:table-cell>
          <table:table-cell table:style-name="ce329" table:formula="of:=[.BB4]" office:value-type="float" office:value="67" calcext:value-type="float">
            <text:p>67</text:p>
          </table:table-cell>
          <table:table-cell table:style-name="ce329" table:formula="of:=[.BC4]" office:value-type="float" office:value="51" calcext:value-type="float">
            <text:p>51</text:p>
          </table:table-cell>
          <table:table-cell table:style-name="ce339" table:formula="of:=[.BI4]-[.BJ4]" office:value-type="float" office:value="16" calcext:value-type="float">
            <text:p>+16</text:p>
          </table:table-cell>
          <table:table-cell table:style-name="ce329" table:formula="of:=1*([.BC4]&gt;[.BB4])" office:value-type="float" office:value="0" calcext:value-type="float">
            <text:p>0</text:p>
          </table:table-cell>
          <table:table-cell table:style-name="ce329" table:formula="of:=1*([.BC4]&lt;[.BB4])*NOT(AND([.BB4]=20;[.BC4]=0))" office:value-type="float" office:value="1" calcext:value-type="float">
            <text:p>1</text:p>
          </table:table-cell>
          <table:table-cell table:style-name="ce329" table:formula="of:=1*AND([.BB4]=20;[.BC4]=0)" office:value-type="float" office:value="0" calcext:value-type="float">
            <text:p>0</text:p>
          </table:table-cell>
          <table:table-cell table:style-name="ce329" table:formula="of:=[.BC4]" office:value-type="float" office:value="51" calcext:value-type="float">
            <text:p>51</text:p>
          </table:table-cell>
          <table:table-cell table:style-name="ce329" table:formula="of:=[.BB4]" office:value-type="float" office:value="67" calcext:value-type="float">
            <text:p>67</text:p>
          </table:table-cell>
          <table:table-cell table:style-name="ce342" table:formula="of:=[.BO4]-[.BP4]" office:value-type="float" office:value="-16" calcext:value-type="float">
            <text:p>-16</text:p>
          </table:table-cell>
        </table:table-row>
        <table:table-row table:style-name="ro1">
          <table:table-cell table:style-name="ce257" office:value-type="float" office:value="25" calcext:value-type="float">
            <text:p>2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1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332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5];A_4_INPUT_DATE_E_RISULTATI_GIRONI;6;0)" office:value-type="float" office:value="82" calcext:value-type="float">
            <text:p>82</text:p>
          </table:table-cell>
          <table:table-cell table:style-name="ce329" table:formula="of:=VLOOKUP([.A5];A_4_INPUT_DATE_E_RISULTATI_GIRONI;7;0)" office:value-type="float" office:value="25" calcext:value-type="float">
            <text:p>25</text:p>
          </table:table-cell>
          <table:table-cell table:style-name="ce332" table:formula="of:=IF([.H5]&gt;[.I5];[.F5];[.G5])" office:value-type="string" office:string-value="Leoni" calcext:value-type="string">
            <text:p>Leoni</text:p>
          </table:table-cell>
          <table:table-cell table:style-name="ce332" table:formula="of:=IF([.H5]&lt;[.I5];[.F5];[.G5])" office:value-type="string" office:string-value="Ghepardi" calcext:value-type="string">
            <text:p>Ghepardi</text:p>
          </table:table-cell>
          <table:table-cell table:style-name="ce329" table:formula="of:=1*([.H5]&gt;[.I5])" office:value-type="float" office:value="1" calcext:value-type="float">
            <text:p>1</text:p>
          </table:table-cell>
          <table:table-cell table:style-name="ce336" table:formula="of:=1*([.H5]&lt;[.I5])*NOT(AND([.H5]=0;[.I5]=20))" office:value-type="float" office:value="0" calcext:value-type="float">
            <text:p>0</text:p>
          </table:table-cell>
          <table:table-cell table:style-name="ce336" table:formula="of:=1*AND([.H5]=0;[.I5]=20)" office:value-type="float" office:value="0" calcext:value-type="float">
            <text:p>0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39" table:formula="of:=[.O5]-[.P5]" office:value-type="float" office:value="57" calcext:value-type="float">
            <text:p>+57</text:p>
          </table:table-cell>
          <table:table-cell table:style-name="ce329" table:formula="of:=1*([.I5]&gt;[.H5])" office:value-type="float" office:value="0" calcext:value-type="float">
            <text:p>0</text:p>
          </table:table-cell>
          <table:table-cell table:style-name="ce329" table:formula="of:=1*([.I5]&lt;[.H5])*NOT(AND([.H5]=20;[.I5]=0))" office:value-type="float" office:value="1" calcext:value-type="float">
            <text:p>1</text:p>
          </table:table-cell>
          <table:table-cell table:style-name="ce329" table:formula="of:=1*AND([.H5]=20;[.I5]=0)" office:value-type="float" office:value="0" calcext:value-type="float">
            <text:p>0</text:p>
          </table:table-cell>
          <table:table-cell table:style-name="ce329" table:formula="of:=[.I5]" office:value-type="float" office:value="25" calcext:value-type="float">
            <text:p>25</text:p>
          </table:table-cell>
          <table:table-cell table:style-name="ce329" table:formula="of:=[.H5]" office:value-type="float" office:value="82" calcext:value-type="float">
            <text:p>82</text:p>
          </table:table-cell>
          <table:table-cell table:style-name="ce342" table:formula="of:=[.U5]-[.V5]" office:value-type="float" office:value="-57" calcext:value-type="float">
            <text:p>-57</text:p>
          </table:table-cell>
          <table:table-cell/>
          <table:table-cell table:style-name="ce346" table:formula="of:=COUNTIF(B_COEFF_GIRONE_A;&quot;&gt;=&quot;&amp;[.AS5])&amp;[.Z5]" office:value-type="string" office:string-value="3A" calcext:value-type="string">
            <text:p>3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126" table:formula="of:=VLOOKUP([.AA5];A_SQUADRE_PER_CODICE;2)" office:value-type="string" office:string-value="Tigri" calcext:value-type="string">
            <text:p>Tigri</text:p>
          </table:table-cell>
          <table:table-cell table:style-name="ce329" table:formula="of:=[.AD5]+[.AE5]+[.AF5]" office:value-type="float" office:value="3" calcext:value-type="float">
            <text:p>3</text:p>
          </table:table-cell>
          <table:table-cell table:style-name="ce3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3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3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107" table:formula="of:=2*[.AD5]+1*[.AE5]+0*[.AF5]" office:value-type="float" office:value="4" calcext:value-type="float">
            <text:p>4</text:p>
          </table:table-cell>
          <table:table-cell table:style-name="ce138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3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152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3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3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3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138" table:formula="of:=[.AK5]+[.AL5]+[.AM5]" office:value-type="float" office:value="0" calcext:value-type="float">
            <text:p>0</text:p>
          </table:table-cell>
          <table:table-cell table:style-name="ce339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339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339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152" table:formula="of:=[.AO5]+[.AP5]+[.AQ5]" office:value-type="float" office:value="0" calcext:value-type="float">
            <text:p>+0</text:p>
          </table:table-cell>
          <table:table-cell table:style-name="ce141" table:formula="of:=[.AG5]+(500+[.AR5])*10^-3+[.AN5]*10^-6+(500+[.AJ5])*10^-9+[.AH5]*10^-12" office:value-type="float" office:value="4.500000400131" calcext:value-type="float">
            <text:p>4,500000400131</text:p>
          </table:table-cell>
          <table:table-cell/>
          <table:table-cell table:style-name="ce257" table:formula="of:=[.AU4]+1" office:value-type="float" office:value="51" calcext:value-type="float">
            <text:p>5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A</text:p>
          </table:table-cell>
          <table:table-cell table:style-name="ce329" office:value-type="string" calcext:value-type="string">
            <text:p>4C</text:p>
          </table:table-cell>
          <table:table-cell table:style-name="ce332" table:formula="of:=IF(LEFT([.AX5];1)=&quot;V&quot;;VLOOKUP(NUMBERVALUE(SUBSTITUTE([.AX5];&quot;V&quot;;&quot;&quot;));B_PARTITE_2A_FASE;10;FALSE());IF(LEFT([.AX5];1)=&quot;P&quot;;VLOOKUP(NUMBERVALUE(SUBSTITUTE([.AX5];&quot;P&quot;;&quot;&quot;));B_PARTITE_2A_FASE;11;FALSE());VLOOKUP([.AX5];B_CLASSIFICHE_GIRONI;4;FALSE())))" office:value-type="string" office:string-value="Tigri" calcext:value-type="string">
            <text:p>Tigri</text:p>
          </table:table-cell>
          <table:table-cell table:style-name="ce332" table:formula="of:=IF(LEFT([.AY5];1)=&quot;V&quot;;VLOOKUP(NUMBERVALUE(SUBSTITUTE([.AY5];&quot;V&quot;;&quot;&quot;));B_PARTITE_2A_FASE;10;FALSE());IF(LEFT([.AY5];1)=&quot;P&quot;;VLOOKUP(NUMBERVALUE(SUBSTITUTE([.AY5];&quot;P&quot;;&quot;&quot;));B_PARTITE_2A_FASE;11;FALSE());VLOOKUP([.AY5];B_CLASSIFICHE_GIRONI;4;FALSE())))" office:value-type="string" office:string-value="Iguane" calcext:value-type="string">
            <text:p>Iguane</text:p>
          </table:table-cell>
          <table:table-cell table:style-name="ce329" table:formula="of:=VLOOKUP([.AU5];A_5_INPUT_DATE_E_RISULTATI_2A_FASE;6;0)" office:value-type="float" office:value="100" calcext:value-type="float">
            <text:p>100</text:p>
          </table:table-cell>
          <table:table-cell table:style-name="ce329" table:formula="of:=VLOOKUP([.AU5];A_5_INPUT_DATE_E_RISULTATI_2A_FASE;7;0)" office:value-type="float" office:value="51" calcext:value-type="float">
            <text:p>51</text:p>
          </table:table-cell>
          <table:table-cell table:style-name="ce332" table:formula="of:=IF([.BB5]&gt;[.BC5];[.AZ5];[.BA5])" office:value-type="string" office:string-value="Tigri" calcext:value-type="string">
            <text:p>Tigri</text:p>
          </table:table-cell>
          <table:table-cell table:style-name="ce332" table:formula="of:=IF([.BB5]&lt;[.BC5];[.AZ5];[.BA5])" office:value-type="string" office:string-value="Iguane" calcext:value-type="string">
            <text:p>Iguane</text:p>
          </table:table-cell>
          <table:table-cell table:style-name="ce329" table:formula="of:=1*([.BB5]&gt;[.BC5])" office:value-type="float" office:value="1" calcext:value-type="float">
            <text:p>1</text:p>
          </table:table-cell>
          <table:table-cell table:style-name="ce336" table:formula="of:=1*([.BB5]&lt;[.BC5])*NOT(AND([.BB5]=0;[.BC5]=20))" office:value-type="float" office:value="0" calcext:value-type="float">
            <text:p>0</text:p>
          </table:table-cell>
          <table:table-cell table:style-name="ce336" table:formula="of:=1*AND([.BB5]=0;[.BC5]=20)" office:value-type="float" office:value="0" calcext:value-type="float">
            <text:p>0</text:p>
          </table:table-cell>
          <table:table-cell table:style-name="ce329" table:formula="of:=[.BB5]" office:value-type="float" office:value="100" calcext:value-type="float">
            <text:p>100</text:p>
          </table:table-cell>
          <table:table-cell table:style-name="ce329" table:formula="of:=[.BC5]" office:value-type="float" office:value="51" calcext:value-type="float">
            <text:p>51</text:p>
          </table:table-cell>
          <table:table-cell table:style-name="ce339" table:formula="of:=[.BI5]-[.BJ5]" office:value-type="float" office:value="49" calcext:value-type="float">
            <text:p>+49</text:p>
          </table:table-cell>
          <table:table-cell table:style-name="ce329" table:formula="of:=1*([.BC5]&gt;[.BB5])" office:value-type="float" office:value="0" calcext:value-type="float">
            <text:p>0</text:p>
          </table:table-cell>
          <table:table-cell table:style-name="ce329" table:formula="of:=1*([.BC5]&lt;[.BB5])*NOT(AND([.BB5]=20;[.BC5]=0))" office:value-type="float" office:value="1" calcext:value-type="float">
            <text:p>1</text:p>
          </table:table-cell>
          <table:table-cell table:style-name="ce329" table:formula="of:=1*AND([.BB5]=20;[.BC5]=0)" office:value-type="float" office:value="0" calcext:value-type="float">
            <text:p>0</text:p>
          </table:table-cell>
          <table:table-cell table:style-name="ce329" table:formula="of:=[.BC5]" office:value-type="float" office:value="51" calcext:value-type="float">
            <text:p>51</text:p>
          </table:table-cell>
          <table:table-cell table:style-name="ce329" table:formula="of:=[.BB5]" office:value-type="float" office:value="100" calcext:value-type="float">
            <text:p>100</text:p>
          </table:table-cell>
          <table:table-cell table:style-name="ce342" table:formula="of:=[.BO5]-[.BP5]" office:value-type="float" office:value="-49" calcext:value-type="float">
            <text:p>-49</text:p>
          </table:table-cell>
        </table:table-row>
        <table:table-row table:style-name="ro1">
          <table:table-cell table:style-name="ce257" office:value-type="float" office:value="37" calcext:value-type="float">
            <text:p>3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3</text:p>
          </table:table-cell>
          <table:table-cell table:style-name="ce332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332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329" table:formula="of:=VLOOKUP([.A6];A_4_INPUT_DATE_E_RISULTATI_GIRONI;6;0)" office:value-type="float" office:value="93" calcext:value-type="float">
            <text:p>93</text:p>
          </table:table-cell>
          <table:table-cell table:style-name="ce329" table:formula="of:=VLOOKUP([.A6];A_4_INPUT_DATE_E_RISULTATI_GIRONI;7;0)" office:value-type="float" office:value="30" calcext:value-type="float">
            <text:p>30</text:p>
          </table:table-cell>
          <table:table-cell table:style-name="ce332" table:formula="of:=IF([.H6]&gt;[.I6];[.F6];[.G6])" office:value-type="string" office:string-value="Pantere" calcext:value-type="string">
            <text:p>Pantere</text:p>
          </table:table-cell>
          <table:table-cell table:style-name="ce332" table:formula="of:=IF([.H6]&lt;[.I6];[.F6];[.G6])" office:value-type="string" office:string-value="Tigri" calcext:value-type="string">
            <text:p>Tigri</text:p>
          </table:table-cell>
          <table:table-cell table:style-name="ce329" table:formula="of:=1*([.H6]&gt;[.I6])" office:value-type="float" office:value="1" calcext:value-type="float">
            <text:p>1</text:p>
          </table:table-cell>
          <table:table-cell table:style-name="ce336" table:formula="of:=1*([.H6]&lt;[.I6])*NOT(AND([.H6]=0;[.I6]=20))" office:value-type="float" office:value="0" calcext:value-type="float">
            <text:p>0</text:p>
          </table:table-cell>
          <table:table-cell table:style-name="ce336" table:formula="of:=1*AND([.H6]=0;[.I6]=20)" office:value-type="float" office:value="0" calcext:value-type="float">
            <text:p>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39" table:formula="of:=[.O6]-[.P6]" office:value-type="float" office:value="63" calcext:value-type="float">
            <text:p>+63</text:p>
          </table:table-cell>
          <table:table-cell table:style-name="ce329" table:formula="of:=1*([.I6]&gt;[.H6])" office:value-type="float" office:value="0" calcext:value-type="float">
            <text:p>0</text:p>
          </table:table-cell>
          <table:table-cell table:style-name="ce329" table:formula="of:=1*([.I6]&lt;[.H6])*NOT(AND([.H6]=20;[.I6]=0))" office:value-type="float" office:value="1" calcext:value-type="float">
            <text:p>1</text:p>
          </table:table-cell>
          <table:table-cell table:style-name="ce329" table:formula="of:=1*AND([.H6]=20;[.I6]=0)" office:value-type="float" office:value="0" calcext:value-type="float">
            <text:p>0</text:p>
          </table:table-cell>
          <table:table-cell table:style-name="ce329" table:formula="of:=[.I6]" office:value-type="float" office:value="30" calcext:value-type="float">
            <text:p>30</text:p>
          </table:table-cell>
          <table:table-cell table:style-name="ce329" table:formula="of:=[.H6]" office:value-type="float" office:value="93" calcext:value-type="float">
            <text:p>93</text:p>
          </table:table-cell>
          <table:table-cell table:style-name="ce342" table:formula="of:=[.U6]-[.V6]" office:value-type="float" office:value="-63" calcext:value-type="float">
            <text:p>-63</text:p>
          </table:table-cell>
          <table:table-cell/>
          <table:table-cell table:style-name="ce346" table:formula="of:=COUNTIF(B_COEFF_GIRONE_A;&quot;&gt;=&quot;&amp;[.AS6])&amp;[.Z6]" office:value-type="string" office:string-value="4A" calcext:value-type="string">
            <text:p>4A</text:p>
          </table:table-cell>
          <table:table-cell table:style-name="ce103" office:value-type="string" calcext:value-type="string">
            <text:p>A</text:p>
          </table:table-cell>
          <table:table-cell table:style-name="ce329" office:value-type="string" calcext:value-type="string">
            <text:p>A4</text:p>
          </table:table-cell>
          <table:table-cell table:style-name="ce126" table:formula="of:=VLOOKUP([.AA6];A_SQUADRE_PER_CODICE;2)" office:value-type="string" office:string-value="Ghepardi" calcext:value-type="string">
            <text:p>Ghepardi</text:p>
          </table:table-cell>
          <table:table-cell table:style-name="ce329" table:formula="of:=[.AD6]+[.AE6]+[.AF6]" office:value-type="float" office:value="3" calcext:value-type="float">
            <text:p>3</text:p>
          </table:table-cell>
          <table:table-cell table:style-name="ce3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3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3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107" table:formula="of:=2*[.AD6]+1*[.AE6]+0*[.AF6]" office:value-type="float" office:value="3" calcext:value-type="float">
            <text:p>3</text:p>
          </table:table-cell>
          <table:table-cell table:style-name="ce138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3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152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3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3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3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138" table:formula="of:=[.AK6]+[.AL6]+[.AM6]" office:value-type="float" office:value="0" calcext:value-type="float">
            <text:p>0</text:p>
          </table:table-cell>
          <table:table-cell table:style-name="ce339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339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339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152" table:formula="of:=[.AO6]+[.AP6]+[.AQ6]" office:value-type="float" office:value="0" calcext:value-type="float">
            <text:p>+0</text:p>
          </table:table-cell>
          <table:table-cell table:style-name="ce141" table:formula="of:=[.AG6]+(500+[.AR6])*10^-3+[.AN6]*10^-6+(500+[.AJ6])*10^-9+[.AH6]*10^-12" office:value-type="float" office:value="3.500000376094" calcext:value-type="float">
            <text:p>3,500000376094</text:p>
          </table:table-cell>
          <table:table-cell/>
          <table:table-cell table:style-name="ce257" table:formula="of:=[.AU5]+1" office:value-type="float" office:value="52" calcext:value-type="float">
            <text:p>5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A</text:p>
          </table:table-cell>
          <table:table-cell table:style-name="ce329" office:value-type="string" calcext:value-type="string">
            <text:p>3C</text:p>
          </table:table-cell>
          <table:table-cell table:style-name="ce332" table:formula="of:=IF(LEFT([.AX6];1)=&quot;V&quot;;VLOOKUP(NUMBERVALUE(SUBSTITUTE([.AX6];&quot;V&quot;;&quot;&quot;));B_PARTITE_2A_FASE;10;FALSE());IF(LEFT([.AX6];1)=&quot;P&quot;;VLOOKUP(NUMBERVALUE(SUBSTITUTE([.AX6];&quot;P&quot;;&quot;&quot;));B_PARTITE_2A_FASE;11;FALSE());VLOOKUP([.AX6];B_CLASSIFICHE_GIRONI;4;FALSE())))" office:value-type="string" office:string-value="Ghepardi" calcext:value-type="string">
            <text:p>Ghepardi</text:p>
          </table:table-cell>
          <table:table-cell table:style-name="ce332" table:formula="of:=IF(LEFT([.AY6];1)=&quot;V&quot;;VLOOKUP(NUMBERVALUE(SUBSTITUTE([.AY6];&quot;V&quot;;&quot;&quot;));B_PARTITE_2A_FASE;10;FALSE());IF(LEFT([.AY6];1)=&quot;P&quot;;VLOOKUP(NUMBERVALUE(SUBSTITUTE([.AY6];&quot;P&quot;;&quot;&quot;));B_PARTITE_2A_FASE;11;FALSE());VLOOKUP([.AY6];B_CLASSIFICHE_GIRONI;4;FALSE())))" office:value-type="string" office:string-value="Ippopotami" calcext:value-type="string">
            <text:p>Ippopotami</text:p>
          </table:table-cell>
          <table:table-cell table:style-name="ce329" table:formula="of:=VLOOKUP([.AU6];A_5_INPUT_DATE_E_RISULTATI_2A_FASE;6;0)" office:value-type="float" office:value="96" calcext:value-type="float">
            <text:p>96</text:p>
          </table:table-cell>
          <table:table-cell table:style-name="ce329" table:formula="of:=VLOOKUP([.AU6];A_5_INPUT_DATE_E_RISULTATI_2A_FASE;7;0)" office:value-type="float" office:value="86" calcext:value-type="float">
            <text:p>86</text:p>
          </table:table-cell>
          <table:table-cell table:style-name="ce332" table:formula="of:=IF([.BB6]&gt;[.BC6];[.AZ6];[.BA6])" office:value-type="string" office:string-value="Ghepardi" calcext:value-type="string">
            <text:p>Ghepardi</text:p>
          </table:table-cell>
          <table:table-cell table:style-name="ce332" table:formula="of:=IF([.BB6]&lt;[.BC6];[.AZ6];[.BA6])" office:value-type="string" office:string-value="Ippopotami" calcext:value-type="string">
            <text:p>Ippopotami</text:p>
          </table:table-cell>
          <table:table-cell table:style-name="ce329" table:formula="of:=1*([.BB6]&gt;[.BC6])" office:value-type="float" office:value="1" calcext:value-type="float">
            <text:p>1</text:p>
          </table:table-cell>
          <table:table-cell table:style-name="ce336" table:formula="of:=1*([.BB6]&lt;[.BC6])*NOT(AND([.BB6]=0;[.BC6]=20))" office:value-type="float" office:value="0" calcext:value-type="float">
            <text:p>0</text:p>
          </table:table-cell>
          <table:table-cell table:style-name="ce336" table:formula="of:=1*AND([.BB6]=0;[.BC6]=20)" office:value-type="float" office:value="0" calcext:value-type="float">
            <text:p>0</text:p>
          </table:table-cell>
          <table:table-cell table:style-name="ce329" table:formula="of:=[.BB6]" office:value-type="float" office:value="96" calcext:value-type="float">
            <text:p>96</text:p>
          </table:table-cell>
          <table:table-cell table:style-name="ce329" table:formula="of:=[.BC6]" office:value-type="float" office:value="86" calcext:value-type="float">
            <text:p>86</text:p>
          </table:table-cell>
          <table:table-cell table:style-name="ce339" table:formula="of:=[.BI6]-[.BJ6]" office:value-type="float" office:value="10" calcext:value-type="float">
            <text:p>+10</text:p>
          </table:table-cell>
          <table:table-cell table:style-name="ce329" table:formula="of:=1*([.BC6]&gt;[.BB6])" office:value-type="float" office:value="0" calcext:value-type="float">
            <text:p>0</text:p>
          </table:table-cell>
          <table:table-cell table:style-name="ce329" table:formula="of:=1*([.BC6]&lt;[.BB6])*NOT(AND([.BB6]=20;[.BC6]=0))" office:value-type="float" office:value="1" calcext:value-type="float">
            <text:p>1</text:p>
          </table:table-cell>
          <table:table-cell table:style-name="ce329" table:formula="of:=1*AND([.BB6]=20;[.BC6]=0)" office:value-type="float" office:value="0" calcext:value-type="float">
            <text:p>0</text:p>
          </table:table-cell>
          <table:table-cell table:style-name="ce329" table:formula="of:=[.BC6]" office:value-type="float" office:value="86" calcext:value-type="float">
            <text:p>86</text:p>
          </table:table-cell>
          <table:table-cell table:style-name="ce329" table:formula="of:=[.BB6]" office:value-type="float" office:value="96" calcext:value-type="float">
            <text:p>96</text:p>
          </table:table-cell>
          <table:table-cell table:style-name="ce342" table:formula="of:=[.BO6]-[.BP6]" office:value-type="float" office:value="-10" calcext:value-type="float">
            <text:p>-10</text:p>
          </table:table-cell>
        </table:table-row>
        <table:table-row table:style-name="ro1">
          <table:table-cell table:style-name="ce257" office:value-type="float" office:value="13" calcext:value-type="float">
            <text:p>1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2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332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7];A_4_INPUT_DATE_E_RISULTATI_GIRONI;6;0)" office:value-type="float" office:value="57" calcext:value-type="float">
            <text:p>57</text:p>
          </table:table-cell>
          <table:table-cell table:style-name="ce329" table:formula="of:=VLOOKUP([.A7];A_4_INPUT_DATE_E_RISULTATI_GIRONI;7;0)" office:value-type="float" office:value="21" calcext:value-type="float">
            <text:p>21</text:p>
          </table:table-cell>
          <table:table-cell table:style-name="ce332" table:formula="of:=IF([.H7]&gt;[.I7];[.F7];[.G7])" office:value-type="string" office:string-value="Pantere" calcext:value-type="string">
            <text:p>Pantere</text:p>
          </table:table-cell>
          <table:table-cell table:style-name="ce332" table:formula="of:=IF([.H7]&lt;[.I7];[.F7];[.G7])" office:value-type="string" office:string-value="Ghepardi" calcext:value-type="string">
            <text:p>Ghepardi</text:p>
          </table:table-cell>
          <table:table-cell table:style-name="ce329" table:formula="of:=1*([.H7]&gt;[.I7])" office:value-type="float" office:value="1" calcext:value-type="float">
            <text:p>1</text:p>
          </table:table-cell>
          <table:table-cell table:style-name="ce336" table:formula="of:=1*([.H7]&lt;[.I7])*NOT(AND([.H7]=0;[.I7]=20))" office:value-type="float" office:value="0" calcext:value-type="float">
            <text:p>0</text:p>
          </table:table-cell>
          <table:table-cell table:style-name="ce336" table:formula="of:=1*AND([.H7]=0;[.I7]=20)" office:value-type="float" office:value="0" calcext:value-type="float">
            <text:p>0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39" table:formula="of:=[.O7]-[.P7]" office:value-type="float" office:value="36" calcext:value-type="float">
            <text:p>+36</text:p>
          </table:table-cell>
          <table:table-cell table:style-name="ce329" table:formula="of:=1*([.I7]&gt;[.H7])" office:value-type="float" office:value="0" calcext:value-type="float">
            <text:p>0</text:p>
          </table:table-cell>
          <table:table-cell table:style-name="ce329" table:formula="of:=1*([.I7]&lt;[.H7])*NOT(AND([.H7]=20;[.I7]=0))" office:value-type="float" office:value="1" calcext:value-type="float">
            <text:p>1</text:p>
          </table:table-cell>
          <table:table-cell table:style-name="ce329" table:formula="of:=1*AND([.H7]=20;[.I7]=0)" office:value-type="float" office:value="0" calcext:value-type="float">
            <text:p>0</text:p>
          </table:table-cell>
          <table:table-cell table:style-name="ce329" table:formula="of:=[.I7]" office:value-type="float" office:value="21" calcext:value-type="float">
            <text:p>21</text:p>
          </table:table-cell>
          <table:table-cell table:style-name="ce329" table:formula="of:=[.H7]" office:value-type="float" office:value="57" calcext:value-type="float">
            <text:p>57</text:p>
          </table:table-cell>
          <table:table-cell table:style-name="ce342" table:formula="of:=[.U7]-[.V7]" office:value-type="float" office:value="-36" calcext:value-type="float">
            <text:p>-36</text:p>
          </table:table-cell>
          <table:table-cell/>
          <table:table-cell table:style-name="ce93" table:formula="of:=COUNTIF(B_COEFF_GIRONE_B;&quot;&gt;=&quot;&amp;[.AS7])&amp;[.Z7]" office:value-type="string" office:string-value="1B" calcext:value-type="string">
            <text:p>1B</text:p>
          </table:table-cell>
          <table:table-cell table:style-name="ce98" office:value-type="string" calcext:value-type="string">
            <text:p>B</text:p>
          </table:table-cell>
          <table:table-cell table:style-name="ce101" office:value-type="string" calcext:value-type="string">
            <text:p>B1</text:p>
          </table:table-cell>
          <table:table-cell table:style-name="ce127" table:formula="of:=VLOOKUP([.AA7];A_SQUADRE_PER_CODICE;2)" office:value-type="string" office:string-value="Giaguari" calcext:value-type="string">
            <text:p>Giaguari</text:p>
          </table:table-cell>
          <table:table-cell table:style-name="ce101" table:formula="of:=[.AD7]+[.AE7]+[.AF7]" office:value-type="float" office:value="3" calcext:value-type="float">
            <text:p>3</text:p>
          </table:table-cell>
          <table:table-cell table:style-name="ce101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101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101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108" table:formula="of:=2*[.AD7]+1*[.AE7]+0*[.AF7]" office:value-type="float" office:value="5" calcext:value-type="float">
            <text:p>5</text:p>
          </table:table-cell>
          <table:table-cell table:style-name="ce148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101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153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101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113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101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148" table:formula="of:=[.AK7]+[.AL7]+[.AM7]" office:value-type="float" office:value="67" calcext:value-type="float">
            <text:p>67</text:p>
          </table:table-cell>
          <table:table-cell table:style-name="ce111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111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111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153" table:formula="of:=[.AO7]+[.AP7]+[.AQ7]" office:value-type="float" office:value="16" calcext:value-type="float">
            <text:p>+16</text:p>
          </table:table-cell>
          <table:table-cell table:style-name="ce142" table:formula="of:=[.AG7]+(500+[.AR7])*10^-3+[.AN7]*10^-6+(500+[.AJ7])*10^-9+[.AH7]*10^-12" office:value-type="float" office:value="5.516067507199" calcext:value-type="float">
            <text:p>5,516067507199</text:p>
          </table:table-cell>
          <table:table-cell/>
          <table:table-cell table:style-name="ce257" table:formula="of:=[.AU6]+1" office:value-type="float" office:value="53" calcext:value-type="float">
            <text:p>5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B</text:p>
          </table:table-cell>
          <table:table-cell table:style-name="ce329" office:value-type="string" calcext:value-type="string">
            <text:p>2D</text:p>
          </table:table-cell>
          <table:table-cell table:style-name="ce332" table:formula="of:=IF(LEFT([.AX7];1)=&quot;V&quot;;VLOOKUP(NUMBERVALUE(SUBSTITUTE([.AX7];&quot;V&quot;;&quot;&quot;));B_PARTITE_2A_FASE;10;FALSE());IF(LEFT([.AX7];1)=&quot;P&quot;;VLOOKUP(NUMBERVALUE(SUBSTITUTE([.AX7];&quot;P&quot;;&quot;&quot;));B_PARTITE_2A_FASE;11;FALSE());VLOOKUP([.AX7];B_CLASSIFICHE_GIRONI;4;FALSE())))" office:value-type="string" office:string-value="Giaguari" calcext:value-type="string">
            <text:p>Giaguari</text:p>
          </table:table-cell>
          <table:table-cell table:style-name="ce332" table:formula="of:=IF(LEFT([.AY7];1)=&quot;V&quot;;VLOOKUP(NUMBERVALUE(SUBSTITUTE([.AY7];&quot;V&quot;;&quot;&quot;));B_PARTITE_2A_FASE;10;FALSE());IF(LEFT([.AY7];1)=&quot;P&quot;;VLOOKUP(NUMBERVALUE(SUBSTITUTE([.AY7];&quot;P&quot;;&quot;&quot;));B_PARTITE_2A_FASE;11;FALSE());VLOOKUP([.AY7];B_CLASSIFICHE_GIRONI;4;FALSE())))" office:value-type="string" office:string-value="Pitoni" calcext:value-type="string">
            <text:p>Pitoni</text:p>
          </table:table-cell>
          <table:table-cell table:style-name="ce329" table:formula="of:=VLOOKUP([.AU7];A_5_INPUT_DATE_E_RISULTATI_2A_FASE;6;0)" office:value-type="float" office:value="79" calcext:value-type="float">
            <text:p>79</text:p>
          </table:table-cell>
          <table:table-cell table:style-name="ce329" table:formula="of:=VLOOKUP([.AU7];A_5_INPUT_DATE_E_RISULTATI_2A_FASE;7;0)" office:value-type="float" office:value="48" calcext:value-type="float">
            <text:p>48</text:p>
          </table:table-cell>
          <table:table-cell table:style-name="ce332" table:formula="of:=IF([.BB7]&gt;[.BC7];[.AZ7];[.BA7])" office:value-type="string" office:string-value="Giaguari" calcext:value-type="string">
            <text:p>Giaguari</text:p>
          </table:table-cell>
          <table:table-cell table:style-name="ce332" table:formula="of:=IF([.BB7]&lt;[.BC7];[.AZ7];[.BA7])" office:value-type="string" office:string-value="Pitoni" calcext:value-type="string">
            <text:p>Pitoni</text:p>
          </table:table-cell>
          <table:table-cell table:style-name="ce329" table:formula="of:=1*([.BB7]&gt;[.BC7])" office:value-type="float" office:value="1" calcext:value-type="float">
            <text:p>1</text:p>
          </table:table-cell>
          <table:table-cell table:style-name="ce336" table:formula="of:=1*([.BB7]&lt;[.BC7])*NOT(AND([.BB7]=0;[.BC7]=20))" office:value-type="float" office:value="0" calcext:value-type="float">
            <text:p>0</text:p>
          </table:table-cell>
          <table:table-cell table:style-name="ce336" table:formula="of:=1*AND([.BB7]=0;[.BC7]=20)" office:value-type="float" office:value="0" calcext:value-type="float">
            <text:p>0</text:p>
          </table:table-cell>
          <table:table-cell table:style-name="ce329" table:formula="of:=[.BB7]" office:value-type="float" office:value="79" calcext:value-type="float">
            <text:p>79</text:p>
          </table:table-cell>
          <table:table-cell table:style-name="ce329" table:formula="of:=[.BC7]" office:value-type="float" office:value="48" calcext:value-type="float">
            <text:p>48</text:p>
          </table:table-cell>
          <table:table-cell table:style-name="ce339" table:formula="of:=[.BI7]-[.BJ7]" office:value-type="float" office:value="31" calcext:value-type="float">
            <text:p>+31</text:p>
          </table:table-cell>
          <table:table-cell table:style-name="ce329" table:formula="of:=1*([.BC7]&gt;[.BB7])" office:value-type="float" office:value="0" calcext:value-type="float">
            <text:p>0</text:p>
          </table:table-cell>
          <table:table-cell table:style-name="ce329" table:formula="of:=1*([.BC7]&lt;[.BB7])*NOT(AND([.BB7]=20;[.BC7]=0))" office:value-type="float" office:value="1" calcext:value-type="float">
            <text:p>1</text:p>
          </table:table-cell>
          <table:table-cell table:style-name="ce329" table:formula="of:=1*AND([.BB7]=20;[.BC7]=0)" office:value-type="float" office:value="0" calcext:value-type="float">
            <text:p>0</text:p>
          </table:table-cell>
          <table:table-cell table:style-name="ce329" table:formula="of:=[.BC7]" office:value-type="float" office:value="48" calcext:value-type="float">
            <text:p>48</text:p>
          </table:table-cell>
          <table:table-cell table:style-name="ce329" table:formula="of:=[.BB7]" office:value-type="float" office:value="79" calcext:value-type="float">
            <text:p>79</text:p>
          </table:table-cell>
          <table:table-cell table:style-name="ce342" table:formula="of:=[.BO7]-[.BP7]" office:value-type="float" office:value="-31" calcext:value-type="float">
            <text:p>-31</text:p>
          </table:table-cell>
        </table:table-row>
        <table:table-row table:style-name="ro1">
          <table:table-cell table:style-name="ce257" office:value-type="float" office:value="5" calcext:value-type="float">
            <text:p>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A</text:p>
          </table:table-cell>
          <table:table-cell table:style-name="ce329" office:value-type="string" calcext:value-type="string">
            <text:p>A3</text:p>
          </table:table-cell>
          <table:table-cell table:style-name="ce329" office:value-type="string" calcext:value-type="string">
            <text:p>A4</text:p>
          </table:table-cell>
          <table:table-cell table:style-name="ce332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332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329" table:formula="of:=VLOOKUP([.A8];A_4_INPUT_DATE_E_RISULTATI_GIRONI;6;0)" office:value-type="float" office:value="79" calcext:value-type="float">
            <text:p>79</text:p>
          </table:table-cell>
          <table:table-cell table:style-name="ce329" table:formula="of:=VLOOKUP([.A8];A_4_INPUT_DATE_E_RISULTATI_GIRONI;7;0)" office:value-type="float" office:value="48" calcext:value-type="float">
            <text:p>48</text:p>
          </table:table-cell>
          <table:table-cell table:style-name="ce332" table:formula="of:=IF([.H8]&gt;[.I8];[.F8];[.G8])" office:value-type="string" office:string-value="Tigri" calcext:value-type="string">
            <text:p>Tigri</text:p>
          </table:table-cell>
          <table:table-cell table:style-name="ce332" table:formula="of:=IF([.H8]&lt;[.I8];[.F8];[.G8])" office:value-type="string" office:string-value="Ghepardi" calcext:value-type="string">
            <text:p>Ghepardi</text:p>
          </table:table-cell>
          <table:table-cell table:style-name="ce329" table:formula="of:=1*([.H8]&gt;[.I8])" office:value-type="float" office:value="1" calcext:value-type="float">
            <text:p>1</text:p>
          </table:table-cell>
          <table:table-cell table:style-name="ce336" table:formula="of:=1*([.H8]&lt;[.I8])*NOT(AND([.H8]=0;[.I8]=20))" office:value-type="float" office:value="0" calcext:value-type="float">
            <text:p>0</text:p>
          </table:table-cell>
          <table:table-cell table:style-name="ce336" table:formula="of:=1*AND([.H8]=0;[.I8]=20)" office:value-type="float" office:value="0" calcext:value-type="float">
            <text:p>0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39" table:formula="of:=[.O8]-[.P8]" office:value-type="float" office:value="31" calcext:value-type="float">
            <text:p>+31</text:p>
          </table:table-cell>
          <table:table-cell table:style-name="ce329" table:formula="of:=1*([.I8]&gt;[.H8])" office:value-type="float" office:value="0" calcext:value-type="float">
            <text:p>0</text:p>
          </table:table-cell>
          <table:table-cell table:style-name="ce329" table:formula="of:=1*([.I8]&lt;[.H8])*NOT(AND([.H8]=20;[.I8]=0))" office:value-type="float" office:value="1" calcext:value-type="float">
            <text:p>1</text:p>
          </table:table-cell>
          <table:table-cell table:style-name="ce329" table:formula="of:=1*AND([.H8]=20;[.I8]=0)" office:value-type="float" office:value="0" calcext:value-type="float">
            <text:p>0</text:p>
          </table:table-cell>
          <table:table-cell table:style-name="ce329" table:formula="of:=[.I8]" office:value-type="float" office:value="48" calcext:value-type="float">
            <text:p>48</text:p>
          </table:table-cell>
          <table:table-cell table:style-name="ce329" table:formula="of:=[.H8]" office:value-type="float" office:value="79" calcext:value-type="float">
            <text:p>79</text:p>
          </table:table-cell>
          <table:table-cell table:style-name="ce342" table:formula="of:=[.U8]-[.V8]" office:value-type="float" office:value="-31" calcext:value-type="float">
            <text:p>-31</text:p>
          </table:table-cell>
          <table:table-cell/>
          <table:table-cell table:style-name="ce346" table:formula="of:=COUNTIF(B_COEFF_GIRONE_B;&quot;&gt;=&quot;&amp;[.AS8])&amp;[.Z8]" office:value-type="string" office:string-value="2B" calcext:value-type="string">
            <text:p>2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126" table:formula="of:=VLOOKUP([.AA8];A_SQUADRE_PER_CODICE;2)" office:value-type="string" office:string-value="Puma" calcext:value-type="string">
            <text:p>Puma</text:p>
          </table:table-cell>
          <table:table-cell table:style-name="ce329" table:formula="of:=[.AD8]+[.AE8]+[.AF8]" office:value-type="float" office:value="3" calcext:value-type="float">
            <text:p>3</text:p>
          </table:table-cell>
          <table:table-cell table:style-name="ce3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3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3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107" table:formula="of:=2*[.AD8]+1*[.AE8]+0*[.AF8]" office:value-type="float" office:value="5" calcext:value-type="float">
            <text:p>5</text:p>
          </table:table-cell>
          <table:table-cell table:style-name="ce138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3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152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3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3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3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138" table:formula="of:=[.AK8]+[.AL8]+[.AM8]" office:value-type="float" office:value="51" calcext:value-type="float">
            <text:p>51</text:p>
          </table:table-cell>
          <table:table-cell table:style-name="ce339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339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339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152" table:formula="of:=[.AO8]+[.AP8]+[.AQ8]" office:value-type="float" office:value="-16" calcext:value-type="float">
            <text:p>-16</text:p>
          </table:table-cell>
          <table:table-cell table:style-name="ce143" table:formula="of:=[.AG8]+(500+[.AR8])*10^-3+[.AN8]*10^-6+(500+[.AJ8])*10^-9+[.AH8]*10^-12" office:value-type="float" office:value="5.484051532216" calcext:value-type="float">
            <text:p>5,484051532216</text:p>
          </table:table-cell>
          <table:table-cell/>
          <table:table-cell table:style-name="ce257" table:formula="of:=[.AU7]+1" office:value-type="float" office:value="54" calcext:value-type="float">
            <text:p>5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B</text:p>
          </table:table-cell>
          <table:table-cell table:style-name="ce329" office:value-type="string" calcext:value-type="string">
            <text:p>1D</text:p>
          </table:table-cell>
          <table:table-cell table:style-name="ce332" table:formula="of:=IF(LEFT([.AX8];1)=&quot;V&quot;;VLOOKUP(NUMBERVALUE(SUBSTITUTE([.AX8];&quot;V&quot;;&quot;&quot;));B_PARTITE_2A_FASE;10;FALSE());IF(LEFT([.AX8];1)=&quot;P&quot;;VLOOKUP(NUMBERVALUE(SUBSTITUTE([.AX8];&quot;P&quot;;&quot;&quot;));B_PARTITE_2A_FASE;11;FALSE());VLOOKUP([.AX8];B_CLASSIFICHE_GIRONI;4;FALSE())))" office:value-type="string" office:string-value="Puma" calcext:value-type="string">
            <text:p>Puma</text:p>
          </table:table-cell>
          <table:table-cell table:style-name="ce332" table:formula="of:=IF(LEFT([.AY8];1)=&quot;V&quot;;VLOOKUP(NUMBERVALUE(SUBSTITUTE([.AY8];&quot;V&quot;;&quot;&quot;));B_PARTITE_2A_FASE;10;FALSE());IF(LEFT([.AY8];1)=&quot;P&quot;;VLOOKUP(NUMBERVALUE(SUBSTITUTE([.AY8];&quot;P&quot;;&quot;&quot;));B_PARTITE_2A_FASE;11;FALSE());VLOOKUP([.AY8];B_CLASSIFICHE_GIRONI;4;FALSE())))" office:value-type="string" office:string-value="Coccodrilli" calcext:value-type="string">
            <text:p>Coccodrilli</text:p>
          </table:table-cell>
          <table:table-cell table:style-name="ce329" table:formula="of:=VLOOKUP([.AU8];A_5_INPUT_DATE_E_RISULTATI_2A_FASE;6;0)" office:value-type="float" office:value="62" calcext:value-type="float">
            <text:p>62</text:p>
          </table:table-cell>
          <table:table-cell table:style-name="ce329" table:formula="of:=VLOOKUP([.AU8];A_5_INPUT_DATE_E_RISULTATI_2A_FASE;7;0)" office:value-type="float" office:value="44" calcext:value-type="float">
            <text:p>44</text:p>
          </table:table-cell>
          <table:table-cell table:style-name="ce332" table:formula="of:=IF([.BB8]&gt;[.BC8];[.AZ8];[.BA8])" office:value-type="string" office:string-value="Puma" calcext:value-type="string">
            <text:p>Puma</text:p>
          </table:table-cell>
          <table:table-cell table:style-name="ce332" table:formula="of:=IF([.BB8]&lt;[.BC8];[.AZ8];[.BA8])" office:value-type="string" office:string-value="Coccodrilli" calcext:value-type="string">
            <text:p>Coccodrilli</text:p>
          </table:table-cell>
          <table:table-cell table:style-name="ce329" table:formula="of:=1*([.BB8]&gt;[.BC8])" office:value-type="float" office:value="1" calcext:value-type="float">
            <text:p>1</text:p>
          </table:table-cell>
          <table:table-cell table:style-name="ce336" table:formula="of:=1*([.BB8]&lt;[.BC8])*NOT(AND([.BB8]=0;[.BC8]=20))" office:value-type="float" office:value="0" calcext:value-type="float">
            <text:p>0</text:p>
          </table:table-cell>
          <table:table-cell table:style-name="ce336" table:formula="of:=1*AND([.BB8]=0;[.BC8]=20)" office:value-type="float" office:value="0" calcext:value-type="float">
            <text:p>0</text:p>
          </table:table-cell>
          <table:table-cell table:style-name="ce329" table:formula="of:=[.BB8]" office:value-type="float" office:value="62" calcext:value-type="float">
            <text:p>62</text:p>
          </table:table-cell>
          <table:table-cell table:style-name="ce329" table:formula="of:=[.BC8]" office:value-type="float" office:value="44" calcext:value-type="float">
            <text:p>44</text:p>
          </table:table-cell>
          <table:table-cell table:style-name="ce339" table:formula="of:=[.BI8]-[.BJ8]" office:value-type="float" office:value="18" calcext:value-type="float">
            <text:p>+18</text:p>
          </table:table-cell>
          <table:table-cell table:style-name="ce329" table:formula="of:=1*([.BC8]&gt;[.BB8])" office:value-type="float" office:value="0" calcext:value-type="float">
            <text:p>0</text:p>
          </table:table-cell>
          <table:table-cell table:style-name="ce329" table:formula="of:=1*([.BC8]&lt;[.BB8])*NOT(AND([.BB8]=20;[.BC8]=0))" office:value-type="float" office:value="1" calcext:value-type="float">
            <text:p>1</text:p>
          </table:table-cell>
          <table:table-cell table:style-name="ce329" table:formula="of:=1*AND([.BB8]=20;[.BC8]=0)" office:value-type="float" office:value="0" calcext:value-type="float">
            <text:p>0</text:p>
          </table:table-cell>
          <table:table-cell table:style-name="ce329" table:formula="of:=[.BC8]" office:value-type="float" office:value="44" calcext:value-type="float">
            <text:p>44</text:p>
          </table:table-cell>
          <table:table-cell table:style-name="ce329" table:formula="of:=[.BB8]" office:value-type="float" office:value="62" calcext:value-type="float">
            <text:p>62</text:p>
          </table:table-cell>
          <table:table-cell table:style-name="ce342" table:formula="of:=[.BO8]-[.BP8]" office:value-type="float" office:value="-18" calcext:value-type="float">
            <text:p>-18</text:p>
          </table:table-cell>
        </table:table-row>
        <table:table-row table:style-name="ro1">
          <table:table-cell table:style-name="ce257" office:value-type="float" office:value="2" calcext:value-type="float">
            <text:p>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2</text:p>
          </table:table-cell>
          <table:table-cell table:style-name="ce332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329" table:formula="of:=VLOOKUP([.A9];A_4_INPUT_DATE_E_RISULTATI_GIRONI;6;0)" office:value-type="float" office:value="67" calcext:value-type="float">
            <text:p>67</text:p>
          </table:table-cell>
          <table:table-cell table:style-name="ce329" table:formula="of:=VLOOKUP([.A9];A_4_INPUT_DATE_E_RISULTATI_GIRONI;7;0)" office:value-type="float" office:value="51" calcext:value-type="float">
            <text:p>51</text:p>
          </table:table-cell>
          <table:table-cell table:style-name="ce332" table:formula="of:=IF([.H9]&gt;[.I9];[.F9];[.G9])" office:value-type="string" office:string-value="Giaguari" calcext:value-type="string">
            <text:p>Giaguari</text:p>
          </table:table-cell>
          <table:table-cell table:style-name="ce332" table:formula="of:=IF([.H9]&lt;[.I9];[.F9];[.G9])" office:value-type="string" office:string-value="Puma" calcext:value-type="string">
            <text:p>Puma</text:p>
          </table:table-cell>
          <table:table-cell table:style-name="ce329" table:formula="of:=1*([.H9]&gt;[.I9])" office:value-type="float" office:value="1" calcext:value-type="float">
            <text:p>1</text:p>
          </table:table-cell>
          <table:table-cell table:style-name="ce336" table:formula="of:=1*([.H9]&lt;[.I9])*NOT(AND([.H9]=0;[.I9]=20))" office:value-type="float" office:value="0" calcext:value-type="float">
            <text:p>0</text:p>
          </table:table-cell>
          <table:table-cell table:style-name="ce336" table:formula="of:=1*AND([.H9]=0;[.I9]=20)" office:value-type="float" office:value="0" calcext:value-type="float">
            <text:p>0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39" table:formula="of:=[.O9]-[.P9]" office:value-type="float" office:value="16" calcext:value-type="float">
            <text:p>+16</text:p>
          </table:table-cell>
          <table:table-cell table:style-name="ce329" table:formula="of:=1*([.I9]&gt;[.H9])" office:value-type="float" office:value="0" calcext:value-type="float">
            <text:p>0</text:p>
          </table:table-cell>
          <table:table-cell table:style-name="ce329" table:formula="of:=1*([.I9]&lt;[.H9])*NOT(AND([.H9]=20;[.I9]=0))" office:value-type="float" office:value="1" calcext:value-type="float">
            <text:p>1</text:p>
          </table:table-cell>
          <table:table-cell table:style-name="ce329" table:formula="of:=1*AND([.H9]=20;[.I9]=0)" office:value-type="float" office:value="0" calcext:value-type="float">
            <text:p>0</text:p>
          </table:table-cell>
          <table:table-cell table:style-name="ce329" table:formula="of:=[.I9]" office:value-type="float" office:value="51" calcext:value-type="float">
            <text:p>51</text:p>
          </table:table-cell>
          <table:table-cell table:style-name="ce329" table:formula="of:=[.H9]" office:value-type="float" office:value="67" calcext:value-type="float">
            <text:p>67</text:p>
          </table:table-cell>
          <table:table-cell table:style-name="ce342" table:formula="of:=[.U9]-[.V9]" office:value-type="float" office:value="-16" calcext:value-type="float">
            <text:p>-16</text:p>
          </table:table-cell>
          <table:table-cell/>
          <table:table-cell table:style-name="ce346" table:formula="of:=COUNTIF(B_COEFF_GIRONE_B;&quot;&gt;=&quot;&amp;[.AS9])&amp;[.Z9]" office:value-type="string" office:string-value="3B" calcext:value-type="string">
            <text:p>3B</text:p>
          </table:table-cell>
          <table:table-cell table:style-name="ce103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126" table:formula="of:=VLOOKUP([.AA9];A_SQUADRE_PER_CODICE;2)" office:value-type="string" office:string-value="Linci" calcext:value-type="string">
            <text:p>Linci</text:p>
          </table:table-cell>
          <table:table-cell table:style-name="ce329" table:formula="of:=[.AD9]+[.AE9]+[.AF9]" office:value-type="float" office:value="3" calcext:value-type="float">
            <text:p>3</text:p>
          </table:table-cell>
          <table:table-cell table:style-name="ce3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3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3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107" table:formula="of:=2*[.AD9]+1*[.AE9]+0*[.AF9]" office:value-type="float" office:value="4" calcext:value-type="float">
            <text:p>4</text:p>
          </table:table-cell>
          <table:table-cell table:style-name="ce138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3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152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3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3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3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138" table:formula="of:=[.AK9]+[.AL9]+[.AM9]" office:value-type="float" office:value="62" calcext:value-type="float">
            <text:p>62</text:p>
          </table:table-cell>
          <table:table-cell table:style-name="ce339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339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339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152" table:formula="of:=[.AO9]+[.AP9]+[.AQ9]" office:value-type="float" office:value="18" calcext:value-type="float">
            <text:p>+18</text:p>
          </table:table-cell>
          <table:table-cell table:style-name="ce143" table:formula="of:=[.AG9]+(500+[.AR9])*10^-3+[.AN9]*10^-6+(500+[.AJ9])*10^-9+[.AH9]*10^-12" office:value-type="float" office:value="4.518062484181" calcext:value-type="float">
            <text:p>4,518062484181</text:p>
          </table:table-cell>
          <table:table-cell/>
          <table:table-cell table:style-name="ce257" table:formula="of:=[.AU8]+1" office:value-type="float" office:value="55" calcext:value-type="float">
            <text:p>5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B</text:p>
          </table:table-cell>
          <table:table-cell table:style-name="ce329" office:value-type="string" calcext:value-type="string">
            <text:p>4D</text:p>
          </table:table-cell>
          <table:table-cell table:style-name="ce332" table:formula="of:=IF(LEFT([.AX9];1)=&quot;V&quot;;VLOOKUP(NUMBERVALUE(SUBSTITUTE([.AX9];&quot;V&quot;;&quot;&quot;));B_PARTITE_2A_FASE;10;FALSE());IF(LEFT([.AX9];1)=&quot;P&quot;;VLOOKUP(NUMBERVALUE(SUBSTITUTE([.AX9];&quot;P&quot;;&quot;&quot;));B_PARTITE_2A_FASE;11;FALSE());VLOOKUP([.AX9];B_CLASSIFICHE_GIRONI;4;FALSE())))" office:value-type="string" office:string-value="Linci" calcext:value-type="string">
            <text:p>Linci</text:p>
          </table:table-cell>
          <table:table-cell table:style-name="ce332" table:formula="of:=IF(LEFT([.AY9];1)=&quot;V&quot;;VLOOKUP(NUMBERVALUE(SUBSTITUTE([.AY9];&quot;V&quot;;&quot;&quot;));B_PARTITE_2A_FASE;10;FALSE());IF(LEFT([.AY9];1)=&quot;P&quot;;VLOOKUP(NUMBERVALUE(SUBSTITUTE([.AY9];&quot;P&quot;;&quot;&quot;));B_PARTITE_2A_FASE;11;FALSE());VLOOKUP([.AY9];B_CLASSIFICHE_GIRONI;4;FALSE())))" office:value-type="string" office:string-value="Falchi" calcext:value-type="string">
            <text:p>Falchi</text:p>
          </table:table-cell>
          <table:table-cell table:style-name="ce329" table:formula="of:=VLOOKUP([.AU9];A_5_INPUT_DATE_E_RISULTATI_2A_FASE;6;0)" office:value-type="float" office:value="96" calcext:value-type="float">
            <text:p>96</text:p>
          </table:table-cell>
          <table:table-cell table:style-name="ce329" table:formula="of:=VLOOKUP([.AU9];A_5_INPUT_DATE_E_RISULTATI_2A_FASE;7;0)" office:value-type="float" office:value="25" calcext:value-type="float">
            <text:p>25</text:p>
          </table:table-cell>
          <table:table-cell table:style-name="ce332" table:formula="of:=IF([.BB9]&gt;[.BC9];[.AZ9];[.BA9])" office:value-type="string" office:string-value="Linci" calcext:value-type="string">
            <text:p>Linci</text:p>
          </table:table-cell>
          <table:table-cell table:style-name="ce332" table:formula="of:=IF([.BB9]&lt;[.BC9];[.AZ9];[.BA9])" office:value-type="string" office:string-value="Falchi" calcext:value-type="string">
            <text:p>Falchi</text:p>
          </table:table-cell>
          <table:table-cell table:style-name="ce329" table:formula="of:=1*([.BB9]&gt;[.BC9])" office:value-type="float" office:value="1" calcext:value-type="float">
            <text:p>1</text:p>
          </table:table-cell>
          <table:table-cell table:style-name="ce336" table:formula="of:=1*([.BB9]&lt;[.BC9])*NOT(AND([.BB9]=0;[.BC9]=20))" office:value-type="float" office:value="0" calcext:value-type="float">
            <text:p>0</text:p>
          </table:table-cell>
          <table:table-cell table:style-name="ce336" table:formula="of:=1*AND([.BB9]=0;[.BC9]=20)" office:value-type="float" office:value="0" calcext:value-type="float">
            <text:p>0</text:p>
          </table:table-cell>
          <table:table-cell table:style-name="ce329" table:formula="of:=[.BB9]" office:value-type="float" office:value="96" calcext:value-type="float">
            <text:p>96</text:p>
          </table:table-cell>
          <table:table-cell table:style-name="ce329" table:formula="of:=[.BC9]" office:value-type="float" office:value="25" calcext:value-type="float">
            <text:p>25</text:p>
          </table:table-cell>
          <table:table-cell table:style-name="ce339" table:formula="of:=[.BI9]-[.BJ9]" office:value-type="float" office:value="71" calcext:value-type="float">
            <text:p>+71</text:p>
          </table:table-cell>
          <table:table-cell table:style-name="ce329" table:formula="of:=1*([.BC9]&gt;[.BB9])" office:value-type="float" office:value="0" calcext:value-type="float">
            <text:p>0</text:p>
          </table:table-cell>
          <table:table-cell table:style-name="ce329" table:formula="of:=1*([.BC9]&lt;[.BB9])*NOT(AND([.BB9]=20;[.BC9]=0))" office:value-type="float" office:value="1" calcext:value-type="float">
            <text:p>1</text:p>
          </table:table-cell>
          <table:table-cell table:style-name="ce329" table:formula="of:=1*AND([.BB9]=20;[.BC9]=0)" office:value-type="float" office:value="0" calcext:value-type="float">
            <text:p>0</text:p>
          </table:table-cell>
          <table:table-cell table:style-name="ce329" table:formula="of:=[.BC9]" office:value-type="float" office:value="25" calcext:value-type="float">
            <text:p>25</text:p>
          </table:table-cell>
          <table:table-cell table:style-name="ce329" table:formula="of:=[.BB9]" office:value-type="float" office:value="96" calcext:value-type="float">
            <text:p>96</text:p>
          </table:table-cell>
          <table:table-cell table:style-name="ce342" table:formula="of:=[.BO9]-[.BP9]" office:value-type="float" office:value="-71" calcext:value-type="float">
            <text:p>-71</text:p>
          </table:table-cell>
        </table:table-row>
        <table:table-row table:style-name="ro1">
          <table:table-cell table:style-name="ce257" office:value-type="float" office:value="10" calcext:value-type="float">
            <text:p>1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0];A_4_INPUT_DATE_E_RISULTATI_GIRONI;6;0)" office:value-type="float" office:value="56" calcext:value-type="float">
            <text:p>56</text:p>
          </table:table-cell>
          <table:table-cell table:style-name="ce329" table:formula="of:=VLOOKUP([.A10];A_4_INPUT_DATE_E_RISULTATI_GIRONI;7;0)" office:value-type="float" office:value="47" calcext:value-type="float">
            <text:p>47</text:p>
          </table:table-cell>
          <table:table-cell table:style-name="ce332" table:formula="of:=IF([.H10]&gt;[.I10];[.F10];[.G10])" office:value-type="string" office:string-value="Giaguari" calcext:value-type="string">
            <text:p>Giaguari</text:p>
          </table:table-cell>
          <table:table-cell table:style-name="ce332" table:formula="of:=IF([.H10]&lt;[.I10];[.F10];[.G10])" office:value-type="string" office:string-value="Linci" calcext:value-type="string">
            <text:p>Linci</text:p>
          </table:table-cell>
          <table:table-cell table:style-name="ce329" table:formula="of:=1*([.H10]&gt;[.I10])" office:value-type="float" office:value="1" calcext:value-type="float">
            <text:p>1</text:p>
          </table:table-cell>
          <table:table-cell table:style-name="ce336" table:formula="of:=1*([.H10]&lt;[.I10])*NOT(AND([.H10]=0;[.I10]=20))" office:value-type="float" office:value="0" calcext:value-type="float">
            <text:p>0</text:p>
          </table:table-cell>
          <table:table-cell table:style-name="ce336" table:formula="of:=1*AND([.H10]=0;[.I10]=20)" office:value-type="float" office:value="0" calcext:value-type="float">
            <text:p>0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39" table:formula="of:=[.O10]-[.P10]" office:value-type="float" office:value="9" calcext:value-type="float">
            <text:p>+9</text:p>
          </table:table-cell>
          <table:table-cell table:style-name="ce329" table:formula="of:=1*([.I10]&gt;[.H10])" office:value-type="float" office:value="0" calcext:value-type="float">
            <text:p>0</text:p>
          </table:table-cell>
          <table:table-cell table:style-name="ce329" table:formula="of:=1*([.I10]&lt;[.H10])*NOT(AND([.H10]=20;[.I10]=0))" office:value-type="float" office:value="1" calcext:value-type="float">
            <text:p>1</text:p>
          </table:table-cell>
          <table:table-cell table:style-name="ce329" table:formula="of:=1*AND([.H10]=20;[.I10]=0)" office:value-type="float" office:value="0" calcext:value-type="float">
            <text:p>0</text:p>
          </table:table-cell>
          <table:table-cell table:style-name="ce329" table:formula="of:=[.I10]" office:value-type="float" office:value="47" calcext:value-type="float">
            <text:p>47</text:p>
          </table:table-cell>
          <table:table-cell table:style-name="ce329" table:formula="of:=[.H10]" office:value-type="float" office:value="56" calcext:value-type="float">
            <text:p>56</text:p>
          </table:table-cell>
          <table:table-cell table:style-name="ce342" table:formula="of:=[.U10]-[.V10]" office:value-type="float" office:value="-9" calcext:value-type="float">
            <text:p>-9</text:p>
          </table:table-cell>
          <table:table-cell/>
          <table:table-cell table:style-name="ce94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99" office:value-type="string" calcext:value-type="string">
            <text:p>B</text:p>
          </table:table-cell>
          <table:table-cell table:style-name="ce102" office:value-type="string" calcext:value-type="string">
            <text:p>B4</text:p>
          </table:table-cell>
          <table:table-cell table:style-name="ce128" table:formula="of:=VLOOKUP([.AA10];A_SQUADRE_PER_CODICE;2)" office:value-type="string" office:string-value="Serval" calcext:value-type="string">
            <text:p>Serval</text:p>
          </table:table-cell>
          <table:table-cell table:style-name="ce102" table:formula="of:=[.AD10]+[.AE10]+[.AF10]" office:value-type="float" office:value="3" calcext:value-type="float">
            <text:p>3</text:p>
          </table:table-cell>
          <table:table-cell table:style-name="ce102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102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102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109" table:formula="of:=2*[.AD10]+1*[.AE10]+0*[.AF10]" office:value-type="float" office:value="4" calcext:value-type="float">
            <text:p>4</text:p>
          </table:table-cell>
          <table:table-cell table:style-name="ce149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102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154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102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102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102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149" table:formula="of:=[.AK10]+[.AL10]+[.AM10]" office:value-type="float" office:value="44" calcext:value-type="float">
            <text:p>44</text:p>
          </table:table-cell>
          <table:table-cell table:style-name="ce112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112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112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154" table:formula="of:=[.AO10]+[.AP10]+[.AQ10]" office:value-type="float" office:value="-18" calcext:value-type="float">
            <text:p>-18</text:p>
          </table:table-cell>
          <table:table-cell table:style-name="ce144" table:formula="of:=[.AG10]+(500+[.AR10])*10^-3+[.AN10]*10^-6+(500+[.AJ10])*10^-9+[.AH10]*10^-12" office:value-type="float" office:value="4.482044477183" calcext:value-type="float">
            <text:p>4,482044477183</text:p>
          </table:table-cell>
          <table:table-cell/>
          <table:table-cell table:style-name="ce257" table:formula="of:=[.AU9]+1" office:value-type="float" office:value="56" calcext:value-type="float">
            <text:p>5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B</text:p>
          </table:table-cell>
          <table:table-cell table:style-name="ce329" office:value-type="string" calcext:value-type="string">
            <text:p>3D</text:p>
          </table:table-cell>
          <table:table-cell table:style-name="ce332" table:formula="of:=IF(LEFT([.AX10];1)=&quot;V&quot;;VLOOKUP(NUMBERVALUE(SUBSTITUTE([.AX10];&quot;V&quot;;&quot;&quot;));B_PARTITE_2A_FASE;10;FALSE());IF(LEFT([.AX10];1)=&quot;P&quot;;VLOOKUP(NUMBERVALUE(SUBSTITUTE([.AX10];&quot;P&quot;;&quot;&quot;));B_PARTITE_2A_FASE;11;FALSE());VLOOKUP([.AX10];B_CLASSIFICHE_GIRONI;4;FALSE())))" office:value-type="string" office:string-value="Serval" calcext:value-type="string">
            <text:p>Serval</text:p>
          </table:table-cell>
          <table:table-cell table:style-name="ce332" table:formula="of:=IF(LEFT([.AY10];1)=&quot;V&quot;;VLOOKUP(NUMBERVALUE(SUBSTITUTE([.AY10];&quot;V&quot;;&quot;&quot;));B_PARTITE_2A_FASE;10;FALSE());IF(LEFT([.AY10];1)=&quot;P&quot;;VLOOKUP(NUMBERVALUE(SUBSTITUTE([.AY10];&quot;P&quot;;&quot;&quot;));B_PARTITE_2A_FASE;11;FALSE());VLOOKUP([.AY10];B_CLASSIFICHE_GIRONI;4;FALSE())))" office:value-type="string" office:string-value="Aquile" calcext:value-type="string">
            <text:p>Aquile</text:p>
          </table:table-cell>
          <table:table-cell table:style-name="ce329" table:formula="of:=VLOOKUP([.AU10];A_5_INPUT_DATE_E_RISULTATI_2A_FASE;6;0)" office:value-type="float" office:value="72" calcext:value-type="float">
            <text:p>72</text:p>
          </table:table-cell>
          <table:table-cell table:style-name="ce329" table:formula="of:=VLOOKUP([.AU10];A_5_INPUT_DATE_E_RISULTATI_2A_FASE;7;0)" office:value-type="float" office:value="52" calcext:value-type="float">
            <text:p>52</text:p>
          </table:table-cell>
          <table:table-cell table:style-name="ce332" table:formula="of:=IF([.BB10]&gt;[.BC10];[.AZ10];[.BA10])" office:value-type="string" office:string-value="Serval" calcext:value-type="string">
            <text:p>Serval</text:p>
          </table:table-cell>
          <table:table-cell table:style-name="ce332" table:formula="of:=IF([.BB10]&lt;[.BC10];[.AZ10];[.BA10])" office:value-type="string" office:string-value="Aquile" calcext:value-type="string">
            <text:p>Aquile</text:p>
          </table:table-cell>
          <table:table-cell table:style-name="ce329" table:formula="of:=1*([.BB10]&gt;[.BC10])" office:value-type="float" office:value="1" calcext:value-type="float">
            <text:p>1</text:p>
          </table:table-cell>
          <table:table-cell table:style-name="ce336" table:formula="of:=1*([.BB10]&lt;[.BC10])*NOT(AND([.BB10]=0;[.BC10]=20))" office:value-type="float" office:value="0" calcext:value-type="float">
            <text:p>0</text:p>
          </table:table-cell>
          <table:table-cell table:style-name="ce336" table:formula="of:=1*AND([.BB10]=0;[.BC10]=20)" office:value-type="float" office:value="0" calcext:value-type="float">
            <text:p>0</text:p>
          </table:table-cell>
          <table:table-cell table:style-name="ce329" table:formula="of:=[.BB10]" office:value-type="float" office:value="72" calcext:value-type="float">
            <text:p>72</text:p>
          </table:table-cell>
          <table:table-cell table:style-name="ce329" table:formula="of:=[.BC10]" office:value-type="float" office:value="52" calcext:value-type="float">
            <text:p>52</text:p>
          </table:table-cell>
          <table:table-cell table:style-name="ce339" table:formula="of:=[.BI10]-[.BJ10]" office:value-type="float" office:value="20" calcext:value-type="float">
            <text:p>+20</text:p>
          </table:table-cell>
          <table:table-cell table:style-name="ce329" table:formula="of:=1*([.BC10]&gt;[.BB10])" office:value-type="float" office:value="0" calcext:value-type="float">
            <text:p>0</text:p>
          </table:table-cell>
          <table:table-cell table:style-name="ce329" table:formula="of:=1*([.BC10]&lt;[.BB10])*NOT(AND([.BB10]=20;[.BC10]=0))" office:value-type="float" office:value="1" calcext:value-type="float">
            <text:p>1</text:p>
          </table:table-cell>
          <table:table-cell table:style-name="ce329" table:formula="of:=1*AND([.BB10]=20;[.BC10]=0)" office:value-type="float" office:value="0" calcext:value-type="float">
            <text:p>0</text:p>
          </table:table-cell>
          <table:table-cell table:style-name="ce329" table:formula="of:=[.BC10]" office:value-type="float" office:value="52" calcext:value-type="float">
            <text:p>52</text:p>
          </table:table-cell>
          <table:table-cell table:style-name="ce329" table:formula="of:=[.BB10]" office:value-type="float" office:value="72" calcext:value-type="float">
            <text:p>72</text:p>
          </table:table-cell>
          <table:table-cell table:style-name="ce342" table:formula="of:=[.BO10]-[.BP10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26" calcext:value-type="float">
            <text:p>2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1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332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1];A_4_INPUT_DATE_E_RISULTATI_GIRONI;6;0)" office:value-type="float" office:value="76" calcext:value-type="float">
            <text:p>76</text:p>
          </table:table-cell>
          <table:table-cell table:style-name="ce329" table:formula="of:=VLOOKUP([.A11];A_4_INPUT_DATE_E_RISULTATI_GIRONI;7;0)" office:value-type="float" office:value="94" calcext:value-type="float">
            <text:p>94</text:p>
          </table:table-cell>
          <table:table-cell table:style-name="ce332" table:formula="of:=IF([.H11]&gt;[.I11];[.F11];[.G11])" office:value-type="string" office:string-value="Serval" calcext:value-type="string">
            <text:p>Serval</text:p>
          </table:table-cell>
          <table:table-cell table:style-name="ce332" table:formula="of:=IF([.H11]&lt;[.I11];[.F11];[.G11])" office:value-type="string" office:string-value="Giaguari" calcext:value-type="string">
            <text:p>Giaguari</text:p>
          </table:table-cell>
          <table:table-cell table:style-name="ce329" table:formula="of:=1*([.H11]&gt;[.I11])" office:value-type="float" office:value="0" calcext:value-type="float">
            <text:p>0</text:p>
          </table:table-cell>
          <table:table-cell table:style-name="ce336" table:formula="of:=1*([.H11]&lt;[.I11])*NOT(AND([.H11]=0;[.I11]=20))" office:value-type="float" office:value="1" calcext:value-type="float">
            <text:p>1</text:p>
          </table:table-cell>
          <table:table-cell table:style-name="ce336" table:formula="of:=1*AND([.H11]=0;[.I11]=20)" office:value-type="float" office:value="0" calcext:value-type="float">
            <text:p>0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39" table:formula="of:=[.O11]-[.P11]" office:value-type="float" office:value="-18" calcext:value-type="float">
            <text:p>-18</text:p>
          </table:table-cell>
          <table:table-cell table:style-name="ce329" table:formula="of:=1*([.I11]&gt;[.H11])" office:value-type="float" office:value="1" calcext:value-type="float">
            <text:p>1</text:p>
          </table:table-cell>
          <table:table-cell table:style-name="ce329" table:formula="of:=1*([.I11]&lt;[.H11])*NOT(AND([.H11]=20;[.I11]=0))" office:value-type="float" office:value="0" calcext:value-type="float">
            <text:p>0</text:p>
          </table:table-cell>
          <table:table-cell table:style-name="ce329" table:formula="of:=1*AND([.H11]=20;[.I11]=0)" office:value-type="float" office:value="0" calcext:value-type="float">
            <text:p>0</text:p>
          </table:table-cell>
          <table:table-cell table:style-name="ce329" table:formula="of:=[.I11]" office:value-type="float" office:value="94" calcext:value-type="float">
            <text:p>94</text:p>
          </table:table-cell>
          <table:table-cell table:style-name="ce329" table:formula="of:=[.H11]" office:value-type="float" office:value="76" calcext:value-type="float">
            <text:p>76</text:p>
          </table:table-cell>
          <table:table-cell table:style-name="ce342" table:formula="of:=[.U11]-[.V11]" office:value-type="float" office:value="18" calcext:value-type="float">
            <text:p>+18</text:p>
          </table:table-cell>
          <table:table-cell/>
          <table:table-cell table:style-name="ce346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126" table:formula="of:=VLOOKUP([.AA11];A_SQUADRE_PER_CODICE;2)" office:value-type="string" office:string-value="Elefanti" calcext:value-type="string">
            <text:p>Elefanti</text:p>
          </table:table-cell>
          <table:table-cell table:style-name="ce329" table:formula="of:=[.AD11]+[.AE11]+[.AF11]" office:value-type="float" office:value="3" calcext:value-type="float">
            <text:p>3</text:p>
          </table:table-cell>
          <table:table-cell table:style-name="ce3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3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3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107" table:formula="of:=2*[.AD11]+1*[.AE11]+0*[.AF11]" office:value-type="float" office:value="5" calcext:value-type="float">
            <text:p>5</text:p>
          </table:table-cell>
          <table:table-cell table:style-name="ce138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3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152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3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336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3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138" table:formula="of:=[.AK11]+[.AL11]+[.AM11]" office:value-type="float" office:value="166" calcext:value-type="float">
            <text:p>166</text:p>
          </table:table-cell>
          <table:table-cell table:style-name="ce339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339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339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152" table:formula="of:=[.AO11]+[.AP11]+[.AQ11]" office:value-type="float" office:value="20" calcext:value-type="float">
            <text:p>+20</text:p>
          </table:table-cell>
          <table:table-cell table:style-name="ce141" table:formula="of:=[.AG11]+(500+[.AR11])*10^-3+[.AN11]*10^-6+(500+[.AJ11])*10^-9+[.AH11]*10^-12" office:value-type="float" office:value="5.520166535223" calcext:value-type="float">
            <text:p>5,520166535223</text:p>
          </table:table-cell>
          <table:table-cell/>
          <table:table-cell table:style-name="ce257" table:formula="of:=[.AU10]+1" office:value-type="float" office:value="57" calcext:value-type="float">
            <text:p>5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E</text:p>
          </table:table-cell>
          <table:table-cell table:style-name="ce184" office:value-type="string" calcext:value-type="string">
            <text:p>2G</text:p>
          </table:table-cell>
          <table:table-cell table:style-name="ce332" table:formula="of:=IF(LEFT([.AX11];1)=&quot;V&quot;;VLOOKUP(NUMBERVALUE(SUBSTITUTE([.AX11];&quot;V&quot;;&quot;&quot;));B_PARTITE_2A_FASE;10;FALSE());IF(LEFT([.AX11];1)=&quot;P&quot;;VLOOKUP(NUMBERVALUE(SUBSTITUTE([.AX11];&quot;P&quot;;&quot;&quot;));B_PARTITE_2A_FASE;11;FALSE());VLOOKUP([.AX11];B_CLASSIFICHE_GIRONI;4;FALSE())))" office:value-type="string" office:string-value="Bisonti" calcext:value-type="string">
            <text:p>Bisonti</text:p>
          </table:table-cell>
          <table:table-cell table:style-name="ce332" table:formula="of:=IF(LEFT([.AY11];1)=&quot;V&quot;;VLOOKUP(NUMBERVALUE(SUBSTITUTE([.AY11];&quot;V&quot;;&quot;&quot;));B_PARTITE_2A_FASE;10;FALSE());IF(LEFT([.AY11];1)=&quot;P&quot;;VLOOKUP(NUMBERVALUE(SUBSTITUTE([.AY11];&quot;P&quot;;&quot;&quot;));B_PARTITE_2A_FASE;11;FALSE());VLOOKUP([.AY11];B_CLASSIFICHE_GIRONI;4;FALSE())))" office:value-type="string" office:string-value="Gorilla" calcext:value-type="string">
            <text:p>Gorilla</text:p>
          </table:table-cell>
          <table:table-cell table:style-name="ce329" table:formula="of:=VLOOKUP([.AU11];A_5_INPUT_DATE_E_RISULTATI_2A_FASE;6;0)" office:value-type="float" office:value="90" calcext:value-type="float">
            <text:p>90</text:p>
          </table:table-cell>
          <table:table-cell table:style-name="ce329" table:formula="of:=VLOOKUP([.AU11];A_5_INPUT_DATE_E_RISULTATI_2A_FASE;7;0)" office:value-type="float" office:value="22" calcext:value-type="float">
            <text:p>22</text:p>
          </table:table-cell>
          <table:table-cell table:style-name="ce332" table:formula="of:=IF([.BB11]&gt;[.BC11];[.AZ11];[.BA11])" office:value-type="string" office:string-value="Bisonti" calcext:value-type="string">
            <text:p>Bisonti</text:p>
          </table:table-cell>
          <table:table-cell table:style-name="ce332" table:formula="of:=IF([.BB11]&lt;[.BC11];[.AZ11];[.BA11])" office:value-type="string" office:string-value="Gorilla" calcext:value-type="string">
            <text:p>Gorilla</text:p>
          </table:table-cell>
          <table:table-cell table:style-name="ce329" table:formula="of:=1*([.BB11]&gt;[.BC11])" office:value-type="float" office:value="1" calcext:value-type="float">
            <text:p>1</text:p>
          </table:table-cell>
          <table:table-cell table:style-name="ce336" table:formula="of:=1*([.BB11]&lt;[.BC11])*NOT(AND([.BB11]=0;[.BC11]=20))" office:value-type="float" office:value="0" calcext:value-type="float">
            <text:p>0</text:p>
          </table:table-cell>
          <table:table-cell table:style-name="ce336" table:formula="of:=1*AND([.BB11]=0;[.BC11]=20)" office:value-type="float" office:value="0" calcext:value-type="float">
            <text:p>0</text:p>
          </table:table-cell>
          <table:table-cell table:style-name="ce329" table:formula="of:=[.BB11]" office:value-type="float" office:value="90" calcext:value-type="float">
            <text:p>90</text:p>
          </table:table-cell>
          <table:table-cell table:style-name="ce329" table:formula="of:=[.BC11]" office:value-type="float" office:value="22" calcext:value-type="float">
            <text:p>22</text:p>
          </table:table-cell>
          <table:table-cell table:style-name="ce339" table:formula="of:=[.BI11]-[.BJ11]" office:value-type="float" office:value="68" calcext:value-type="float">
            <text:p>+68</text:p>
          </table:table-cell>
          <table:table-cell table:style-name="ce329" table:formula="of:=1*([.BC11]&gt;[.BB11])" office:value-type="float" office:value="0" calcext:value-type="float">
            <text:p>0</text:p>
          </table:table-cell>
          <table:table-cell table:style-name="ce329" table:formula="of:=1*([.BC11]&lt;[.BB11])*NOT(AND([.BB11]=20;[.BC11]=0))" office:value-type="float" office:value="1" calcext:value-type="float">
            <text:p>1</text:p>
          </table:table-cell>
          <table:table-cell table:style-name="ce329" table:formula="of:=1*AND([.BB11]=20;[.BC11]=0)" office:value-type="float" office:value="0" calcext:value-type="float">
            <text:p>0</text:p>
          </table:table-cell>
          <table:table-cell table:style-name="ce329" table:formula="of:=[.BC11]" office:value-type="float" office:value="22" calcext:value-type="float">
            <text:p>22</text:p>
          </table:table-cell>
          <table:table-cell table:style-name="ce329" table:formula="of:=[.BB11]" office:value-type="float" office:value="90" calcext:value-type="float">
            <text:p>90</text:p>
          </table:table-cell>
          <table:table-cell table:style-name="ce342" table:formula="of:=[.BO11]-[.BP11]" office:value-type="float" office:value="-68" calcext:value-type="float">
            <text:p>-68</text:p>
          </table:table-cell>
        </table:table-row>
        <table:table-row table:style-name="ro1">
          <table:table-cell table:style-name="ce257" office:value-type="float" office:value="38" calcext:value-type="float">
            <text:p>3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3</text:p>
          </table:table-cell>
          <table:table-cell table:style-name="ce332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332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329" table:formula="of:=VLOOKUP([.A12];A_4_INPUT_DATE_E_RISULTATI_GIRONI;6;0)" office:value-type="float" office:value="97" calcext:value-type="float">
            <text:p>97</text:p>
          </table:table-cell>
          <table:table-cell table:style-name="ce329" table:formula="of:=VLOOKUP([.A12];A_4_INPUT_DATE_E_RISULTATI_GIRONI;7;0)" office:value-type="float" office:value="72" calcext:value-type="float">
            <text:p>72</text:p>
          </table:table-cell>
          <table:table-cell table:style-name="ce332" table:formula="of:=IF([.H12]&gt;[.I12];[.F12];[.G12])" office:value-type="string" office:string-value="Puma" calcext:value-type="string">
            <text:p>Puma</text:p>
          </table:table-cell>
          <table:table-cell table:style-name="ce332" table:formula="of:=IF([.H12]&lt;[.I12];[.F12];[.G12])" office:value-type="string" office:string-value="Linci" calcext:value-type="string">
            <text:p>Linci</text:p>
          </table:table-cell>
          <table:table-cell table:style-name="ce329" table:formula="of:=1*([.H12]&gt;[.I12])" office:value-type="float" office:value="1" calcext:value-type="float">
            <text:p>1</text:p>
          </table:table-cell>
          <table:table-cell table:style-name="ce336" table:formula="of:=1*([.H12]&lt;[.I12])*NOT(AND([.H12]=0;[.I12]=20))" office:value-type="float" office:value="0" calcext:value-type="float">
            <text:p>0</text:p>
          </table:table-cell>
          <table:table-cell table:style-name="ce336" table:formula="of:=1*AND([.H12]=0;[.I12]=20)" office:value-type="float" office:value="0" calcext:value-type="float">
            <text:p>0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39" table:formula="of:=[.O12]-[.P12]" office:value-type="float" office:value="25" calcext:value-type="float">
            <text:p>+25</text:p>
          </table:table-cell>
          <table:table-cell table:style-name="ce329" table:formula="of:=1*([.I12]&gt;[.H12])" office:value-type="float" office:value="0" calcext:value-type="float">
            <text:p>0</text:p>
          </table:table-cell>
          <table:table-cell table:style-name="ce329" table:formula="of:=1*([.I12]&lt;[.H12])*NOT(AND([.H12]=20;[.I12]=0))" office:value-type="float" office:value="1" calcext:value-type="float">
            <text:p>1</text:p>
          </table:table-cell>
          <table:table-cell table:style-name="ce329" table:formula="of:=1*AND([.H12]=20;[.I12]=0)" office:value-type="float" office:value="0" calcext:value-type="float">
            <text:p>0</text:p>
          </table:table-cell>
          <table:table-cell table:style-name="ce329" table:formula="of:=[.I12]" office:value-type="float" office:value="72" calcext:value-type="float">
            <text:p>72</text:p>
          </table:table-cell>
          <table:table-cell table:style-name="ce329" table:formula="of:=[.H12]" office:value-type="float" office:value="97" calcext:value-type="float">
            <text:p>97</text:p>
          </table:table-cell>
          <table:table-cell table:style-name="ce342" table:formula="of:=[.U12]-[.V12]" office:value-type="float" office:value="-25" calcext:value-type="float">
            <text:p>-25</text:p>
          </table:table-cell>
          <table:table-cell/>
          <table:table-cell table:style-name="ce346" table:formula="of:=COUNTIF(B_COEFF_GIRONE_C;&quot;&gt;=&quot;&amp;[.AS12])&amp;[.Z12]" office:value-type="string" office:string-value="2C" calcext:value-type="string">
            <text:p>2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126" table:formula="of:=VLOOKUP([.AA12];A_SQUADRE_PER_CODICE;2)" office:value-type="string" office:string-value="Giraffe" calcext:value-type="string">
            <text:p>Giraffe</text:p>
          </table:table-cell>
          <table:table-cell table:style-name="ce329" table:formula="of:=[.AD12]+[.AE12]+[.AF12]" office:value-type="float" office:value="3" calcext:value-type="float">
            <text:p>3</text:p>
          </table:table-cell>
          <table:table-cell table:style-name="ce3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3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3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107" table:formula="of:=2*[.AD12]+1*[.AE12]+0*[.AF12]" office:value-type="float" office:value="5" calcext:value-type="float">
            <text:p>5</text:p>
          </table:table-cell>
          <table:table-cell table:style-name="ce138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3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152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3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3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3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138" table:formula="of:=[.AK12]+[.AL12]+[.AM12]" office:value-type="float" office:value="149" calcext:value-type="float">
            <text:p>149</text:p>
          </table:table-cell>
          <table:table-cell table:style-name="ce339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339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339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152" table:formula="of:=[.AO12]+[.AP12]+[.AQ12]" office:value-type="float" office:value="0" calcext:value-type="float">
            <text:p>+0</text:p>
          </table:table-cell>
          <table:table-cell table:style-name="ce141" table:formula="of:=[.AG12]+(500+[.AR12])*10^-3+[.AN12]*10^-6+(500+[.AJ12])*10^-9+[.AH12]*10^-12" office:value-type="float" office:value="5.500149526209" calcext:value-type="float">
            <text:p>5,500149526209</text:p>
          </table:table-cell>
          <table:table-cell/>
          <table:table-cell table:style-name="ce257" table:formula="of:=[.AU11]+1" office:value-type="float" office:value="58" calcext:value-type="float">
            <text:p>5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E</text:p>
          </table:table-cell>
          <table:table-cell table:style-name="ce329" office:value-type="string" calcext:value-type="string">
            <text:p>1G</text:p>
          </table:table-cell>
          <table:table-cell table:style-name="ce332" table:formula="of:=IF(LEFT([.AX12];1)=&quot;V&quot;;VLOOKUP(NUMBERVALUE(SUBSTITUTE([.AX12];&quot;V&quot;;&quot;&quot;));B_PARTITE_2A_FASE;10;FALSE());IF(LEFT([.AX12];1)=&quot;P&quot;;VLOOKUP(NUMBERVALUE(SUBSTITUTE([.AX12];&quot;P&quot;;&quot;&quot;));B_PARTITE_2A_FASE;11;FALSE());VLOOKUP([.AX12];B_CLASSIFICHE_GIRONI;4;FALSE())))" office:value-type="string" office:string-value="Bufali" calcext:value-type="string">
            <text:p>Bufali</text:p>
          </table:table-cell>
          <table:table-cell table:style-name="ce332" table:formula="of:=IF(LEFT([.AY12];1)=&quot;V&quot;;VLOOKUP(NUMBERVALUE(SUBSTITUTE([.AY12];&quot;V&quot;;&quot;&quot;));B_PARTITE_2A_FASE;10;FALSE());IF(LEFT([.AY12];1)=&quot;P&quot;;VLOOKUP(NUMBERVALUE(SUBSTITUTE([.AY12];&quot;P&quot;;&quot;&quot;));B_PARTITE_2A_FASE;11;FALSE());VLOOKUP([.AY12];B_CLASSIFICHE_GIRONI;4;FALSE())))" office:value-type="string" office:string-value="Istrici" calcext:value-type="string">
            <text:p>Istrici</text:p>
          </table:table-cell>
          <table:table-cell table:style-name="ce329" table:formula="of:=VLOOKUP([.AU12];A_5_INPUT_DATE_E_RISULTATI_2A_FASE;6;0)" office:value-type="float" office:value="56" calcext:value-type="float">
            <text:p>56</text:p>
          </table:table-cell>
          <table:table-cell table:style-name="ce329" table:formula="of:=VLOOKUP([.AU12];A_5_INPUT_DATE_E_RISULTATI_2A_FASE;7;0)" office:value-type="float" office:value="47" calcext:value-type="float">
            <text:p>47</text:p>
          </table:table-cell>
          <table:table-cell table:style-name="ce332" table:formula="of:=IF([.BB12]&gt;[.BC12];[.AZ12];[.BA12])" office:value-type="string" office:string-value="Bufali" calcext:value-type="string">
            <text:p>Bufali</text:p>
          </table:table-cell>
          <table:table-cell table:style-name="ce332" table:formula="of:=IF([.BB12]&lt;[.BC12];[.AZ12];[.BA12])" office:value-type="string" office:string-value="Istrici" calcext:value-type="string">
            <text:p>Istrici</text:p>
          </table:table-cell>
          <table:table-cell table:style-name="ce329" table:formula="of:=1*([.BB12]&gt;[.BC12])" office:value-type="float" office:value="1" calcext:value-type="float">
            <text:p>1</text:p>
          </table:table-cell>
          <table:table-cell table:style-name="ce336" table:formula="of:=1*([.BB12]&lt;[.BC12])*NOT(AND([.BB12]=0;[.BC12]=20))" office:value-type="float" office:value="0" calcext:value-type="float">
            <text:p>0</text:p>
          </table:table-cell>
          <table:table-cell table:style-name="ce336" table:formula="of:=1*AND([.BB12]=0;[.BC12]=20)" office:value-type="float" office:value="0" calcext:value-type="float">
            <text:p>0</text:p>
          </table:table-cell>
          <table:table-cell table:style-name="ce329" table:formula="of:=[.BB12]" office:value-type="float" office:value="56" calcext:value-type="float">
            <text:p>56</text:p>
          </table:table-cell>
          <table:table-cell table:style-name="ce329" table:formula="of:=[.BC12]" office:value-type="float" office:value="47" calcext:value-type="float">
            <text:p>47</text:p>
          </table:table-cell>
          <table:table-cell table:style-name="ce339" table:formula="of:=[.BI12]-[.BJ12]" office:value-type="float" office:value="9" calcext:value-type="float">
            <text:p>+9</text:p>
          </table:table-cell>
          <table:table-cell table:style-name="ce329" table:formula="of:=1*([.BC12]&gt;[.BB12])" office:value-type="float" office:value="0" calcext:value-type="float">
            <text:p>0</text:p>
          </table:table-cell>
          <table:table-cell table:style-name="ce329" table:formula="of:=1*([.BC12]&lt;[.BB12])*NOT(AND([.BB12]=20;[.BC12]=0))" office:value-type="float" office:value="1" calcext:value-type="float">
            <text:p>1</text:p>
          </table:table-cell>
          <table:table-cell table:style-name="ce329" table:formula="of:=1*AND([.BB12]=20;[.BC12]=0)" office:value-type="float" office:value="0" calcext:value-type="float">
            <text:p>0</text:p>
          </table:table-cell>
          <table:table-cell table:style-name="ce329" table:formula="of:=[.BC12]" office:value-type="float" office:value="47" calcext:value-type="float">
            <text:p>47</text:p>
          </table:table-cell>
          <table:table-cell table:style-name="ce329" table:formula="of:=[.BB12]" office:value-type="float" office:value="56" calcext:value-type="float">
            <text:p>56</text:p>
          </table:table-cell>
          <table:table-cell table:style-name="ce342" table:formula="of:=[.BO12]-[.BP12]" office:value-type="float" office:value="-9" calcext:value-type="float">
            <text:p>-9</text:p>
          </table:table-cell>
        </table:table-row>
        <table:table-row table:style-name="ro1">
          <table:table-cell table:style-name="ce257" office:value-type="float" office:value="14" calcext:value-type="float">
            <text:p>1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2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332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3];A_4_INPUT_DATE_E_RISULTATI_GIRONI;6;0)" office:value-type="float" office:value="68" calcext:value-type="float">
            <text:p>68</text:p>
          </table:table-cell>
          <table:table-cell table:style-name="ce329" table:formula="of:=VLOOKUP([.A13];A_4_INPUT_DATE_E_RISULTATI_GIRONI;7;0)" office:value-type="float" office:value="45" calcext:value-type="float">
            <text:p>45</text:p>
          </table:table-cell>
          <table:table-cell table:style-name="ce332" table:formula="of:=IF([.H13]&gt;[.I13];[.F13];[.G13])" office:value-type="string" office:string-value="Puma" calcext:value-type="string">
            <text:p>Puma</text:p>
          </table:table-cell>
          <table:table-cell table:style-name="ce332" table:formula="of:=IF([.H13]&lt;[.I13];[.F13];[.G13])" office:value-type="string" office:string-value="Serval" calcext:value-type="string">
            <text:p>Serval</text:p>
          </table:table-cell>
          <table:table-cell table:style-name="ce329" table:formula="of:=1*([.H13]&gt;[.I13])" office:value-type="float" office:value="1" calcext:value-type="float">
            <text:p>1</text:p>
          </table:table-cell>
          <table:table-cell table:style-name="ce336" table:formula="of:=1*([.H13]&lt;[.I13])*NOT(AND([.H13]=0;[.I13]=20))" office:value-type="float" office:value="0" calcext:value-type="float">
            <text:p>0</text:p>
          </table:table-cell>
          <table:table-cell table:style-name="ce336" table:formula="of:=1*AND([.H13]=0;[.I13]=20)" office:value-type="float" office:value="0" calcext:value-type="float">
            <text:p>0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39" table:formula="of:=[.O13]-[.P13]" office:value-type="float" office:value="23" calcext:value-type="float">
            <text:p>+23</text:p>
          </table:table-cell>
          <table:table-cell table:style-name="ce329" table:formula="of:=1*([.I13]&gt;[.H13])" office:value-type="float" office:value="0" calcext:value-type="float">
            <text:p>0</text:p>
          </table:table-cell>
          <table:table-cell table:style-name="ce329" table:formula="of:=1*([.I13]&lt;[.H13])*NOT(AND([.H13]=20;[.I13]=0))" office:value-type="float" office:value="1" calcext:value-type="float">
            <text:p>1</text:p>
          </table:table-cell>
          <table:table-cell table:style-name="ce329" table:formula="of:=1*AND([.H13]=20;[.I13]=0)" office:value-type="float" office:value="0" calcext:value-type="float">
            <text:p>0</text:p>
          </table:table-cell>
          <table:table-cell table:style-name="ce329" table:formula="of:=[.I13]" office:value-type="float" office:value="45" calcext:value-type="float">
            <text:p>45</text:p>
          </table:table-cell>
          <table:table-cell table:style-name="ce329" table:formula="of:=[.H13]" office:value-type="float" office:value="68" calcext:value-type="float">
            <text:p>68</text:p>
          </table:table-cell>
          <table:table-cell table:style-name="ce342" table:formula="of:=[.U13]-[.V13]" office:value-type="float" office:value="-23" calcext:value-type="float">
            <text:p>-23</text:p>
          </table:table-cell>
          <table:table-cell/>
          <table:table-cell table:style-name="ce346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126" table:formula="of:=VLOOKUP([.AA13];A_SQUADRE_PER_CODICE;2)" office:value-type="string" office:string-value="Ippopotami" calcext:value-type="string">
            <text:p>Ippopotami</text:p>
          </table:table-cell>
          <table:table-cell table:style-name="ce329" table:formula="of:=[.AD13]+[.AE13]+[.AF13]" office:value-type="float" office:value="3" calcext:value-type="float">
            <text:p>3</text:p>
          </table:table-cell>
          <table:table-cell table:style-name="ce3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3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3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107" table:formula="of:=2*[.AD13]+1*[.AE13]+0*[.AF13]" office:value-type="float" office:value="5" calcext:value-type="float">
            <text:p>5</text:p>
          </table:table-cell>
          <table:table-cell table:style-name="ce138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3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152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3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3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3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138" table:formula="of:=[.AK13]+[.AL13]+[.AM13]" office:value-type="float" office:value="144" calcext:value-type="float">
            <text:p>144</text:p>
          </table:table-cell>
          <table:table-cell table:style-name="ce339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339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339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152" table:formula="of:=[.AO13]+[.AP13]+[.AQ13]" office:value-type="float" office:value="-20" calcext:value-type="float">
            <text:p>-20</text:p>
          </table:table-cell>
          <table:table-cell table:style-name="ce141" table:formula="of:=[.AG13]+(500+[.AR13])*10^-3+[.AN13]*10^-6+(500+[.AJ13])*10^-9+[.AH13]*10^-12" office:value-type="float" office:value="5.48014455124" calcext:value-type="float">
            <text:p>5,480144551240</text:p>
          </table:table-cell>
          <table:table-cell/>
          <table:table-cell table:style-name="ce257" table:formula="of:=[.AU12]+1" office:value-type="float" office:value="59" calcext:value-type="float">
            <text:p>59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E</text:p>
          </table:table-cell>
          <table:table-cell table:style-name="ce329" office:value-type="string" calcext:value-type="string">
            <text:p>4G</text:p>
          </table:table-cell>
          <table:table-cell table:style-name="ce332" table:formula="of:=IF(LEFT([.AX13];1)=&quot;V&quot;;VLOOKUP(NUMBERVALUE(SUBSTITUTE([.AX13];&quot;V&quot;;&quot;&quot;));B_PARTITE_2A_FASE;10;FALSE());IF(LEFT([.AX13];1)=&quot;P&quot;;VLOOKUP(NUMBERVALUE(SUBSTITUTE([.AX13];&quot;P&quot;;&quot;&quot;));B_PARTITE_2A_FASE;11;FALSE());VLOOKUP([.AX13];B_CLASSIFICHE_GIRONI;4;FALSE())))" office:value-type="string" office:string-value="Cervi" calcext:value-type="string">
            <text:p>Cervi</text:p>
          </table:table-cell>
          <table:table-cell table:style-name="ce332" table:formula="of:=IF(LEFT([.AY13];1)=&quot;V&quot;;VLOOKUP(NUMBERVALUE(SUBSTITUTE([.AY13];&quot;V&quot;;&quot;&quot;));B_PARTITE_2A_FASE;10;FALSE());IF(LEFT([.AY13];1)=&quot;P&quot;;VLOOKUP(NUMBERVALUE(SUBSTITUTE([.AY13];&quot;P&quot;;&quot;&quot;));B_PARTITE_2A_FASE;11;FALSE());VLOOKUP([.AY13];B_CLASSIFICHE_GIRONI;4;FALSE())))" office:value-type="string" office:string-value="Muli" calcext:value-type="string">
            <text:p>Muli</text:p>
          </table:table-cell>
          <table:table-cell table:style-name="ce329" table:formula="of:=VLOOKUP([.AU13];A_5_INPUT_DATE_E_RISULTATI_2A_FASE;6;0)" office:value-type="float" office:value="66" calcext:value-type="float">
            <text:p>66</text:p>
          </table:table-cell>
          <table:table-cell table:style-name="ce329" table:formula="of:=VLOOKUP([.AU13];A_5_INPUT_DATE_E_RISULTATI_2A_FASE;7;0)" office:value-type="float" office:value="95" calcext:value-type="float">
            <text:p>95</text:p>
          </table:table-cell>
          <table:table-cell table:style-name="ce332" table:formula="of:=IF([.BB13]&gt;[.BC13];[.AZ13];[.BA13])" office:value-type="string" office:string-value="Muli" calcext:value-type="string">
            <text:p>Muli</text:p>
          </table:table-cell>
          <table:table-cell table:style-name="ce332" table:formula="of:=IF([.BB13]&lt;[.BC13];[.AZ13];[.BA13])" office:value-type="string" office:string-value="Cervi" calcext:value-type="string">
            <text:p>Cervi</text:p>
          </table:table-cell>
          <table:table-cell table:style-name="ce329" table:formula="of:=1*([.BB13]&gt;[.BC13])" office:value-type="float" office:value="0" calcext:value-type="float">
            <text:p>0</text:p>
          </table:table-cell>
          <table:table-cell table:style-name="ce336" table:formula="of:=1*([.BB13]&lt;[.BC13])*NOT(AND([.BB13]=0;[.BC13]=20))" office:value-type="float" office:value="1" calcext:value-type="float">
            <text:p>1</text:p>
          </table:table-cell>
          <table:table-cell table:style-name="ce336" table:formula="of:=1*AND([.BB13]=0;[.BC13]=20)" office:value-type="float" office:value="0" calcext:value-type="float">
            <text:p>0</text:p>
          </table:table-cell>
          <table:table-cell table:style-name="ce329" table:formula="of:=[.BB13]" office:value-type="float" office:value="66" calcext:value-type="float">
            <text:p>66</text:p>
          </table:table-cell>
          <table:table-cell table:style-name="ce329" table:formula="of:=[.BC13]" office:value-type="float" office:value="95" calcext:value-type="float">
            <text:p>95</text:p>
          </table:table-cell>
          <table:table-cell table:style-name="ce339" table:formula="of:=[.BI13]-[.BJ13]" office:value-type="float" office:value="-29" calcext:value-type="float">
            <text:p>-29</text:p>
          </table:table-cell>
          <table:table-cell table:style-name="ce329" table:formula="of:=1*([.BC13]&gt;[.BB13])" office:value-type="float" office:value="1" calcext:value-type="float">
            <text:p>1</text:p>
          </table:table-cell>
          <table:table-cell table:style-name="ce329" table:formula="of:=1*([.BC13]&lt;[.BB13])*NOT(AND([.BB13]=20;[.BC13]=0))" office:value-type="float" office:value="0" calcext:value-type="float">
            <text:p>0</text:p>
          </table:table-cell>
          <table:table-cell table:style-name="ce329" table:formula="of:=1*AND([.BB13]=20;[.BC13]=0)" office:value-type="float" office:value="0" calcext:value-type="float">
            <text:p>0</text:p>
          </table:table-cell>
          <table:table-cell table:style-name="ce329" table:formula="of:=[.BC13]" office:value-type="float" office:value="95" calcext:value-type="float">
            <text:p>95</text:p>
          </table:table-cell>
          <table:table-cell table:style-name="ce329" table:formula="of:=[.BB13]" office:value-type="float" office:value="66" calcext:value-type="float">
            <text:p>66</text:p>
          </table:table-cell>
          <table:table-cell table:style-name="ce342" table:formula="of:=[.BO13]-[.BP13]" office:value-type="float" office:value="29" calcext:value-type="float">
            <text:p>+29</text:p>
          </table:table-cell>
        </table:table-row>
        <table:table-row table:style-name="ro1">
          <table:table-cell table:style-name="ce257" office:value-type="float" office:value="6" calcext:value-type="float">
            <text:p>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B</text:p>
          </table:table-cell>
          <table:table-cell table:style-name="ce329" office:value-type="string" calcext:value-type="string">
            <text:p>B3</text:p>
          </table:table-cell>
          <table:table-cell table:style-name="ce329" office:value-type="string" calcext:value-type="string">
            <text:p>B4</text:p>
          </table:table-cell>
          <table:table-cell table:style-name="ce332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332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329" table:formula="of:=VLOOKUP([.A14];A_4_INPUT_DATE_E_RISULTATI_GIRONI;6;0)" office:value-type="float" office:value="62" calcext:value-type="float">
            <text:p>62</text:p>
          </table:table-cell>
          <table:table-cell table:style-name="ce329" table:formula="of:=VLOOKUP([.A14];A_4_INPUT_DATE_E_RISULTATI_GIRONI;7;0)" office:value-type="float" office:value="44" calcext:value-type="float">
            <text:p>44</text:p>
          </table:table-cell>
          <table:table-cell table:style-name="ce332" table:formula="of:=IF([.H14]&gt;[.I14];[.F14];[.G14])" office:value-type="string" office:string-value="Linci" calcext:value-type="string">
            <text:p>Linci</text:p>
          </table:table-cell>
          <table:table-cell table:style-name="ce332" table:formula="of:=IF([.H14]&lt;[.I14];[.F14];[.G14])" office:value-type="string" office:string-value="Serval" calcext:value-type="string">
            <text:p>Serval</text:p>
          </table:table-cell>
          <table:table-cell table:style-name="ce329" table:formula="of:=1*([.H14]&gt;[.I14])" office:value-type="float" office:value="1" calcext:value-type="float">
            <text:p>1</text:p>
          </table:table-cell>
          <table:table-cell table:style-name="ce336" table:formula="of:=1*([.H14]&lt;[.I14])*NOT(AND([.H14]=0;[.I14]=20))" office:value-type="float" office:value="0" calcext:value-type="float">
            <text:p>0</text:p>
          </table:table-cell>
          <table:table-cell table:style-name="ce336" table:formula="of:=1*AND([.H14]=0;[.I14]=20)" office:value-type="float" office:value="0" calcext:value-type="float">
            <text:p>0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39" table:formula="of:=[.O14]-[.P14]" office:value-type="float" office:value="18" calcext:value-type="float">
            <text:p>+18</text:p>
          </table:table-cell>
          <table:table-cell table:style-name="ce329" table:formula="of:=1*([.I14]&gt;[.H14])" office:value-type="float" office:value="0" calcext:value-type="float">
            <text:p>0</text:p>
          </table:table-cell>
          <table:table-cell table:style-name="ce329" table:formula="of:=1*([.I14]&lt;[.H14])*NOT(AND([.H14]=20;[.I14]=0))" office:value-type="float" office:value="1" calcext:value-type="float">
            <text:p>1</text:p>
          </table:table-cell>
          <table:table-cell table:style-name="ce329" table:formula="of:=1*AND([.H14]=20;[.I14]=0)" office:value-type="float" office:value="0" calcext:value-type="float">
            <text:p>0</text:p>
          </table:table-cell>
          <table:table-cell table:style-name="ce329" table:formula="of:=[.I14]" office:value-type="float" office:value="44" calcext:value-type="float">
            <text:p>44</text:p>
          </table:table-cell>
          <table:table-cell table:style-name="ce329" table:formula="of:=[.H14]" office:value-type="float" office:value="62" calcext:value-type="float">
            <text:p>62</text:p>
          </table:table-cell>
          <table:table-cell table:style-name="ce342" table:formula="of:=[.U14]-[.V14]" office:value-type="float" office:value="-18" calcext:value-type="float">
            <text:p>-18</text:p>
          </table:table-cell>
          <table:table-cell/>
          <table:table-cell table:style-name="ce346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103" office:value-type="string" calcext:value-type="string">
            <text:p>C</text:p>
          </table:table-cell>
          <table:table-cell table:style-name="ce329" office:value-type="string" calcext:value-type="string">
            <text:p>C4</text:p>
          </table:table-cell>
          <table:table-cell table:style-name="ce126" table:formula="of:=VLOOKUP([.AA14];A_SQUADRE_PER_CODICE;2)" office:value-type="string" office:string-value="Iguane" calcext:value-type="string">
            <text:p>Iguane</text:p>
          </table:table-cell>
          <table:table-cell table:style-name="ce329" table:formula="of:=[.AD14]+[.AE14]+[.AF14]" office:value-type="float" office:value="3" calcext:value-type="float">
            <text:p>3</text:p>
          </table:table-cell>
          <table:table-cell table:style-name="ce3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3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3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107" table:formula="of:=2*[.AD14]+1*[.AE14]+0*[.AF14]" office:value-type="float" office:value="3" calcext:value-type="float">
            <text:p>3</text:p>
          </table:table-cell>
          <table:table-cell table:style-name="ce138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3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152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3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3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3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138" table:formula="of:=[.AK14]+[.AL14]+[.AM14]" office:value-type="float" office:value="0" calcext:value-type="float">
            <text:p>0</text:p>
          </table:table-cell>
          <table:table-cell table:style-name="ce339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339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339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152" table:formula="of:=[.AO14]+[.AP14]+[.AQ14]" office:value-type="float" office:value="0" calcext:value-type="float">
            <text:p>+0</text:p>
          </table:table-cell>
          <table:table-cell table:style-name="ce141" table:formula="of:=[.AG14]+(500+[.AR14])*10^-3+[.AN14]*10^-6+(500+[.AJ14])*10^-9+[.AH14]*10^-12" office:value-type="float" office:value="3.500000388101" calcext:value-type="float">
            <text:p>3,500000388101</text:p>
          </table:table-cell>
          <table:table-cell/>
          <table:table-cell table:style-name="ce257" table:formula="of:=[.AU13]+1" office:value-type="float" office:value="60" calcext:value-type="float">
            <text:p>60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E</text:p>
          </table:table-cell>
          <table:table-cell table:style-name="ce329" office:value-type="string" calcext:value-type="string">
            <text:p>3G</text:p>
          </table:table-cell>
          <table:table-cell table:style-name="ce332" table:formula="of:=IF(LEFT([.AX14];1)=&quot;V&quot;;VLOOKUP(NUMBERVALUE(SUBSTITUTE([.AX14];&quot;V&quot;;&quot;&quot;));B_PARTITE_2A_FASE;10;FALSE());IF(LEFT([.AX14];1)=&quot;P&quot;;VLOOKUP(NUMBERVALUE(SUBSTITUTE([.AX14];&quot;P&quot;;&quot;&quot;));B_PARTITE_2A_FASE;11;FALSE());VLOOKUP([.AX14];B_CLASSIFICHE_GIRONI;4;FALSE())))" office:value-type="string" office:string-value="Cinghiali" calcext:value-type="string">
            <text:p>Cinghiali</text:p>
          </table:table-cell>
          <table:table-cell table:style-name="ce332" table:formula="of:=IF(LEFT([.AY14];1)=&quot;V&quot;;VLOOKUP(NUMBERVALUE(SUBSTITUTE([.AY14];&quot;V&quot;;&quot;&quot;));B_PARTITE_2A_FASE;10;FALSE());IF(LEFT([.AY14];1)=&quot;P&quot;;VLOOKUP(NUMBERVALUE(SUBSTITUTE([.AY14];&quot;P&quot;;&quot;&quot;));B_PARTITE_2A_FASE;11;FALSE());VLOOKUP([.AY14];B_CLASSIFICHE_GIRONI;4;FALSE())))" office:value-type="string" office:string-value="Orche" calcext:value-type="string">
            <text:p>Orche</text:p>
          </table:table-cell>
          <table:table-cell table:style-name="ce329" table:formula="of:=VLOOKUP([.AU14];A_5_INPUT_DATE_E_RISULTATI_2A_FASE;6;0)" office:value-type="float" office:value="29" calcext:value-type="float">
            <text:p>29</text:p>
          </table:table-cell>
          <table:table-cell table:style-name="ce329" table:formula="of:=VLOOKUP([.AU14];A_5_INPUT_DATE_E_RISULTATI_2A_FASE;7;0)" office:value-type="float" office:value="39" calcext:value-type="float">
            <text:p>39</text:p>
          </table:table-cell>
          <table:table-cell table:style-name="ce332" table:formula="of:=IF([.BB14]&gt;[.BC14];[.AZ14];[.BA14])" office:value-type="string" office:string-value="Orche" calcext:value-type="string">
            <text:p>Orche</text:p>
          </table:table-cell>
          <table:table-cell table:style-name="ce332" table:formula="of:=IF([.BB14]&lt;[.BC14];[.AZ14];[.BA14])" office:value-type="string" office:string-value="Cinghiali" calcext:value-type="string">
            <text:p>Cinghiali</text:p>
          </table:table-cell>
          <table:table-cell table:style-name="ce329" table:formula="of:=1*([.BB14]&gt;[.BC14])" office:value-type="float" office:value="0" calcext:value-type="float">
            <text:p>0</text:p>
          </table:table-cell>
          <table:table-cell table:style-name="ce336" table:formula="of:=1*([.BB14]&lt;[.BC14])*NOT(AND([.BB14]=0;[.BC14]=20))" office:value-type="float" office:value="1" calcext:value-type="float">
            <text:p>1</text:p>
          </table:table-cell>
          <table:table-cell table:style-name="ce336" table:formula="of:=1*AND([.BB14]=0;[.BC14]=20)" office:value-type="float" office:value="0" calcext:value-type="float">
            <text:p>0</text:p>
          </table:table-cell>
          <table:table-cell table:style-name="ce329" table:formula="of:=[.BB14]" office:value-type="float" office:value="29" calcext:value-type="float">
            <text:p>29</text:p>
          </table:table-cell>
          <table:table-cell table:style-name="ce329" table:formula="of:=[.BC14]" office:value-type="float" office:value="39" calcext:value-type="float">
            <text:p>39</text:p>
          </table:table-cell>
          <table:table-cell table:style-name="ce339" table:formula="of:=[.BI14]-[.BJ14]" office:value-type="float" office:value="-10" calcext:value-type="float">
            <text:p>-10</text:p>
          </table:table-cell>
          <table:table-cell table:style-name="ce329" table:formula="of:=1*([.BC14]&gt;[.BB14])" office:value-type="float" office:value="1" calcext:value-type="float">
            <text:p>1</text:p>
          </table:table-cell>
          <table:table-cell table:style-name="ce329" table:formula="of:=1*([.BC14]&lt;[.BB14])*NOT(AND([.BB14]=20;[.BC14]=0))" office:value-type="float" office:value="0" calcext:value-type="float">
            <text:p>0</text:p>
          </table:table-cell>
          <table:table-cell table:style-name="ce329" table:formula="of:=1*AND([.BB14]=20;[.BC14]=0)" office:value-type="float" office:value="0" calcext:value-type="float">
            <text:p>0</text:p>
          </table:table-cell>
          <table:table-cell table:style-name="ce329" table:formula="of:=[.BC14]" office:value-type="float" office:value="39" calcext:value-type="float">
            <text:p>39</text:p>
          </table:table-cell>
          <table:table-cell table:style-name="ce329" table:formula="of:=[.BB14]" office:value-type="float" office:value="29" calcext:value-type="float">
            <text:p>29</text:p>
          </table:table-cell>
          <table:table-cell table:style-name="ce342" table:formula="of:=[.BO14]-[.BP14]" office:value-type="float" office:value="10" calcext:value-type="float">
            <text:p>+10</text:p>
          </table:table-cell>
        </table:table-row>
        <table:table-row table:style-name="ro1">
          <table:table-cell table:style-name="ce257" office:value-type="float" office:value="3" calcext:value-type="float">
            <text:p>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2</text:p>
          </table:table-cell>
          <table:table-cell table:style-name="ce332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329" table:formula="of:=VLOOKUP([.A15];A_4_INPUT_DATE_E_RISULTATI_GIRONI;6;0)" office:value-type="float" office:value="100" calcext:value-type="float">
            <text:p>100</text:p>
          </table:table-cell>
          <table:table-cell table:style-name="ce329" table:formula="of:=VLOOKUP([.A15];A_4_INPUT_DATE_E_RISULTATI_GIRONI;7;0)" office:value-type="float" office:value="51" calcext:value-type="float">
            <text:p>51</text:p>
          </table:table-cell>
          <table:table-cell table:style-name="ce332" table:formula="of:=IF([.H15]&gt;[.I15];[.F15];[.G15])" office:value-type="string" office:string-value="Elefanti" calcext:value-type="string">
            <text:p>Elefanti</text:p>
          </table:table-cell>
          <table:table-cell table:style-name="ce332" table:formula="of:=IF([.H15]&lt;[.I15];[.F15];[.G15])" office:value-type="string" office:string-value="Giraffe" calcext:value-type="string">
            <text:p>Giraffe</text:p>
          </table:table-cell>
          <table:table-cell table:style-name="ce329" table:formula="of:=1*([.H15]&gt;[.I15])" office:value-type="float" office:value="1" calcext:value-type="float">
            <text:p>1</text:p>
          </table:table-cell>
          <table:table-cell table:style-name="ce336" table:formula="of:=1*([.H15]&lt;[.I15])*NOT(AND([.H15]=0;[.I15]=20))" office:value-type="float" office:value="0" calcext:value-type="float">
            <text:p>0</text:p>
          </table:table-cell>
          <table:table-cell table:style-name="ce336" table:formula="of:=1*AND([.H15]=0;[.I15]=20)" office:value-type="float" office:value="0" calcext:value-type="float">
            <text:p>0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39" table:formula="of:=[.O15]-[.P15]" office:value-type="float" office:value="49" calcext:value-type="float">
            <text:p>+49</text:p>
          </table:table-cell>
          <table:table-cell table:style-name="ce329" table:formula="of:=1*([.I15]&gt;[.H15])" office:value-type="float" office:value="0" calcext:value-type="float">
            <text:p>0</text:p>
          </table:table-cell>
          <table:table-cell table:style-name="ce329" table:formula="of:=1*([.I15]&lt;[.H15])*NOT(AND([.H15]=20;[.I15]=0))" office:value-type="float" office:value="1" calcext:value-type="float">
            <text:p>1</text:p>
          </table:table-cell>
          <table:table-cell table:style-name="ce329" table:formula="of:=1*AND([.H15]=20;[.I15]=0)" office:value-type="float" office:value="0" calcext:value-type="float">
            <text:p>0</text:p>
          </table:table-cell>
          <table:table-cell table:style-name="ce329" table:formula="of:=[.I15]" office:value-type="float" office:value="51" calcext:value-type="float">
            <text:p>51</text:p>
          </table:table-cell>
          <table:table-cell table:style-name="ce329" table:formula="of:=[.H15]" office:value-type="float" office:value="100" calcext:value-type="float">
            <text:p>100</text:p>
          </table:table-cell>
          <table:table-cell table:style-name="ce342" table:formula="of:=[.U15]-[.V15]" office:value-type="float" office:value="-49" calcext:value-type="float">
            <text:p>-49</text:p>
          </table:table-cell>
          <table:table-cell/>
          <table:table-cell table:style-name="ce93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98" office:value-type="string" calcext:value-type="string">
            <text:p>D</text:p>
          </table:table-cell>
          <table:table-cell table:style-name="ce101" office:value-type="string" calcext:value-type="string">
            <text:p>D1</text:p>
          </table:table-cell>
          <table:table-cell table:style-name="ce127" table:formula="of:=VLOOKUP([.AA15];A_SQUADRE_PER_CODICE;2)" office:value-type="string" office:string-value="Coccodrilli" calcext:value-type="string">
            <text:p>Coccodrilli</text:p>
          </table:table-cell>
          <table:table-cell table:style-name="ce101" table:formula="of:=[.AD15]+[.AE15]+[.AF15]" office:value-type="float" office:value="3" calcext:value-type="float">
            <text:p>3</text:p>
          </table:table-cell>
          <table:table-cell table:style-name="ce101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101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101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108" table:formula="of:=2*[.AD15]+1*[.AE15]+0*[.AF15]" office:value-type="float" office:value="5" calcext:value-type="float">
            <text:p>5</text:p>
          </table:table-cell>
          <table:table-cell table:style-name="ce148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101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153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101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113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101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148" table:formula="of:=[.AK15]+[.AL15]+[.AM15]" office:value-type="float" office:value="125" calcext:value-type="float">
            <text:p>125</text:p>
          </table:table-cell>
          <table:table-cell table:style-name="ce111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111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111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153" table:formula="of:=[.AO15]+[.AP15]+[.AQ15]" office:value-type="float" office:value="0" calcext:value-type="float">
            <text:p>+0</text:p>
          </table:table-cell>
          <table:table-cell table:style-name="ce145" table:formula="of:=[.AG15]+(500+[.AR15])*10^-3+[.AN15]*10^-6+(500+[.AJ15])*10^-9+[.AH15]*10^-12" office:value-type="float" office:value="5.500125510179" calcext:value-type="float">
            <text:p>5,500125510179</text:p>
          </table:table-cell>
          <table:table-cell/>
          <table:table-cell table:style-name="ce257" table:formula="of:=[.AU14]+1" office:value-type="float" office:value="61" calcext:value-type="float">
            <text:p>61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1F</text:p>
          </table:table-cell>
          <table:table-cell table:style-name="ce329" office:value-type="string" calcext:value-type="string">
            <text:p>2H</text:p>
          </table:table-cell>
          <table:table-cell table:style-name="ce332" table:formula="of:=IF(LEFT([.AX15];1)=&quot;V&quot;;VLOOKUP(NUMBERVALUE(SUBSTITUTE([.AX15];&quot;V&quot;;&quot;&quot;));B_PARTITE_2A_FASE;10;FALSE());IF(LEFT([.AX15];1)=&quot;P&quot;;VLOOKUP(NUMBERVALUE(SUBSTITUTE([.AX15];&quot;P&quot;;&quot;&quot;));B_PARTITE_2A_FASE;11;FALSE());VLOOKUP([.AX15];B_CLASSIFICHE_GIRONI;4;FALSE())))" office:value-type="string" office:string-value="Balene" calcext:value-type="string">
            <text:p>Balene</text:p>
          </table:table-cell>
          <table:table-cell table:style-name="ce332" table:formula="of:=IF(LEFT([.AY15];1)=&quot;V&quot;;VLOOKUP(NUMBERVALUE(SUBSTITUTE([.AY15];&quot;V&quot;;&quot;&quot;));B_PARTITE_2A_FASE;10;FALSE());IF(LEFT([.AY15];1)=&quot;P&quot;;VLOOKUP(NUMBERVALUE(SUBSTITUTE([.AY15];&quot;P&quot;;&quot;&quot;));B_PARTITE_2A_FASE;11;FALSE());VLOOKUP([.AY15];B_CLASSIFICHE_GIRONI;4;FALSE())))" office:value-type="string" office:string-value="Scorpioni" calcext:value-type="string">
            <text:p>Scorpioni</text:p>
          </table:table-cell>
          <table:table-cell table:style-name="ce329" table:formula="of:=VLOOKUP([.AU15];A_5_INPUT_DATE_E_RISULTATI_2A_FASE;6;0)" office:value-type="float" office:value="57" calcext:value-type="float">
            <text:p>57</text:p>
          </table:table-cell>
          <table:table-cell table:style-name="ce329" table:formula="of:=VLOOKUP([.AU15];A_5_INPUT_DATE_E_RISULTATI_2A_FASE;7;0)" office:value-type="float" office:value="21" calcext:value-type="float">
            <text:p>21</text:p>
          </table:table-cell>
          <table:table-cell table:style-name="ce332" table:formula="of:=IF([.BB15]&gt;[.BC15];[.AZ15];[.BA15])" office:value-type="string" office:string-value="Balene" calcext:value-type="string">
            <text:p>Balene</text:p>
          </table:table-cell>
          <table:table-cell table:style-name="ce332" table:formula="of:=IF([.BB15]&lt;[.BC15];[.AZ15];[.BA15])" office:value-type="string" office:string-value="Scorpioni" calcext:value-type="string">
            <text:p>Scorpioni</text:p>
          </table:table-cell>
          <table:table-cell table:style-name="ce329" table:formula="of:=1*([.BB15]&gt;[.BC15])" office:value-type="float" office:value="1" calcext:value-type="float">
            <text:p>1</text:p>
          </table:table-cell>
          <table:table-cell table:style-name="ce336" table:formula="of:=1*([.BB15]&lt;[.BC15])*NOT(AND([.BB15]=0;[.BC15]=20))" office:value-type="float" office:value="0" calcext:value-type="float">
            <text:p>0</text:p>
          </table:table-cell>
          <table:table-cell table:style-name="ce336" table:formula="of:=1*AND([.BB15]=0;[.BC15]=20)" office:value-type="float" office:value="0" calcext:value-type="float">
            <text:p>0</text:p>
          </table:table-cell>
          <table:table-cell table:style-name="ce329" table:formula="of:=[.BB15]" office:value-type="float" office:value="57" calcext:value-type="float">
            <text:p>57</text:p>
          </table:table-cell>
          <table:table-cell table:style-name="ce329" table:formula="of:=[.BC15]" office:value-type="float" office:value="21" calcext:value-type="float">
            <text:p>21</text:p>
          </table:table-cell>
          <table:table-cell table:style-name="ce339" table:formula="of:=[.BI15]-[.BJ15]" office:value-type="float" office:value="36" calcext:value-type="float">
            <text:p>+36</text:p>
          </table:table-cell>
          <table:table-cell table:style-name="ce329" table:formula="of:=1*([.BC15]&gt;[.BB15])" office:value-type="float" office:value="0" calcext:value-type="float">
            <text:p>0</text:p>
          </table:table-cell>
          <table:table-cell table:style-name="ce329" table:formula="of:=1*([.BC15]&lt;[.BB15])*NOT(AND([.BB15]=20;[.BC15]=0))" office:value-type="float" office:value="1" calcext:value-type="float">
            <text:p>1</text:p>
          </table:table-cell>
          <table:table-cell table:style-name="ce329" table:formula="of:=1*AND([.BB15]=20;[.BC15]=0)" office:value-type="float" office:value="0" calcext:value-type="float">
            <text:p>0</text:p>
          </table:table-cell>
          <table:table-cell table:style-name="ce329" table:formula="of:=[.BC15]" office:value-type="float" office:value="21" calcext:value-type="float">
            <text:p>21</text:p>
          </table:table-cell>
          <table:table-cell table:style-name="ce329" table:formula="of:=[.BB15]" office:value-type="float" office:value="57" calcext:value-type="float">
            <text:p>57</text:p>
          </table:table-cell>
          <table:table-cell table:style-name="ce342" table:formula="of:=[.BO15]-[.BP15]" office:value-type="float" office:value="-36" calcext:value-type="float">
            <text:p>-36</text:p>
          </table:table-cell>
        </table:table-row>
        <table:table-row table:style-name="ro1">
          <table:table-cell table:style-name="ce257" office:value-type="float" office:value="11" calcext:value-type="float">
            <text:p>1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6];A_4_INPUT_DATE_E_RISULTATI_GIRONI;6;0)" office:value-type="float" office:value="66" calcext:value-type="float">
            <text:p>66</text:p>
          </table:table-cell>
          <table:table-cell table:style-name="ce329" table:formula="of:=VLOOKUP([.A16];A_4_INPUT_DATE_E_RISULTATI_GIRONI;7;0)" office:value-type="float" office:value="95" calcext:value-type="float">
            <text:p>95</text:p>
          </table:table-cell>
          <table:table-cell table:style-name="ce332" table:formula="of:=IF([.H16]&gt;[.I16];[.F16];[.G16])" office:value-type="string" office:string-value="Ippopotami" calcext:value-type="string">
            <text:p>Ippopotami</text:p>
          </table:table-cell>
          <table:table-cell table:style-name="ce332" table:formula="of:=IF([.H16]&lt;[.I16];[.F16];[.G16])" office:value-type="string" office:string-value="Elefanti" calcext:value-type="string">
            <text:p>Elefanti</text:p>
          </table:table-cell>
          <table:table-cell table:style-name="ce329" table:formula="of:=1*([.H16]&gt;[.I16])" office:value-type="float" office:value="0" calcext:value-type="float">
            <text:p>0</text:p>
          </table:table-cell>
          <table:table-cell table:style-name="ce336" table:formula="of:=1*([.H16]&lt;[.I16])*NOT(AND([.H16]=0;[.I16]=20))" office:value-type="float" office:value="1" calcext:value-type="float">
            <text:p>1</text:p>
          </table:table-cell>
          <table:table-cell table:style-name="ce336" table:formula="of:=1*AND([.H16]=0;[.I16]=20)" office:value-type="float" office:value="0" calcext:value-type="float">
            <text:p>0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39" table:formula="of:=[.O16]-[.P16]" office:value-type="float" office:value="-29" calcext:value-type="float">
            <text:p>-29</text:p>
          </table:table-cell>
          <table:table-cell table:style-name="ce329" table:formula="of:=1*([.I16]&gt;[.H16])" office:value-type="float" office:value="1" calcext:value-type="float">
            <text:p>1</text:p>
          </table:table-cell>
          <table:table-cell table:style-name="ce329" table:formula="of:=1*([.I16]&lt;[.H16])*NOT(AND([.H16]=20;[.I16]=0))" office:value-type="float" office:value="0" calcext:value-type="float">
            <text:p>0</text:p>
          </table:table-cell>
          <table:table-cell table:style-name="ce329" table:formula="of:=1*AND([.H16]=20;[.I16]=0)" office:value-type="float" office:value="0" calcext:value-type="float">
            <text:p>0</text:p>
          </table:table-cell>
          <table:table-cell table:style-name="ce329" table:formula="of:=[.I16]" office:value-type="float" office:value="95" calcext:value-type="float">
            <text:p>95</text:p>
          </table:table-cell>
          <table:table-cell table:style-name="ce329" table:formula="of:=[.H16]" office:value-type="float" office:value="66" calcext:value-type="float">
            <text:p>66</text:p>
          </table:table-cell>
          <table:table-cell table:style-name="ce342" table:formula="of:=[.U16]-[.V16]" office:value-type="float" office:value="29" calcext:value-type="float">
            <text:p>+29</text:p>
          </table:table-cell>
          <table:table-cell/>
          <table:table-cell table:style-name="ce346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126" table:formula="of:=VLOOKUP([.AA16];A_SQUADRE_PER_CODICE;2)" office:value-type="string" office:string-value="Pitoni" calcext:value-type="string">
            <text:p>Pitoni</text:p>
          </table:table-cell>
          <table:table-cell table:style-name="ce329" table:formula="of:=[.AD16]+[.AE16]+[.AF16]" office:value-type="float" office:value="3" calcext:value-type="float">
            <text:p>3</text:p>
          </table:table-cell>
          <table:table-cell table:style-name="ce3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3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3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107" table:formula="of:=2*[.AD16]+1*[.AE16]+0*[.AF16]" office:value-type="float" office:value="5" calcext:value-type="float">
            <text:p>5</text:p>
          </table:table-cell>
          <table:table-cell table:style-name="ce138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3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152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3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3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3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138" table:formula="of:=[.AK16]+[.AL16]+[.AM16]" office:value-type="float" office:value="111" calcext:value-type="float">
            <text:p>111</text:p>
          </table:table-cell>
          <table:table-cell table:style-name="ce339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339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339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152" table:formula="of:=[.AO16]+[.AP16]+[.AQ16]" office:value-type="float" office:value="0" calcext:value-type="float">
            <text:p>+0</text:p>
          </table:table-cell>
          <table:table-cell table:style-name="ce141" table:formula="of:=[.AG16]+(500+[.AR16])*10^-3+[.AN16]*10^-6+(500+[.AJ16])*10^-9+[.AH16]*10^-12" office:value-type="float" office:value="5.500111526194" calcext:value-type="float">
            <text:p>5,500111526194</text:p>
          </table:table-cell>
          <table:table-cell/>
          <table:table-cell table:style-name="ce257" table:formula="of:=[.AU15]+1" office:value-type="float" office:value="62" calcext:value-type="float">
            <text:p>62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-16</text:p>
          </table:table-cell>
          <table:table-cell table:style-name="ce329" office:value-type="string" calcext:value-type="string">
            <text:p>2F</text:p>
          </table:table-cell>
          <table:table-cell table:style-name="ce329" office:value-type="string" calcext:value-type="string">
            <text:p>1H</text:p>
          </table:table-cell>
          <table:table-cell table:style-name="ce332" table:formula="of:=IF(LEFT([.AX16];1)=&quot;V&quot;;VLOOKUP(NUMBERVALUE(SUBSTITUTE([.AX16];&quot;V&quot;;&quot;&quot;));B_PARTITE_2A_FASE;10;FALSE());IF(LEFT([.AX16];1)=&quot;P&quot;;VLOOKUP(NUMBERVALUE(SUBSTITUTE([.AX16];&quot;P&quot;;&quot;&quot;));B_PARTITE_2A_FASE;11;FALSE());VLOOKUP([.AX16];B_CLASSIFICHE_GIRONI;4;FALSE())))" office:value-type="string" office:string-value="Gabbiani" calcext:value-type="string">
            <text:p>Gabbiani</text:p>
          </table:table-cell>
          <table:table-cell table:style-name="ce332" table:formula="of:=IF(LEFT([.AY16];1)=&quot;V&quot;;VLOOKUP(NUMBERVALUE(SUBSTITUTE([.AY16];&quot;V&quot;;&quot;&quot;));B_PARTITE_2A_FASE;10;FALSE());IF(LEFT([.AY16];1)=&quot;P&quot;;VLOOKUP(NUMBERVALUE(SUBSTITUTE([.AY16];&quot;P&quot;;&quot;&quot;));B_PARTITE_2A_FASE;11;FALSE());VLOOKUP([.AY16];B_CLASSIFICHE_GIRONI;4;FALSE())))" office:value-type="string" office:string-value="Piranha" calcext:value-type="string">
            <text:p>Piranha</text:p>
          </table:table-cell>
          <table:table-cell table:style-name="ce329" table:formula="of:=VLOOKUP([.AU16];A_5_INPUT_DATE_E_RISULTATI_2A_FASE;6;0)" office:value-type="float" office:value="68" calcext:value-type="float">
            <text:p>68</text:p>
          </table:table-cell>
          <table:table-cell table:style-name="ce329" table:formula="of:=VLOOKUP([.AU16];A_5_INPUT_DATE_E_RISULTATI_2A_FASE;7;0)" office:value-type="float" office:value="45" calcext:value-type="float">
            <text:p>45</text:p>
          </table:table-cell>
          <table:table-cell table:style-name="ce332" table:formula="of:=IF([.BB16]&gt;[.BC16];[.AZ16];[.BA16])" office:value-type="string" office:string-value="Gabbiani" calcext:value-type="string">
            <text:p>Gabbiani</text:p>
          </table:table-cell>
          <table:table-cell table:style-name="ce332" table:formula="of:=IF([.BB16]&lt;[.BC16];[.AZ16];[.BA16])" office:value-type="string" office:string-value="Piranha" calcext:value-type="string">
            <text:p>Piranha</text:p>
          </table:table-cell>
          <table:table-cell table:style-name="ce329" table:formula="of:=1*([.BB16]&gt;[.BC16])" office:value-type="float" office:value="1" calcext:value-type="float">
            <text:p>1</text:p>
          </table:table-cell>
          <table:table-cell table:style-name="ce336" table:formula="of:=1*([.BB16]&lt;[.BC16])*NOT(AND([.BB16]=0;[.BC16]=20))" office:value-type="float" office:value="0" calcext:value-type="float">
            <text:p>0</text:p>
          </table:table-cell>
          <table:table-cell table:style-name="ce336" table:formula="of:=1*AND([.BB16]=0;[.BC16]=20)" office:value-type="float" office:value="0" calcext:value-type="float">
            <text:p>0</text:p>
          </table:table-cell>
          <table:table-cell table:style-name="ce329" table:formula="of:=[.BB16]" office:value-type="float" office:value="68" calcext:value-type="float">
            <text:p>68</text:p>
          </table:table-cell>
          <table:table-cell table:style-name="ce329" table:formula="of:=[.BC16]" office:value-type="float" office:value="45" calcext:value-type="float">
            <text:p>45</text:p>
          </table:table-cell>
          <table:table-cell table:style-name="ce339" table:formula="of:=[.BI16]-[.BJ16]" office:value-type="float" office:value="23" calcext:value-type="float">
            <text:p>+23</text:p>
          </table:table-cell>
          <table:table-cell table:style-name="ce329" table:formula="of:=1*([.BC16]&gt;[.BB16])" office:value-type="float" office:value="0" calcext:value-type="float">
            <text:p>0</text:p>
          </table:table-cell>
          <table:table-cell table:style-name="ce329" table:formula="of:=1*([.BC16]&lt;[.BB16])*NOT(AND([.BB16]=20;[.BC16]=0))" office:value-type="float" office:value="1" calcext:value-type="float">
            <text:p>1</text:p>
          </table:table-cell>
          <table:table-cell table:style-name="ce329" table:formula="of:=1*AND([.BB16]=20;[.BC16]=0)" office:value-type="float" office:value="0" calcext:value-type="float">
            <text:p>0</text:p>
          </table:table-cell>
          <table:table-cell table:style-name="ce329" table:formula="of:=[.BC16]" office:value-type="float" office:value="45" calcext:value-type="float">
            <text:p>45</text:p>
          </table:table-cell>
          <table:table-cell table:style-name="ce329" table:formula="of:=[.BB16]" office:value-type="float" office:value="68" calcext:value-type="float">
            <text:p>68</text:p>
          </table:table-cell>
          <table:table-cell table:style-name="ce342" table:formula="of:=[.BO16]-[.BP16]" office:value-type="float" office:value="-23" calcext:value-type="float">
            <text:p>-23</text:p>
          </table:table-cell>
        </table:table-row>
        <table:table-row table:style-name="ro1">
          <table:table-cell table:style-name="ce257" office:value-type="float" office:value="27" calcext:value-type="float">
            <text:p>2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1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332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7];A_4_INPUT_DATE_E_RISULTATI_GIRONI;6;0)" office:value-type="float" office:value="57" calcext:value-type="float">
            <text:p>57</text:p>
          </table:table-cell>
          <table:table-cell table:style-name="ce329" table:formula="of:=VLOOKUP([.A17];A_4_INPUT_DATE_E_RISULTATI_GIRONI;7;0)" office:value-type="float" office:value="42" calcext:value-type="float">
            <text:p>42</text:p>
          </table:table-cell>
          <table:table-cell table:style-name="ce332" table:formula="of:=IF([.H17]&gt;[.I17];[.F17];[.G17])" office:value-type="string" office:string-value="Elefanti" calcext:value-type="string">
            <text:p>Elefanti</text:p>
          </table:table-cell>
          <table:table-cell table:style-name="ce332" table:formula="of:=IF([.H17]&lt;[.I17];[.F17];[.G17])" office:value-type="string" office:string-value="Iguane" calcext:value-type="string">
            <text:p>Iguane</text:p>
          </table:table-cell>
          <table:table-cell table:style-name="ce329" table:formula="of:=1*([.H17]&gt;[.I17])" office:value-type="float" office:value="1" calcext:value-type="float">
            <text:p>1</text:p>
          </table:table-cell>
          <table:table-cell table:style-name="ce336" table:formula="of:=1*([.H17]&lt;[.I17])*NOT(AND([.H17]=0;[.I17]=20))" office:value-type="float" office:value="0" calcext:value-type="float">
            <text:p>0</text:p>
          </table:table-cell>
          <table:table-cell table:style-name="ce336" table:formula="of:=1*AND([.H17]=0;[.I17]=20)" office:value-type="float" office:value="0" calcext:value-type="float">
            <text:p>0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39" table:formula="of:=[.O17]-[.P17]" office:value-type="float" office:value="15" calcext:value-type="float">
            <text:p>+15</text:p>
          </table:table-cell>
          <table:table-cell table:style-name="ce329" table:formula="of:=1*([.I17]&gt;[.H17])" office:value-type="float" office:value="0" calcext:value-type="float">
            <text:p>0</text:p>
          </table:table-cell>
          <table:table-cell table:style-name="ce329" table:formula="of:=1*([.I17]&lt;[.H17])*NOT(AND([.H17]=20;[.I17]=0))" office:value-type="float" office:value="1" calcext:value-type="float">
            <text:p>1</text:p>
          </table:table-cell>
          <table:table-cell table:style-name="ce329" table:formula="of:=1*AND([.H17]=20;[.I17]=0)" office:value-type="float" office:value="0" calcext:value-type="float">
            <text:p>0</text:p>
          </table:table-cell>
          <table:table-cell table:style-name="ce329" table:formula="of:=[.I17]" office:value-type="float" office:value="42" calcext:value-type="float">
            <text:p>42</text:p>
          </table:table-cell>
          <table:table-cell table:style-name="ce329" table:formula="of:=[.H17]" office:value-type="float" office:value="57" calcext:value-type="float">
            <text:p>57</text:p>
          </table:table-cell>
          <table:table-cell table:style-name="ce342" table:formula="of:=[.U17]-[.V17]" office:value-type="float" office:value="-15" calcext:value-type="float">
            <text:p>-15</text:p>
          </table:table-cell>
          <table:table-cell/>
          <table:table-cell table:style-name="ce346" table:formula="of:=COUNTIF(B_COEFF_GIRONE_D;&quot;&gt;=&quot;&amp;[.AS17])&amp;[.Z17]" office:value-type="string" office:string-value="3D" calcext:value-type="string">
            <text:p>3D</text:p>
          </table:table-cell>
          <table:table-cell table:style-name="ce103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126" table:formula="of:=VLOOKUP([.AA17];A_SQUADRE_PER_CODICE;2)" office:value-type="string" office:string-value="Aquile" calcext:value-type="string">
            <text:p>Aquile</text:p>
          </table:table-cell>
          <table:table-cell table:style-name="ce329" table:formula="of:=[.AD17]+[.AE17]+[.AF17]" office:value-type="float" office:value="3" calcext:value-type="float">
            <text:p>3</text:p>
          </table:table-cell>
          <table:table-cell table:style-name="ce3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3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3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107" table:formula="of:=2*[.AD17]+1*[.AE17]+0*[.AF17]" office:value-type="float" office:value="5" calcext:value-type="float">
            <text:p>5</text:p>
          </table:table-cell>
          <table:table-cell table:style-name="ce138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3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152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3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3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3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138" table:formula="of:=[.AK17]+[.AL17]+[.AM17]" office:value-type="float" office:value="54" calcext:value-type="float">
            <text:p>54</text:p>
          </table:table-cell>
          <table:table-cell table:style-name="ce339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339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339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152" table:formula="of:=[.AO17]+[.AP17]+[.AQ17]" office:value-type="float" office:value="0" calcext:value-type="float">
            <text:p>+0</text:p>
          </table:table-cell>
          <table:table-cell table:style-name="ce141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257" table:formula="of:=[.AU16]+1" office:value-type="float" office:value="63" calcext:value-type="float">
            <text:p>63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3F</text:p>
          </table:table-cell>
          <table:table-cell table:style-name="ce329" office:value-type="string" calcext:value-type="string">
            <text:p>4H</text:p>
          </table:table-cell>
          <table:table-cell table:style-name="ce332" table:formula="of:=IF(LEFT([.AX17];1)=&quot;V&quot;;VLOOKUP(NUMBERVALUE(SUBSTITUTE([.AX17];&quot;V&quot;;&quot;&quot;));B_PARTITE_2A_FASE;10;FALSE());IF(LEFT([.AX17];1)=&quot;P&quot;;VLOOKUP(NUMBERVALUE(SUBSTITUTE([.AX17];&quot;P&quot;;&quot;&quot;));B_PARTITE_2A_FASE;11;FALSE());VLOOKUP([.AX17];B_CLASSIFICHE_GIRONI;4;FALSE())))" office:value-type="string" office:string-value="Delfini" calcext:value-type="string">
            <text:p>Delfini</text:p>
          </table:table-cell>
          <table:table-cell table:style-name="ce332" table:formula="of:=IF(LEFT([.AY17];1)=&quot;V&quot;;VLOOKUP(NUMBERVALUE(SUBSTITUTE([.AY17];&quot;V&quot;;&quot;&quot;));B_PARTITE_2A_FASE;10;FALSE());IF(LEFT([.AY17];1)=&quot;P&quot;;VLOOKUP(NUMBERVALUE(SUBSTITUTE([.AY17];&quot;P&quot;;&quot;&quot;));B_PARTITE_2A_FASE;11;FALSE());VLOOKUP([.AY17];B_CLASSIFICHE_GIRONI;4;FALSE())))" office:value-type="string" office:string-value="Zebre" calcext:value-type="string">
            <text:p>Zebre</text:p>
          </table:table-cell>
          <table:table-cell table:style-name="ce329" table:formula="of:=VLOOKUP([.AU17];A_5_INPUT_DATE_E_RISULTATI_2A_FASE;6;0)" office:value-type="float" office:value="60" calcext:value-type="float">
            <text:p>60</text:p>
          </table:table-cell>
          <table:table-cell table:style-name="ce329" table:formula="of:=VLOOKUP([.AU17];A_5_INPUT_DATE_E_RISULTATI_2A_FASE;7;0)" office:value-type="float" office:value="34" calcext:value-type="float">
            <text:p>34</text:p>
          </table:table-cell>
          <table:table-cell table:style-name="ce332" table:formula="of:=IF([.BB17]&gt;[.BC17];[.AZ17];[.BA17])" office:value-type="string" office:string-value="Delfini" calcext:value-type="string">
            <text:p>Delfini</text:p>
          </table:table-cell>
          <table:table-cell table:style-name="ce332" table:formula="of:=IF([.BB17]&lt;[.BC17];[.AZ17];[.BA17])" office:value-type="string" office:string-value="Zebre" calcext:value-type="string">
            <text:p>Zebre</text:p>
          </table:table-cell>
          <table:table-cell table:style-name="ce329" table:formula="of:=1*([.BB17]&gt;[.BC17])" office:value-type="float" office:value="1" calcext:value-type="float">
            <text:p>1</text:p>
          </table:table-cell>
          <table:table-cell table:style-name="ce336" table:formula="of:=1*([.BB17]&lt;[.BC17])*NOT(AND([.BB17]=0;[.BC17]=20))" office:value-type="float" office:value="0" calcext:value-type="float">
            <text:p>0</text:p>
          </table:table-cell>
          <table:table-cell table:style-name="ce336" table:formula="of:=1*AND([.BB17]=0;[.BC17]=20)" office:value-type="float" office:value="0" calcext:value-type="float">
            <text:p>0</text:p>
          </table:table-cell>
          <table:table-cell table:style-name="ce329" table:formula="of:=[.BB17]" office:value-type="float" office:value="60" calcext:value-type="float">
            <text:p>60</text:p>
          </table:table-cell>
          <table:table-cell table:style-name="ce329" table:formula="of:=[.BC17]" office:value-type="float" office:value="34" calcext:value-type="float">
            <text:p>34</text:p>
          </table:table-cell>
          <table:table-cell table:style-name="ce339" table:formula="of:=[.BI17]-[.BJ17]" office:value-type="float" office:value="26" calcext:value-type="float">
            <text:p>+26</text:p>
          </table:table-cell>
          <table:table-cell table:style-name="ce329" table:formula="of:=1*([.BC17]&gt;[.BB17])" office:value-type="float" office:value="0" calcext:value-type="float">
            <text:p>0</text:p>
          </table:table-cell>
          <table:table-cell table:style-name="ce329" table:formula="of:=1*([.BC17]&lt;[.BB17])*NOT(AND([.BB17]=20;[.BC17]=0))" office:value-type="float" office:value="1" calcext:value-type="float">
            <text:p>1</text:p>
          </table:table-cell>
          <table:table-cell table:style-name="ce329" table:formula="of:=1*AND([.BB17]=20;[.BC17]=0)" office:value-type="float" office:value="0" calcext:value-type="float">
            <text:p>0</text:p>
          </table:table-cell>
          <table:table-cell table:style-name="ce329" table:formula="of:=[.BC17]" office:value-type="float" office:value="34" calcext:value-type="float">
            <text:p>34</text:p>
          </table:table-cell>
          <table:table-cell table:style-name="ce329" table:formula="of:=[.BB17]" office:value-type="float" office:value="60" calcext:value-type="float">
            <text:p>60</text:p>
          </table:table-cell>
          <table:table-cell table:style-name="ce342" table:formula="of:=[.BO17]-[.BP17]" office:value-type="float" office:value="-26" calcext:value-type="float">
            <text:p>-26</text:p>
          </table:table-cell>
        </table:table-row>
        <table:table-row table:style-name="ro1">
          <table:table-cell table:style-name="ce257" office:value-type="float" office:value="39" calcext:value-type="float">
            <text:p>3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3</text:p>
          </table:table-cell>
          <table:table-cell table:style-name="ce332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329" table:formula="of:=VLOOKUP([.A18];A_4_INPUT_DATE_E_RISULTATI_GIRONI;6;0)" office:value-type="float" office:value="98" calcext:value-type="float">
            <text:p>98</text:p>
          </table:table-cell>
          <table:table-cell table:style-name="ce329" table:formula="of:=VLOOKUP([.A18];A_4_INPUT_DATE_E_RISULTATI_GIRONI;7;0)" office:value-type="float" office:value="49" calcext:value-type="float">
            <text:p>49</text:p>
          </table:table-cell>
          <table:table-cell table:style-name="ce332" table:formula="of:=IF([.H18]&gt;[.I18];[.F18];[.G18])" office:value-type="string" office:string-value="Giraffe" calcext:value-type="string">
            <text:p>Giraffe</text:p>
          </table:table-cell>
          <table:table-cell table:style-name="ce332" table:formula="of:=IF([.H18]&lt;[.I18];[.F18];[.G18])" office:value-type="string" office:string-value="Ippopotami" calcext:value-type="string">
            <text:p>Ippopotami</text:p>
          </table:table-cell>
          <table:table-cell table:style-name="ce329" table:formula="of:=1*([.H18]&gt;[.I18])" office:value-type="float" office:value="1" calcext:value-type="float">
            <text:p>1</text:p>
          </table:table-cell>
          <table:table-cell table:style-name="ce336" table:formula="of:=1*([.H18]&lt;[.I18])*NOT(AND([.H18]=0;[.I18]=20))" office:value-type="float" office:value="0" calcext:value-type="float">
            <text:p>0</text:p>
          </table:table-cell>
          <table:table-cell table:style-name="ce336" table:formula="of:=1*AND([.H18]=0;[.I18]=20)" office:value-type="float" office:value="0" calcext:value-type="float">
            <text:p>0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39" table:formula="of:=[.O18]-[.P18]" office:value-type="float" office:value="49" calcext:value-type="float">
            <text:p>+49</text:p>
          </table:table-cell>
          <table:table-cell table:style-name="ce329" table:formula="of:=1*([.I18]&gt;[.H18])" office:value-type="float" office:value="0" calcext:value-type="float">
            <text:p>0</text:p>
          </table:table-cell>
          <table:table-cell table:style-name="ce329" table:formula="of:=1*([.I18]&lt;[.H18])*NOT(AND([.H18]=20;[.I18]=0))" office:value-type="float" office:value="1" calcext:value-type="float">
            <text:p>1</text:p>
          </table:table-cell>
          <table:table-cell table:style-name="ce329" table:formula="of:=1*AND([.H18]=20;[.I18]=0)" office:value-type="float" office:value="0" calcext:value-type="float">
            <text:p>0</text:p>
          </table:table-cell>
          <table:table-cell table:style-name="ce329" table:formula="of:=[.I18]" office:value-type="float" office:value="49" calcext:value-type="float">
            <text:p>49</text:p>
          </table:table-cell>
          <table:table-cell table:style-name="ce329" table:formula="of:=[.H18]" office:value-type="float" office:value="98" calcext:value-type="float">
            <text:p>98</text:p>
          </table:table-cell>
          <table:table-cell table:style-name="ce342" table:formula="of:=[.U18]-[.V18]" office:value-type="float" office:value="-49" calcext:value-type="float">
            <text:p>-49</text:p>
          </table:table-cell>
          <table:table-cell/>
          <table:table-cell table:style-name="ce94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99" office:value-type="string" calcext:value-type="string">
            <text:p>D</text:p>
          </table:table-cell>
          <table:table-cell table:style-name="ce102" office:value-type="string" calcext:value-type="string">
            <text:p>D4</text:p>
          </table:table-cell>
          <table:table-cell table:style-name="ce128" table:formula="of:=VLOOKUP([.AA18];A_SQUADRE_PER_CODICE;2)" office:value-type="string" office:string-value="Falchi" calcext:value-type="string">
            <text:p>Falchi</text:p>
          </table:table-cell>
          <table:table-cell table:style-name="ce102" table:formula="of:=[.AD18]+[.AE18]+[.AF18]" office:value-type="float" office:value="3" calcext:value-type="float">
            <text:p>3</text:p>
          </table:table-cell>
          <table:table-cell table:style-name="ce102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102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102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109" table:formula="of:=2*[.AD18]+1*[.AE18]+0*[.AF18]" office:value-type="float" office:value="3" calcext:value-type="float">
            <text:p>3</text:p>
          </table:table-cell>
          <table:table-cell table:style-name="ce149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102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154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102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102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102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149" table:formula="of:=[.AK18]+[.AL18]+[.AM18]" office:value-type="float" office:value="0" calcext:value-type="float">
            <text:p>0</text:p>
          </table:table-cell>
          <table:table-cell table:style-name="ce112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112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112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154" table:formula="of:=[.AO18]+[.AP18]+[.AQ18]" office:value-type="float" office:value="0" calcext:value-type="float">
            <text:p>+0</text:p>
          </table:table-cell>
          <table:table-cell table:style-name="ce146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257" table:formula="of:=[.AU17]+1" office:value-type="float" office:value="64" calcext:value-type="float">
            <text:p>64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17-32</text:p>
          </table:table-cell>
          <table:table-cell table:style-name="ce329" office:value-type="string" calcext:value-type="string">
            <text:p>4F</text:p>
          </table:table-cell>
          <table:table-cell table:style-name="ce329" office:value-type="string" calcext:value-type="string">
            <text:p>3H</text:p>
          </table:table-cell>
          <table:table-cell table:style-name="ce332" table:formula="of:=IF(LEFT([.AX18];1)=&quot;V&quot;;VLOOKUP(NUMBERVALUE(SUBSTITUTE([.AX18];&quot;V&quot;;&quot;&quot;));B_PARTITE_2A_FASE;10;FALSE());IF(LEFT([.AX18];1)=&quot;P&quot;;VLOOKUP(NUMBERVALUE(SUBSTITUTE([.AX18];&quot;P&quot;;&quot;&quot;));B_PARTITE_2A_FASE;11;FALSE());VLOOKUP([.AX18];B_CLASSIFICHE_GIRONI;4;FALSE())))" office:value-type="string" office:string-value="Fenicotteri" calcext:value-type="string">
            <text:p>Fenicotteri</text:p>
          </table:table-cell>
          <table:table-cell table:style-name="ce332" table:formula="of:=IF(LEFT([.AY18];1)=&quot;V&quot;;VLOOKUP(NUMBERVALUE(SUBSTITUTE([.AY18];&quot;V&quot;;&quot;&quot;));B_PARTITE_2A_FASE;10;FALSE());IF(LEFT([.AY18];1)=&quot;P&quot;;VLOOKUP(NUMBERVALUE(SUBSTITUTE([.AY18];&quot;P&quot;;&quot;&quot;));B_PARTITE_2A_FASE;11;FALSE());VLOOKUP([.AY18];B_CLASSIFICHE_GIRONI;4;FALSE())))" office:value-type="string" office:string-value="Tonni" calcext:value-type="string">
            <text:p>Tonni</text:p>
          </table:table-cell>
          <table:table-cell table:style-name="ce329" table:formula="of:=VLOOKUP([.AU18];A_5_INPUT_DATE_E_RISULTATI_2A_FASE;6;0)" office:value-type="float" office:value="83" calcext:value-type="float">
            <text:p>83</text:p>
          </table:table-cell>
          <table:table-cell table:style-name="ce329" table:formula="of:=VLOOKUP([.AU18];A_5_INPUT_DATE_E_RISULTATI_2A_FASE;7;0)" office:value-type="float" office:value="57" calcext:value-type="float">
            <text:p>57</text:p>
          </table:table-cell>
          <table:table-cell table:style-name="ce332" table:formula="of:=IF([.BB18]&gt;[.BC18];[.AZ18];[.BA18])" office:value-type="string" office:string-value="Fenicotteri" calcext:value-type="string">
            <text:p>Fenicotteri</text:p>
          </table:table-cell>
          <table:table-cell table:style-name="ce332" table:formula="of:=IF([.BB18]&lt;[.BC18];[.AZ18];[.BA18])" office:value-type="string" office:string-value="Tonni" calcext:value-type="string">
            <text:p>Tonni</text:p>
          </table:table-cell>
          <table:table-cell table:style-name="ce329" table:formula="of:=1*([.BB18]&gt;[.BC18])" office:value-type="float" office:value="1" calcext:value-type="float">
            <text:p>1</text:p>
          </table:table-cell>
          <table:table-cell table:style-name="ce336" table:formula="of:=1*([.BB18]&lt;[.BC18])*NOT(AND([.BB18]=0;[.BC18]=20))" office:value-type="float" office:value="0" calcext:value-type="float">
            <text:p>0</text:p>
          </table:table-cell>
          <table:table-cell table:style-name="ce336" table:formula="of:=1*AND([.BB18]=0;[.BC18]=20)" office:value-type="float" office:value="0" calcext:value-type="float">
            <text:p>0</text:p>
          </table:table-cell>
          <table:table-cell table:style-name="ce329" table:formula="of:=[.BB18]" office:value-type="float" office:value="83" calcext:value-type="float">
            <text:p>83</text:p>
          </table:table-cell>
          <table:table-cell table:style-name="ce329" table:formula="of:=[.BC18]" office:value-type="float" office:value="57" calcext:value-type="float">
            <text:p>57</text:p>
          </table:table-cell>
          <table:table-cell table:style-name="ce339" table:formula="of:=[.BI18]-[.BJ18]" office:value-type="float" office:value="26" calcext:value-type="float">
            <text:p>+26</text:p>
          </table:table-cell>
          <table:table-cell table:style-name="ce329" table:formula="of:=1*([.BC18]&gt;[.BB18])" office:value-type="float" office:value="0" calcext:value-type="float">
            <text:p>0</text:p>
          </table:table-cell>
          <table:table-cell table:style-name="ce329" table:formula="of:=1*([.BC18]&lt;[.BB18])*NOT(AND([.BB18]=20;[.BC18]=0))" office:value-type="float" office:value="1" calcext:value-type="float">
            <text:p>1</text:p>
          </table:table-cell>
          <table:table-cell table:style-name="ce329" table:formula="of:=1*AND([.BB18]=20;[.BC18]=0)" office:value-type="float" office:value="0" calcext:value-type="float">
            <text:p>0</text:p>
          </table:table-cell>
          <table:table-cell table:style-name="ce329" table:formula="of:=[.BC18]" office:value-type="float" office:value="57" calcext:value-type="float">
            <text:p>57</text:p>
          </table:table-cell>
          <table:table-cell table:style-name="ce329" table:formula="of:=[.BB18]" office:value-type="float" office:value="83" calcext:value-type="float">
            <text:p>83</text:p>
          </table:table-cell>
          <table:table-cell table:style-name="ce342" table:formula="of:=[.BO18]-[.BP18]" office:value-type="float" office:value="-26" calcext:value-type="float">
            <text:p>-26</text:p>
          </table:table-cell>
        </table:table-row>
        <table:table-row table:style-name="ro1">
          <table:table-cell table:style-name="ce257" office:value-type="float" office:value="15" calcext:value-type="float">
            <text:p>1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2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332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19];A_4_INPUT_DATE_E_RISULTATI_GIRONI;6;0)" office:value-type="float" office:value="60" calcext:value-type="float">
            <text:p>60</text:p>
          </table:table-cell>
          <table:table-cell table:style-name="ce329" table:formula="of:=VLOOKUP([.A19];A_4_INPUT_DATE_E_RISULTATI_GIRONI;7;0)" office:value-type="float" office:value="34" calcext:value-type="float">
            <text:p>34</text:p>
          </table:table-cell>
          <table:table-cell table:style-name="ce332" table:formula="of:=IF([.H19]&gt;[.I19];[.F19];[.G19])" office:value-type="string" office:string-value="Giraffe" calcext:value-type="string">
            <text:p>Giraffe</text:p>
          </table:table-cell>
          <table:table-cell table:style-name="ce332" table:formula="of:=IF([.H19]&lt;[.I19];[.F19];[.G19])" office:value-type="string" office:string-value="Iguane" calcext:value-type="string">
            <text:p>Iguane</text:p>
          </table:table-cell>
          <table:table-cell table:style-name="ce329" table:formula="of:=1*([.H19]&gt;[.I19])" office:value-type="float" office:value="1" calcext:value-type="float">
            <text:p>1</text:p>
          </table:table-cell>
          <table:table-cell table:style-name="ce336" table:formula="of:=1*([.H19]&lt;[.I19])*NOT(AND([.H19]=0;[.I19]=20))" office:value-type="float" office:value="0" calcext:value-type="float">
            <text:p>0</text:p>
          </table:table-cell>
          <table:table-cell table:style-name="ce336" table:formula="of:=1*AND([.H19]=0;[.I19]=20)" office:value-type="float" office:value="0" calcext:value-type="float">
            <text:p>0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39" table:formula="of:=[.O19]-[.P19]" office:value-type="float" office:value="26" calcext:value-type="float">
            <text:p>+26</text:p>
          </table:table-cell>
          <table:table-cell table:style-name="ce329" table:formula="of:=1*([.I19]&gt;[.H19])" office:value-type="float" office:value="0" calcext:value-type="float">
            <text:p>0</text:p>
          </table:table-cell>
          <table:table-cell table:style-name="ce329" table:formula="of:=1*([.I19]&lt;[.H19])*NOT(AND([.H19]=20;[.I19]=0))" office:value-type="float" office:value="1" calcext:value-type="float">
            <text:p>1</text:p>
          </table:table-cell>
          <table:table-cell table:style-name="ce329" table:formula="of:=1*AND([.H19]=20;[.I19]=0)" office:value-type="float" office:value="0" calcext:value-type="float">
            <text:p>0</text:p>
          </table:table-cell>
          <table:table-cell table:style-name="ce329" table:formula="of:=[.I19]" office:value-type="float" office:value="34" calcext:value-type="float">
            <text:p>34</text:p>
          </table:table-cell>
          <table:table-cell table:style-name="ce329" table:formula="of:=[.H19]" office:value-type="float" office:value="60" calcext:value-type="float">
            <text:p>60</text:p>
          </table:table-cell>
          <table:table-cell table:style-name="ce342" table:formula="of:=[.U19]-[.V19]" office:value-type="float" office:value="-26" calcext:value-type="float">
            <text:p>-26</text:p>
          </table:table-cell>
          <table:table-cell/>
          <table:table-cell table:style-name="ce346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126" table:formula="of:=VLOOKUP([.AA19];A_SQUADRE_PER_CODICE;2)" office:value-type="string" office:string-value="Bisonti" calcext:value-type="string">
            <text:p>Bisonti</text:p>
          </table:table-cell>
          <table:table-cell table:style-name="ce329" table:formula="of:=[.AD19]+[.AE19]+[.AF19]" office:value-type="float" office:value="3" calcext:value-type="float">
            <text:p>3</text:p>
          </table:table-cell>
          <table:table-cell table:style-name="ce3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3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3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107" table:formula="of:=2*[.AD19]+1*[.AE19]+0*[.AF19]" office:value-type="float" office:value="5" calcext:value-type="float">
            <text:p>5</text:p>
          </table:table-cell>
          <table:table-cell table:style-name="ce138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3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152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3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336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3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138" table:formula="of:=[.AK19]+[.AL19]+[.AM19]" office:value-type="float" office:value="67" calcext:value-type="float">
            <text:p>67</text:p>
          </table:table-cell>
          <table:table-cell table:style-name="ce339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339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339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152" table:formula="of:=[.AO19]+[.AP19]+[.AQ19]" office:value-type="float" office:value="0" calcext:value-type="float">
            <text:p>+0</text:p>
          </table:table-cell>
          <table:table-cell table:style-name="ce141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257" table:formula="of:=[.AU18]+1" office:value-type="float" office:value="65" calcext:value-type="float">
            <text:p>65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1</text:p>
          </table:table-cell>
          <table:table-cell table:style-name="ce329" office:value-type="string" calcext:value-type="string">
            <text:p>P55</text:p>
          </table:table-cell>
          <table:table-cell table:style-name="ce189" table:formula="of:=IF(LEFT([.AX19];1)=&quot;V&quot;;VLOOKUP(NUMBERVALUE(SUBSTITUTE([.AX19];&quot;V&quot;;&quot;&quot;));B_PARTITE_2A_FASE;10;FALSE());IF(LEFT([.AX19];1)=&quot;P&quot;;VLOOKUP(NUMBERVALUE(SUBSTITUTE([.AX19];&quot;P&quot;;&quot;&quot;));B_PARTITE_2A_FASE;11;FALSE());VLOOKUP([.AX19];B_CLASSIFICHE_GIRONI;4;FALSE())))" office:value-type="string" office:string-value="Iguane" calcext:value-type="string">
            <text:p>Iguane</text:p>
          </table:table-cell>
          <table:table-cell table:style-name="ce332" table:formula="of:=IF(LEFT([.AY19];1)=&quot;V&quot;;VLOOKUP(NUMBERVALUE(SUBSTITUTE([.AY19];&quot;V&quot;;&quot;&quot;));B_PARTITE_2A_FASE;10;FALSE());IF(LEFT([.AY19];1)=&quot;P&quot;;VLOOKUP(NUMBERVALUE(SUBSTITUTE([.AY19];&quot;P&quot;;&quot;&quot;));B_PARTITE_2A_FASE;11;FALSE());VLOOKUP([.AY19];B_CLASSIFICHE_GIRONI;4;FALSE())))" office:value-type="string" office:string-value="Falchi" calcext:value-type="string">
            <text:p>Falchi</text:p>
          </table:table-cell>
          <table:table-cell table:style-name="ce329" table:formula="of:=VLOOKUP([.AU19];A_5_INPUT_DATE_E_RISULTATI_2A_FASE;6;0)" office:value-type="float" office:value="34" calcext:value-type="float">
            <text:p>34</text:p>
          </table:table-cell>
          <table:table-cell table:style-name="ce329" table:formula="of:=VLOOKUP([.AU19];A_5_INPUT_DATE_E_RISULTATI_2A_FASE;7;0)" office:value-type="float" office:value="33" calcext:value-type="float">
            <text:p>33</text:p>
          </table:table-cell>
          <table:table-cell table:style-name="ce332" table:formula="of:=IF([.BB19]&gt;[.BC19];[.AZ19];[.BA19])" office:value-type="string" office:string-value="Iguane" calcext:value-type="string">
            <text:p>Iguane</text:p>
          </table:table-cell>
          <table:table-cell table:style-name="ce332" table:formula="of:=IF([.BB19]&lt;[.BC19];[.AZ19];[.BA19])" office:value-type="string" office:string-value="Falchi" calcext:value-type="string">
            <text:p>Falchi</text:p>
          </table:table-cell>
          <table:table-cell table:style-name="ce329" table:formula="of:=1*([.BB19]&gt;[.BC19])" office:value-type="float" office:value="1" calcext:value-type="float">
            <text:p>1</text:p>
          </table:table-cell>
          <table:table-cell table:style-name="ce336" table:formula="of:=1*([.BB19]&lt;[.BC19])*NOT(AND([.BB19]=0;[.BC19]=20))" office:value-type="float" office:value="0" calcext:value-type="float">
            <text:p>0</text:p>
          </table:table-cell>
          <table:table-cell table:style-name="ce336" table:formula="of:=1*AND([.BB19]=0;[.BC19]=20)" office:value-type="float" office:value="0" calcext:value-type="float">
            <text:p>0</text:p>
          </table:table-cell>
          <table:table-cell table:style-name="ce329" table:formula="of:=[.BB19]" office:value-type="float" office:value="34" calcext:value-type="float">
            <text:p>34</text:p>
          </table:table-cell>
          <table:table-cell table:style-name="ce329" table:formula="of:=[.BC19]" office:value-type="float" office:value="33" calcext:value-type="float">
            <text:p>33</text:p>
          </table:table-cell>
          <table:table-cell table:style-name="ce339" table:formula="of:=[.BI19]-[.BJ19]" office:value-type="float" office:value="1" calcext:value-type="float">
            <text:p>+1</text:p>
          </table:table-cell>
          <table:table-cell table:style-name="ce329" table:formula="of:=1*([.BC19]&gt;[.BB19])" office:value-type="float" office:value="0" calcext:value-type="float">
            <text:p>0</text:p>
          </table:table-cell>
          <table:table-cell table:style-name="ce329" table:formula="of:=1*([.BC19]&lt;[.BB19])*NOT(AND([.BB19]=20;[.BC19]=0))" office:value-type="float" office:value="1" calcext:value-type="float">
            <text:p>1</text:p>
          </table:table-cell>
          <table:table-cell table:style-name="ce329" table:formula="of:=1*AND([.BB19]=20;[.BC19]=0)" office:value-type="float" office:value="0" calcext:value-type="float">
            <text:p>0</text:p>
          </table:table-cell>
          <table:table-cell table:style-name="ce329" table:formula="of:=[.BC19]" office:value-type="float" office:value="33" calcext:value-type="float">
            <text:p>33</text:p>
          </table:table-cell>
          <table:table-cell table:style-name="ce329" table:formula="of:=[.BB19]" office:value-type="float" office:value="34" calcext:value-type="float">
            <text:p>34</text:p>
          </table:table-cell>
          <table:table-cell table:style-name="ce342" table:formula="of:=[.BO19]-[.BP19]" office:value-type="float" office:value="-1" calcext:value-type="float">
            <text:p>-1</text:p>
          </table:table-cell>
        </table:table-row>
        <table:table-row table:style-name="ro1">
          <table:table-cell table:style-name="ce257" office:value-type="float" office:value="7" calcext:value-type="float">
            <text:p>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C</text:p>
          </table:table-cell>
          <table:table-cell table:style-name="ce329" office:value-type="string" calcext:value-type="string">
            <text:p>C3</text:p>
          </table:table-cell>
          <table:table-cell table:style-name="ce329" office:value-type="string" calcext:value-type="string">
            <text:p>C4</text:p>
          </table:table-cell>
          <table:table-cell table:style-name="ce332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332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329" table:formula="of:=VLOOKUP([.A20];A_4_INPUT_DATE_E_RISULTATI_GIRONI;6;0)" office:value-type="float" office:value="96" calcext:value-type="float">
            <text:p>96</text:p>
          </table:table-cell>
          <table:table-cell table:style-name="ce329" table:formula="of:=VLOOKUP([.A20];A_4_INPUT_DATE_E_RISULTATI_GIRONI;7;0)" office:value-type="float" office:value="25" calcext:value-type="float">
            <text:p>25</text:p>
          </table:table-cell>
          <table:table-cell table:style-name="ce332" table:formula="of:=IF([.H20]&gt;[.I20];[.F20];[.G20])" office:value-type="string" office:string-value="Ippopotami" calcext:value-type="string">
            <text:p>Ippopotami</text:p>
          </table:table-cell>
          <table:table-cell table:style-name="ce332" table:formula="of:=IF([.H20]&lt;[.I20];[.F20];[.G20])" office:value-type="string" office:string-value="Iguane" calcext:value-type="string">
            <text:p>Iguane</text:p>
          </table:table-cell>
          <table:table-cell table:style-name="ce329" table:formula="of:=1*([.H20]&gt;[.I20])" office:value-type="float" office:value="1" calcext:value-type="float">
            <text:p>1</text:p>
          </table:table-cell>
          <table:table-cell table:style-name="ce336" table:formula="of:=1*([.H20]&lt;[.I20])*NOT(AND([.H20]=0;[.I20]=20))" office:value-type="float" office:value="0" calcext:value-type="float">
            <text:p>0</text:p>
          </table:table-cell>
          <table:table-cell table:style-name="ce336" table:formula="of:=1*AND([.H20]=0;[.I20]=20)" office:value-type="float" office:value="0" calcext:value-type="float">
            <text:p>0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39" table:formula="of:=[.O20]-[.P20]" office:value-type="float" office:value="71" calcext:value-type="float">
            <text:p>+71</text:p>
          </table:table-cell>
          <table:table-cell table:style-name="ce329" table:formula="of:=1*([.I20]&gt;[.H20])" office:value-type="float" office:value="0" calcext:value-type="float">
            <text:p>0</text:p>
          </table:table-cell>
          <table:table-cell table:style-name="ce329" table:formula="of:=1*([.I20]&lt;[.H20])*NOT(AND([.H20]=20;[.I20]=0))" office:value-type="float" office:value="1" calcext:value-type="float">
            <text:p>1</text:p>
          </table:table-cell>
          <table:table-cell table:style-name="ce329" table:formula="of:=1*AND([.H20]=20;[.I20]=0)" office:value-type="float" office:value="0" calcext:value-type="float">
            <text:p>0</text:p>
          </table:table-cell>
          <table:table-cell table:style-name="ce329" table:formula="of:=[.I20]" office:value-type="float" office:value="25" calcext:value-type="float">
            <text:p>25</text:p>
          </table:table-cell>
          <table:table-cell table:style-name="ce329" table:formula="of:=[.H20]" office:value-type="float" office:value="96" calcext:value-type="float">
            <text:p>96</text:p>
          </table:table-cell>
          <table:table-cell table:style-name="ce342" table:formula="of:=[.U20]-[.V20]" office:value-type="float" office:value="-71" calcext:value-type="float">
            <text:p>-71</text:p>
          </table:table-cell>
          <table:table-cell/>
          <table:table-cell table:style-name="ce346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126" table:formula="of:=VLOOKUP([.AA20];A_SQUADRE_PER_CODICE;2)" office:value-type="string" office:string-value="Bufali" calcext:value-type="string">
            <text:p>Bufali</text:p>
          </table:table-cell>
          <table:table-cell table:style-name="ce329" table:formula="of:=[.AD20]+[.AE20]+[.AF20]" office:value-type="float" office:value="3" calcext:value-type="float">
            <text:p>3</text:p>
          </table:table-cell>
          <table:table-cell table:style-name="ce3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3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3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107" table:formula="of:=2*[.AD20]+1*[.AE20]+0*[.AF20]" office:value-type="float" office:value="5" calcext:value-type="float">
            <text:p>5</text:p>
          </table:table-cell>
          <table:table-cell table:style-name="ce138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3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152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3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3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3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138" table:formula="of:=[.AK20]+[.AL20]+[.AM20]" office:value-type="float" office:value="67" calcext:value-type="float">
            <text:p>67</text:p>
          </table:table-cell>
          <table:table-cell table:style-name="ce339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339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339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152" table:formula="of:=[.AO20]+[.AP20]+[.AQ20]" office:value-type="float" office:value="0" calcext:value-type="float">
            <text:p>+0</text:p>
          </table:table-cell>
          <table:table-cell table:style-name="ce141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257" table:formula="of:=[.AU19]+1" office:value-type="float" office:value="66" calcext:value-type="float">
            <text:p>66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2</text:p>
          </table:table-cell>
          <table:table-cell table:style-name="ce329" office:value-type="string" calcext:value-type="string">
            <text:p>P56</text:p>
          </table:table-cell>
          <table:table-cell table:style-name="ce332" table:formula="of:=IF(LEFT([.AX20];1)=&quot;V&quot;;VLOOKUP(NUMBERVALUE(SUBSTITUTE([.AX20];&quot;V&quot;;&quot;&quot;));B_PARTITE_2A_FASE;10;FALSE());IF(LEFT([.AX20];1)=&quot;P&quot;;VLOOKUP(NUMBERVALUE(SUBSTITUTE([.AX20];&quot;P&quot;;&quot;&quot;));B_PARTITE_2A_FASE;11;FALSE());VLOOKUP([.AX20];B_CLASSIFICHE_GIRONI;4;FALSE())))" office:value-type="string" office:string-value="Ippopotami" calcext:value-type="string">
            <text:p>Ippopotami</text:p>
          </table:table-cell>
          <table:table-cell table:style-name="ce332" table:formula="of:=IF(LEFT([.AY20];1)=&quot;V&quot;;VLOOKUP(NUMBERVALUE(SUBSTITUTE([.AY20];&quot;V&quot;;&quot;&quot;));B_PARTITE_2A_FASE;10;FALSE());IF(LEFT([.AY20];1)=&quot;P&quot;;VLOOKUP(NUMBERVALUE(SUBSTITUTE([.AY20];&quot;P&quot;;&quot;&quot;));B_PARTITE_2A_FASE;11;FALSE());VLOOKUP([.AY20];B_CLASSIFICHE_GIRONI;4;FALSE())))" office:value-type="string" office:string-value="Aquile" calcext:value-type="string">
            <text:p>Aquile</text:p>
          </table:table-cell>
          <table:table-cell table:style-name="ce329" table:formula="of:=VLOOKUP([.AU20];A_5_INPUT_DATE_E_RISULTATI_2A_FASE;6;0)" office:value-type="float" office:value="34" calcext:value-type="float">
            <text:p>34</text:p>
          </table:table-cell>
          <table:table-cell table:style-name="ce329" table:formula="of:=VLOOKUP([.AU20];A_5_INPUT_DATE_E_RISULTATI_2A_FASE;7;0)" office:value-type="float" office:value="33" calcext:value-type="float">
            <text:p>33</text:p>
          </table:table-cell>
          <table:table-cell table:style-name="ce332" table:formula="of:=IF([.BB20]&gt;[.BC20];[.AZ20];[.BA20])" office:value-type="string" office:string-value="Ippopotami" calcext:value-type="string">
            <text:p>Ippopotami</text:p>
          </table:table-cell>
          <table:table-cell table:style-name="ce332" table:formula="of:=IF([.BB20]&lt;[.BC20];[.AZ20];[.BA20])" office:value-type="string" office:string-value="Aquile" calcext:value-type="string">
            <text:p>Aquile</text:p>
          </table:table-cell>
          <table:table-cell table:style-name="ce329" table:formula="of:=1*([.BB20]&gt;[.BC20])" office:value-type="float" office:value="1" calcext:value-type="float">
            <text:p>1</text:p>
          </table:table-cell>
          <table:table-cell table:style-name="ce336" table:formula="of:=1*([.BB20]&lt;[.BC20])*NOT(AND([.BB20]=0;[.BC20]=20))" office:value-type="float" office:value="0" calcext:value-type="float">
            <text:p>0</text:p>
          </table:table-cell>
          <table:table-cell table:style-name="ce336" table:formula="of:=1*AND([.BB20]=0;[.BC20]=20)" office:value-type="float" office:value="0" calcext:value-type="float">
            <text:p>0</text:p>
          </table:table-cell>
          <table:table-cell table:style-name="ce329" table:formula="of:=[.BB20]" office:value-type="float" office:value="34" calcext:value-type="float">
            <text:p>34</text:p>
          </table:table-cell>
          <table:table-cell table:style-name="ce329" table:formula="of:=[.BC20]" office:value-type="float" office:value="33" calcext:value-type="float">
            <text:p>33</text:p>
          </table:table-cell>
          <table:table-cell table:style-name="ce339" table:formula="of:=[.BI20]-[.BJ20]" office:value-type="float" office:value="1" calcext:value-type="float">
            <text:p>+1</text:p>
          </table:table-cell>
          <table:table-cell table:style-name="ce329" table:formula="of:=1*([.BC20]&gt;[.BB20])" office:value-type="float" office:value="0" calcext:value-type="float">
            <text:p>0</text:p>
          </table:table-cell>
          <table:table-cell table:style-name="ce329" table:formula="of:=1*([.BC20]&lt;[.BB20])*NOT(AND([.BB20]=20;[.BC20]=0))" office:value-type="float" office:value="1" calcext:value-type="float">
            <text:p>1</text:p>
          </table:table-cell>
          <table:table-cell table:style-name="ce329" table:formula="of:=1*AND([.BB20]=20;[.BC20]=0)" office:value-type="float" office:value="0" calcext:value-type="float">
            <text:p>0</text:p>
          </table:table-cell>
          <table:table-cell table:style-name="ce329" table:formula="of:=[.BC20]" office:value-type="float" office:value="33" calcext:value-type="float">
            <text:p>33</text:p>
          </table:table-cell>
          <table:table-cell table:style-name="ce329" table:formula="of:=[.BB20]" office:value-type="float" office:value="34" calcext:value-type="float">
            <text:p>34</text:p>
          </table:table-cell>
          <table:table-cell table:style-name="ce342" table:formula="of:=[.BO20]-[.BP20]" office:value-type="float" office:value="-1" calcext:value-type="float">
            <text:p>-1</text:p>
          </table:table-cell>
        </table:table-row>
        <table:table-row table:style-name="ro1">
          <table:table-cell table:style-name="ce257" office:value-type="float" office:value="4" calcext:value-type="float">
            <text:p>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2</text:p>
          </table:table-cell>
          <table:table-cell table:style-name="ce332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329" table:formula="of:=VLOOKUP([.A21];A_4_INPUT_DATE_E_RISULTATI_GIRONI;6;0)" office:value-type="float" office:value="96" calcext:value-type="float">
            <text:p>96</text:p>
          </table:table-cell>
          <table:table-cell table:style-name="ce329" table:formula="of:=VLOOKUP([.A21];A_4_INPUT_DATE_E_RISULTATI_GIRONI;7;0)" office:value-type="float" office:value="86" calcext:value-type="float">
            <text:p>86</text:p>
          </table:table-cell>
          <table:table-cell table:style-name="ce332" table:formula="of:=IF([.H21]&gt;[.I21];[.F21];[.G21])" office:value-type="string" office:string-value="Coccodrilli" calcext:value-type="string">
            <text:p>Coccodrilli</text:p>
          </table:table-cell>
          <table:table-cell table:style-name="ce332" table:formula="of:=IF([.H21]&lt;[.I21];[.F21];[.G21])" office:value-type="string" office:string-value="Pitoni" calcext:value-type="string">
            <text:p>Pitoni</text:p>
          </table:table-cell>
          <table:table-cell table:style-name="ce329" table:formula="of:=1*([.H21]&gt;[.I21])" office:value-type="float" office:value="1" calcext:value-type="float">
            <text:p>1</text:p>
          </table:table-cell>
          <table:table-cell table:style-name="ce336" table:formula="of:=1*([.H21]&lt;[.I21])*NOT(AND([.H21]=0;[.I21]=20))" office:value-type="float" office:value="0" calcext:value-type="float">
            <text:p>0</text:p>
          </table:table-cell>
          <table:table-cell table:style-name="ce336" table:formula="of:=1*AND([.H21]=0;[.I21]=20)" office:value-type="float" office:value="0" calcext:value-type="float">
            <text:p>0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39" table:formula="of:=[.O21]-[.P21]" office:value-type="float" office:value="10" calcext:value-type="float">
            <text:p>+10</text:p>
          </table:table-cell>
          <table:table-cell table:style-name="ce329" table:formula="of:=1*([.I21]&gt;[.H21])" office:value-type="float" office:value="0" calcext:value-type="float">
            <text:p>0</text:p>
          </table:table-cell>
          <table:table-cell table:style-name="ce329" table:formula="of:=1*([.I21]&lt;[.H21])*NOT(AND([.H21]=20;[.I21]=0))" office:value-type="float" office:value="1" calcext:value-type="float">
            <text:p>1</text:p>
          </table:table-cell>
          <table:table-cell table:style-name="ce329" table:formula="of:=1*AND([.H21]=20;[.I21]=0)" office:value-type="float" office:value="0" calcext:value-type="float">
            <text:p>0</text:p>
          </table:table-cell>
          <table:table-cell table:style-name="ce329" table:formula="of:=[.I21]" office:value-type="float" office:value="86" calcext:value-type="float">
            <text:p>86</text:p>
          </table:table-cell>
          <table:table-cell table:style-name="ce329" table:formula="of:=[.H21]" office:value-type="float" office:value="96" calcext:value-type="float">
            <text:p>96</text:p>
          </table:table-cell>
          <table:table-cell table:style-name="ce342" table:formula="of:=[.U21]-[.V21]" office:value-type="float" office:value="-10" calcext:value-type="float">
            <text:p>-10</text:p>
          </table:table-cell>
          <table:table-cell/>
          <table:table-cell table:style-name="ce346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126" table:formula="of:=VLOOKUP([.AA21];A_SQUADRE_PER_CODICE;2)" office:value-type="string" office:string-value="Cervi" calcext:value-type="string">
            <text:p>Cervi</text:p>
          </table:table-cell>
          <table:table-cell table:style-name="ce329" table:formula="of:=[.AD21]+[.AE21]+[.AF21]" office:value-type="float" office:value="3" calcext:value-type="float">
            <text:p>3</text:p>
          </table:table-cell>
          <table:table-cell table:style-name="ce3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3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3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107" table:formula="of:=2*[.AD21]+1*[.AE21]+0*[.AF21]" office:value-type="float" office:value="5" calcext:value-type="float">
            <text:p>5</text:p>
          </table:table-cell>
          <table:table-cell table:style-name="ce138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3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152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3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3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3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138" table:formula="of:=[.AK21]+[.AL21]+[.AM21]" office:value-type="float" office:value="67" calcext:value-type="float">
            <text:p>67</text:p>
          </table:table-cell>
          <table:table-cell table:style-name="ce339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339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339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152" table:formula="of:=[.AO21]+[.AP21]+[.AQ21]" office:value-type="float" office:value="0" calcext:value-type="float">
            <text:p>+0</text:p>
          </table:table-cell>
          <table:table-cell table:style-name="ce141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257" table:formula="of:=[.AU20]+1" office:value-type="float" office:value="67" calcext:value-type="float">
            <text:p>67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59</text:p>
          </table:table-cell>
          <table:table-cell table:style-name="ce329" office:value-type="string" calcext:value-type="string">
            <text:p>P63</text:p>
          </table:table-cell>
          <table:table-cell table:style-name="ce332" table:formula="of:=IF(LEFT([.AX21];1)=&quot;V&quot;;VLOOKUP(NUMBERVALUE(SUBSTITUTE([.AX21];&quot;V&quot;;&quot;&quot;));B_PARTITE_2A_FASE;10;FALSE());IF(LEFT([.AX21];1)=&quot;P&quot;;VLOOKUP(NUMBERVALUE(SUBSTITUTE([.AX21];&quot;P&quot;;&quot;&quot;));B_PARTITE_2A_FASE;11;FALSE());VLOOKUP([.AX21];B_CLASSIFICHE_GIRONI;4;FALSE())))" office:value-type="string" office:string-value="Cervi" calcext:value-type="string">
            <text:p>Cervi</text:p>
          </table:table-cell>
          <table:table-cell table:style-name="ce332" table:formula="of:=IF(LEFT([.AY21];1)=&quot;V&quot;;VLOOKUP(NUMBERVALUE(SUBSTITUTE([.AY21];&quot;V&quot;;&quot;&quot;));B_PARTITE_2A_FASE;10;FALSE());IF(LEFT([.AY21];1)=&quot;P&quot;;VLOOKUP(NUMBERVALUE(SUBSTITUTE([.AY21];&quot;P&quot;;&quot;&quot;));B_PARTITE_2A_FASE;11;FALSE());VLOOKUP([.AY21];B_CLASSIFICHE_GIRONI;4;FALSE())))" office:value-type="string" office:string-value="Zebre" calcext:value-type="string">
            <text:p>Zebre</text:p>
          </table:table-cell>
          <table:table-cell table:style-name="ce329" table:formula="of:=VLOOKUP([.AU21];A_5_INPUT_DATE_E_RISULTATI_2A_FASE;6;0)" office:value-type="float" office:value="20" calcext:value-type="float">
            <text:p>20</text:p>
          </table:table-cell>
          <table:table-cell table:style-name="ce329" table:formula="of:=VLOOKUP([.AU21];A_5_INPUT_DATE_E_RISULTATI_2A_FASE;7;0)" office:value-type="float" office:value="0" calcext:value-type="float">
            <text:p>0</text:p>
          </table:table-cell>
          <table:table-cell table:style-name="ce332" table:formula="of:=IF([.BB21]&gt;[.BC21];[.AZ21];[.BA21])" office:value-type="string" office:string-value="Cervi" calcext:value-type="string">
            <text:p>Cervi</text:p>
          </table:table-cell>
          <table:table-cell table:style-name="ce332" table:formula="of:=IF([.BB21]&lt;[.BC21];[.AZ21];[.BA21])" office:value-type="string" office:string-value="Zebre" calcext:value-type="string">
            <text:p>Zebre</text:p>
          </table:table-cell>
          <table:table-cell table:style-name="ce329" table:formula="of:=1*([.BB21]&gt;[.BC21])" office:value-type="float" office:value="1" calcext:value-type="float">
            <text:p>1</text:p>
          </table:table-cell>
          <table:table-cell table:style-name="ce336" table:formula="of:=1*([.BB21]&lt;[.BC21])*NOT(AND([.BB21]=0;[.BC21]=20))" office:value-type="float" office:value="0" calcext:value-type="float">
            <text:p>0</text:p>
          </table:table-cell>
          <table:table-cell table:style-name="ce336" table:formula="of:=1*AND([.BB21]=0;[.BC21]=20)" office:value-type="float" office:value="0" calcext:value-type="float">
            <text:p>0</text:p>
          </table:table-cell>
          <table:table-cell table:style-name="ce329" table:formula="of:=[.BB21]" office:value-type="float" office:value="20" calcext:value-type="float">
            <text:p>20</text:p>
          </table:table-cell>
          <table:table-cell table:style-name="ce329" table:formula="of:=[.BC21]" office:value-type="float" office:value="0" calcext:value-type="float">
            <text:p>0</text:p>
          </table:table-cell>
          <table:table-cell table:style-name="ce339" table:formula="of:=[.BI21]-[.BJ21]" office:value-type="float" office:value="20" calcext:value-type="float">
            <text:p>+20</text:p>
          </table:table-cell>
          <table:table-cell table:style-name="ce329" table:formula="of:=1*([.BC21]&gt;[.BB21])" office:value-type="float" office:value="0" calcext:value-type="float">
            <text:p>0</text:p>
          </table:table-cell>
          <table:table-cell table:style-name="ce329" table:formula="of:=1*([.BC21]&lt;[.BB21])*NOT(AND([.BB21]=20;[.BC21]=0))" office:value-type="float" office:value="0" calcext:value-type="float">
            <text:p>0</text:p>
          </table:table-cell>
          <table:table-cell table:style-name="ce329" table:formula="of:=1*AND([.BB21]=20;[.BC21]=0)" office:value-type="float" office:value="1" calcext:value-type="float">
            <text:p>1</text:p>
          </table:table-cell>
          <table:table-cell table:style-name="ce329" table:formula="of:=[.BC21]" office:value-type="float" office:value="0" calcext:value-type="float">
            <text:p>0</text:p>
          </table:table-cell>
          <table:table-cell table:style-name="ce329" table:formula="of:=[.BB21]" office:value-type="float" office:value="20" calcext:value-type="float">
            <text:p>20</text:p>
          </table:table-cell>
          <table:table-cell table:style-name="ce342" table:formula="of:=[.BO21]-[.BP21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12" calcext:value-type="float">
            <text:p>1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2];A_4_INPUT_DATE_E_RISULTATI_GIRONI;6;0)" office:value-type="float" office:value="29" calcext:value-type="float">
            <text:p>29</text:p>
          </table:table-cell>
          <table:table-cell table:style-name="ce329" table:formula="of:=VLOOKUP([.A22];A_4_INPUT_DATE_E_RISULTATI_GIRONI;7;0)" office:value-type="float" office:value="39" calcext:value-type="float">
            <text:p>39</text:p>
          </table:table-cell>
          <table:table-cell table:style-name="ce332" table:formula="of:=IF([.H22]&gt;[.I22];[.F22];[.G22])" office:value-type="string" office:string-value="Aquile" calcext:value-type="string">
            <text:p>Aquile</text:p>
          </table:table-cell>
          <table:table-cell table:style-name="ce332" table:formula="of:=IF([.H22]&lt;[.I22];[.F22];[.G22])" office:value-type="string" office:string-value="Coccodrilli" calcext:value-type="string">
            <text:p>Coccodrilli</text:p>
          </table:table-cell>
          <table:table-cell table:style-name="ce329" table:formula="of:=1*([.H22]&gt;[.I22])" office:value-type="float" office:value="0" calcext:value-type="float">
            <text:p>0</text:p>
          </table:table-cell>
          <table:table-cell table:style-name="ce336" table:formula="of:=1*([.H22]&lt;[.I22])*NOT(AND([.H22]=0;[.I22]=20))" office:value-type="float" office:value="1" calcext:value-type="float">
            <text:p>1</text:p>
          </table:table-cell>
          <table:table-cell table:style-name="ce336" table:formula="of:=1*AND([.H22]=0;[.I22]=20)" office:value-type="float" office:value="0" calcext:value-type="float">
            <text:p>0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39" table:formula="of:=[.O22]-[.P22]" office:value-type="float" office:value="-10" calcext:value-type="float">
            <text:p>-10</text:p>
          </table:table-cell>
          <table:table-cell table:style-name="ce329" table:formula="of:=1*([.I22]&gt;[.H22])" office:value-type="float" office:value="1" calcext:value-type="float">
            <text:p>1</text:p>
          </table:table-cell>
          <table:table-cell table:style-name="ce329" table:formula="of:=1*([.I22]&lt;[.H22])*NOT(AND([.H22]=20;[.I22]=0))" office:value-type="float" office:value="0" calcext:value-type="float">
            <text:p>0</text:p>
          </table:table-cell>
          <table:table-cell table:style-name="ce329" table:formula="of:=1*AND([.H22]=20;[.I22]=0)" office:value-type="float" office:value="0" calcext:value-type="float">
            <text:p>0</text:p>
          </table:table-cell>
          <table:table-cell table:style-name="ce329" table:formula="of:=[.I22]" office:value-type="float" office:value="39" calcext:value-type="float">
            <text:p>39</text:p>
          </table:table-cell>
          <table:table-cell table:style-name="ce329" table:formula="of:=[.H22]" office:value-type="float" office:value="29" calcext:value-type="float">
            <text:p>29</text:p>
          </table:table-cell>
          <table:table-cell table:style-name="ce342" table:formula="of:=[.U22]-[.V22]" office:value-type="float" office:value="10" calcext:value-type="float">
            <text:p>+10</text:p>
          </table:table-cell>
          <table:table-cell/>
          <table:table-cell table:style-name="ce346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103" office:value-type="string" calcext:value-type="string">
            <text:p>E</text:p>
          </table:table-cell>
          <table:table-cell table:style-name="ce329" office:value-type="string" calcext:value-type="string">
            <text:p>E4</text:p>
          </table:table-cell>
          <table:table-cell table:style-name="ce126" table:formula="of:=VLOOKUP([.AA22];A_SQUADRE_PER_CODICE;2)" office:value-type="string" office:string-value="Cinghiali" calcext:value-type="string">
            <text:p>Cinghiali</text:p>
          </table:table-cell>
          <table:table-cell table:style-name="ce329" table:formula="of:=[.AD22]+[.AE22]+[.AF22]" office:value-type="float" office:value="3" calcext:value-type="float">
            <text:p>3</text:p>
          </table:table-cell>
          <table:table-cell table:style-name="ce3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3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3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107" table:formula="of:=2*[.AD22]+1*[.AE22]+0*[.AF22]" office:value-type="float" office:value="3" calcext:value-type="float">
            <text:p>3</text:p>
          </table:table-cell>
          <table:table-cell table:style-name="ce138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3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152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3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3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3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138" table:formula="of:=[.AK22]+[.AL22]+[.AM22]" office:value-type="float" office:value="0" calcext:value-type="float">
            <text:p>0</text:p>
          </table:table-cell>
          <table:table-cell table:style-name="ce339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339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339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152" table:formula="of:=[.AO22]+[.AP22]+[.AQ22]" office:value-type="float" office:value="0" calcext:value-type="float">
            <text:p>+0</text:p>
          </table:table-cell>
          <table:table-cell table:style-name="ce141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257" table:formula="of:=[.AU21]+1" office:value-type="float" office:value="68" calcext:value-type="float">
            <text:p>68</text:p>
          </table:table-cell>
          <table:table-cell table:style-name="ce322" office:value-type="string" calcext:value-type="string">
            <text:p>2aFase</text:p>
          </table:table-cell>
          <table:table-cell table:style-name="ce182" office:value-type="string" calcext:value-type="string">
            <text:p>25-32</text:p>
          </table:table-cell>
          <table:table-cell table:style-name="ce329" office:value-type="string" calcext:value-type="string">
            <text:p>P60</text:p>
          </table:table-cell>
          <table:table-cell table:style-name="ce329" office:value-type="string" calcext:value-type="string">
            <text:p>P64</text:p>
          </table:table-cell>
          <table:table-cell table:style-name="ce332" table:formula="of:=IF(LEFT([.AX22];1)=&quot;V&quot;;VLOOKUP(NUMBERVALUE(SUBSTITUTE([.AX22];&quot;V&quot;;&quot;&quot;));B_PARTITE_2A_FASE;10;FALSE());IF(LEFT([.AX22];1)=&quot;P&quot;;VLOOKUP(NUMBERVALUE(SUBSTITUTE([.AX22];&quot;P&quot;;&quot;&quot;));B_PARTITE_2A_FASE;11;FALSE());VLOOKUP([.AX22];B_CLASSIFICHE_GIRONI;4;FALSE())))" office:value-type="string" office:string-value="Cinghiali" calcext:value-type="string">
            <text:p>Cinghiali</text:p>
          </table:table-cell>
          <table:table-cell table:style-name="ce332" table:formula="of:=IF(LEFT([.AY22];1)=&quot;V&quot;;VLOOKUP(NUMBERVALUE(SUBSTITUTE([.AY22];&quot;V&quot;;&quot;&quot;));B_PARTITE_2A_FASE;10;FALSE());IF(LEFT([.AY22];1)=&quot;P&quot;;VLOOKUP(NUMBERVALUE(SUBSTITUTE([.AY22];&quot;P&quot;;&quot;&quot;));B_PARTITE_2A_FASE;11;FALSE());VLOOKUP([.AY22];B_CLASSIFICHE_GIRONI;4;FALSE())))" office:value-type="string" office:string-value="Tonni" calcext:value-type="string">
            <text:p>Tonni</text:p>
          </table:table-cell>
          <table:table-cell table:style-name="ce329" table:formula="of:=VLOOKUP([.AU22];A_5_INPUT_DATE_E_RISULTATI_2A_FASE;6;0)" office:value-type="float" office:value="100" calcext:value-type="float">
            <text:p>100</text:p>
          </table:table-cell>
          <table:table-cell table:style-name="ce329" table:formula="of:=VLOOKUP([.AU22];A_5_INPUT_DATE_E_RISULTATI_2A_FASE;7;0)" office:value-type="float" office:value="83" calcext:value-type="float">
            <text:p>83</text:p>
          </table:table-cell>
          <table:table-cell table:style-name="ce332" table:formula="of:=IF([.BB22]&gt;[.BC22];[.AZ22];[.BA22])" office:value-type="string" office:string-value="Cinghiali" calcext:value-type="string">
            <text:p>Cinghiali</text:p>
          </table:table-cell>
          <table:table-cell table:style-name="ce332" table:formula="of:=IF([.BB22]&lt;[.BC22];[.AZ22];[.BA22])" office:value-type="string" office:string-value="Tonni" calcext:value-type="string">
            <text:p>Tonni</text:p>
          </table:table-cell>
          <table:table-cell table:style-name="ce329" table:formula="of:=1*([.BB22]&gt;[.BC22])" office:value-type="float" office:value="1" calcext:value-type="float">
            <text:p>1</text:p>
          </table:table-cell>
          <table:table-cell table:style-name="ce336" table:formula="of:=1*([.BB22]&lt;[.BC22])*NOT(AND([.BB22]=0;[.BC22]=20))" office:value-type="float" office:value="0" calcext:value-type="float">
            <text:p>0</text:p>
          </table:table-cell>
          <table:table-cell table:style-name="ce336" table:formula="of:=1*AND([.BB22]=0;[.BC22]=20)" office:value-type="float" office:value="0" calcext:value-type="float">
            <text:p>0</text:p>
          </table:table-cell>
          <table:table-cell table:style-name="ce329" table:formula="of:=[.BB22]" office:value-type="float" office:value="100" calcext:value-type="float">
            <text:p>100</text:p>
          </table:table-cell>
          <table:table-cell table:style-name="ce329" table:formula="of:=[.BC22]" office:value-type="float" office:value="83" calcext:value-type="float">
            <text:p>83</text:p>
          </table:table-cell>
          <table:table-cell table:style-name="ce339" table:formula="of:=[.BI22]-[.BJ22]" office:value-type="float" office:value="17" calcext:value-type="float">
            <text:p>+17</text:p>
          </table:table-cell>
          <table:table-cell table:style-name="ce329" table:formula="of:=1*([.BC22]&gt;[.BB22])" office:value-type="float" office:value="0" calcext:value-type="float">
            <text:p>0</text:p>
          </table:table-cell>
          <table:table-cell table:style-name="ce329" table:formula="of:=1*([.BC22]&lt;[.BB22])*NOT(AND([.BB22]=20;[.BC22]=0))" office:value-type="float" office:value="1" calcext:value-type="float">
            <text:p>1</text:p>
          </table:table-cell>
          <table:table-cell table:style-name="ce329" table:formula="of:=1*AND([.BB22]=20;[.BC22]=0)" office:value-type="float" office:value="0" calcext:value-type="float">
            <text:p>0</text:p>
          </table:table-cell>
          <table:table-cell table:style-name="ce329" table:formula="of:=[.BC22]" office:value-type="float" office:value="83" calcext:value-type="float">
            <text:p>83</text:p>
          </table:table-cell>
          <table:table-cell table:style-name="ce329" table:formula="of:=[.BB22]" office:value-type="float" office:value="100" calcext:value-type="float">
            <text:p>100</text:p>
          </table:table-cell>
          <table:table-cell table:style-name="ce342" table:formula="of:=[.BO22]-[.BP22]" office:value-type="float" office:value="-17" calcext:value-type="float">
            <text:p>-17</text:p>
          </table:table-cell>
        </table:table-row>
        <table:table-row table:style-name="ro1">
          <table:table-cell table:style-name="ce257" office:value-type="float" office:value="28" calcext:value-type="float">
            <text:p>2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1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332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3];A_4_INPUT_DATE_E_RISULTATI_GIRONI;6;0)" office:value-type="float" office:value="54" calcext:value-type="float">
            <text:p>54</text:p>
          </table:table-cell>
          <table:table-cell table:style-name="ce329" table:formula="of:=VLOOKUP([.A23];A_4_INPUT_DATE_E_RISULTATI_GIRONI;7;0)" office:value-type="float" office:value="44" calcext:value-type="float">
            <text:p>44</text:p>
          </table:table-cell>
          <table:table-cell table:style-name="ce332" table:formula="of:=IF([.H23]&gt;[.I23];[.F23];[.G23])" office:value-type="string" office:string-value="Coccodrilli" calcext:value-type="string">
            <text:p>Coccodrilli</text:p>
          </table:table-cell>
          <table:table-cell table:style-name="ce332" table:formula="of:=IF([.H23]&lt;[.I23];[.F23];[.G23])" office:value-type="string" office:string-value="Falchi" calcext:value-type="string">
            <text:p>Falchi</text:p>
          </table:table-cell>
          <table:table-cell table:style-name="ce329" table:formula="of:=1*([.H23]&gt;[.I23])" office:value-type="float" office:value="1" calcext:value-type="float">
            <text:p>1</text:p>
          </table:table-cell>
          <table:table-cell table:style-name="ce336" table:formula="of:=1*([.H23]&lt;[.I23])*NOT(AND([.H23]=0;[.I23]=20))" office:value-type="float" office:value="0" calcext:value-type="float">
            <text:p>0</text:p>
          </table:table-cell>
          <table:table-cell table:style-name="ce336" table:formula="of:=1*AND([.H23]=0;[.I23]=20)" office:value-type="float" office:value="0" calcext:value-type="float">
            <text:p>0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39" table:formula="of:=[.O23]-[.P23]" office:value-type="float" office:value="10" calcext:value-type="float">
            <text:p>+10</text:p>
          </table:table-cell>
          <table:table-cell table:style-name="ce329" table:formula="of:=1*([.I23]&gt;[.H23])" office:value-type="float" office:value="0" calcext:value-type="float">
            <text:p>0</text:p>
          </table:table-cell>
          <table:table-cell table:style-name="ce329" table:formula="of:=1*([.I23]&lt;[.H23])*NOT(AND([.H23]=20;[.I23]=0))" office:value-type="float" office:value="1" calcext:value-type="float">
            <text:p>1</text:p>
          </table:table-cell>
          <table:table-cell table:style-name="ce329" table:formula="of:=1*AND([.H23]=20;[.I23]=0)" office:value-type="float" office:value="0" calcext:value-type="float">
            <text:p>0</text:p>
          </table:table-cell>
          <table:table-cell table:style-name="ce329" table:formula="of:=[.I23]" office:value-type="float" office:value="44" calcext:value-type="float">
            <text:p>44</text:p>
          </table:table-cell>
          <table:table-cell table:style-name="ce329" table:formula="of:=[.H23]" office:value-type="float" office:value="54" calcext:value-type="float">
            <text:p>54</text:p>
          </table:table-cell>
          <table:table-cell table:style-name="ce342" table:formula="of:=[.U23]-[.V23]" office:value-type="float" office:value="-10" calcext:value-type="float">
            <text:p>-10</text:p>
          </table:table-cell>
          <table:table-cell/>
          <table:table-cell table:style-name="ce93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98" office:value-type="string" calcext:value-type="string">
            <text:p>F</text:p>
          </table:table-cell>
          <table:table-cell table:style-name="ce101" office:value-type="string" calcext:value-type="string">
            <text:p>F1</text:p>
          </table:table-cell>
          <table:table-cell table:style-name="ce127" table:formula="of:=VLOOKUP([.AA23];A_SQUADRE_PER_CODICE;2)" office:value-type="string" office:string-value="Balene" calcext:value-type="string">
            <text:p>Balene</text:p>
          </table:table-cell>
          <table:table-cell table:style-name="ce101" table:formula="of:=[.AD23]+[.AE23]+[.AF23]" office:value-type="float" office:value="3" calcext:value-type="float">
            <text:p>3</text:p>
          </table:table-cell>
          <table:table-cell table:style-name="ce101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101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101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108" table:formula="of:=2*[.AD23]+1*[.AE23]+0*[.AF23]" office:value-type="float" office:value="5" calcext:value-type="float">
            <text:p>5</text:p>
          </table:table-cell>
          <table:table-cell table:style-name="ce148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101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153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101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113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101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148" table:formula="of:=[.AK23]+[.AL23]+[.AM23]" office:value-type="float" office:value="67" calcext:value-type="float">
            <text:p>67</text:p>
          </table:table-cell>
          <table:table-cell table:style-name="ce111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111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111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153" table:formula="of:=[.AO23]+[.AP23]+[.AQ23]" office:value-type="float" office:value="0" calcext:value-type="float">
            <text:p>+0</text:p>
          </table:table-cell>
          <table:table-cell table:style-name="ce145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257" table:formula="of:=[.AU22]+1" office:value-type="float" office:value="69" calcext:value-type="float">
            <text:p>6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23];1)=&quot;V&quot;;VLOOKUP(NUMBERVALUE(SUBSTITUTE([.AX23];&quot;V&quot;;&quot;&quot;));B_PARTITE_2A_FASE;10;FALSE());IF(LEFT([.AX23];1)=&quot;P&quot;;VLOOKUP(NUMBERVALUE(SUBSTITUTE([.AX23];&quot;P&quot;;&quot;&quot;));B_PARTITE_2A_FASE;11;FALSE());VLOOKUP([.AX23];B_CLASSIFICHE_GIRONI;4;FALSE())))" office:value-type="string" office:string-value="" calcext:value-type="error">
            <text:p>#N/D</text:p>
          </table:table-cell>
          <table:table-cell table:style-name="ce332" table:formula="of:=IF(LEFT([.AY23];1)=&quot;V&quot;;VLOOKUP(NUMBERVALUE(SUBSTITUTE([.AY23];&quot;V&quot;;&quot;&quot;));B_PARTITE_2A_FASE;10;FALSE());IF(LEFT([.AY23];1)=&quot;P&quot;;VLOOKUP(NUMBERVALUE(SUBSTITUTE([.AY23];&quot;P&quot;;&quot;&quot;));B_PARTITE_2A_FASE;11;FALSE());VLOOKUP([.AY23];B_CLASSIFICHE_GIRONI;4;FALSE())))" office:value-type="string" office:string-value="" calcext:value-type="error">
            <text:p>#N/D</text:p>
          </table:table-cell>
          <table:table-cell table:style-name="ce329" table:formula="of:=VLOOKUP([.AU23];A_5_INPUT_DATE_E_RISULTATI_2A_FASE;6;0)" office:value-type="float" office:value="34" calcext:value-type="float">
            <text:p>34</text:p>
          </table:table-cell>
          <table:table-cell table:style-name="ce329" table:formula="of:=VLOOKUP([.AU23];A_5_INPUT_DATE_E_RISULTATI_2A_FASE;7;0)" office:value-type="float" office:value="33" calcext:value-type="float">
            <text:p>33</text:p>
          </table:table-cell>
          <table:table-cell table:style-name="ce332" table:formula="of:=IF([.BB23]&gt;[.BC23];[.AZ23];[.BA23])" office:value-type="string" office:string-value="" calcext:value-type="error">
            <text:p>#N/D</text:p>
          </table:table-cell>
          <table:table-cell table:style-name="ce332" table:formula="of:=IF([.BB23]&lt;[.BC23];[.AZ23];[.BA23])" office:value-type="string" office:string-value="" calcext:value-type="error">
            <text:p>#N/D</text:p>
          </table:table-cell>
          <table:table-cell table:style-name="ce329" table:formula="of:=1*([.BB23]&gt;[.BC23])" office:value-type="float" office:value="1" calcext:value-type="float">
            <text:p>1</text:p>
          </table:table-cell>
          <table:table-cell table:style-name="ce336" table:formula="of:=1*([.BB23]&lt;[.BC23])*NOT(AND([.BB23]=0;[.BC23]=20))" office:value-type="float" office:value="0" calcext:value-type="float">
            <text:p>0</text:p>
          </table:table-cell>
          <table:table-cell table:style-name="ce336" table:formula="of:=1*AND([.BB23]=0;[.BC23]=20)" office:value-type="float" office:value="0" calcext:value-type="float">
            <text:p>0</text:p>
          </table:table-cell>
          <table:table-cell table:style-name="ce329" table:formula="of:=[.BB23]" office:value-type="float" office:value="34" calcext:value-type="float">
            <text:p>34</text:p>
          </table:table-cell>
          <table:table-cell table:style-name="ce329" table:formula="of:=[.BC23]" office:value-type="float" office:value="33" calcext:value-type="float">
            <text:p>33</text:p>
          </table:table-cell>
          <table:table-cell table:style-name="ce339" table:formula="of:=[.BI23]-[.BJ23]" office:value-type="float" office:value="1" calcext:value-type="float">
            <text:p>+1</text:p>
          </table:table-cell>
          <table:table-cell table:style-name="ce329" table:formula="of:=1*([.BC23]&gt;[.BB23])" office:value-type="float" office:value="0" calcext:value-type="float">
            <text:p>0</text:p>
          </table:table-cell>
          <table:table-cell table:style-name="ce329" table:formula="of:=1*([.BC23]&lt;[.BB23])*NOT(AND([.BB23]=20;[.BC23]=0))" office:value-type="float" office:value="1" calcext:value-type="float">
            <text:p>1</text:p>
          </table:table-cell>
          <table:table-cell table:style-name="ce329" table:formula="of:=1*AND([.BB23]=20;[.BC23]=0)" office:value-type="float" office:value="0" calcext:value-type="float">
            <text:p>0</text:p>
          </table:table-cell>
          <table:table-cell table:style-name="ce329" table:formula="of:=[.BC23]" office:value-type="float" office:value="33" calcext:value-type="float">
            <text:p>33</text:p>
          </table:table-cell>
          <table:table-cell table:style-name="ce329" table:formula="of:=[.BB23]" office:value-type="float" office:value="34" calcext:value-type="float">
            <text:p>34</text:p>
          </table:table-cell>
          <table:table-cell table:style-name="ce342" table:formula="of:=[.BO23]-[.BP23]" office:value-type="float" office:value="-1" calcext:value-type="float">
            <text:p>-1</text:p>
          </table:table-cell>
        </table:table-row>
        <table:table-row table:style-name="ro1">
          <table:table-cell table:style-name="ce257" office:value-type="float" office:value="40" calcext:value-type="float">
            <text:p>4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3</text:p>
          </table:table-cell>
          <table:table-cell table:style-name="ce332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332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329" table:formula="of:=VLOOKUP([.A24];A_4_INPUT_DATE_E_RISULTATI_GIRONI;6;0)" office:value-type="float" office:value="25" calcext:value-type="float">
            <text:p>25</text:p>
          </table:table-cell>
          <table:table-cell table:style-name="ce329" table:formula="of:=VLOOKUP([.A24];A_4_INPUT_DATE_E_RISULTATI_GIRONI;7;0)" office:value-type="float" office:value="15" calcext:value-type="float">
            <text:p>15</text:p>
          </table:table-cell>
          <table:table-cell table:style-name="ce332" table:formula="of:=IF([.H24]&gt;[.I24];[.F24];[.G24])" office:value-type="string" office:string-value="Pitoni" calcext:value-type="string">
            <text:p>Pitoni</text:p>
          </table:table-cell>
          <table:table-cell table:style-name="ce332" table:formula="of:=IF([.H24]&lt;[.I24];[.F24];[.G24])" office:value-type="string" office:string-value="Aquile" calcext:value-type="string">
            <text:p>Aquile</text:p>
          </table:table-cell>
          <table:table-cell table:style-name="ce329" table:formula="of:=1*([.H24]&gt;[.I24])" office:value-type="float" office:value="1" calcext:value-type="float">
            <text:p>1</text:p>
          </table:table-cell>
          <table:table-cell table:style-name="ce336" table:formula="of:=1*([.H24]&lt;[.I24])*NOT(AND([.H24]=0;[.I24]=20))" office:value-type="float" office:value="0" calcext:value-type="float">
            <text:p>0</text:p>
          </table:table-cell>
          <table:table-cell table:style-name="ce336" table:formula="of:=1*AND([.H24]=0;[.I24]=20)" office:value-type="float" office:value="0" calcext:value-type="float">
            <text:p>0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39" table:formula="of:=[.O24]-[.P24]" office:value-type="float" office:value="10" calcext:value-type="float">
            <text:p>+10</text:p>
          </table:table-cell>
          <table:table-cell table:style-name="ce329" table:formula="of:=1*([.I24]&gt;[.H24])" office:value-type="float" office:value="0" calcext:value-type="float">
            <text:p>0</text:p>
          </table:table-cell>
          <table:table-cell table:style-name="ce329" table:formula="of:=1*([.I24]&lt;[.H24])*NOT(AND([.H24]=20;[.I24]=0))" office:value-type="float" office:value="1" calcext:value-type="float">
            <text:p>1</text:p>
          </table:table-cell>
          <table:table-cell table:style-name="ce329" table:formula="of:=1*AND([.H24]=20;[.I24]=0)" office:value-type="float" office:value="0" calcext:value-type="float">
            <text:p>0</text:p>
          </table:table-cell>
          <table:table-cell table:style-name="ce329" table:formula="of:=[.I24]" office:value-type="float" office:value="15" calcext:value-type="float">
            <text:p>15</text:p>
          </table:table-cell>
          <table:table-cell table:style-name="ce329" table:formula="of:=[.H24]" office:value-type="float" office:value="25" calcext:value-type="float">
            <text:p>25</text:p>
          </table:table-cell>
          <table:table-cell table:style-name="ce342" table:formula="of:=[.U24]-[.V24]" office:value-type="float" office:value="-10" calcext:value-type="float">
            <text:p>-10</text:p>
          </table:table-cell>
          <table:table-cell/>
          <table:table-cell table:style-name="ce346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126" table:formula="of:=VLOOKUP([.AA24];A_SQUADRE_PER_CODICE;2)" office:value-type="string" office:string-value="Gabbiani" calcext:value-type="string">
            <text:p>Gabbiani</text:p>
          </table:table-cell>
          <table:table-cell table:style-name="ce329" table:formula="of:=[.AD24]+[.AE24]+[.AF24]" office:value-type="float" office:value="3" calcext:value-type="float">
            <text:p>3</text:p>
          </table:table-cell>
          <table:table-cell table:style-name="ce3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3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3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107" table:formula="of:=2*[.AD24]+1*[.AE24]+0*[.AF24]" office:value-type="float" office:value="5" calcext:value-type="float">
            <text:p>5</text:p>
          </table:table-cell>
          <table:table-cell table:style-name="ce138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3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152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3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3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3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138" table:formula="of:=[.AK24]+[.AL24]+[.AM24]" office:value-type="float" office:value="67" calcext:value-type="float">
            <text:p>67</text:p>
          </table:table-cell>
          <table:table-cell table:style-name="ce339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339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339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152" table:formula="of:=[.AO24]+[.AP24]+[.AQ24]" office:value-type="float" office:value="0" calcext:value-type="float">
            <text:p>+0</text:p>
          </table:table-cell>
          <table:table-cell table:style-name="ce141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257" table:formula="of:=[.AU23]+1" office:value-type="float" office:value="70" calcext:value-type="float">
            <text:p>7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24];1)=&quot;V&quot;;VLOOKUP(NUMBERVALUE(SUBSTITUTE([.AX24];&quot;V&quot;;&quot;&quot;));B_PARTITE_2A_FASE;10;FALSE());IF(LEFT([.AX24];1)=&quot;P&quot;;VLOOKUP(NUMBERVALUE(SUBSTITUTE([.AX24];&quot;P&quot;;&quot;&quot;));B_PARTITE_2A_FASE;11;FALSE());VLOOKUP([.AX24];B_CLASSIFICHE_GIRONI;4;FALSE())))" office:value-type="string" office:string-value="" calcext:value-type="error">
            <text:p>#N/D</text:p>
          </table:table-cell>
          <table:table-cell table:style-name="ce332" table:formula="of:=IF(LEFT([.AY24];1)=&quot;V&quot;;VLOOKUP(NUMBERVALUE(SUBSTITUTE([.AY24];&quot;V&quot;;&quot;&quot;));B_PARTITE_2A_FASE;10;FALSE());IF(LEFT([.AY24];1)=&quot;P&quot;;VLOOKUP(NUMBERVALUE(SUBSTITUTE([.AY24];&quot;P&quot;;&quot;&quot;));B_PARTITE_2A_FASE;11;FALSE());VLOOKUP([.AY24];B_CLASSIFICHE_GIRONI;4;FALSE())))" office:value-type="string" office:string-value="" calcext:value-type="error">
            <text:p>#N/D</text:p>
          </table:table-cell>
          <table:table-cell table:style-name="ce329" table:formula="of:=VLOOKUP([.AU24];A_5_INPUT_DATE_E_RISULTATI_2A_FASE;6;0)" office:value-type="float" office:value="34" calcext:value-type="float">
            <text:p>34</text:p>
          </table:table-cell>
          <table:table-cell table:style-name="ce329" table:formula="of:=VLOOKUP([.AU24];A_5_INPUT_DATE_E_RISULTATI_2A_FASE;7;0)" office:value-type="float" office:value="33" calcext:value-type="float">
            <text:p>33</text:p>
          </table:table-cell>
          <table:table-cell table:style-name="ce332" table:formula="of:=IF([.BB24]&gt;[.BC24];[.AZ24];[.BA24])" office:value-type="string" office:string-value="" calcext:value-type="error">
            <text:p>#N/D</text:p>
          </table:table-cell>
          <table:table-cell table:style-name="ce332" table:formula="of:=IF([.BB24]&lt;[.BC24];[.AZ24];[.BA24])" office:value-type="string" office:string-value="" calcext:value-type="error">
            <text:p>#N/D</text:p>
          </table:table-cell>
          <table:table-cell table:style-name="ce329" table:formula="of:=1*([.BB24]&gt;[.BC24])" office:value-type="float" office:value="1" calcext:value-type="float">
            <text:p>1</text:p>
          </table:table-cell>
          <table:table-cell table:style-name="ce336" table:formula="of:=1*([.BB24]&lt;[.BC24])*NOT(AND([.BB24]=0;[.BC24]=20))" office:value-type="float" office:value="0" calcext:value-type="float">
            <text:p>0</text:p>
          </table:table-cell>
          <table:table-cell table:style-name="ce336" table:formula="of:=1*AND([.BB24]=0;[.BC24]=20)" office:value-type="float" office:value="0" calcext:value-type="float">
            <text:p>0</text:p>
          </table:table-cell>
          <table:table-cell table:style-name="ce329" table:formula="of:=[.BB24]" office:value-type="float" office:value="34" calcext:value-type="float">
            <text:p>34</text:p>
          </table:table-cell>
          <table:table-cell table:style-name="ce329" table:formula="of:=[.BC24]" office:value-type="float" office:value="33" calcext:value-type="float">
            <text:p>33</text:p>
          </table:table-cell>
          <table:table-cell table:style-name="ce339" table:formula="of:=[.BI24]-[.BJ24]" office:value-type="float" office:value="1" calcext:value-type="float">
            <text:p>+1</text:p>
          </table:table-cell>
          <table:table-cell table:style-name="ce329" table:formula="of:=1*([.BC24]&gt;[.BB24])" office:value-type="float" office:value="0" calcext:value-type="float">
            <text:p>0</text:p>
          </table:table-cell>
          <table:table-cell table:style-name="ce329" table:formula="of:=1*([.BC24]&lt;[.BB24])*NOT(AND([.BB24]=20;[.BC24]=0))" office:value-type="float" office:value="1" calcext:value-type="float">
            <text:p>1</text:p>
          </table:table-cell>
          <table:table-cell table:style-name="ce329" table:formula="of:=1*AND([.BB24]=20;[.BC24]=0)" office:value-type="float" office:value="0" calcext:value-type="float">
            <text:p>0</text:p>
          </table:table-cell>
          <table:table-cell table:style-name="ce329" table:formula="of:=[.BC24]" office:value-type="float" office:value="33" calcext:value-type="float">
            <text:p>33</text:p>
          </table:table-cell>
          <table:table-cell table:style-name="ce329" table:formula="of:=[.BB24]" office:value-type="float" office:value="34" calcext:value-type="float">
            <text:p>34</text:p>
          </table:table-cell>
          <table:table-cell table:style-name="ce342" table:formula="of:=[.BO24]-[.BP24]" office:value-type="float" office:value="-1" calcext:value-type="float">
            <text:p>-1</text:p>
          </table:table-cell>
        </table:table-row>
        <table:table-row table:style-name="ro1">
          <table:table-cell table:style-name="ce257" office:value-type="float" office:value="16" calcext:value-type="float">
            <text:p>1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2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332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5];A_4_INPUT_DATE_E_RISULTATI_GIRONI;6;0)" office:value-type="float" office:value="83" calcext:value-type="float">
            <text:p>83</text:p>
          </table:table-cell>
          <table:table-cell table:style-name="ce329" table:formula="of:=VLOOKUP([.A25];A_4_INPUT_DATE_E_RISULTATI_GIRONI;7;0)" office:value-type="float" office:value="57" calcext:value-type="float">
            <text:p>57</text:p>
          </table:table-cell>
          <table:table-cell table:style-name="ce332" table:formula="of:=IF([.H25]&gt;[.I25];[.F25];[.G25])" office:value-type="string" office:string-value="Pitoni" calcext:value-type="string">
            <text:p>Pitoni</text:p>
          </table:table-cell>
          <table:table-cell table:style-name="ce332" table:formula="of:=IF([.H25]&lt;[.I25];[.F25];[.G25])" office:value-type="string" office:string-value="Falchi" calcext:value-type="string">
            <text:p>Falchi</text:p>
          </table:table-cell>
          <table:table-cell table:style-name="ce329" table:formula="of:=1*([.H25]&gt;[.I25])" office:value-type="float" office:value="1" calcext:value-type="float">
            <text:p>1</text:p>
          </table:table-cell>
          <table:table-cell table:style-name="ce336" table:formula="of:=1*([.H25]&lt;[.I25])*NOT(AND([.H25]=0;[.I25]=20))" office:value-type="float" office:value="0" calcext:value-type="float">
            <text:p>0</text:p>
          </table:table-cell>
          <table:table-cell table:style-name="ce336" table:formula="of:=1*AND([.H25]=0;[.I25]=20)" office:value-type="float" office:value="0" calcext:value-type="float">
            <text:p>0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39" table:formula="of:=[.O25]-[.P25]" office:value-type="float" office:value="26" calcext:value-type="float">
            <text:p>+26</text:p>
          </table:table-cell>
          <table:table-cell table:style-name="ce329" table:formula="of:=1*([.I25]&gt;[.H25])" office:value-type="float" office:value="0" calcext:value-type="float">
            <text:p>0</text:p>
          </table:table-cell>
          <table:table-cell table:style-name="ce329" table:formula="of:=1*([.I25]&lt;[.H25])*NOT(AND([.H25]=20;[.I25]=0))" office:value-type="float" office:value="1" calcext:value-type="float">
            <text:p>1</text:p>
          </table:table-cell>
          <table:table-cell table:style-name="ce329" table:formula="of:=1*AND([.H25]=20;[.I25]=0)" office:value-type="float" office:value="0" calcext:value-type="float">
            <text:p>0</text:p>
          </table:table-cell>
          <table:table-cell table:style-name="ce329" table:formula="of:=[.I25]" office:value-type="float" office:value="57" calcext:value-type="float">
            <text:p>57</text:p>
          </table:table-cell>
          <table:table-cell table:style-name="ce329" table:formula="of:=[.H25]" office:value-type="float" office:value="83" calcext:value-type="float">
            <text:p>83</text:p>
          </table:table-cell>
          <table:table-cell table:style-name="ce342" table:formula="of:=[.U25]-[.V25]" office:value-type="float" office:value="-26" calcext:value-type="float">
            <text:p>-26</text:p>
          </table:table-cell>
          <table:table-cell/>
          <table:table-cell table:style-name="ce346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103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126" table:formula="of:=VLOOKUP([.AA25];A_SQUADRE_PER_CODICE;2)" office:value-type="string" office:string-value="Delfini" calcext:value-type="string">
            <text:p>Delfini</text:p>
          </table:table-cell>
          <table:table-cell table:style-name="ce329" table:formula="of:=[.AD25]+[.AE25]+[.AF25]" office:value-type="float" office:value="3" calcext:value-type="float">
            <text:p>3</text:p>
          </table:table-cell>
          <table:table-cell table:style-name="ce3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3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3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107" table:formula="of:=2*[.AD25]+1*[.AE25]+0*[.AF25]" office:value-type="float" office:value="5" calcext:value-type="float">
            <text:p>5</text:p>
          </table:table-cell>
          <table:table-cell table:style-name="ce138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3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152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3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3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3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138" table:formula="of:=[.AK25]+[.AL25]+[.AM25]" office:value-type="float" office:value="67" calcext:value-type="float">
            <text:p>67</text:p>
          </table:table-cell>
          <table:table-cell table:style-name="ce339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339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339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152" table:formula="of:=[.AO25]+[.AP25]+[.AQ25]" office:value-type="float" office:value="0" calcext:value-type="float">
            <text:p>+0</text:p>
          </table:table-cell>
          <table:table-cell table:style-name="ce141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257" table:formula="of:=[.AU24]+1" office:value-type="float" office:value="71" calcext:value-type="float">
            <text:p>7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25];1)=&quot;V&quot;;VLOOKUP(NUMBERVALUE(SUBSTITUTE([.AX25];&quot;V&quot;;&quot;&quot;));B_PARTITE_2A_FASE;10;FALSE());IF(LEFT([.AX25];1)=&quot;P&quot;;VLOOKUP(NUMBERVALUE(SUBSTITUTE([.AX25];&quot;P&quot;;&quot;&quot;));B_PARTITE_2A_FASE;11;FALSE());VLOOKUP([.AX25];B_CLASSIFICHE_GIRONI;4;FALSE())))" office:value-type="string" office:string-value="" calcext:value-type="error">
            <text:p>#N/D</text:p>
          </table:table-cell>
          <table:table-cell table:style-name="ce332" table:formula="of:=IF(LEFT([.AY25];1)=&quot;V&quot;;VLOOKUP(NUMBERVALUE(SUBSTITUTE([.AY25];&quot;V&quot;;&quot;&quot;));B_PARTITE_2A_FASE;10;FALSE());IF(LEFT([.AY25];1)=&quot;P&quot;;VLOOKUP(NUMBERVALUE(SUBSTITUTE([.AY25];&quot;P&quot;;&quot;&quot;));B_PARTITE_2A_FASE;11;FALSE());VLOOKUP([.AY25];B_CLASSIFICHE_GIRONI;4;FALSE())))" office:value-type="string" office:string-value="" calcext:value-type="error">
            <text:p>#N/D</text:p>
          </table:table-cell>
          <table:table-cell table:style-name="ce329" table:formula="of:=VLOOKUP([.AU25];A_5_INPUT_DATE_E_RISULTATI_2A_FASE;6;0)" office:value-type="float" office:value="0" calcext:value-type="float">
            <text:p>0</text:p>
          </table:table-cell>
          <table:table-cell table:style-name="ce329" table:formula="of:=VLOOKUP([.AU25];A_5_INPUT_DATE_E_RISULTATI_2A_FASE;7;0)" office:value-type="float" office:value="20" calcext:value-type="float">
            <text:p>20</text:p>
          </table:table-cell>
          <table:table-cell table:style-name="ce332" table:formula="of:=IF([.BB25]&gt;[.BC25];[.AZ25];[.BA25])" office:value-type="string" office:string-value="" calcext:value-type="error">
            <text:p>#N/D</text:p>
          </table:table-cell>
          <table:table-cell table:style-name="ce332" table:formula="of:=IF([.BB25]&lt;[.BC25];[.AZ25];[.BA25])" office:value-type="string" office:string-value="" calcext:value-type="error">
            <text:p>#N/D</text:p>
          </table:table-cell>
          <table:table-cell table:style-name="ce329" table:formula="of:=1*([.BB25]&gt;[.BC25])" office:value-type="float" office:value="0" calcext:value-type="float">
            <text:p>0</text:p>
          </table:table-cell>
          <table:table-cell table:style-name="ce336" table:formula="of:=1*([.BB25]&lt;[.BC25])*NOT(AND([.BB25]=0;[.BC25]=20))" office:value-type="float" office:value="0" calcext:value-type="float">
            <text:p>0</text:p>
          </table:table-cell>
          <table:table-cell table:style-name="ce336" table:formula="of:=1*AND([.BB25]=0;[.BC25]=20)" office:value-type="float" office:value="1" calcext:value-type="float">
            <text:p>1</text:p>
          </table:table-cell>
          <table:table-cell table:style-name="ce329" table:formula="of:=[.BB25]" office:value-type="float" office:value="0" calcext:value-type="float">
            <text:p>0</text:p>
          </table:table-cell>
          <table:table-cell table:style-name="ce329" table:formula="of:=[.BC25]" office:value-type="float" office:value="20" calcext:value-type="float">
            <text:p>20</text:p>
          </table:table-cell>
          <table:table-cell table:style-name="ce339" table:formula="of:=[.BI25]-[.BJ25]" office:value-type="float" office:value="-20" calcext:value-type="float">
            <text:p>-20</text:p>
          </table:table-cell>
          <table:table-cell table:style-name="ce329" table:formula="of:=1*([.BC25]&gt;[.BB25])" office:value-type="float" office:value="1" calcext:value-type="float">
            <text:p>1</text:p>
          </table:table-cell>
          <table:table-cell table:style-name="ce329" table:formula="of:=1*([.BC25]&lt;[.BB25])*NOT(AND([.BB25]=20;[.BC25]=0))" office:value-type="float" office:value="0" calcext:value-type="float">
            <text:p>0</text:p>
          </table:table-cell>
          <table:table-cell table:style-name="ce329" table:formula="of:=1*AND([.BB25]=20;[.BC25]=0)" office:value-type="float" office:value="0" calcext:value-type="float">
            <text:p>0</text:p>
          </table:table-cell>
          <table:table-cell table:style-name="ce329" table:formula="of:=[.BC25]" office:value-type="float" office:value="20" calcext:value-type="float">
            <text:p>20</text:p>
          </table:table-cell>
          <table:table-cell table:style-name="ce329" table:formula="of:=[.BB25]" office:value-type="float" office:value="0" calcext:value-type="float">
            <text:p>0</text:p>
          </table:table-cell>
          <table:table-cell table:style-name="ce342" table:formula="of:=[.BO25]-[.BP25]" office:value-type="float" office:value="20" calcext:value-type="float">
            <text:p>+20</text:p>
          </table:table-cell>
        </table:table-row>
        <table:table-row table:style-name="ro1">
          <table:table-cell table:style-name="ce257" office:value-type="float" office:value="8" calcext:value-type="float">
            <text:p>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D</text:p>
          </table:table-cell>
          <table:table-cell table:style-name="ce329" office:value-type="string" calcext:value-type="string">
            <text:p>D3</text:p>
          </table:table-cell>
          <table:table-cell table:style-name="ce329" office:value-type="string" calcext:value-type="string">
            <text:p>D4</text:p>
          </table:table-cell>
          <table:table-cell table:style-name="ce332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332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329" table:formula="of:=VLOOKUP([.A26];A_4_INPUT_DATE_E_RISULTATI_GIRONI;6;0)" office:value-type="float" office:value="72" calcext:value-type="float">
            <text:p>72</text:p>
          </table:table-cell>
          <table:table-cell table:style-name="ce329" table:formula="of:=VLOOKUP([.A26];A_4_INPUT_DATE_E_RISULTATI_GIRONI;7;0)" office:value-type="float" office:value="52" calcext:value-type="float">
            <text:p>52</text:p>
          </table:table-cell>
          <table:table-cell table:style-name="ce332" table:formula="of:=IF([.H26]&gt;[.I26];[.F26];[.G26])" office:value-type="string" office:string-value="Aquile" calcext:value-type="string">
            <text:p>Aquile</text:p>
          </table:table-cell>
          <table:table-cell table:style-name="ce332" table:formula="of:=IF([.H26]&lt;[.I26];[.F26];[.G26])" office:value-type="string" office:string-value="Falchi" calcext:value-type="string">
            <text:p>Falchi</text:p>
          </table:table-cell>
          <table:table-cell table:style-name="ce329" table:formula="of:=1*([.H26]&gt;[.I26])" office:value-type="float" office:value="1" calcext:value-type="float">
            <text:p>1</text:p>
          </table:table-cell>
          <table:table-cell table:style-name="ce336" table:formula="of:=1*([.H26]&lt;[.I26])*NOT(AND([.H26]=0;[.I26]=20))" office:value-type="float" office:value="0" calcext:value-type="float">
            <text:p>0</text:p>
          </table:table-cell>
          <table:table-cell table:style-name="ce336" table:formula="of:=1*AND([.H26]=0;[.I26]=20)" office:value-type="float" office:value="0" calcext:value-type="float">
            <text:p>0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39" table:formula="of:=[.O26]-[.P26]" office:value-type="float" office:value="20" calcext:value-type="float">
            <text:p>+20</text:p>
          </table:table-cell>
          <table:table-cell table:style-name="ce329" table:formula="of:=1*([.I26]&gt;[.H26])" office:value-type="float" office:value="0" calcext:value-type="float">
            <text:p>0</text:p>
          </table:table-cell>
          <table:table-cell table:style-name="ce329" table:formula="of:=1*([.I26]&lt;[.H26])*NOT(AND([.H26]=20;[.I26]=0))" office:value-type="float" office:value="1" calcext:value-type="float">
            <text:p>1</text:p>
          </table:table-cell>
          <table:table-cell table:style-name="ce329" table:formula="of:=1*AND([.H26]=20;[.I26]=0)" office:value-type="float" office:value="0" calcext:value-type="float">
            <text:p>0</text:p>
          </table:table-cell>
          <table:table-cell table:style-name="ce329" table:formula="of:=[.I26]" office:value-type="float" office:value="52" calcext:value-type="float">
            <text:p>52</text:p>
          </table:table-cell>
          <table:table-cell table:style-name="ce329" table:formula="of:=[.H26]" office:value-type="float" office:value="72" calcext:value-type="float">
            <text:p>72</text:p>
          </table:table-cell>
          <table:table-cell table:style-name="ce342" table:formula="of:=[.U26]-[.V26]" office:value-type="float" office:value="-20" calcext:value-type="float">
            <text:p>-20</text:p>
          </table:table-cell>
          <table:table-cell/>
          <table:table-cell table:style-name="ce94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99" office:value-type="string" calcext:value-type="string">
            <text:p>F</text:p>
          </table:table-cell>
          <table:table-cell table:style-name="ce102" office:value-type="string" calcext:value-type="string">
            <text:p>F4</text:p>
          </table:table-cell>
          <table:table-cell table:style-name="ce128" table:formula="of:=VLOOKUP([.AA26];A_SQUADRE_PER_CODICE;2)" office:value-type="string" office:string-value="Fenicotteri" calcext:value-type="string">
            <text:p>Fenicotteri</text:p>
          </table:table-cell>
          <table:table-cell table:style-name="ce102" table:formula="of:=[.AD26]+[.AE26]+[.AF26]" office:value-type="float" office:value="3" calcext:value-type="float">
            <text:p>3</text:p>
          </table:table-cell>
          <table:table-cell table:style-name="ce102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102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102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109" table:formula="of:=2*[.AD26]+1*[.AE26]+0*[.AF26]" office:value-type="float" office:value="3" calcext:value-type="float">
            <text:p>3</text:p>
          </table:table-cell>
          <table:table-cell table:style-name="ce149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102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154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102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102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102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149" table:formula="of:=[.AK26]+[.AL26]+[.AM26]" office:value-type="float" office:value="0" calcext:value-type="float">
            <text:p>0</text:p>
          </table:table-cell>
          <table:table-cell table:style-name="ce112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112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112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154" table:formula="of:=[.AO26]+[.AP26]+[.AQ26]" office:value-type="float" office:value="0" calcext:value-type="float">
            <text:p>+0</text:p>
          </table:table-cell>
          <table:table-cell table:style-name="ce146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257" table:formula="of:=[.AU25]+1" office:value-type="float" office:value="72" calcext:value-type="float">
            <text:p>7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26];1)=&quot;V&quot;;VLOOKUP(NUMBERVALUE(SUBSTITUTE([.AX26];&quot;V&quot;;&quot;&quot;));B_PARTITE_2A_FASE;10;FALSE());IF(LEFT([.AX26];1)=&quot;P&quot;;VLOOKUP(NUMBERVALUE(SUBSTITUTE([.AX26];&quot;P&quot;;&quot;&quot;));B_PARTITE_2A_FASE;11;FALSE());VLOOKUP([.AX26];B_CLASSIFICHE_GIRONI;4;FALSE())))" office:value-type="string" office:string-value="" calcext:value-type="error">
            <text:p>#N/D</text:p>
          </table:table-cell>
          <table:table-cell table:style-name="ce332" table:formula="of:=IF(LEFT([.AY26];1)=&quot;V&quot;;VLOOKUP(NUMBERVALUE(SUBSTITUTE([.AY26];&quot;V&quot;;&quot;&quot;));B_PARTITE_2A_FASE;10;FALSE());IF(LEFT([.AY26];1)=&quot;P&quot;;VLOOKUP(NUMBERVALUE(SUBSTITUTE([.AY26];&quot;P&quot;;&quot;&quot;));B_PARTITE_2A_FASE;11;FALSE());VLOOKUP([.AY26];B_CLASSIFICHE_GIRONI;4;FALSE())))" office:value-type="string" office:string-value="" calcext:value-type="error">
            <text:p>#N/D</text:p>
          </table:table-cell>
          <table:table-cell table:style-name="ce329" table:formula="of:=VLOOKUP([.AU26];A_5_INPUT_DATE_E_RISULTATI_2A_FASE;6;0)" office:value-type="float" office:value="20" calcext:value-type="float">
            <text:p>20</text:p>
          </table:table-cell>
          <table:table-cell table:style-name="ce329" table:formula="of:=VLOOKUP([.AU26];A_5_INPUT_DATE_E_RISULTATI_2A_FASE;7;0)" office:value-type="float" office:value="0" calcext:value-type="float">
            <text:p>0</text:p>
          </table:table-cell>
          <table:table-cell table:style-name="ce332" table:formula="of:=IF([.BB26]&gt;[.BC26];[.AZ26];[.BA26])" office:value-type="string" office:string-value="" calcext:value-type="error">
            <text:p>#N/D</text:p>
          </table:table-cell>
          <table:table-cell table:style-name="ce332" table:formula="of:=IF([.BB26]&lt;[.BC26];[.AZ26];[.BA26])" office:value-type="string" office:string-value="" calcext:value-type="error">
            <text:p>#N/D</text:p>
          </table:table-cell>
          <table:table-cell table:style-name="ce329" table:formula="of:=1*([.BB26]&gt;[.BC26])" office:value-type="float" office:value="1" calcext:value-type="float">
            <text:p>1</text:p>
          </table:table-cell>
          <table:table-cell table:style-name="ce336" table:formula="of:=1*([.BB26]&lt;[.BC26])*NOT(AND([.BB26]=0;[.BC26]=20))" office:value-type="float" office:value="0" calcext:value-type="float">
            <text:p>0</text:p>
          </table:table-cell>
          <table:table-cell table:style-name="ce336" table:formula="of:=1*AND([.BB26]=0;[.BC26]=20)" office:value-type="float" office:value="0" calcext:value-type="float">
            <text:p>0</text:p>
          </table:table-cell>
          <table:table-cell table:style-name="ce329" table:formula="of:=[.BB26]" office:value-type="float" office:value="20" calcext:value-type="float">
            <text:p>20</text:p>
          </table:table-cell>
          <table:table-cell table:style-name="ce329" table:formula="of:=[.BC26]" office:value-type="float" office:value="0" calcext:value-type="float">
            <text:p>0</text:p>
          </table:table-cell>
          <table:table-cell table:style-name="ce339" table:formula="of:=[.BI26]-[.BJ26]" office:value-type="float" office:value="20" calcext:value-type="float">
            <text:p>+20</text:p>
          </table:table-cell>
          <table:table-cell table:style-name="ce329" table:formula="of:=1*([.BC26]&gt;[.BB26])" office:value-type="float" office:value="0" calcext:value-type="float">
            <text:p>0</text:p>
          </table:table-cell>
          <table:table-cell table:style-name="ce329" table:formula="of:=1*([.BC26]&lt;[.BB26])*NOT(AND([.BB26]=20;[.BC26]=0))" office:value-type="float" office:value="0" calcext:value-type="float">
            <text:p>0</text:p>
          </table:table-cell>
          <table:table-cell table:style-name="ce329" table:formula="of:=1*AND([.BB26]=20;[.BC26]=0)" office:value-type="float" office:value="1" calcext:value-type="float">
            <text:p>1</text:p>
          </table:table-cell>
          <table:table-cell table:style-name="ce329" table:formula="of:=[.BC26]" office:value-type="float" office:value="0" calcext:value-type="float">
            <text:p>0</text:p>
          </table:table-cell>
          <table:table-cell table:style-name="ce329" table:formula="of:=[.BB26]" office:value-type="float" office:value="20" calcext:value-type="float">
            <text:p>20</text:p>
          </table:table-cell>
          <table:table-cell table:style-name="ce342" table:formula="of:=[.BO26]-[.BP26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17" calcext:value-type="float">
            <text:p>1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2</text:p>
          </table:table-cell>
          <table:table-cell table:style-name="ce332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329" table:formula="of:=VLOOKUP([.A27];A_4_INPUT_DATE_E_RISULTATI_GIRONI;6;0)" office:value-type="float" office:value="34" calcext:value-type="float">
            <text:p>34</text:p>
          </table:table-cell>
          <table:table-cell table:style-name="ce329" table:formula="of:=VLOOKUP([.A27];A_4_INPUT_DATE_E_RISULTATI_GIRONI;7;0)" office:value-type="float" office:value="33" calcext:value-type="float">
            <text:p>33</text:p>
          </table:table-cell>
          <table:table-cell table:style-name="ce332" table:formula="of:=IF([.H27]&gt;[.I27];[.F27];[.G27])" office:value-type="string" office:string-value="Bisonti" calcext:value-type="string">
            <text:p>Bisonti</text:p>
          </table:table-cell>
          <table:table-cell table:style-name="ce332" table:formula="of:=IF([.H27]&lt;[.I27];[.F27];[.G27])" office:value-type="string" office:string-value="Bufali" calcext:value-type="string">
            <text:p>Bufali</text:p>
          </table:table-cell>
          <table:table-cell table:style-name="ce329" table:formula="of:=1*([.H27]&gt;[.I27])" office:value-type="float" office:value="1" calcext:value-type="float">
            <text:p>1</text:p>
          </table:table-cell>
          <table:table-cell table:style-name="ce336" table:formula="of:=1*([.H27]&lt;[.I27])*NOT(AND([.H27]=0;[.I27]=20))" office:value-type="float" office:value="0" calcext:value-type="float">
            <text:p>0</text:p>
          </table:table-cell>
          <table:table-cell table:style-name="ce336" table:formula="of:=1*AND([.H27]=0;[.I27]=20)" office:value-type="float" office:value="0" calcext:value-type="float">
            <text:p>0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39" table:formula="of:=[.O27]-[.P27]" office:value-type="float" office:value="1" calcext:value-type="float">
            <text:p>+1</text:p>
          </table:table-cell>
          <table:table-cell table:style-name="ce329" table:formula="of:=1*([.I27]&gt;[.H27])" office:value-type="float" office:value="0" calcext:value-type="float">
            <text:p>0</text:p>
          </table:table-cell>
          <table:table-cell table:style-name="ce329" table:formula="of:=1*([.I27]&lt;[.H27])*NOT(AND([.H27]=20;[.I27]=0))" office:value-type="float" office:value="1" calcext:value-type="float">
            <text:p>1</text:p>
          </table:table-cell>
          <table:table-cell table:style-name="ce329" table:formula="of:=1*AND([.H27]=20;[.I27]=0)" office:value-type="float" office:value="0" calcext:value-type="float">
            <text:p>0</text:p>
          </table:table-cell>
          <table:table-cell table:style-name="ce329" table:formula="of:=[.I27]" office:value-type="float" office:value="33" calcext:value-type="float">
            <text:p>33</text:p>
          </table:table-cell>
          <table:table-cell table:style-name="ce329" table:formula="of:=[.H27]" office:value-type="float" office:value="34" calcext:value-type="float">
            <text:p>34</text:p>
          </table:table-cell>
          <table:table-cell table:style-name="ce342" table:formula="of:=[.U27]-[.V27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126" table:formula="of:=VLOOKUP([.AA27];A_SQUADRE_PER_CODICE;2)" office:value-type="string" office:string-value="Istrici" calcext:value-type="string">
            <text:p>Istrici</text:p>
          </table:table-cell>
          <table:table-cell table:style-name="ce329" table:formula="of:=[.AD27]+[.AE27]+[.AF27]" office:value-type="float" office:value="3" calcext:value-type="float">
            <text:p>3</text:p>
          </table:table-cell>
          <table:table-cell table:style-name="ce3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3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3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107" table:formula="of:=2*[.AD27]+1*[.AE27]+0*[.AF27]" office:value-type="float" office:value="6" calcext:value-type="float">
            <text:p>6</text:p>
          </table:table-cell>
          <table:table-cell table:style-name="ce138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3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152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3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336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3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138" table:formula="of:=[.AK27]+[.AL27]+[.AM27]" office:value-type="float" office:value="0" calcext:value-type="float">
            <text:p>0</text:p>
          </table:table-cell>
          <table:table-cell table:style-name="ce339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339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339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152" table:formula="of:=[.AO27]+[.AP27]+[.AQ27]" office:value-type="float" office:value="0" calcext:value-type="float">
            <text:p>+0</text:p>
          </table:table-cell>
          <table:table-cell table:style-name="ce141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257" table:formula="of:=[.AU26]+1" office:value-type="float" office:value="73" calcext:value-type="float">
            <text:p>7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27];1)=&quot;V&quot;;VLOOKUP(NUMBERVALUE(SUBSTITUTE([.AX27];&quot;V&quot;;&quot;&quot;));B_PARTITE_2A_FASE;10;FALSE());IF(LEFT([.AX27];1)=&quot;P&quot;;VLOOKUP(NUMBERVALUE(SUBSTITUTE([.AX27];&quot;P&quot;;&quot;&quot;));B_PARTITE_2A_FASE;11;FALSE());VLOOKUP([.AX27];B_CLASSIFICHE_GIRONI;4;FALSE())))" office:value-type="string" office:string-value="" calcext:value-type="error">
            <text:p>#N/D</text:p>
          </table:table-cell>
          <table:table-cell table:style-name="ce332" table:formula="of:=IF(LEFT([.AY27];1)=&quot;V&quot;;VLOOKUP(NUMBERVALUE(SUBSTITUTE([.AY27];&quot;V&quot;;&quot;&quot;));B_PARTITE_2A_FASE;10;FALSE());IF(LEFT([.AY27];1)=&quot;P&quot;;VLOOKUP(NUMBERVALUE(SUBSTITUTE([.AY27];&quot;P&quot;;&quot;&quot;));B_PARTITE_2A_FASE;11;FALSE());VLOOKUP([.AY27];B_CLASSIFICHE_GIRONI;4;FALSE())))" office:value-type="string" office:string-value="" calcext:value-type="error">
            <text:p>#N/D</text:p>
          </table:table-cell>
          <table:table-cell table:style-name="ce329" table:formula="of:=VLOOKUP([.AU27];A_5_INPUT_DATE_E_RISULTATI_2A_FASE;6;0)" office:value-type="float" office:value="82" calcext:value-type="float">
            <text:p>82</text:p>
          </table:table-cell>
          <table:table-cell table:style-name="ce329" table:formula="of:=VLOOKUP([.AU27];A_5_INPUT_DATE_E_RISULTATI_2A_FASE;7;0)" office:value-type="float" office:value="25" calcext:value-type="float">
            <text:p>25</text:p>
          </table:table-cell>
          <table:table-cell table:style-name="ce332" table:formula="of:=IF([.BB27]&gt;[.BC27];[.AZ27];[.BA27])" office:value-type="string" office:string-value="" calcext:value-type="error">
            <text:p>#N/D</text:p>
          </table:table-cell>
          <table:table-cell table:style-name="ce332" table:formula="of:=IF([.BB27]&lt;[.BC27];[.AZ27];[.BA27])" office:value-type="string" office:string-value="" calcext:value-type="error">
            <text:p>#N/D</text:p>
          </table:table-cell>
          <table:table-cell table:style-name="ce329" table:formula="of:=1*([.BB27]&gt;[.BC27])" office:value-type="float" office:value="1" calcext:value-type="float">
            <text:p>1</text:p>
          </table:table-cell>
          <table:table-cell table:style-name="ce336" table:formula="of:=1*([.BB27]&lt;[.BC27])*NOT(AND([.BB27]=0;[.BC27]=20))" office:value-type="float" office:value="0" calcext:value-type="float">
            <text:p>0</text:p>
          </table:table-cell>
          <table:table-cell table:style-name="ce336" table:formula="of:=1*AND([.BB27]=0;[.BC27]=20)" office:value-type="float" office:value="0" calcext:value-type="float">
            <text:p>0</text:p>
          </table:table-cell>
          <table:table-cell table:style-name="ce329" table:formula="of:=[.BB27]" office:value-type="float" office:value="82" calcext:value-type="float">
            <text:p>82</text:p>
          </table:table-cell>
          <table:table-cell table:style-name="ce329" table:formula="of:=[.BC27]" office:value-type="float" office:value="25" calcext:value-type="float">
            <text:p>25</text:p>
          </table:table-cell>
          <table:table-cell table:style-name="ce339" table:formula="of:=[.BI27]-[.BJ27]" office:value-type="float" office:value="57" calcext:value-type="float">
            <text:p>+57</text:p>
          </table:table-cell>
          <table:table-cell table:style-name="ce329" table:formula="of:=1*([.BC27]&gt;[.BB27])" office:value-type="float" office:value="0" calcext:value-type="float">
            <text:p>0</text:p>
          </table:table-cell>
          <table:table-cell table:style-name="ce329" table:formula="of:=1*([.BC27]&lt;[.BB27])*NOT(AND([.BB27]=20;[.BC27]=0))" office:value-type="float" office:value="1" calcext:value-type="float">
            <text:p>1</text:p>
          </table:table-cell>
          <table:table-cell table:style-name="ce329" table:formula="of:=1*AND([.BB27]=20;[.BC27]=0)" office:value-type="float" office:value="0" calcext:value-type="float">
            <text:p>0</text:p>
          </table:table-cell>
          <table:table-cell table:style-name="ce329" table:formula="of:=[.BC27]" office:value-type="float" office:value="25" calcext:value-type="float">
            <text:p>25</text:p>
          </table:table-cell>
          <table:table-cell table:style-name="ce329" table:formula="of:=[.BB27]" office:value-type="float" office:value="82" calcext:value-type="float">
            <text:p>82</text:p>
          </table:table-cell>
          <table:table-cell table:style-name="ce342" table:formula="of:=[.BO27]-[.BP27]" office:value-type="float" office:value="-57" calcext:value-type="float">
            <text:p>-57</text:p>
          </table:table-cell>
        </table:table-row>
        <table:table-row table:style-name="ro1">
          <table:table-cell table:style-name="ce257" office:value-type="float" office:value="29" calcext:value-type="float">
            <text:p>2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28];A_4_INPUT_DATE_E_RISULTATI_GIRONI;6;0)" office:value-type="float" office:value="33" calcext:value-type="float">
            <text:p>33</text:p>
          </table:table-cell>
          <table:table-cell table:style-name="ce329" table:formula="of:=VLOOKUP([.A28];A_4_INPUT_DATE_E_RISULTATI_GIRONI;7;0)" office:value-type="float" office:value="34" calcext:value-type="float">
            <text:p>34</text:p>
          </table:table-cell>
          <table:table-cell table:style-name="ce332" table:formula="of:=IF([.H28]&gt;[.I28];[.F28];[.G28])" office:value-type="string" office:string-value="Cervi" calcext:value-type="string">
            <text:p>Cervi</text:p>
          </table:table-cell>
          <table:table-cell table:style-name="ce332" table:formula="of:=IF([.H28]&lt;[.I28];[.F28];[.G28])" office:value-type="string" office:string-value="Bisonti" calcext:value-type="string">
            <text:p>Bisonti</text:p>
          </table:table-cell>
          <table:table-cell table:style-name="ce329" table:formula="of:=1*([.H28]&gt;[.I28])" office:value-type="float" office:value="0" calcext:value-type="float">
            <text:p>0</text:p>
          </table:table-cell>
          <table:table-cell table:style-name="ce336" table:formula="of:=1*([.H28]&lt;[.I28])*NOT(AND([.H28]=0;[.I28]=20))" office:value-type="float" office:value="1" calcext:value-type="float">
            <text:p>1</text:p>
          </table:table-cell>
          <table:table-cell table:style-name="ce336" table:formula="of:=1*AND([.H28]=0;[.I28]=20)" office:value-type="float" office:value="0" calcext:value-type="float">
            <text:p>0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39" table:formula="of:=[.O28]-[.P28]" office:value-type="float" office:value="-1" calcext:value-type="float">
            <text:p>-1</text:p>
          </table:table-cell>
          <table:table-cell table:style-name="ce329" table:formula="of:=1*([.I28]&gt;[.H28])" office:value-type="float" office:value="1" calcext:value-type="float">
            <text:p>1</text:p>
          </table:table-cell>
          <table:table-cell table:style-name="ce329" table:formula="of:=1*([.I28]&lt;[.H28])*NOT(AND([.H28]=20;[.I28]=0))" office:value-type="float" office:value="0" calcext:value-type="float">
            <text:p>0</text:p>
          </table:table-cell>
          <table:table-cell table:style-name="ce329" table:formula="of:=1*AND([.H28]=20;[.I28]=0)" office:value-type="float" office:value="0" calcext:value-type="float">
            <text:p>0</text:p>
          </table:table-cell>
          <table:table-cell table:style-name="ce329" table:formula="of:=[.I28]" office:value-type="float" office:value="34" calcext:value-type="float">
            <text:p>34</text:p>
          </table:table-cell>
          <table:table-cell table:style-name="ce329" table:formula="of:=[.H28]" office:value-type="float" office:value="33" calcext:value-type="float">
            <text:p>33</text:p>
          </table:table-cell>
          <table:table-cell table:style-name="ce342" table:formula="of:=[.U28]-[.V28]" office:value-type="float" office:value="1" calcext:value-type="float">
            <text:p>+1</text:p>
          </table:table-cell>
          <table:table-cell/>
          <table:table-cell table:style-name="ce346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126" table:formula="of:=VLOOKUP([.AA28];A_SQUADRE_PER_CODICE;2)" office:value-type="string" office:string-value="Gorilla" calcext:value-type="string">
            <text:p>Gorilla</text:p>
          </table:table-cell>
          <table:table-cell table:style-name="ce329" table:formula="of:=[.AD28]+[.AE28]+[.AF28]" office:value-type="float" office:value="3" calcext:value-type="float">
            <text:p>3</text:p>
          </table:table-cell>
          <table:table-cell table:style-name="ce3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3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3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107" table:formula="of:=2*[.AD28]+1*[.AE28]+0*[.AF28]" office:value-type="float" office:value="4" calcext:value-type="float">
            <text:p>4</text:p>
          </table:table-cell>
          <table:table-cell table:style-name="ce138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3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152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3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3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3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138" table:formula="of:=[.AK28]+[.AL28]+[.AM28]" office:value-type="float" office:value="0" calcext:value-type="float">
            <text:p>0</text:p>
          </table:table-cell>
          <table:table-cell table:style-name="ce339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339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339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152" table:formula="of:=[.AO28]+[.AP28]+[.AQ28]" office:value-type="float" office:value="0" calcext:value-type="float">
            <text:p>+0</text:p>
          </table:table-cell>
          <table:table-cell table:style-name="ce141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257" table:formula="of:=[.AU27]+1" office:value-type="float" office:value="74" calcext:value-type="float">
            <text:p>7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28];1)=&quot;V&quot;;VLOOKUP(NUMBERVALUE(SUBSTITUTE([.AX28];&quot;V&quot;;&quot;&quot;));B_PARTITE_2A_FASE;10;FALSE());IF(LEFT([.AX28];1)=&quot;P&quot;;VLOOKUP(NUMBERVALUE(SUBSTITUTE([.AX28];&quot;P&quot;;&quot;&quot;));B_PARTITE_2A_FASE;11;FALSE());VLOOKUP([.AX28];B_CLASSIFICHE_GIRONI;4;FALSE())))" office:value-type="string" office:string-value="" calcext:value-type="error">
            <text:p>#N/D</text:p>
          </table:table-cell>
          <table:table-cell table:style-name="ce332" table:formula="of:=IF(LEFT([.AY28];1)=&quot;V&quot;;VLOOKUP(NUMBERVALUE(SUBSTITUTE([.AY28];&quot;V&quot;;&quot;&quot;));B_PARTITE_2A_FASE;10;FALSE());IF(LEFT([.AY28];1)=&quot;P&quot;;VLOOKUP(NUMBERVALUE(SUBSTITUTE([.AY28];&quot;P&quot;;&quot;&quot;));B_PARTITE_2A_FASE;11;FALSE());VLOOKUP([.AY28];B_CLASSIFICHE_GIRONI;4;FALSE())))" office:value-type="string" office:string-value="" calcext:value-type="error">
            <text:p>#N/D</text:p>
          </table:table-cell>
          <table:table-cell table:style-name="ce329" table:formula="of:=VLOOKUP([.AU28];A_5_INPUT_DATE_E_RISULTATI_2A_FASE;6;0)" office:value-type="float" office:value="76" calcext:value-type="float">
            <text:p>76</text:p>
          </table:table-cell>
          <table:table-cell table:style-name="ce329" table:formula="of:=VLOOKUP([.AU28];A_5_INPUT_DATE_E_RISULTATI_2A_FASE;7;0)" office:value-type="float" office:value="94" calcext:value-type="float">
            <text:p>94</text:p>
          </table:table-cell>
          <table:table-cell table:style-name="ce332" table:formula="of:=IF([.BB28]&gt;[.BC28];[.AZ28];[.BA28])" office:value-type="string" office:string-value="" calcext:value-type="error">
            <text:p>#N/D</text:p>
          </table:table-cell>
          <table:table-cell table:style-name="ce332" table:formula="of:=IF([.BB28]&lt;[.BC28];[.AZ28];[.BA28])" office:value-type="string" office:string-value="" calcext:value-type="error">
            <text:p>#N/D</text:p>
          </table:table-cell>
          <table:table-cell table:style-name="ce329" table:formula="of:=1*([.BB28]&gt;[.BC28])" office:value-type="float" office:value="0" calcext:value-type="float">
            <text:p>0</text:p>
          </table:table-cell>
          <table:table-cell table:style-name="ce336" table:formula="of:=1*([.BB28]&lt;[.BC28])*NOT(AND([.BB28]=0;[.BC28]=20))" office:value-type="float" office:value="1" calcext:value-type="float">
            <text:p>1</text:p>
          </table:table-cell>
          <table:table-cell table:style-name="ce336" table:formula="of:=1*AND([.BB28]=0;[.BC28]=20)" office:value-type="float" office:value="0" calcext:value-type="float">
            <text:p>0</text:p>
          </table:table-cell>
          <table:table-cell table:style-name="ce329" table:formula="of:=[.BB28]" office:value-type="float" office:value="76" calcext:value-type="float">
            <text:p>76</text:p>
          </table:table-cell>
          <table:table-cell table:style-name="ce329" table:formula="of:=[.BC28]" office:value-type="float" office:value="94" calcext:value-type="float">
            <text:p>94</text:p>
          </table:table-cell>
          <table:table-cell table:style-name="ce339" table:formula="of:=[.BI28]-[.BJ28]" office:value-type="float" office:value="-18" calcext:value-type="float">
            <text:p>-18</text:p>
          </table:table-cell>
          <table:table-cell table:style-name="ce329" table:formula="of:=1*([.BC28]&gt;[.BB28])" office:value-type="float" office:value="1" calcext:value-type="float">
            <text:p>1</text:p>
          </table:table-cell>
          <table:table-cell table:style-name="ce329" table:formula="of:=1*([.BC28]&lt;[.BB28])*NOT(AND([.BB28]=20;[.BC28]=0))" office:value-type="float" office:value="0" calcext:value-type="float">
            <text:p>0</text:p>
          </table:table-cell>
          <table:table-cell table:style-name="ce329" table:formula="of:=1*AND([.BB28]=20;[.BC28]=0)" office:value-type="float" office:value="0" calcext:value-type="float">
            <text:p>0</text:p>
          </table:table-cell>
          <table:table-cell table:style-name="ce329" table:formula="of:=[.BC28]" office:value-type="float" office:value="94" calcext:value-type="float">
            <text:p>94</text:p>
          </table:table-cell>
          <table:table-cell table:style-name="ce329" table:formula="of:=[.BB28]" office:value-type="float" office:value="76" calcext:value-type="float">
            <text:p>76</text:p>
          </table:table-cell>
          <table:table-cell table:style-name="ce342" table:formula="of:=[.BO28]-[.BP28]" office:value-type="float" office:value="18" calcext:value-type="float">
            <text:p>+18</text:p>
          </table:table-cell>
        </table:table-row>
        <table:table-row table:style-name="ro1">
          <table:table-cell table:style-name="ce257" office:value-type="float" office:value="41" calcext:value-type="float">
            <text:p>4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1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332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29];A_4_INPUT_DATE_E_RISULTATI_GIRONI;6;0)" office:value-type="float" office:value="36" calcext:value-type="float">
            <text:p>36</text:p>
          </table:table-cell>
          <table:table-cell table:style-name="ce329" table:formula="of:=VLOOKUP([.A29];A_4_INPUT_DATE_E_RISULTATI_GIRONI;7;0)" office:value-type="float" office:value="33" calcext:value-type="float">
            <text:p>33</text:p>
          </table:table-cell>
          <table:table-cell table:style-name="ce332" table:formula="of:=IF([.H29]&gt;[.I29];[.F29];[.G29])" office:value-type="string" office:string-value="Bisonti" calcext:value-type="string">
            <text:p>Bisonti</text:p>
          </table:table-cell>
          <table:table-cell table:style-name="ce332" table:formula="of:=IF([.H29]&lt;[.I29];[.F29];[.G29])" office:value-type="string" office:string-value="Cinghiali" calcext:value-type="string">
            <text:p>Cinghiali</text:p>
          </table:table-cell>
          <table:table-cell table:style-name="ce329" table:formula="of:=1*([.H29]&gt;[.I29])" office:value-type="float" office:value="1" calcext:value-type="float">
            <text:p>1</text:p>
          </table:table-cell>
          <table:table-cell table:style-name="ce336" table:formula="of:=1*([.H29]&lt;[.I29])*NOT(AND([.H29]=0;[.I29]=20))" office:value-type="float" office:value="0" calcext:value-type="float">
            <text:p>0</text:p>
          </table:table-cell>
          <table:table-cell table:style-name="ce336" table:formula="of:=1*AND([.H29]=0;[.I29]=20)" office:value-type="float" office:value="0" calcext:value-type="float">
            <text:p>0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39" table:formula="of:=[.O29]-[.P29]" office:value-type="float" office:value="3" calcext:value-type="float">
            <text:p>+3</text:p>
          </table:table-cell>
          <table:table-cell table:style-name="ce329" table:formula="of:=1*([.I29]&gt;[.H29])" office:value-type="float" office:value="0" calcext:value-type="float">
            <text:p>0</text:p>
          </table:table-cell>
          <table:table-cell table:style-name="ce329" table:formula="of:=1*([.I29]&lt;[.H29])*NOT(AND([.H29]=20;[.I29]=0))" office:value-type="float" office:value="1" calcext:value-type="float">
            <text:p>1</text:p>
          </table:table-cell>
          <table:table-cell table:style-name="ce329" table:formula="of:=1*AND([.H29]=20;[.I29]=0)" office:value-type="float" office:value="0" calcext:value-type="float">
            <text:p>0</text:p>
          </table:table-cell>
          <table:table-cell table:style-name="ce329" table:formula="of:=[.I29]" office:value-type="float" office:value="33" calcext:value-type="float">
            <text:p>33</text:p>
          </table:table-cell>
          <table:table-cell table:style-name="ce329" table:formula="of:=[.H29]" office:value-type="float" office:value="36" calcext:value-type="float">
            <text:p>36</text:p>
          </table:table-cell>
          <table:table-cell table:style-name="ce342" table:formula="of:=[.U29]-[.V29]" office:value-type="float" office:value="-3" calcext:value-type="float">
            <text:p>-3</text:p>
          </table:table-cell>
          <table:table-cell/>
          <table:table-cell table:style-name="ce346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126" table:formula="of:=VLOOKUP([.AA29];A_SQUADRE_PER_CODICE;2)" office:value-type="string" office:string-value="Muli" calcext:value-type="string">
            <text:p>Muli</text:p>
          </table:table-cell>
          <table:table-cell table:style-name="ce329" table:formula="of:=[.AD29]+[.AE29]+[.AF29]" office:value-type="float" office:value="3" calcext:value-type="float">
            <text:p>3</text:p>
          </table:table-cell>
          <table:table-cell table:style-name="ce3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3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3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107" table:formula="of:=2*[.AD29]+1*[.AE29]+0*[.AF29]" office:value-type="float" office:value="0" calcext:value-type="float">
            <text:p>0</text:p>
          </table:table-cell>
          <table:table-cell table:style-name="ce138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3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152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3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3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3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138" table:formula="of:=[.AK29]+[.AL29]+[.AM29]" office:value-type="float" office:value="0" calcext:value-type="float">
            <text:p>0</text:p>
          </table:table-cell>
          <table:table-cell table:style-name="ce339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339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339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152" table:formula="of:=[.AO29]+[.AP29]+[.AQ29]" office:value-type="float" office:value="0" calcext:value-type="float">
            <text:p>+0</text:p>
          </table:table-cell>
          <table:table-cell table:style-name="ce141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257" table:formula="of:=[.AU28]+1" office:value-type="float" office:value="75" calcext:value-type="float">
            <text:p>7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29];1)=&quot;V&quot;;VLOOKUP(NUMBERVALUE(SUBSTITUTE([.AX29];&quot;V&quot;;&quot;&quot;));B_PARTITE_2A_FASE;10;FALSE());IF(LEFT([.AX29];1)=&quot;P&quot;;VLOOKUP(NUMBERVALUE(SUBSTITUTE([.AX29];&quot;P&quot;;&quot;&quot;));B_PARTITE_2A_FASE;11;FALSE());VLOOKUP([.AX29];B_CLASSIFICHE_GIRONI;4;FALSE())))" office:value-type="string" office:string-value="" calcext:value-type="error">
            <text:p>#N/D</text:p>
          </table:table-cell>
          <table:table-cell table:style-name="ce332" table:formula="of:=IF(LEFT([.AY29];1)=&quot;V&quot;;VLOOKUP(NUMBERVALUE(SUBSTITUTE([.AY29];&quot;V&quot;;&quot;&quot;));B_PARTITE_2A_FASE;10;FALSE());IF(LEFT([.AY29];1)=&quot;P&quot;;VLOOKUP(NUMBERVALUE(SUBSTITUTE([.AY29];&quot;P&quot;;&quot;&quot;));B_PARTITE_2A_FASE;11;FALSE());VLOOKUP([.AY29];B_CLASSIFICHE_GIRONI;4;FALSE())))" office:value-type="string" office:string-value="" calcext:value-type="error">
            <text:p>#N/D</text:p>
          </table:table-cell>
          <table:table-cell table:style-name="ce329" table:formula="of:=VLOOKUP([.AU29];A_5_INPUT_DATE_E_RISULTATI_2A_FASE;6;0)" office:value-type="float" office:value="57" calcext:value-type="float">
            <text:p>57</text:p>
          </table:table-cell>
          <table:table-cell table:style-name="ce329" table:formula="of:=VLOOKUP([.AU29];A_5_INPUT_DATE_E_RISULTATI_2A_FASE;7;0)" office:value-type="float" office:value="42" calcext:value-type="float">
            <text:p>42</text:p>
          </table:table-cell>
          <table:table-cell table:style-name="ce332" table:formula="of:=IF([.BB29]&gt;[.BC29];[.AZ29];[.BA29])" office:value-type="string" office:string-value="" calcext:value-type="error">
            <text:p>#N/D</text:p>
          </table:table-cell>
          <table:table-cell table:style-name="ce332" table:formula="of:=IF([.BB29]&lt;[.BC29];[.AZ29];[.BA29])" office:value-type="string" office:string-value="" calcext:value-type="error">
            <text:p>#N/D</text:p>
          </table:table-cell>
          <table:table-cell table:style-name="ce329" table:formula="of:=1*([.BB29]&gt;[.BC29])" office:value-type="float" office:value="1" calcext:value-type="float">
            <text:p>1</text:p>
          </table:table-cell>
          <table:table-cell table:style-name="ce336" table:formula="of:=1*([.BB29]&lt;[.BC29])*NOT(AND([.BB29]=0;[.BC29]=20))" office:value-type="float" office:value="0" calcext:value-type="float">
            <text:p>0</text:p>
          </table:table-cell>
          <table:table-cell table:style-name="ce336" table:formula="of:=1*AND([.BB29]=0;[.BC29]=20)" office:value-type="float" office:value="0" calcext:value-type="float">
            <text:p>0</text:p>
          </table:table-cell>
          <table:table-cell table:style-name="ce329" table:formula="of:=[.BB29]" office:value-type="float" office:value="57" calcext:value-type="float">
            <text:p>57</text:p>
          </table:table-cell>
          <table:table-cell table:style-name="ce329" table:formula="of:=[.BC29]" office:value-type="float" office:value="42" calcext:value-type="float">
            <text:p>42</text:p>
          </table:table-cell>
          <table:table-cell table:style-name="ce339" table:formula="of:=[.BI29]-[.BJ29]" office:value-type="float" office:value="15" calcext:value-type="float">
            <text:p>+15</text:p>
          </table:table-cell>
          <table:table-cell table:style-name="ce329" table:formula="of:=1*([.BC29]&gt;[.BB29])" office:value-type="float" office:value="0" calcext:value-type="float">
            <text:p>0</text:p>
          </table:table-cell>
          <table:table-cell table:style-name="ce329" table:formula="of:=1*([.BC29]&lt;[.BB29])*NOT(AND([.BB29]=20;[.BC29]=0))" office:value-type="float" office:value="1" calcext:value-type="float">
            <text:p>1</text:p>
          </table:table-cell>
          <table:table-cell table:style-name="ce329" table:formula="of:=1*AND([.BB29]=20;[.BC29]=0)" office:value-type="float" office:value="0" calcext:value-type="float">
            <text:p>0</text:p>
          </table:table-cell>
          <table:table-cell table:style-name="ce329" table:formula="of:=[.BC29]" office:value-type="float" office:value="42" calcext:value-type="float">
            <text:p>42</text:p>
          </table:table-cell>
          <table:table-cell table:style-name="ce329" table:formula="of:=[.BB29]" office:value-type="float" office:value="57" calcext:value-type="float">
            <text:p>57</text:p>
          </table:table-cell>
          <table:table-cell table:style-name="ce342" table:formula="of:=[.BO29]-[.BP29]" office:value-type="float" office:value="-15" calcext:value-type="float">
            <text:p>-15</text:p>
          </table:table-cell>
        </table:table-row>
        <table:table-row table:style-name="ro1">
          <table:table-cell table:style-name="ce257" office:value-type="float" office:value="45" calcext:value-type="float">
            <text:p>4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3</text:p>
          </table:table-cell>
          <table:table-cell table:style-name="ce332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332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329" table:formula="of:=VLOOKUP([.A30];A_4_INPUT_DATE_E_RISULTATI_GIRONI;6;0)" office:value-type="float" office:value="34" calcext:value-type="float">
            <text:p>34</text:p>
          </table:table-cell>
          <table:table-cell table:style-name="ce329" table:formula="of:=VLOOKUP([.A30];A_4_INPUT_DATE_E_RISULTATI_GIRONI;7;0)" office:value-type="float" office:value="33" calcext:value-type="float">
            <text:p>33</text:p>
          </table:table-cell>
          <table:table-cell table:style-name="ce332" table:formula="of:=IF([.H30]&gt;[.I30];[.F30];[.G30])" office:value-type="string" office:string-value="Bufali" calcext:value-type="string">
            <text:p>Bufali</text:p>
          </table:table-cell>
          <table:table-cell table:style-name="ce332" table:formula="of:=IF([.H30]&lt;[.I30];[.F30];[.G30])" office:value-type="string" office:string-value="Cervi" calcext:value-type="string">
            <text:p>Cervi</text:p>
          </table:table-cell>
          <table:table-cell table:style-name="ce329" table:formula="of:=1*([.H30]&gt;[.I30])" office:value-type="float" office:value="1" calcext:value-type="float">
            <text:p>1</text:p>
          </table:table-cell>
          <table:table-cell table:style-name="ce336" table:formula="of:=1*([.H30]&lt;[.I30])*NOT(AND([.H30]=0;[.I30]=20))" office:value-type="float" office:value="0" calcext:value-type="float">
            <text:p>0</text:p>
          </table:table-cell>
          <table:table-cell table:style-name="ce336" table:formula="of:=1*AND([.H30]=0;[.I30]=20)" office:value-type="float" office:value="0" calcext:value-type="float">
            <text:p>0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39" table:formula="of:=[.O30]-[.P30]" office:value-type="float" office:value="1" calcext:value-type="float">
            <text:p>+1</text:p>
          </table:table-cell>
          <table:table-cell table:style-name="ce329" table:formula="of:=1*([.I30]&gt;[.H30])" office:value-type="float" office:value="0" calcext:value-type="float">
            <text:p>0</text:p>
          </table:table-cell>
          <table:table-cell table:style-name="ce329" table:formula="of:=1*([.I30]&lt;[.H30])*NOT(AND([.H30]=20;[.I30]=0))" office:value-type="float" office:value="1" calcext:value-type="float">
            <text:p>1</text:p>
          </table:table-cell>
          <table:table-cell table:style-name="ce329" table:formula="of:=1*AND([.H30]=20;[.I30]=0)" office:value-type="float" office:value="0" calcext:value-type="float">
            <text:p>0</text:p>
          </table:table-cell>
          <table:table-cell table:style-name="ce329" table:formula="of:=[.I30]" office:value-type="float" office:value="33" calcext:value-type="float">
            <text:p>33</text:p>
          </table:table-cell>
          <table:table-cell table:style-name="ce329" table:formula="of:=[.H30]" office:value-type="float" office:value="34" calcext:value-type="float">
            <text:p>34</text:p>
          </table:table-cell>
          <table:table-cell table:style-name="ce342" table:formula="of:=[.U30]-[.V30]" office:value-type="float" office:value="-1" calcext:value-type="float">
            <text:p>-1</text:p>
          </table:table-cell>
          <table:table-cell/>
          <table:table-cell table:style-name="ce346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103" office:value-type="string" calcext:value-type="string">
            <text:p>G</text:p>
          </table:table-cell>
          <table:table-cell table:style-name="ce329" office:value-type="string" calcext:value-type="string">
            <text:p>G4</text:p>
          </table:table-cell>
          <table:table-cell table:style-name="ce126" table:formula="of:=VLOOKUP([.AA30];A_SQUADRE_PER_CODICE;2)" office:value-type="string" office:string-value="Orche" calcext:value-type="string">
            <text:p>Orche</text:p>
          </table:table-cell>
          <table:table-cell table:style-name="ce329" table:formula="of:=[.AD30]+[.AE30]+[.AF30]" office:value-type="float" office:value="3" calcext:value-type="float">
            <text:p>3</text:p>
          </table:table-cell>
          <table:table-cell table:style-name="ce3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3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3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107" table:formula="of:=2*[.AD30]+1*[.AE30]+0*[.AF30]" office:value-type="float" office:value="2" calcext:value-type="float">
            <text:p>2</text:p>
          </table:table-cell>
          <table:table-cell table:style-name="ce138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3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152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3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3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3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138" table:formula="of:=[.AK30]+[.AL30]+[.AM30]" office:value-type="float" office:value="0" calcext:value-type="float">
            <text:p>0</text:p>
          </table:table-cell>
          <table:table-cell table:style-name="ce339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339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339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152" table:formula="of:=[.AO30]+[.AP30]+[.AQ30]" office:value-type="float" office:value="0" calcext:value-type="float">
            <text:p>+0</text:p>
          </table:table-cell>
          <table:table-cell table:style-name="ce141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257" table:formula="of:=[.AU29]+1" office:value-type="float" office:value="76" calcext:value-type="float">
            <text:p>76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0];1)=&quot;V&quot;;VLOOKUP(NUMBERVALUE(SUBSTITUTE([.AX30];&quot;V&quot;;&quot;&quot;));B_PARTITE_2A_FASE;10;FALSE());IF(LEFT([.AX30];1)=&quot;P&quot;;VLOOKUP(NUMBERVALUE(SUBSTITUTE([.AX30];&quot;P&quot;;&quot;&quot;));B_PARTITE_2A_FASE;11;FALSE());VLOOKUP([.AX30];B_CLASSIFICHE_GIRONI;4;FALSE())))" office:value-type="string" office:string-value="" calcext:value-type="error">
            <text:p>#N/D</text:p>
          </table:table-cell>
          <table:table-cell table:style-name="ce332" table:formula="of:=IF(LEFT([.AY30];1)=&quot;V&quot;;VLOOKUP(NUMBERVALUE(SUBSTITUTE([.AY30];&quot;V&quot;;&quot;&quot;));B_PARTITE_2A_FASE;10;FALSE());IF(LEFT([.AY30];1)=&quot;P&quot;;VLOOKUP(NUMBERVALUE(SUBSTITUTE([.AY30];&quot;P&quot;;&quot;&quot;));B_PARTITE_2A_FASE;11;FALSE());VLOOKUP([.AY30];B_CLASSIFICHE_GIRONI;4;FALSE())))" office:value-type="string" office:string-value="" calcext:value-type="error">
            <text:p>#N/D</text:p>
          </table:table-cell>
          <table:table-cell table:style-name="ce329" table:formula="of:=VLOOKUP([.AU30];A_5_INPUT_DATE_E_RISULTATI_2A_FASE;6;0)" office:value-type="float" office:value="54" calcext:value-type="float">
            <text:p>54</text:p>
          </table:table-cell>
          <table:table-cell table:style-name="ce329" table:formula="of:=VLOOKUP([.AU30];A_5_INPUT_DATE_E_RISULTATI_2A_FASE;7;0)" office:value-type="float" office:value="44" calcext:value-type="float">
            <text:p>44</text:p>
          </table:table-cell>
          <table:table-cell table:style-name="ce332" table:formula="of:=IF([.BB30]&gt;[.BC30];[.AZ30];[.BA30])" office:value-type="string" office:string-value="" calcext:value-type="error">
            <text:p>#N/D</text:p>
          </table:table-cell>
          <table:table-cell table:style-name="ce332" table:formula="of:=IF([.BB30]&lt;[.BC30];[.AZ30];[.BA30])" office:value-type="string" office:string-value="" calcext:value-type="error">
            <text:p>#N/D</text:p>
          </table:table-cell>
          <table:table-cell table:style-name="ce329" table:formula="of:=1*([.BB30]&gt;[.BC30])" office:value-type="float" office:value="1" calcext:value-type="float">
            <text:p>1</text:p>
          </table:table-cell>
          <table:table-cell table:style-name="ce336" table:formula="of:=1*([.BB30]&lt;[.BC30])*NOT(AND([.BB30]=0;[.BC30]=20))" office:value-type="float" office:value="0" calcext:value-type="float">
            <text:p>0</text:p>
          </table:table-cell>
          <table:table-cell table:style-name="ce336" table:formula="of:=1*AND([.BB30]=0;[.BC30]=20)" office:value-type="float" office:value="0" calcext:value-type="float">
            <text:p>0</text:p>
          </table:table-cell>
          <table:table-cell table:style-name="ce329" table:formula="of:=[.BB30]" office:value-type="float" office:value="54" calcext:value-type="float">
            <text:p>54</text:p>
          </table:table-cell>
          <table:table-cell table:style-name="ce329" table:formula="of:=[.BC30]" office:value-type="float" office:value="44" calcext:value-type="float">
            <text:p>44</text:p>
          </table:table-cell>
          <table:table-cell table:style-name="ce339" table:formula="of:=[.BI30]-[.BJ30]" office:value-type="float" office:value="10" calcext:value-type="float">
            <text:p>+10</text:p>
          </table:table-cell>
          <table:table-cell table:style-name="ce329" table:formula="of:=1*([.BC30]&gt;[.BB30])" office:value-type="float" office:value="0" calcext:value-type="float">
            <text:p>0</text:p>
          </table:table-cell>
          <table:table-cell table:style-name="ce329" table:formula="of:=1*([.BC30]&lt;[.BB30])*NOT(AND([.BB30]=20;[.BC30]=0))" office:value-type="float" office:value="1" calcext:value-type="float">
            <text:p>1</text:p>
          </table:table-cell>
          <table:table-cell table:style-name="ce329" table:formula="of:=1*AND([.BB30]=20;[.BC30]=0)" office:value-type="float" office:value="0" calcext:value-type="float">
            <text:p>0</text:p>
          </table:table-cell>
          <table:table-cell table:style-name="ce329" table:formula="of:=[.BC30]" office:value-type="float" office:value="44" calcext:value-type="float">
            <text:p>44</text:p>
          </table:table-cell>
          <table:table-cell table:style-name="ce329" table:formula="of:=[.BB30]" office:value-type="float" office:value="54" calcext:value-type="float">
            <text:p>54</text:p>
          </table:table-cell>
          <table:table-cell table:style-name="ce342" table:formula="of:=[.BO30]-[.BP30]" office:value-type="float" office:value="-10" calcext:value-type="float">
            <text:p>-10</text:p>
          </table:table-cell>
        </table:table-row>
        <table:table-row table:style-name="ro1">
          <table:table-cell table:style-name="ce257" office:value-type="float" office:value="33" calcext:value-type="float">
            <text:p>3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2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332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1];A_4_INPUT_DATE_E_RISULTATI_GIRONI;6;0)" office:value-type="float" office:value="35" calcext:value-type="float">
            <text:p>35</text:p>
          </table:table-cell>
          <table:table-cell table:style-name="ce329" table:formula="of:=VLOOKUP([.A31];A_4_INPUT_DATE_E_RISULTATI_GIRONI;7;0)" office:value-type="float" office:value="33" calcext:value-type="float">
            <text:p>33</text:p>
          </table:table-cell>
          <table:table-cell table:style-name="ce332" table:formula="of:=IF([.H31]&gt;[.I31];[.F31];[.G31])" office:value-type="string" office:string-value="Bufali" calcext:value-type="string">
            <text:p>Bufali</text:p>
          </table:table-cell>
          <table:table-cell table:style-name="ce332" table:formula="of:=IF([.H31]&lt;[.I31];[.F31];[.G31])" office:value-type="string" office:string-value="Cinghiali" calcext:value-type="string">
            <text:p>Cinghiali</text:p>
          </table:table-cell>
          <table:table-cell table:style-name="ce329" table:formula="of:=1*([.H31]&gt;[.I31])" office:value-type="float" office:value="1" calcext:value-type="float">
            <text:p>1</text:p>
          </table:table-cell>
          <table:table-cell table:style-name="ce336" table:formula="of:=1*([.H31]&lt;[.I31])*NOT(AND([.H31]=0;[.I31]=20))" office:value-type="float" office:value="0" calcext:value-type="float">
            <text:p>0</text:p>
          </table:table-cell>
          <table:table-cell table:style-name="ce336" table:formula="of:=1*AND([.H31]=0;[.I31]=20)" office:value-type="float" office:value="0" calcext:value-type="float">
            <text:p>0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39" table:formula="of:=[.O31]-[.P31]" office:value-type="float" office:value="2" calcext:value-type="float">
            <text:p>+2</text:p>
          </table:table-cell>
          <table:table-cell table:style-name="ce329" table:formula="of:=1*([.I31]&gt;[.H31])" office:value-type="float" office:value="0" calcext:value-type="float">
            <text:p>0</text:p>
          </table:table-cell>
          <table:table-cell table:style-name="ce329" table:formula="of:=1*([.I31]&lt;[.H31])*NOT(AND([.H31]=20;[.I31]=0))" office:value-type="float" office:value="1" calcext:value-type="float">
            <text:p>1</text:p>
          </table:table-cell>
          <table:table-cell table:style-name="ce329" table:formula="of:=1*AND([.H31]=20;[.I31]=0)" office:value-type="float" office:value="0" calcext:value-type="float">
            <text:p>0</text:p>
          </table:table-cell>
          <table:table-cell table:style-name="ce329" table:formula="of:=[.I31]" office:value-type="float" office:value="33" calcext:value-type="float">
            <text:p>33</text:p>
          </table:table-cell>
          <table:table-cell table:style-name="ce329" table:formula="of:=[.H31]" office:value-type="float" office:value="35" calcext:value-type="float">
            <text:p>35</text:p>
          </table:table-cell>
          <table:table-cell table:style-name="ce342" table:formula="of:=[.U31]-[.V31]" office:value-type="float" office:value="-2" calcext:value-type="float">
            <text:p>-2</text:p>
          </table:table-cell>
          <table:table-cell/>
          <table:table-cell table:style-name="ce93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98" office:value-type="string" calcext:value-type="string">
            <text:p>H</text:p>
          </table:table-cell>
          <table:table-cell table:style-name="ce101" office:value-type="string" calcext:value-type="string">
            <text:p>H1</text:p>
          </table:table-cell>
          <table:table-cell table:style-name="ce127" table:formula="of:=VLOOKUP([.AA31];A_SQUADRE_PER_CODICE;2)" office:value-type="string" office:string-value="Piranha" calcext:value-type="string">
            <text:p>Piranha</text:p>
          </table:table-cell>
          <table:table-cell table:style-name="ce101" table:formula="of:=[.AD31]+[.AE31]+[.AF31]" office:value-type="float" office:value="3" calcext:value-type="float">
            <text:p>3</text:p>
          </table:table-cell>
          <table:table-cell table:style-name="ce101" table:formula="of:=SUMIF(B_SQUADRA_A_GIRONI;[.AB31];B_VINTE_SQUADRA_A_GIRONI)+SUMIF(B_SQUADRA_B_GIRONI;[.AB31];B_VINTE_SQUADRA_B_GIRONI)" office:value-type="float" office:value="3" calcext:value-type="float">
            <text:p>3</text:p>
          </table:table-cell>
          <table:table-cell table:style-name="ce101" table:formula="of:=SUMIF(B_SQUADRA_A_GIRONI;[.AB31];B_PERSE_SQUADRA_A_GIRONI)+SUMIF(B_SQUADRA_B_GIRONI;[.AB31];B_PERSE_SQUADRA_B_GIRONI)" office:value-type="float" office:value="0" calcext:value-type="float">
            <text:p>0</text:p>
          </table:table-cell>
          <table:table-cell table:style-name="ce101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108" table:formula="of:=2*[.AD31]+1*[.AE31]+0*[.AF31]" office:value-type="float" office:value="6" calcext:value-type="float">
            <text:p>6</text:p>
          </table:table-cell>
          <table:table-cell table:style-name="ce148" table:formula="of:=SUMIF(B_SQUADRA_A_GIRONI;[.AB31];B_PUNTI_FATTI_SQUADRA_A_GIRONI)+SUMIF(B_SQUADRA_B_GIRONI;[.AB31];B_PUNTI_FATTI_SQUADRA_B_GIRONI)" office:value-type="float" office:value="262" calcext:value-type="float">
            <text:p>262</text:p>
          </table:table-cell>
          <table:table-cell table:style-name="ce101" table:formula="of:=SUMIF(B_SQUADRA_A_GIRONI;[.AB31];B_PUNTI_SUBITI_SQUADRA_A_GIRONI)+SUMIF(B_SQUADRA_B_GIRONI;[.AB31];B_PUNTI_SUBITI_SQUADRA_B_GIRONI)" office:value-type="float" office:value="174" calcext:value-type="float">
            <text:p>174</text:p>
          </table:table-cell>
          <table:table-cell table:style-name="ce153" table:formula="of:=SUMIF(B_SQUADRA_A_GIRONI;[.AB31];B_DIFF_CANESTRI_SQUADRA_A_GIRONI)+SUMIF(B_SQUADRA_B_GIRONI;[.AB31];B_DIFF_CANESTRI_SQUADRA_B_GIRONI)" office:value-type="float" office:value="88" calcext:value-type="float">
            <text:p>+88</text:p>
          </table:table-cell>
          <table:table-cell table:style-name="ce101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113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101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148" table:formula="of:=[.AK31]+[.AL31]+[.AM31]" office:value-type="float" office:value="0" calcext:value-type="float">
            <text:p>0</text:p>
          </table:table-cell>
          <table:table-cell table:style-name="ce111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111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111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153" table:formula="of:=[.AO31]+[.AP31]+[.AQ31]" office:value-type="float" office:value="0" calcext:value-type="float">
            <text:p>+0</text:p>
          </table:table-cell>
          <table:table-cell table:style-name="ce145" table:formula="of:=[.AG31]+(500+[.AR31])*10^-3+[.AN31]*10^-6+(500+[.AJ31])*10^-9+[.AH31]*10^-12" office:value-type="float" office:value="6.500000588262" calcext:value-type="float">
            <text:p>6,500000588262</text:p>
          </table:table-cell>
          <table:table-cell/>
          <table:table-cell table:style-name="ce257" table:formula="of:=[.AU30]+1" office:value-type="float" office:value="77" calcext:value-type="float">
            <text:p>77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1];1)=&quot;V&quot;;VLOOKUP(NUMBERVALUE(SUBSTITUTE([.AX31];&quot;V&quot;;&quot;&quot;));B_PARTITE_2A_FASE;10;FALSE());IF(LEFT([.AX31];1)=&quot;P&quot;;VLOOKUP(NUMBERVALUE(SUBSTITUTE([.AX31];&quot;P&quot;;&quot;&quot;));B_PARTITE_2A_FASE;11;FALSE());VLOOKUP([.AX31];B_CLASSIFICHE_GIRONI;4;FALSE())))" office:value-type="string" office:string-value="" calcext:value-type="error">
            <text:p>#N/D</text:p>
          </table:table-cell>
          <table:table-cell table:style-name="ce332" table:formula="of:=IF(LEFT([.AY31];1)=&quot;V&quot;;VLOOKUP(NUMBERVALUE(SUBSTITUTE([.AY31];&quot;V&quot;;&quot;&quot;));B_PARTITE_2A_FASE;10;FALSE());IF(LEFT([.AY31];1)=&quot;P&quot;;VLOOKUP(NUMBERVALUE(SUBSTITUTE([.AY31];&quot;P&quot;;&quot;&quot;));B_PARTITE_2A_FASE;11;FALSE());VLOOKUP([.AY31];B_CLASSIFICHE_GIRONI;4;FALSE())))" office:value-type="string" office:string-value="" calcext:value-type="error">
            <text:p>#N/D</text:p>
          </table:table-cell>
          <table:table-cell table:style-name="ce329" table:formula="of:=VLOOKUP([.AU31];A_5_INPUT_DATE_E_RISULTATI_2A_FASE;6;0)" office:value-type="float" office:value="33" calcext:value-type="float">
            <text:p>33</text:p>
          </table:table-cell>
          <table:table-cell table:style-name="ce329" table:formula="of:=VLOOKUP([.AU31];A_5_INPUT_DATE_E_RISULTATI_2A_FASE;7;0)" office:value-type="float" office:value="34" calcext:value-type="float">
            <text:p>34</text:p>
          </table:table-cell>
          <table:table-cell table:style-name="ce332" table:formula="of:=IF([.BB31]&gt;[.BC31];[.AZ31];[.BA31])" office:value-type="string" office:string-value="" calcext:value-type="error">
            <text:p>#N/D</text:p>
          </table:table-cell>
          <table:table-cell table:style-name="ce332" table:formula="of:=IF([.BB31]&lt;[.BC31];[.AZ31];[.BA31])" office:value-type="string" office:string-value="" calcext:value-type="error">
            <text:p>#N/D</text:p>
          </table:table-cell>
          <table:table-cell table:style-name="ce329" table:formula="of:=1*([.BB31]&gt;[.BC31])" office:value-type="float" office:value="0" calcext:value-type="float">
            <text:p>0</text:p>
          </table:table-cell>
          <table:table-cell table:style-name="ce336" table:formula="of:=1*([.BB31]&lt;[.BC31])*NOT(AND([.BB31]=0;[.BC31]=20))" office:value-type="float" office:value="1" calcext:value-type="float">
            <text:p>1</text:p>
          </table:table-cell>
          <table:table-cell table:style-name="ce336" table:formula="of:=1*AND([.BB31]=0;[.BC31]=20)" office:value-type="float" office:value="0" calcext:value-type="float">
            <text:p>0</text:p>
          </table:table-cell>
          <table:table-cell table:style-name="ce329" table:formula="of:=[.BB31]" office:value-type="float" office:value="33" calcext:value-type="float">
            <text:p>33</text:p>
          </table:table-cell>
          <table:table-cell table:style-name="ce329" table:formula="of:=[.BC31]" office:value-type="float" office:value="34" calcext:value-type="float">
            <text:p>34</text:p>
          </table:table-cell>
          <table:table-cell table:style-name="ce339" table:formula="of:=[.BI31]-[.BJ31]" office:value-type="float" office:value="-1" calcext:value-type="float">
            <text:p>-1</text:p>
          </table:table-cell>
          <table:table-cell table:style-name="ce329" table:formula="of:=1*([.BC31]&gt;[.BB31])" office:value-type="float" office:value="1" calcext:value-type="float">
            <text:p>1</text:p>
          </table:table-cell>
          <table:table-cell table:style-name="ce329" table:formula="of:=1*([.BC31]&lt;[.BB31])*NOT(AND([.BB31]=20;[.BC31]=0))" office:value-type="float" office:value="0" calcext:value-type="float">
            <text:p>0</text:p>
          </table:table-cell>
          <table:table-cell table:style-name="ce329" table:formula="of:=1*AND([.BB31]=20;[.BC31]=0)" office:value-type="float" office:value="0" calcext:value-type="float">
            <text:p>0</text:p>
          </table:table-cell>
          <table:table-cell table:style-name="ce329" table:formula="of:=[.BC31]" office:value-type="float" office:value="34" calcext:value-type="float">
            <text:p>34</text:p>
          </table:table-cell>
          <table:table-cell table:style-name="ce329" table:formula="of:=[.BB31]" office:value-type="float" office:value="33" calcext:value-type="float">
            <text:p>33</text:p>
          </table:table-cell>
          <table:table-cell table:style-name="ce342" table:formula="of:=[.BO31]-[.BP31]" office:value-type="float" office:value="1" calcext:value-type="float">
            <text:p>+1</text:p>
          </table:table-cell>
        </table:table-row>
        <table:table-row table:style-name="ro1">
          <table:table-cell table:style-name="ce257" office:value-type="float" office:value="21" calcext:value-type="float">
            <text:p>2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E</text:p>
          </table:table-cell>
          <table:table-cell table:style-name="ce329" office:value-type="string" calcext:value-type="string">
            <text:p>E3</text:p>
          </table:table-cell>
          <table:table-cell table:style-name="ce329" office:value-type="string" calcext:value-type="string">
            <text:p>E4</text:p>
          </table:table-cell>
          <table:table-cell table:style-name="ce332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332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329" table:formula="of:=VLOOKUP([.A32];A_4_INPUT_DATE_E_RISULTATI_GIRONI;6;0)" office:value-type="float" office:value="34" calcext:value-type="float">
            <text:p>34</text:p>
          </table:table-cell>
          <table:table-cell table:style-name="ce329" table:formula="of:=VLOOKUP([.A32];A_4_INPUT_DATE_E_RISULTATI_GIRONI;7;0)" office:value-type="float" office:value="33" calcext:value-type="float">
            <text:p>33</text:p>
          </table:table-cell>
          <table:table-cell table:style-name="ce332" table:formula="of:=IF([.H32]&gt;[.I32];[.F32];[.G32])" office:value-type="string" office:string-value="Cervi" calcext:value-type="string">
            <text:p>Cervi</text:p>
          </table:table-cell>
          <table:table-cell table:style-name="ce332" table:formula="of:=IF([.H32]&lt;[.I32];[.F32];[.G32])" office:value-type="string" office:string-value="Cinghiali" calcext:value-type="string">
            <text:p>Cinghiali</text:p>
          </table:table-cell>
          <table:table-cell table:style-name="ce329" table:formula="of:=1*([.H32]&gt;[.I32])" office:value-type="float" office:value="1" calcext:value-type="float">
            <text:p>1</text:p>
          </table:table-cell>
          <table:table-cell table:style-name="ce336" table:formula="of:=1*([.H32]&lt;[.I32])*NOT(AND([.H32]=0;[.I32]=20))" office:value-type="float" office:value="0" calcext:value-type="float">
            <text:p>0</text:p>
          </table:table-cell>
          <table:table-cell table:style-name="ce336" table:formula="of:=1*AND([.H32]=0;[.I32]=20)" office:value-type="float" office:value="0" calcext:value-type="float">
            <text:p>0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39" table:formula="of:=[.O32]-[.P32]" office:value-type="float" office:value="1" calcext:value-type="float">
            <text:p>+1</text:p>
          </table:table-cell>
          <table:table-cell table:style-name="ce329" table:formula="of:=1*([.I32]&gt;[.H32])" office:value-type="float" office:value="0" calcext:value-type="float">
            <text:p>0</text:p>
          </table:table-cell>
          <table:table-cell table:style-name="ce329" table:formula="of:=1*([.I32]&lt;[.H32])*NOT(AND([.H32]=20;[.I32]=0))" office:value-type="float" office:value="1" calcext:value-type="float">
            <text:p>1</text:p>
          </table:table-cell>
          <table:table-cell table:style-name="ce329" table:formula="of:=1*AND([.H32]=20;[.I32]=0)" office:value-type="float" office:value="0" calcext:value-type="float">
            <text:p>0</text:p>
          </table:table-cell>
          <table:table-cell table:style-name="ce329" table:formula="of:=[.I32]" office:value-type="float" office:value="33" calcext:value-type="float">
            <text:p>33</text:p>
          </table:table-cell>
          <table:table-cell table:style-name="ce329" table:formula="of:=[.H32]" office:value-type="float" office:value="34" calcext:value-type="float">
            <text:p>34</text:p>
          </table:table-cell>
          <table:table-cell table:style-name="ce342" table:formula="of:=[.U32]-[.V32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126" table:formula="of:=VLOOKUP([.AA32];A_SQUADRE_PER_CODICE;2)" office:value-type="string" office:string-value="Scorpioni" calcext:value-type="string">
            <text:p>Scorpioni</text:p>
          </table:table-cell>
          <table:table-cell table:style-name="ce329" table:formula="of:=[.AD32]+[.AE32]+[.AF32]" office:value-type="float" office:value="3" calcext:value-type="float">
            <text:p>3</text:p>
          </table:table-cell>
          <table:table-cell table:style-name="ce329" table:formula="of:=SUMIF(B_SQUADRA_A_GIRONI;[.AB32];B_VINTE_SQUADRA_A_GIRONI)+SUMIF(B_SQUADRA_B_GIRONI;[.AB32];B_VINTE_SQUADRA_B_GIRONI)" office:value-type="float" office:value="1" calcext:value-type="float">
            <text:p>1</text:p>
          </table:table-cell>
          <table:table-cell table:style-name="ce329" table:formula="of:=SUMIF(B_SQUADRA_A_GIRONI;[.AB32];B_PERSE_SQUADRA_A_GIRONI)+SUMIF(B_SQUADRA_B_GIRONI;[.AB32];B_PERSE_SQUADRA_B_GIRONI)" office:value-type="float" office:value="2" calcext:value-type="float">
            <text:p>2</text:p>
          </table:table-cell>
          <table:table-cell table:style-name="ce3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107" table:formula="of:=2*[.AD32]+1*[.AE32]+0*[.AF32]" office:value-type="float" office:value="4" calcext:value-type="float">
            <text:p>4</text:p>
          </table:table-cell>
          <table:table-cell table:style-name="ce138" table:formula="of:=SUMIF(B_SQUADRA_A_GIRONI;[.AB32];B_PUNTI_FATTI_SQUADRA_A_GIRONI)+SUMIF(B_SQUADRA_B_GIRONI;[.AB32];B_PUNTI_FATTI_SQUADRA_B_GIRONI)" office:value-type="float" office:value="211" calcext:value-type="float">
            <text:p>211</text:p>
          </table:table-cell>
          <table:table-cell table:style-name="ce329" table:formula="of:=SUMIF(B_SQUADRA_A_GIRONI;[.AB32];B_PUNTI_SUBITI_SQUADRA_A_GIRONI)+SUMIF(B_SQUADRA_B_GIRONI;[.AB32];B_PUNTI_SUBITI_SQUADRA_B_GIRONI)" office:value-type="float" office:value="227" calcext:value-type="float">
            <text:p>227</text:p>
          </table:table-cell>
          <table:table-cell table:style-name="ce152" table:formula="of:=SUMIF(B_SQUADRA_A_GIRONI;[.AB32];B_DIFF_CANESTRI_SQUADRA_A_GIRONI)+SUMIF(B_SQUADRA_B_GIRONI;[.AB32];B_DIFF_CANESTRI_SQUADRA_B_GIRONI)" office:value-type="float" office:value="-16" calcext:value-type="float">
            <text:p>-16</text:p>
          </table:table-cell>
          <table:table-cell table:style-name="ce329" table:formula="of:=IF([.AG32]=[.AG33];INDIRECT(&quot;O&quot;&amp;6+6*(FIND([.Z32];&quot;ABCDEFGH&quot;)-1));0)" office:value-type="float" office:value="54" calcext:value-type="float">
            <text:p>54</text:p>
          </table:table-cell>
          <table:table-cell table:style-name="ce3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3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138" table:formula="of:=[.AK32]+[.AL32]+[.AM32]" office:value-type="float" office:value="54" calcext:value-type="float">
            <text:p>54</text:p>
          </table:table-cell>
          <table:table-cell table:style-name="ce339" table:formula="of:=IF([.AG32]=[.AG33];INDIRECT(&quot;Q&quot;&amp;6+6*(FIND([.Z32];&quot;ABCDEFGH&quot;)-1));0)" office:value-type="float" office:value="6" calcext:value-type="float">
            <text:p>+6</text:p>
          </table:table-cell>
          <table:table-cell table:style-name="ce339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339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152" table:formula="of:=[.AO32]+[.AP32]+[.AQ32]" office:value-type="float" office:value="6" calcext:value-type="float">
            <text:p>+6</text:p>
          </table:table-cell>
          <table:table-cell table:style-name="ce141" table:formula="of:=[.AG32]+(500+[.AR32])*10^-3+[.AN32]*10^-6+(500+[.AJ32])*10^-9+[.AH32]*10^-12" office:value-type="float" office:value="4.506054484211" calcext:value-type="float">
            <text:p>4,506054484211</text:p>
          </table:table-cell>
          <table:table-cell/>
          <table:table-cell table:style-name="ce257" table:formula="of:=[.AU31]+1" office:value-type="float" office:value="78" calcext:value-type="float">
            <text:p>78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2];1)=&quot;V&quot;;VLOOKUP(NUMBERVALUE(SUBSTITUTE([.AX32];&quot;V&quot;;&quot;&quot;));B_PARTITE_2A_FASE;10;FALSE());IF(LEFT([.AX32];1)=&quot;P&quot;;VLOOKUP(NUMBERVALUE(SUBSTITUTE([.AX32];&quot;P&quot;;&quot;&quot;));B_PARTITE_2A_FASE;11;FALSE());VLOOKUP([.AX32];B_CLASSIFICHE_GIRONI;4;FALSE())))" office:value-type="string" office:string-value="" calcext:value-type="error">
            <text:p>#N/D</text:p>
          </table:table-cell>
          <table:table-cell table:style-name="ce332" table:formula="of:=IF(LEFT([.AY32];1)=&quot;V&quot;;VLOOKUP(NUMBERVALUE(SUBSTITUTE([.AY32];&quot;V&quot;;&quot;&quot;));B_PARTITE_2A_FASE;10;FALSE());IF(LEFT([.AY32];1)=&quot;P&quot;;VLOOKUP(NUMBERVALUE(SUBSTITUTE([.AY32];&quot;P&quot;;&quot;&quot;));B_PARTITE_2A_FASE;11;FALSE());VLOOKUP([.AY32];B_CLASSIFICHE_GIRONI;4;FALSE())))" office:value-type="string" office:string-value="" calcext:value-type="error">
            <text:p>#N/D</text:p>
          </table:table-cell>
          <table:table-cell table:style-name="ce329" table:formula="of:=VLOOKUP([.AU32];A_5_INPUT_DATE_E_RISULTATI_2A_FASE;6;0)" office:value-type="float" office:value="33" calcext:value-type="float">
            <text:p>33</text:p>
          </table:table-cell>
          <table:table-cell table:style-name="ce329" table:formula="of:=VLOOKUP([.AU32];A_5_INPUT_DATE_E_RISULTATI_2A_FASE;7;0)" office:value-type="float" office:value="34" calcext:value-type="float">
            <text:p>34</text:p>
          </table:table-cell>
          <table:table-cell table:style-name="ce332" table:formula="of:=IF([.BB32]&gt;[.BC32];[.AZ32];[.BA32])" office:value-type="string" office:string-value="" calcext:value-type="error">
            <text:p>#N/D</text:p>
          </table:table-cell>
          <table:table-cell table:style-name="ce332" table:formula="of:=IF([.BB32]&lt;[.BC32];[.AZ32];[.BA32])" office:value-type="string" office:string-value="" calcext:value-type="error">
            <text:p>#N/D</text:p>
          </table:table-cell>
          <table:table-cell table:style-name="ce329" table:formula="of:=1*([.BB32]&gt;[.BC32])" office:value-type="float" office:value="0" calcext:value-type="float">
            <text:p>0</text:p>
          </table:table-cell>
          <table:table-cell table:style-name="ce336" table:formula="of:=1*([.BB32]&lt;[.BC32])*NOT(AND([.BB32]=0;[.BC32]=20))" office:value-type="float" office:value="1" calcext:value-type="float">
            <text:p>1</text:p>
          </table:table-cell>
          <table:table-cell table:style-name="ce336" table:formula="of:=1*AND([.BB32]=0;[.BC32]=20)" office:value-type="float" office:value="0" calcext:value-type="float">
            <text:p>0</text:p>
          </table:table-cell>
          <table:table-cell table:style-name="ce329" table:formula="of:=[.BB32]" office:value-type="float" office:value="33" calcext:value-type="float">
            <text:p>33</text:p>
          </table:table-cell>
          <table:table-cell table:style-name="ce329" table:formula="of:=[.BC32]" office:value-type="float" office:value="34" calcext:value-type="float">
            <text:p>34</text:p>
          </table:table-cell>
          <table:table-cell table:style-name="ce339" table:formula="of:=[.BI32]-[.BJ32]" office:value-type="float" office:value="-1" calcext:value-type="float">
            <text:p>-1</text:p>
          </table:table-cell>
          <table:table-cell table:style-name="ce329" table:formula="of:=1*([.BC32]&gt;[.BB32])" office:value-type="float" office:value="1" calcext:value-type="float">
            <text:p>1</text:p>
          </table:table-cell>
          <table:table-cell table:style-name="ce329" table:formula="of:=1*([.BC32]&lt;[.BB32])*NOT(AND([.BB32]=20;[.BC32]=0))" office:value-type="float" office:value="0" calcext:value-type="float">
            <text:p>0</text:p>
          </table:table-cell>
          <table:table-cell table:style-name="ce329" table:formula="of:=1*AND([.BB32]=20;[.BC32]=0)" office:value-type="float" office:value="0" calcext:value-type="float">
            <text:p>0</text:p>
          </table:table-cell>
          <table:table-cell table:style-name="ce329" table:formula="of:=[.BC32]" office:value-type="float" office:value="34" calcext:value-type="float">
            <text:p>34</text:p>
          </table:table-cell>
          <table:table-cell table:style-name="ce329" table:formula="of:=[.BB32]" office:value-type="float" office:value="33" calcext:value-type="float">
            <text:p>33</text:p>
          </table:table-cell>
          <table:table-cell table:style-name="ce342" table:formula="of:=[.BO32]-[.BP32]" office:value-type="float" office:value="1" calcext:value-type="float">
            <text:p>+1</text:p>
          </table:table-cell>
        </table:table-row>
        <table:table-row table:style-name="ro1">
          <table:table-cell table:style-name="ce257" office:value-type="float" office:value="18" calcext:value-type="float">
            <text:p>1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2</text:p>
          </table:table-cell>
          <table:table-cell table:style-name="ce332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332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329" table:formula="of:=VLOOKUP([.A33];A_4_INPUT_DATE_E_RISULTATI_GIRONI;6;0)" office:value-type="float" office:value="34" calcext:value-type="float">
            <text:p>34</text:p>
          </table:table-cell>
          <table:table-cell table:style-name="ce329" table:formula="of:=VLOOKUP([.A33];A_4_INPUT_DATE_E_RISULTATI_GIRONI;7;0)" office:value-type="float" office:value="33" calcext:value-type="float">
            <text:p>33</text:p>
          </table:table-cell>
          <table:table-cell table:style-name="ce332" table:formula="of:=IF([.H33]&gt;[.I33];[.F33];[.G33])" office:value-type="string" office:string-value="Balene" calcext:value-type="string">
            <text:p>Balene</text:p>
          </table:table-cell>
          <table:table-cell table:style-name="ce332" table:formula="of:=IF([.H33]&lt;[.I33];[.F33];[.G33])" office:value-type="string" office:string-value="Gabbiani" calcext:value-type="string">
            <text:p>Gabbiani</text:p>
          </table:table-cell>
          <table:table-cell table:style-name="ce329" table:formula="of:=1*([.H33]&gt;[.I33])" office:value-type="float" office:value="1" calcext:value-type="float">
            <text:p>1</text:p>
          </table:table-cell>
          <table:table-cell table:style-name="ce336" table:formula="of:=1*([.H33]&lt;[.I33])*NOT(AND([.H33]=0;[.I33]=20))" office:value-type="float" office:value="0" calcext:value-type="float">
            <text:p>0</text:p>
          </table:table-cell>
          <table:table-cell table:style-name="ce336" table:formula="of:=1*AND([.H33]=0;[.I33]=20)" office:value-type="float" office:value="0" calcext:value-type="float">
            <text:p>0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39" table:formula="of:=[.O33]-[.P33]" office:value-type="float" office:value="1" calcext:value-type="float">
            <text:p>+1</text:p>
          </table:table-cell>
          <table:table-cell table:style-name="ce329" table:formula="of:=1*([.I33]&gt;[.H33])" office:value-type="float" office:value="0" calcext:value-type="float">
            <text:p>0</text:p>
          </table:table-cell>
          <table:table-cell table:style-name="ce329" table:formula="of:=1*([.I33]&lt;[.H33])*NOT(AND([.H33]=20;[.I33]=0))" office:value-type="float" office:value="1" calcext:value-type="float">
            <text:p>1</text:p>
          </table:table-cell>
          <table:table-cell table:style-name="ce329" table:formula="of:=1*AND([.H33]=20;[.I33]=0)" office:value-type="float" office:value="0" calcext:value-type="float">
            <text:p>0</text:p>
          </table:table-cell>
          <table:table-cell table:style-name="ce329" table:formula="of:=[.I33]" office:value-type="float" office:value="33" calcext:value-type="float">
            <text:p>33</text:p>
          </table:table-cell>
          <table:table-cell table:style-name="ce329" table:formula="of:=[.H33]" office:value-type="float" office:value="34" calcext:value-type="float">
            <text:p>34</text:p>
          </table:table-cell>
          <table:table-cell table:style-name="ce342" table:formula="of:=[.U33]-[.V33]" office:value-type="float" office:value="-1" calcext:value-type="float">
            <text:p>-1</text:p>
          </table:table-cell>
          <table:table-cell/>
          <table:table-cell table:style-name="ce346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103" office:value-type="string" calcext:value-type="string">
            <text:p>H</text:p>
          </table:table-cell>
          <table:table-cell table:style-name="ce329" office:value-type="string" calcext:value-type="string">
            <text:p>H3</text:p>
          </table:table-cell>
          <table:table-cell table:style-name="ce126" table:formula="of:=VLOOKUP([.AA33];A_SQUADRE_PER_CODICE;2)" office:value-type="string" office:string-value="Tonni" calcext:value-type="string">
            <text:p>Tonni</text:p>
          </table:table-cell>
          <table:table-cell table:style-name="ce329" table:formula="of:=[.AD33]+[.AE33]+[.AF33]" office:value-type="float" office:value="3" calcext:value-type="float">
            <text:p>3</text:p>
          </table:table-cell>
          <table:table-cell table:style-name="ce3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3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3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107" table:formula="of:=2*[.AD33]+1*[.AE33]+0*[.AF33]" office:value-type="float" office:value="4" calcext:value-type="float">
            <text:p>4</text:p>
          </table:table-cell>
          <table:table-cell table:style-name="ce138" table:formula="of:=SUMIF(B_SQUADRA_A_GIRONI;[.AB33];B_PUNTI_FATTI_SQUADRA_A_GIRONI)+SUMIF(B_SQUADRA_B_GIRONI;[.AB33];B_PUNTI_FATTI_SQUADRA_B_GIRONI)" office:value-type="float" office:value="146" calcext:value-type="float">
            <text:p>146</text:p>
          </table:table-cell>
          <table:table-cell table:style-name="ce329" table:formula="of:=SUMIF(B_SQUADRA_A_GIRONI;[.AB33];B_PUNTI_SUBITI_SQUADRA_A_GIRONI)+SUMIF(B_SQUADRA_B_GIRONI;[.AB33];B_PUNTI_SUBITI_SQUADRA_B_GIRONI)" office:value-type="float" office:value="151" calcext:value-type="float">
            <text:p>151</text:p>
          </table:table-cell>
          <table:table-cell table:style-name="ce152" table:formula="of:=SUMIF(B_SQUADRA_A_GIRONI;[.AB33];B_DIFF_CANESTRI_SQUADRA_A_GIRONI)+SUMIF(B_SQUADRA_B_GIRONI;[.AB33];B_DIFF_CANESTRI_SQUADRA_B_GIRONI)" office:value-type="float" office:value="-5" calcext:value-type="float">
            <text:p>-5</text:p>
          </table:table-cell>
          <table:table-cell table:style-name="ce3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3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329" table:formula="of:=IF([.AG33]=[.AG32];INDIRECT(&quot;U&quot;&amp;6+6*(FIND([.Z33];&quot;ABCDEFGH&quot;)-1));0)" office:value-type="float" office:value="48" calcext:value-type="float">
            <text:p>48</text:p>
          </table:table-cell>
          <table:table-cell table:style-name="ce138" table:formula="of:=[.AK33]+[.AL33]+[.AM33]" office:value-type="float" office:value="48" calcext:value-type="float">
            <text:p>48</text:p>
          </table:table-cell>
          <table:table-cell table:style-name="ce339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339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339" table:formula="of:=IF([.AG33]=[.AG32];INDIRECT(&quot;W&quot;&amp;6+6*(FIND([.Z33];&quot;ABCDEFGH&quot;)-1));0)" office:value-type="float" office:value="-6" calcext:value-type="float">
            <text:p>-6</text:p>
          </table:table-cell>
          <table:table-cell table:style-name="ce152" table:formula="of:=[.AO33]+[.AP33]+[.AQ33]" office:value-type="float" office:value="-6" calcext:value-type="float">
            <text:p>-6</text:p>
          </table:table-cell>
          <table:table-cell table:style-name="ce141" table:formula="of:=[.AG33]+(500+[.AR33])*10^-3+[.AN33]*10^-6+(500+[.AJ33])*10^-9+[.AH33]*10^-12" office:value-type="float" office:value="4.494048495146" calcext:value-type="float">
            <text:p>4,494048495146</text:p>
          </table:table-cell>
          <table:table-cell/>
          <table:table-cell table:style-name="ce257" table:formula="of:=[.AU32]+1" office:value-type="float" office:value="79" calcext:value-type="float">
            <text:p>7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3];1)=&quot;V&quot;;VLOOKUP(NUMBERVALUE(SUBSTITUTE([.AX33];&quot;V&quot;;&quot;&quot;));B_PARTITE_2A_FASE;10;FALSE());IF(LEFT([.AX33];1)=&quot;P&quot;;VLOOKUP(NUMBERVALUE(SUBSTITUTE([.AX33];&quot;P&quot;;&quot;&quot;));B_PARTITE_2A_FASE;11;FALSE());VLOOKUP([.AX33];B_CLASSIFICHE_GIRONI;4;FALSE())))" office:value-type="string" office:string-value="" calcext:value-type="error">
            <text:p>#N/D</text:p>
          </table:table-cell>
          <table:table-cell table:style-name="ce332" table:formula="of:=IF(LEFT([.AY33];1)=&quot;V&quot;;VLOOKUP(NUMBERVALUE(SUBSTITUTE([.AY33];&quot;V&quot;;&quot;&quot;));B_PARTITE_2A_FASE;10;FALSE());IF(LEFT([.AY33];1)=&quot;P&quot;;VLOOKUP(NUMBERVALUE(SUBSTITUTE([.AY33];&quot;P&quot;;&quot;&quot;));B_PARTITE_2A_FASE;11;FALSE());VLOOKUP([.AY33];B_CLASSIFICHE_GIRONI;4;FALSE())))" office:value-type="string" office:string-value="" calcext:value-type="error">
            <text:p>#N/D</text:p>
          </table:table-cell>
          <table:table-cell table:style-name="ce329" table:formula="of:=VLOOKUP([.AU33];A_5_INPUT_DATE_E_RISULTATI_2A_FASE;6;0)" office:value-type="float" office:value="20" calcext:value-type="float">
            <text:p>20</text:p>
          </table:table-cell>
          <table:table-cell table:style-name="ce329" table:formula="of:=VLOOKUP([.AU33];A_5_INPUT_DATE_E_RISULTATI_2A_FASE;7;0)" office:value-type="float" office:value="0" calcext:value-type="float">
            <text:p>0</text:p>
          </table:table-cell>
          <table:table-cell table:style-name="ce332" table:formula="of:=IF([.BB33]&gt;[.BC33];[.AZ33];[.BA33])" office:value-type="string" office:string-value="" calcext:value-type="error">
            <text:p>#N/D</text:p>
          </table:table-cell>
          <table:table-cell table:style-name="ce332" table:formula="of:=IF([.BB33]&lt;[.BC33];[.AZ33];[.BA33])" office:value-type="string" office:string-value="" calcext:value-type="error">
            <text:p>#N/D</text:p>
          </table:table-cell>
          <table:table-cell table:style-name="ce329" table:formula="of:=1*([.BB33]&gt;[.BC33])" office:value-type="float" office:value="1" calcext:value-type="float">
            <text:p>1</text:p>
          </table:table-cell>
          <table:table-cell table:style-name="ce336" table:formula="of:=1*([.BB33]&lt;[.BC33])*NOT(AND([.BB33]=0;[.BC33]=20))" office:value-type="float" office:value="0" calcext:value-type="float">
            <text:p>0</text:p>
          </table:table-cell>
          <table:table-cell table:style-name="ce336" table:formula="of:=1*AND([.BB33]=0;[.BC33]=20)" office:value-type="float" office:value="0" calcext:value-type="float">
            <text:p>0</text:p>
          </table:table-cell>
          <table:table-cell table:style-name="ce329" table:formula="of:=[.BB33]" office:value-type="float" office:value="20" calcext:value-type="float">
            <text:p>20</text:p>
          </table:table-cell>
          <table:table-cell table:style-name="ce329" table:formula="of:=[.BC33]" office:value-type="float" office:value="0" calcext:value-type="float">
            <text:p>0</text:p>
          </table:table-cell>
          <table:table-cell table:style-name="ce339" table:formula="of:=[.BI33]-[.BJ33]" office:value-type="float" office:value="20" calcext:value-type="float">
            <text:p>+20</text:p>
          </table:table-cell>
          <table:table-cell table:style-name="ce329" table:formula="of:=1*([.BC33]&gt;[.BB33])" office:value-type="float" office:value="0" calcext:value-type="float">
            <text:p>0</text:p>
          </table:table-cell>
          <table:table-cell table:style-name="ce329" table:formula="of:=1*([.BC33]&lt;[.BB33])*NOT(AND([.BB33]=20;[.BC33]=0))" office:value-type="float" office:value="0" calcext:value-type="float">
            <text:p>0</text:p>
          </table:table-cell>
          <table:table-cell table:style-name="ce329" table:formula="of:=1*AND([.BB33]=20;[.BC33]=0)" office:value-type="float" office:value="1" calcext:value-type="float">
            <text:p>1</text:p>
          </table:table-cell>
          <table:table-cell table:style-name="ce329" table:formula="of:=[.BC33]" office:value-type="float" office:value="0" calcext:value-type="float">
            <text:p>0</text:p>
          </table:table-cell>
          <table:table-cell table:style-name="ce329" table:formula="of:=[.BB33]" office:value-type="float" office:value="20" calcext:value-type="float">
            <text:p>20</text:p>
          </table:table-cell>
          <table:table-cell table:style-name="ce342" table:formula="of:=[.BO33]-[.BP33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30" calcext:value-type="float">
            <text:p>3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332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4];A_4_INPUT_DATE_E_RISULTATI_GIRONI;6;0)" office:value-type="float" office:value="33" calcext:value-type="float">
            <text:p>33</text:p>
          </table:table-cell>
          <table:table-cell table:style-name="ce329" table:formula="of:=VLOOKUP([.A34];A_4_INPUT_DATE_E_RISULTATI_GIRONI;7;0)" office:value-type="float" office:value="34" calcext:value-type="float">
            <text:p>34</text:p>
          </table:table-cell>
          <table:table-cell table:style-name="ce332" table:formula="of:=IF([.H34]&gt;[.I34];[.F34];[.G34])" office:value-type="string" office:string-value="Delfini" calcext:value-type="string">
            <text:p>Delfini</text:p>
          </table:table-cell>
          <table:table-cell table:style-name="ce332" table:formula="of:=IF([.H34]&lt;[.I34];[.F34];[.G34])" office:value-type="string" office:string-value="Balene" calcext:value-type="string">
            <text:p>Balene</text:p>
          </table:table-cell>
          <table:table-cell table:style-name="ce329" table:formula="of:=1*([.H34]&gt;[.I34])" office:value-type="float" office:value="0" calcext:value-type="float">
            <text:p>0</text:p>
          </table:table-cell>
          <table:table-cell table:style-name="ce336" table:formula="of:=1*([.H34]&lt;[.I34])*NOT(AND([.H34]=0;[.I34]=20))" office:value-type="float" office:value="1" calcext:value-type="float">
            <text:p>1</text:p>
          </table:table-cell>
          <table:table-cell table:style-name="ce336" table:formula="of:=1*AND([.H34]=0;[.I34]=20)" office:value-type="float" office:value="0" calcext:value-type="float">
            <text:p>0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39" table:formula="of:=[.O34]-[.P34]" office:value-type="float" office:value="-1" calcext:value-type="float">
            <text:p>-1</text:p>
          </table:table-cell>
          <table:table-cell table:style-name="ce329" table:formula="of:=1*([.I34]&gt;[.H34])" office:value-type="float" office:value="1" calcext:value-type="float">
            <text:p>1</text:p>
          </table:table-cell>
          <table:table-cell table:style-name="ce329" table:formula="of:=1*([.I34]&lt;[.H34])*NOT(AND([.H34]=20;[.I34]=0))" office:value-type="float" office:value="0" calcext:value-type="float">
            <text:p>0</text:p>
          </table:table-cell>
          <table:table-cell table:style-name="ce329" table:formula="of:=1*AND([.H34]=20;[.I34]=0)" office:value-type="float" office:value="0" calcext:value-type="float">
            <text:p>0</text:p>
          </table:table-cell>
          <table:table-cell table:style-name="ce329" table:formula="of:=[.I34]" office:value-type="float" office:value="34" calcext:value-type="float">
            <text:p>34</text:p>
          </table:table-cell>
          <table:table-cell table:style-name="ce329" table:formula="of:=[.H34]" office:value-type="float" office:value="33" calcext:value-type="float">
            <text:p>33</text:p>
          </table:table-cell>
          <table:table-cell table:style-name="ce342" table:formula="of:=[.U34]-[.V34]" office:value-type="float" office:value="1" calcext:value-type="float">
            <text:p>+1</text:p>
          </table:table-cell>
          <table:table-cell/>
          <table:table-cell table:style-name="ce347" table:formula="of:=COUNTIF(B_COEFF_GIRONE_H;&quot;&gt;=&quot;&amp;[.AS34])&amp;[.Z34]" office:value-type="string" office:string-value="4H" calcext:value-type="string">
            <text:p>4H</text:p>
          </table:table-cell>
          <table:table-cell table:style-name="ce115" office:value-type="string" calcext:value-type="string">
            <text:p>H</text:p>
          </table:table-cell>
          <table:table-cell table:style-name="ce330" office:value-type="string" calcext:value-type="string">
            <text:p>H4</text:p>
          </table:table-cell>
          <table:table-cell table:style-name="ce129" table:formula="of:=VLOOKUP([.AA34];A_SQUADRE_PER_CODICE;2)" office:value-type="string" office:string-value="Zebre" calcext:value-type="string">
            <text:p>Zebre</text:p>
          </table:table-cell>
          <table:table-cell table:style-name="ce330" table:formula="of:=[.AD34]+[.AE34]+[.AF34]" office:value-type="float" office:value="3" calcext:value-type="float">
            <text:p>3</text:p>
          </table:table-cell>
          <table:table-cell table:style-name="ce3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330" table:formula="of:=SUMIF(B_SQUADRA_A_GIRONI;[.AB34];B_PERSE_SQUADRA_A_GIRONI)+SUMIF(B_SQUADRA_B_GIRONI;[.AB34];B_PERSE_SQUADRA_B_GIRONI)" office:value-type="float" office:value="1" calcext:value-type="float">
            <text:p>1</text:p>
          </table:table-cell>
          <table:table-cell table:style-name="ce3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110" table:formula="of:=2*[.AD34]+1*[.AE34]+0*[.AF34]" office:value-type="float" office:value="3" calcext:value-type="float">
            <text:p>3</text:p>
          </table:table-cell>
          <table:table-cell table:style-name="ce150" table:formula="of:=SUMIF(B_SQUADRA_A_GIRONI;[.AB34];B_PUNTI_FATTI_SQUADRA_A_GIRONI)+SUMIF(B_SQUADRA_B_GIRONI;[.AB34];B_PUNTI_FATTI_SQUADRA_B_GIRONI)" office:value-type="float" office:value="92" calcext:value-type="float">
            <text:p>92</text:p>
          </table:table-cell>
          <table:table-cell table:style-name="ce330" table:formula="of:=SUMIF(B_SQUADRA_A_GIRONI;[.AB34];B_PUNTI_SUBITI_SQUADRA_A_GIRONI)+SUMIF(B_SQUADRA_B_GIRONI;[.AB34];B_PUNTI_SUBITI_SQUADRA_B_GIRONI)" office:value-type="float" office:value="159" calcext:value-type="float">
            <text:p>159</text:p>
          </table:table-cell>
          <table:table-cell table:style-name="ce155" table:formula="of:=SUMIF(B_SQUADRA_A_GIRONI;[.AB34];B_DIFF_CANESTRI_SQUADRA_A_GIRONI)+SUMIF(B_SQUADRA_B_GIRONI;[.AB34];B_DIFF_CANESTRI_SQUADRA_B_GIRONI)" office:value-type="float" office:value="-67" calcext:value-type="float">
            <text:p>-67</text:p>
          </table:table-cell>
          <table:table-cell table:style-name="ce3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3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3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150" table:formula="of:=[.AK34]+[.AL34]+[.AM34]" office:value-type="float" office:value="0" calcext:value-type="float">
            <text:p>0</text:p>
          </table:table-cell>
          <table:table-cell table:style-name="ce340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340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340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155" table:formula="of:=[.AO34]+[.AP34]+[.AQ34]" office:value-type="float" office:value="0" calcext:value-type="float">
            <text:p>+0</text:p>
          </table:table-cell>
          <table:table-cell table:style-name="ce147" table:formula="of:=[.AG34]+(500+[.AR34])*10^-3+[.AN34]*10^-6+(500+[.AJ34])*10^-9+[.AH34]*10^-12" office:value-type="float" office:value="3.500000433092" calcext:value-type="float">
            <text:p>3,500000433092</text:p>
          </table:table-cell>
          <table:table-cell/>
          <table:table-cell table:style-name="ce257" table:formula="of:=[.AU33]+1" office:value-type="float" office:value="80" calcext:value-type="float">
            <text:p>8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4];1)=&quot;V&quot;;VLOOKUP(NUMBERVALUE(SUBSTITUTE([.AX34];&quot;V&quot;;&quot;&quot;));B_PARTITE_2A_FASE;10;FALSE());IF(LEFT([.AX34];1)=&quot;P&quot;;VLOOKUP(NUMBERVALUE(SUBSTITUTE([.AX34];&quot;P&quot;;&quot;&quot;));B_PARTITE_2A_FASE;11;FALSE());VLOOKUP([.AX34];B_CLASSIFICHE_GIRONI;4;FALSE())))" office:value-type="string" office:string-value="" calcext:value-type="error">
            <text:p>#N/D</text:p>
          </table:table-cell>
          <table:table-cell table:style-name="ce332" table:formula="of:=IF(LEFT([.AY34];1)=&quot;V&quot;;VLOOKUP(NUMBERVALUE(SUBSTITUTE([.AY34];&quot;V&quot;;&quot;&quot;));B_PARTITE_2A_FASE;10;FALSE());IF(LEFT([.AY34];1)=&quot;P&quot;;VLOOKUP(NUMBERVALUE(SUBSTITUTE([.AY34];&quot;P&quot;;&quot;&quot;));B_PARTITE_2A_FASE;11;FALSE());VLOOKUP([.AY34];B_CLASSIFICHE_GIRONI;4;FALSE())))" office:value-type="string" office:string-value="" calcext:value-type="error">
            <text:p>#N/D</text:p>
          </table:table-cell>
          <table:table-cell table:style-name="ce329" table:formula="of:=VLOOKUP([.AU34];A_5_INPUT_DATE_E_RISULTATI_2A_FASE;6;0)" office:value-type="float" office:value="97" calcext:value-type="float">
            <text:p>97</text:p>
          </table:table-cell>
          <table:table-cell table:style-name="ce329" table:formula="of:=VLOOKUP([.AU34];A_5_INPUT_DATE_E_RISULTATI_2A_FASE;7;0)" office:value-type="float" office:value="78" calcext:value-type="float">
            <text:p>78</text:p>
          </table:table-cell>
          <table:table-cell table:style-name="ce332" table:formula="of:=IF([.BB34]&gt;[.BC34];[.AZ34];[.BA34])" office:value-type="string" office:string-value="" calcext:value-type="error">
            <text:p>#N/D</text:p>
          </table:table-cell>
          <table:table-cell table:style-name="ce332" table:formula="of:=IF([.BB34]&lt;[.BC34];[.AZ34];[.BA34])" office:value-type="string" office:string-value="" calcext:value-type="error">
            <text:p>#N/D</text:p>
          </table:table-cell>
          <table:table-cell table:style-name="ce329" table:formula="of:=1*([.BB34]&gt;[.BC34])" office:value-type="float" office:value="1" calcext:value-type="float">
            <text:p>1</text:p>
          </table:table-cell>
          <table:table-cell table:style-name="ce336" table:formula="of:=1*([.BB34]&lt;[.BC34])*NOT(AND([.BB34]=0;[.BC34]=20))" office:value-type="float" office:value="0" calcext:value-type="float">
            <text:p>0</text:p>
          </table:table-cell>
          <table:table-cell table:style-name="ce336" table:formula="of:=1*AND([.BB34]=0;[.BC34]=20)" office:value-type="float" office:value="0" calcext:value-type="float">
            <text:p>0</text:p>
          </table:table-cell>
          <table:table-cell table:style-name="ce329" table:formula="of:=[.BB34]" office:value-type="float" office:value="97" calcext:value-type="float">
            <text:p>97</text:p>
          </table:table-cell>
          <table:table-cell table:style-name="ce329" table:formula="of:=[.BC34]" office:value-type="float" office:value="78" calcext:value-type="float">
            <text:p>78</text:p>
          </table:table-cell>
          <table:table-cell table:style-name="ce339" table:formula="of:=[.BI34]-[.BJ34]" office:value-type="float" office:value="19" calcext:value-type="float">
            <text:p>+19</text:p>
          </table:table-cell>
          <table:table-cell table:style-name="ce329" table:formula="of:=1*([.BC34]&gt;[.BB34])" office:value-type="float" office:value="0" calcext:value-type="float">
            <text:p>0</text:p>
          </table:table-cell>
          <table:table-cell table:style-name="ce329" table:formula="of:=1*([.BC34]&lt;[.BB34])*NOT(AND([.BB34]=20;[.BC34]=0))" office:value-type="float" office:value="1" calcext:value-type="float">
            <text:p>1</text:p>
          </table:table-cell>
          <table:table-cell table:style-name="ce329" table:formula="of:=1*AND([.BB34]=20;[.BC34]=0)" office:value-type="float" office:value="0" calcext:value-type="float">
            <text:p>0</text:p>
          </table:table-cell>
          <table:table-cell table:style-name="ce329" table:formula="of:=[.BC34]" office:value-type="float" office:value="78" calcext:value-type="float">
            <text:p>78</text:p>
          </table:table-cell>
          <table:table-cell table:style-name="ce329" table:formula="of:=[.BB34]" office:value-type="float" office:value="97" calcext:value-type="float">
            <text:p>97</text:p>
          </table:table-cell>
          <table:table-cell table:style-name="ce342" table:formula="of:=[.BO34]-[.BP34]" office:value-type="float" office:value="-19" calcext:value-type="float">
            <text:p>-19</text:p>
          </table:table-cell>
        </table:table-row>
        <table:table-row table:style-name="ro1">
          <table:table-cell table:style-name="ce257" office:value-type="float" office:value="42" calcext:value-type="float">
            <text:p>4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1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332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5];A_4_INPUT_DATE_E_RISULTATI_GIRONI;6;0)" office:value-type="float" office:value="36" calcext:value-type="float">
            <text:p>36</text:p>
          </table:table-cell>
          <table:table-cell table:style-name="ce329" table:formula="of:=VLOOKUP([.A35];A_4_INPUT_DATE_E_RISULTATI_GIRONI;7;0)" office:value-type="float" office:value="35" calcext:value-type="float">
            <text:p>35</text:p>
          </table:table-cell>
          <table:table-cell table:style-name="ce332" table:formula="of:=IF([.H35]&gt;[.I35];[.F35];[.G35])" office:value-type="string" office:string-value="Balene" calcext:value-type="string">
            <text:p>Balene</text:p>
          </table:table-cell>
          <table:table-cell table:style-name="ce332" table:formula="of:=IF([.H35]&lt;[.I35];[.F35];[.G35])" office:value-type="string" office:string-value="Fenicotteri" calcext:value-type="string">
            <text:p>Fenicotteri</text:p>
          </table:table-cell>
          <table:table-cell table:style-name="ce329" table:formula="of:=1*([.H35]&gt;[.I35])" office:value-type="float" office:value="1" calcext:value-type="float">
            <text:p>1</text:p>
          </table:table-cell>
          <table:table-cell table:style-name="ce336" table:formula="of:=1*([.H35]&lt;[.I35])*NOT(AND([.H35]=0;[.I35]=20))" office:value-type="float" office:value="0" calcext:value-type="float">
            <text:p>0</text:p>
          </table:table-cell>
          <table:table-cell table:style-name="ce336" table:formula="of:=1*AND([.H35]=0;[.I35]=20)" office:value-type="float" office:value="0" calcext:value-type="float">
            <text:p>0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39" table:formula="of:=[.O35]-[.P35]" office:value-type="float" office:value="1" calcext:value-type="float">
            <text:p>+1</text:p>
          </table:table-cell>
          <table:table-cell table:style-name="ce329" table:formula="of:=1*([.I35]&gt;[.H35])" office:value-type="float" office:value="0" calcext:value-type="float">
            <text:p>0</text:p>
          </table:table-cell>
          <table:table-cell table:style-name="ce329" table:formula="of:=1*([.I35]&lt;[.H35])*NOT(AND([.H35]=20;[.I35]=0))" office:value-type="float" office:value="1" calcext:value-type="float">
            <text:p>1</text:p>
          </table:table-cell>
          <table:table-cell table:style-name="ce329" table:formula="of:=1*AND([.H35]=20;[.I35]=0)" office:value-type="float" office:value="0" calcext:value-type="float">
            <text:p>0</text:p>
          </table:table-cell>
          <table:table-cell table:style-name="ce329" table:formula="of:=[.I35]" office:value-type="float" office:value="35" calcext:value-type="float">
            <text:p>35</text:p>
          </table:table-cell>
          <table:table-cell table:style-name="ce329" table:formula="of:=[.H35]" office:value-type="float" office:value="36" calcext:value-type="float">
            <text:p>36</text:p>
          </table:table-cell>
          <table:table-cell table:style-name="ce342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257" table:formula="of:=[.AU34]+1" office:value-type="float" office:value="81" calcext:value-type="float">
            <text:p>8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5];1)=&quot;V&quot;;VLOOKUP(NUMBERVALUE(SUBSTITUTE([.AX35];&quot;V&quot;;&quot;&quot;));B_PARTITE_2A_FASE;10;FALSE());IF(LEFT([.AX35];1)=&quot;P&quot;;VLOOKUP(NUMBERVALUE(SUBSTITUTE([.AX35];&quot;P&quot;;&quot;&quot;));B_PARTITE_2A_FASE;11;FALSE());VLOOKUP([.AX35];B_CLASSIFICHE_GIRONI;4;FALSE())))" office:value-type="string" office:string-value="" calcext:value-type="error">
            <text:p>#N/D</text:p>
          </table:table-cell>
          <table:table-cell table:style-name="ce332" table:formula="of:=IF(LEFT([.AY35];1)=&quot;V&quot;;VLOOKUP(NUMBERVALUE(SUBSTITUTE([.AY35];&quot;V&quot;;&quot;&quot;));B_PARTITE_2A_FASE;10;FALSE());IF(LEFT([.AY35];1)=&quot;P&quot;;VLOOKUP(NUMBERVALUE(SUBSTITUTE([.AY35];&quot;P&quot;;&quot;&quot;));B_PARTITE_2A_FASE;11;FALSE());VLOOKUP([.AY35];B_CLASSIFICHE_GIRONI;4;FALSE())))" office:value-type="string" office:string-value="" calcext:value-type="error">
            <text:p>#N/D</text:p>
          </table:table-cell>
          <table:table-cell table:style-name="ce329" table:formula="of:=VLOOKUP([.AU35];A_5_INPUT_DATE_E_RISULTATI_2A_FASE;6;0)" office:value-type="float" office:value="35" calcext:value-type="float">
            <text:p>35</text:p>
          </table:table-cell>
          <table:table-cell table:style-name="ce329" table:formula="of:=VLOOKUP([.AU35];A_5_INPUT_DATE_E_RISULTATI_2A_FASE;7;0)" office:value-type="float" office:value="33" calcext:value-type="float">
            <text:p>33</text:p>
          </table:table-cell>
          <table:table-cell table:style-name="ce332" table:formula="of:=IF([.BB35]&gt;[.BC35];[.AZ35];[.BA35])" office:value-type="string" office:string-value="" calcext:value-type="error">
            <text:p>#N/D</text:p>
          </table:table-cell>
          <table:table-cell table:style-name="ce332" table:formula="of:=IF([.BB35]&lt;[.BC35];[.AZ35];[.BA35])" office:value-type="string" office:string-value="" calcext:value-type="error">
            <text:p>#N/D</text:p>
          </table:table-cell>
          <table:table-cell table:style-name="ce329" table:formula="of:=1*([.BB35]&gt;[.BC35])" office:value-type="float" office:value="1" calcext:value-type="float">
            <text:p>1</text:p>
          </table:table-cell>
          <table:table-cell table:style-name="ce336" table:formula="of:=1*([.BB35]&lt;[.BC35])*NOT(AND([.BB35]=0;[.BC35]=20))" office:value-type="float" office:value="0" calcext:value-type="float">
            <text:p>0</text:p>
          </table:table-cell>
          <table:table-cell table:style-name="ce336" table:formula="of:=1*AND([.BB35]=0;[.BC35]=20)" office:value-type="float" office:value="0" calcext:value-type="float">
            <text:p>0</text:p>
          </table:table-cell>
          <table:table-cell table:style-name="ce329" table:formula="of:=[.BB35]" office:value-type="float" office:value="35" calcext:value-type="float">
            <text:p>35</text:p>
          </table:table-cell>
          <table:table-cell table:style-name="ce329" table:formula="of:=[.BC35]" office:value-type="float" office:value="33" calcext:value-type="float">
            <text:p>33</text:p>
          </table:table-cell>
          <table:table-cell table:style-name="ce339" table:formula="of:=[.BI35]-[.BJ35]" office:value-type="float" office:value="2" calcext:value-type="float">
            <text:p>+2</text:p>
          </table:table-cell>
          <table:table-cell table:style-name="ce329" table:formula="of:=1*([.BC35]&gt;[.BB35])" office:value-type="float" office:value="0" calcext:value-type="float">
            <text:p>0</text:p>
          </table:table-cell>
          <table:table-cell table:style-name="ce329" table:formula="of:=1*([.BC35]&lt;[.BB35])*NOT(AND([.BB35]=20;[.BC35]=0))" office:value-type="float" office:value="1" calcext:value-type="float">
            <text:p>1</text:p>
          </table:table-cell>
          <table:table-cell table:style-name="ce329" table:formula="of:=1*AND([.BB35]=20;[.BC35]=0)" office:value-type="float" office:value="0" calcext:value-type="float">
            <text:p>0</text:p>
          </table:table-cell>
          <table:table-cell table:style-name="ce329" table:formula="of:=[.BC35]" office:value-type="float" office:value="33" calcext:value-type="float">
            <text:p>33</text:p>
          </table:table-cell>
          <table:table-cell table:style-name="ce329" table:formula="of:=[.BB35]" office:value-type="float" office:value="35" calcext:value-type="float">
            <text:p>35</text:p>
          </table:table-cell>
          <table:table-cell table:style-name="ce342" table:formula="of:=[.BO35]-[.BP35]" office:value-type="float" office:value="-2" calcext:value-type="float">
            <text:p>-2</text:p>
          </table:table-cell>
        </table:table-row>
        <table:table-row table:style-name="ro1">
          <table:table-cell table:style-name="ce257" office:value-type="float" office:value="46" calcext:value-type="float">
            <text:p>4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3</text:p>
          </table:table-cell>
          <table:table-cell table:style-name="ce332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329" table:formula="of:=VLOOKUP([.A36];A_4_INPUT_DATE_E_RISULTATI_GIRONI;6;0)" office:value-type="float" office:value="34" calcext:value-type="float">
            <text:p>34</text:p>
          </table:table-cell>
          <table:table-cell table:style-name="ce329" table:formula="of:=VLOOKUP([.A36];A_4_INPUT_DATE_E_RISULTATI_GIRONI;7;0)" office:value-type="float" office:value="33" calcext:value-type="float">
            <text:p>33</text:p>
          </table:table-cell>
          <table:table-cell table:style-name="ce332" table:formula="of:=IF([.H36]&gt;[.I36];[.F36];[.G36])" office:value-type="string" office:string-value="Gabbiani" calcext:value-type="string">
            <text:p>Gabbiani</text:p>
          </table:table-cell>
          <table:table-cell table:style-name="ce332" table:formula="of:=IF([.H36]&lt;[.I36];[.F36];[.G36])" office:value-type="string" office:string-value="Delfini" calcext:value-type="string">
            <text:p>Delfini</text:p>
          </table:table-cell>
          <table:table-cell table:style-name="ce329" table:formula="of:=1*([.H36]&gt;[.I36])" office:value-type="float" office:value="1" calcext:value-type="float">
            <text:p>1</text:p>
          </table:table-cell>
          <table:table-cell table:style-name="ce336" table:formula="of:=1*([.H36]&lt;[.I36])*NOT(AND([.H36]=0;[.I36]=20))" office:value-type="float" office:value="0" calcext:value-type="float">
            <text:p>0</text:p>
          </table:table-cell>
          <table:table-cell table:style-name="ce336" table:formula="of:=1*AND([.H36]=0;[.I36]=20)" office:value-type="float" office:value="0" calcext:value-type="float">
            <text:p>0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39" table:formula="of:=[.O36]-[.P36]" office:value-type="float" office:value="1" calcext:value-type="float">
            <text:p>+1</text:p>
          </table:table-cell>
          <table:table-cell table:style-name="ce329" table:formula="of:=1*([.I36]&gt;[.H36])" office:value-type="float" office:value="0" calcext:value-type="float">
            <text:p>0</text:p>
          </table:table-cell>
          <table:table-cell table:style-name="ce329" table:formula="of:=1*([.I36]&lt;[.H36])*NOT(AND([.H36]=20;[.I36]=0))" office:value-type="float" office:value="1" calcext:value-type="float">
            <text:p>1</text:p>
          </table:table-cell>
          <table:table-cell table:style-name="ce329" table:formula="of:=1*AND([.H36]=20;[.I36]=0)" office:value-type="float" office:value="0" calcext:value-type="float">
            <text:p>0</text:p>
          </table:table-cell>
          <table:table-cell table:style-name="ce329" table:formula="of:=[.I36]" office:value-type="float" office:value="33" calcext:value-type="float">
            <text:p>33</text:p>
          </table:table-cell>
          <table:table-cell table:style-name="ce329" table:formula="of:=[.H36]" office:value-type="float" office:value="34" calcext:value-type="float">
            <text:p>34</text:p>
          </table:table-cell>
          <table:table-cell table:style-name="ce342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257" table:formula="of:=[.AU35]+1" office:value-type="float" office:value="82" calcext:value-type="float">
            <text:p>8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6];1)=&quot;V&quot;;VLOOKUP(NUMBERVALUE(SUBSTITUTE([.AX36];&quot;V&quot;;&quot;&quot;));B_PARTITE_2A_FASE;10;FALSE());IF(LEFT([.AX36];1)=&quot;P&quot;;VLOOKUP(NUMBERVALUE(SUBSTITUTE([.AX36];&quot;P&quot;;&quot;&quot;));B_PARTITE_2A_FASE;11;FALSE());VLOOKUP([.AX36];B_CLASSIFICHE_GIRONI;4;FALSE())))" office:value-type="string" office:string-value="" calcext:value-type="error">
            <text:p>#N/D</text:p>
          </table:table-cell>
          <table:table-cell table:style-name="ce332" table:formula="of:=IF(LEFT([.AY36];1)=&quot;V&quot;;VLOOKUP(NUMBERVALUE(SUBSTITUTE([.AY36];&quot;V&quot;;&quot;&quot;));B_PARTITE_2A_FASE;10;FALSE());IF(LEFT([.AY36];1)=&quot;P&quot;;VLOOKUP(NUMBERVALUE(SUBSTITUTE([.AY36];&quot;P&quot;;&quot;&quot;));B_PARTITE_2A_FASE;11;FALSE());VLOOKUP([.AY36];B_CLASSIFICHE_GIRONI;4;FALSE())))" office:value-type="string" office:string-value="" calcext:value-type="error">
            <text:p>#N/D</text:p>
          </table:table-cell>
          <table:table-cell table:style-name="ce329" table:formula="of:=VLOOKUP([.AU36];A_5_INPUT_DATE_E_RISULTATI_2A_FASE;6;0)" office:value-type="float" office:value="35" calcext:value-type="float">
            <text:p>35</text:p>
          </table:table-cell>
          <table:table-cell table:style-name="ce329" table:formula="of:=VLOOKUP([.AU36];A_5_INPUT_DATE_E_RISULTATI_2A_FASE;7;0)" office:value-type="float" office:value="34" calcext:value-type="float">
            <text:p>34</text:p>
          </table:table-cell>
          <table:table-cell table:style-name="ce332" table:formula="of:=IF([.BB36]&gt;[.BC36];[.AZ36];[.BA36])" office:value-type="string" office:string-value="" calcext:value-type="error">
            <text:p>#N/D</text:p>
          </table:table-cell>
          <table:table-cell table:style-name="ce332" table:formula="of:=IF([.BB36]&lt;[.BC36];[.AZ36];[.BA36])" office:value-type="string" office:string-value="" calcext:value-type="error">
            <text:p>#N/D</text:p>
          </table:table-cell>
          <table:table-cell table:style-name="ce329" table:formula="of:=1*([.BB36]&gt;[.BC36])" office:value-type="float" office:value="1" calcext:value-type="float">
            <text:p>1</text:p>
          </table:table-cell>
          <table:table-cell table:style-name="ce336" table:formula="of:=1*([.BB36]&lt;[.BC36])*NOT(AND([.BB36]=0;[.BC36]=20))" office:value-type="float" office:value="0" calcext:value-type="float">
            <text:p>0</text:p>
          </table:table-cell>
          <table:table-cell table:style-name="ce336" table:formula="of:=1*AND([.BB36]=0;[.BC36]=20)" office:value-type="float" office:value="0" calcext:value-type="float">
            <text:p>0</text:p>
          </table:table-cell>
          <table:table-cell table:style-name="ce329" table:formula="of:=[.BB36]" office:value-type="float" office:value="35" calcext:value-type="float">
            <text:p>35</text:p>
          </table:table-cell>
          <table:table-cell table:style-name="ce329" table:formula="of:=[.BC36]" office:value-type="float" office:value="34" calcext:value-type="float">
            <text:p>34</text:p>
          </table:table-cell>
          <table:table-cell table:style-name="ce339" table:formula="of:=[.BI36]-[.BJ36]" office:value-type="float" office:value="1" calcext:value-type="float">
            <text:p>+1</text:p>
          </table:table-cell>
          <table:table-cell table:style-name="ce329" table:formula="of:=1*([.BC36]&gt;[.BB36])" office:value-type="float" office:value="0" calcext:value-type="float">
            <text:p>0</text:p>
          </table:table-cell>
          <table:table-cell table:style-name="ce329" table:formula="of:=1*([.BC36]&lt;[.BB36])*NOT(AND([.BB36]=20;[.BC36]=0))" office:value-type="float" office:value="1" calcext:value-type="float">
            <text:p>1</text:p>
          </table:table-cell>
          <table:table-cell table:style-name="ce329" table:formula="of:=1*AND([.BB36]=20;[.BC36]=0)" office:value-type="float" office:value="0" calcext:value-type="float">
            <text:p>0</text:p>
          </table:table-cell>
          <table:table-cell table:style-name="ce329" table:formula="of:=[.BC36]" office:value-type="float" office:value="34" calcext:value-type="float">
            <text:p>34</text:p>
          </table:table-cell>
          <table:table-cell table:style-name="ce329" table:formula="of:=[.BB36]" office:value-type="float" office:value="35" calcext:value-type="float">
            <text:p>35</text:p>
          </table:table-cell>
          <table:table-cell table:style-name="ce342" table:formula="of:=[.BO36]-[.BP36]" office:value-type="float" office:value="-1" calcext:value-type="float">
            <text:p>-1</text:p>
          </table:table-cell>
        </table:table-row>
        <table:table-row table:style-name="ro1">
          <table:table-cell table:style-name="ce257" office:value-type="float" office:value="34" calcext:value-type="float">
            <text:p>3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2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332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7];A_4_INPUT_DATE_E_RISULTATI_GIRONI;6;0)" office:value-type="float" office:value="35" calcext:value-type="float">
            <text:p>35</text:p>
          </table:table-cell>
          <table:table-cell table:style-name="ce329" table:formula="of:=VLOOKUP([.A37];A_4_INPUT_DATE_E_RISULTATI_GIRONI;7;0)" office:value-type="float" office:value="34" calcext:value-type="float">
            <text:p>34</text:p>
          </table:table-cell>
          <table:table-cell table:style-name="ce332" table:formula="of:=IF([.H37]&gt;[.I37];[.F37];[.G37])" office:value-type="string" office:string-value="Gabbiani" calcext:value-type="string">
            <text:p>Gabbiani</text:p>
          </table:table-cell>
          <table:table-cell table:style-name="ce332" table:formula="of:=IF([.H37]&lt;[.I37];[.F37];[.G37])" office:value-type="string" office:string-value="Fenicotteri" calcext:value-type="string">
            <text:p>Fenicotteri</text:p>
          </table:table-cell>
          <table:table-cell table:style-name="ce329" table:formula="of:=1*([.H37]&gt;[.I37])" office:value-type="float" office:value="1" calcext:value-type="float">
            <text:p>1</text:p>
          </table:table-cell>
          <table:table-cell table:style-name="ce336" table:formula="of:=1*([.H37]&lt;[.I37])*NOT(AND([.H37]=0;[.I37]=20))" office:value-type="float" office:value="0" calcext:value-type="float">
            <text:p>0</text:p>
          </table:table-cell>
          <table:table-cell table:style-name="ce336" table:formula="of:=1*AND([.H37]=0;[.I37]=20)" office:value-type="float" office:value="0" calcext:value-type="float">
            <text:p>0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39" table:formula="of:=[.O37]-[.P37]" office:value-type="float" office:value="1" calcext:value-type="float">
            <text:p>+1</text:p>
          </table:table-cell>
          <table:table-cell table:style-name="ce329" table:formula="of:=1*([.I37]&gt;[.H37])" office:value-type="float" office:value="0" calcext:value-type="float">
            <text:p>0</text:p>
          </table:table-cell>
          <table:table-cell table:style-name="ce329" table:formula="of:=1*([.I37]&lt;[.H37])*NOT(AND([.H37]=20;[.I37]=0))" office:value-type="float" office:value="1" calcext:value-type="float">
            <text:p>1</text:p>
          </table:table-cell>
          <table:table-cell table:style-name="ce329" table:formula="of:=1*AND([.H37]=20;[.I37]=0)" office:value-type="float" office:value="0" calcext:value-type="float">
            <text:p>0</text:p>
          </table:table-cell>
          <table:table-cell table:style-name="ce329" table:formula="of:=[.I37]" office:value-type="float" office:value="34" calcext:value-type="float">
            <text:p>34</text:p>
          </table:table-cell>
          <table:table-cell table:style-name="ce329" table:formula="of:=[.H37]" office:value-type="float" office:value="35" calcext:value-type="float">
            <text:p>35</text:p>
          </table:table-cell>
          <table:table-cell table:style-name="ce342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257" table:formula="of:=[.AU36]+1" office:value-type="float" office:value="83" calcext:value-type="float">
            <text:p>8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7];1)=&quot;V&quot;;VLOOKUP(NUMBERVALUE(SUBSTITUTE([.AX37];&quot;V&quot;;&quot;&quot;));B_PARTITE_2A_FASE;10;FALSE());IF(LEFT([.AX37];1)=&quot;P&quot;;VLOOKUP(NUMBERVALUE(SUBSTITUTE([.AX37];&quot;P&quot;;&quot;&quot;));B_PARTITE_2A_FASE;11;FALSE());VLOOKUP([.AX37];B_CLASSIFICHE_GIRONI;4;FALSE())))" office:value-type="string" office:string-value="" calcext:value-type="error">
            <text:p>#N/D</text:p>
          </table:table-cell>
          <table:table-cell table:style-name="ce332" table:formula="of:=IF(LEFT([.AY37];1)=&quot;V&quot;;VLOOKUP(NUMBERVALUE(SUBSTITUTE([.AY37];&quot;V&quot;;&quot;&quot;));B_PARTITE_2A_FASE;10;FALSE());IF(LEFT([.AY37];1)=&quot;P&quot;;VLOOKUP(NUMBERVALUE(SUBSTITUTE([.AY37];&quot;P&quot;;&quot;&quot;));B_PARTITE_2A_FASE;11;FALSE());VLOOKUP([.AY37];B_CLASSIFICHE_GIRONI;4;FALSE())))" office:value-type="string" office:string-value="" calcext:value-type="error">
            <text:p>#N/D</text:p>
          </table:table-cell>
          <table:table-cell table:style-name="ce329" table:formula="of:=VLOOKUP([.AU37];A_5_INPUT_DATE_E_RISULTATI_2A_FASE;6;0)" office:value-type="float" office:value="20" calcext:value-type="float">
            <text:p>20</text:p>
          </table:table-cell>
          <table:table-cell table:style-name="ce329" table:formula="of:=VLOOKUP([.AU37];A_5_INPUT_DATE_E_RISULTATI_2A_FASE;7;0)" office:value-type="float" office:value="0" calcext:value-type="float">
            <text:p>0</text:p>
          </table:table-cell>
          <table:table-cell table:style-name="ce332" table:formula="of:=IF([.BB37]&gt;[.BC37];[.AZ37];[.BA37])" office:value-type="string" office:string-value="" calcext:value-type="error">
            <text:p>#N/D</text:p>
          </table:table-cell>
          <table:table-cell table:style-name="ce332" table:formula="of:=IF([.BB37]&lt;[.BC37];[.AZ37];[.BA37])" office:value-type="string" office:string-value="" calcext:value-type="error">
            <text:p>#N/D</text:p>
          </table:table-cell>
          <table:table-cell table:style-name="ce329" table:formula="of:=1*([.BB37]&gt;[.BC37])" office:value-type="float" office:value="1" calcext:value-type="float">
            <text:p>1</text:p>
          </table:table-cell>
          <table:table-cell table:style-name="ce336" table:formula="of:=1*([.BB37]&lt;[.BC37])*NOT(AND([.BB37]=0;[.BC37]=20))" office:value-type="float" office:value="0" calcext:value-type="float">
            <text:p>0</text:p>
          </table:table-cell>
          <table:table-cell table:style-name="ce336" table:formula="of:=1*AND([.BB37]=0;[.BC37]=20)" office:value-type="float" office:value="0" calcext:value-type="float">
            <text:p>0</text:p>
          </table:table-cell>
          <table:table-cell table:style-name="ce329" table:formula="of:=[.BB37]" office:value-type="float" office:value="20" calcext:value-type="float">
            <text:p>20</text:p>
          </table:table-cell>
          <table:table-cell table:style-name="ce329" table:formula="of:=[.BC37]" office:value-type="float" office:value="0" calcext:value-type="float">
            <text:p>0</text:p>
          </table:table-cell>
          <table:table-cell table:style-name="ce339" table:formula="of:=[.BI37]-[.BJ37]" office:value-type="float" office:value="20" calcext:value-type="float">
            <text:p>+20</text:p>
          </table:table-cell>
          <table:table-cell table:style-name="ce329" table:formula="of:=1*([.BC37]&gt;[.BB37])" office:value-type="float" office:value="0" calcext:value-type="float">
            <text:p>0</text:p>
          </table:table-cell>
          <table:table-cell table:style-name="ce329" table:formula="of:=1*([.BC37]&lt;[.BB37])*NOT(AND([.BB37]=20;[.BC37]=0))" office:value-type="float" office:value="0" calcext:value-type="float">
            <text:p>0</text:p>
          </table:table-cell>
          <table:table-cell table:style-name="ce329" table:formula="of:=1*AND([.BB37]=20;[.BC37]=0)" office:value-type="float" office:value="1" calcext:value-type="float">
            <text:p>1</text:p>
          </table:table-cell>
          <table:table-cell table:style-name="ce329" table:formula="of:=[.BC37]" office:value-type="float" office:value="0" calcext:value-type="float">
            <text:p>0</text:p>
          </table:table-cell>
          <table:table-cell table:style-name="ce329" table:formula="of:=[.BB37]" office:value-type="float" office:value="20" calcext:value-type="float">
            <text:p>20</text:p>
          </table:table-cell>
          <table:table-cell table:style-name="ce342" table:formula="of:=[.BO37]-[.BP37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22" calcext:value-type="float">
            <text:p>2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F</text:p>
          </table:table-cell>
          <table:table-cell table:style-name="ce329" office:value-type="string" calcext:value-type="string">
            <text:p>F3</text:p>
          </table:table-cell>
          <table:table-cell table:style-name="ce329" office:value-type="string" calcext:value-type="string">
            <text:p>F4</text:p>
          </table:table-cell>
          <table:table-cell table:style-name="ce332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332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329" table:formula="of:=VLOOKUP([.A38];A_4_INPUT_DATE_E_RISULTATI_GIRONI;6;0)" office:value-type="float" office:value="34" calcext:value-type="float">
            <text:p>34</text:p>
          </table:table-cell>
          <table:table-cell table:style-name="ce329" table:formula="of:=VLOOKUP([.A38];A_4_INPUT_DATE_E_RISULTATI_GIRONI;7;0)" office:value-type="float" office:value="33" calcext:value-type="float">
            <text:p>33</text:p>
          </table:table-cell>
          <table:table-cell table:style-name="ce332" table:formula="of:=IF([.H38]&gt;[.I38];[.F38];[.G38])" office:value-type="string" office:string-value="Delfini" calcext:value-type="string">
            <text:p>Delfini</text:p>
          </table:table-cell>
          <table:table-cell table:style-name="ce332" table:formula="of:=IF([.H38]&lt;[.I38];[.F38];[.G38])" office:value-type="string" office:string-value="Fenicotteri" calcext:value-type="string">
            <text:p>Fenicotteri</text:p>
          </table:table-cell>
          <table:table-cell table:style-name="ce329" table:formula="of:=1*([.H38]&gt;[.I38])" office:value-type="float" office:value="1" calcext:value-type="float">
            <text:p>1</text:p>
          </table:table-cell>
          <table:table-cell table:style-name="ce336" table:formula="of:=1*([.H38]&lt;[.I38])*NOT(AND([.H38]=0;[.I38]=20))" office:value-type="float" office:value="0" calcext:value-type="float">
            <text:p>0</text:p>
          </table:table-cell>
          <table:table-cell table:style-name="ce336" table:formula="of:=1*AND([.H38]=0;[.I38]=20)" office:value-type="float" office:value="0" calcext:value-type="float">
            <text:p>0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39" table:formula="of:=[.O38]-[.P38]" office:value-type="float" office:value="1" calcext:value-type="float">
            <text:p>+1</text:p>
          </table:table-cell>
          <table:table-cell table:style-name="ce329" table:formula="of:=1*([.I38]&gt;[.H38])" office:value-type="float" office:value="0" calcext:value-type="float">
            <text:p>0</text:p>
          </table:table-cell>
          <table:table-cell table:style-name="ce329" table:formula="of:=1*([.I38]&lt;[.H38])*NOT(AND([.H38]=20;[.I38]=0))" office:value-type="float" office:value="1" calcext:value-type="float">
            <text:p>1</text:p>
          </table:table-cell>
          <table:table-cell table:style-name="ce329" table:formula="of:=1*AND([.H38]=20;[.I38]=0)" office:value-type="float" office:value="0" calcext:value-type="float">
            <text:p>0</text:p>
          </table:table-cell>
          <table:table-cell table:style-name="ce329" table:formula="of:=[.I38]" office:value-type="float" office:value="33" calcext:value-type="float">
            <text:p>33</text:p>
          </table:table-cell>
          <table:table-cell table:style-name="ce329" table:formula="of:=[.H38]" office:value-type="float" office:value="34" calcext:value-type="float">
            <text:p>34</text:p>
          </table:table-cell>
          <table:table-cell table:style-name="ce342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257" table:formula="of:=[.AU37]+1" office:value-type="float" office:value="84" calcext:value-type="float">
            <text:p>8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8];1)=&quot;V&quot;;VLOOKUP(NUMBERVALUE(SUBSTITUTE([.AX38];&quot;V&quot;;&quot;&quot;));B_PARTITE_2A_FASE;10;FALSE());IF(LEFT([.AX38];1)=&quot;P&quot;;VLOOKUP(NUMBERVALUE(SUBSTITUTE([.AX38];&quot;P&quot;;&quot;&quot;));B_PARTITE_2A_FASE;11;FALSE());VLOOKUP([.AX38];B_CLASSIFICHE_GIRONI;4;FALSE())))" office:value-type="string" office:string-value="" calcext:value-type="error">
            <text:p>#N/D</text:p>
          </table:table-cell>
          <table:table-cell table:style-name="ce332" table:formula="of:=IF(LEFT([.AY38];1)=&quot;V&quot;;VLOOKUP(NUMBERVALUE(SUBSTITUTE([.AY38];&quot;V&quot;;&quot;&quot;));B_PARTITE_2A_FASE;10;FALSE());IF(LEFT([.AY38];1)=&quot;P&quot;;VLOOKUP(NUMBERVALUE(SUBSTITUTE([.AY38];&quot;P&quot;;&quot;&quot;));B_PARTITE_2A_FASE;11;FALSE());VLOOKUP([.AY38];B_CLASSIFICHE_GIRONI;4;FALSE())))" office:value-type="string" office:string-value="" calcext:value-type="error">
            <text:p>#N/D</text:p>
          </table:table-cell>
          <table:table-cell table:style-name="ce329" table:formula="of:=VLOOKUP([.AU38];A_5_INPUT_DATE_E_RISULTATI_2A_FASE;6;0)" office:value-type="float" office:value="74" calcext:value-type="float">
            <text:p>74</text:p>
          </table:table-cell>
          <table:table-cell table:style-name="ce329" table:formula="of:=VLOOKUP([.AU38];A_5_INPUT_DATE_E_RISULTATI_2A_FASE;7;0)" office:value-type="float" office:value="79" calcext:value-type="float">
            <text:p>79</text:p>
          </table:table-cell>
          <table:table-cell table:style-name="ce332" table:formula="of:=IF([.BB38]&gt;[.BC38];[.AZ38];[.BA38])" office:value-type="string" office:string-value="" calcext:value-type="error">
            <text:p>#N/D</text:p>
          </table:table-cell>
          <table:table-cell table:style-name="ce332" table:formula="of:=IF([.BB38]&lt;[.BC38];[.AZ38];[.BA38])" office:value-type="string" office:string-value="" calcext:value-type="error">
            <text:p>#N/D</text:p>
          </table:table-cell>
          <table:table-cell table:style-name="ce329" table:formula="of:=1*([.BB38]&gt;[.BC38])" office:value-type="float" office:value="0" calcext:value-type="float">
            <text:p>0</text:p>
          </table:table-cell>
          <table:table-cell table:style-name="ce336" table:formula="of:=1*([.BB38]&lt;[.BC38])*NOT(AND([.BB38]=0;[.BC38]=20))" office:value-type="float" office:value="1" calcext:value-type="float">
            <text:p>1</text:p>
          </table:table-cell>
          <table:table-cell table:style-name="ce336" table:formula="of:=1*AND([.BB38]=0;[.BC38]=20)" office:value-type="float" office:value="0" calcext:value-type="float">
            <text:p>0</text:p>
          </table:table-cell>
          <table:table-cell table:style-name="ce329" table:formula="of:=[.BB38]" office:value-type="float" office:value="74" calcext:value-type="float">
            <text:p>74</text:p>
          </table:table-cell>
          <table:table-cell table:style-name="ce329" table:formula="of:=[.BC38]" office:value-type="float" office:value="79" calcext:value-type="float">
            <text:p>79</text:p>
          </table:table-cell>
          <table:table-cell table:style-name="ce339" table:formula="of:=[.BI38]-[.BJ38]" office:value-type="float" office:value="-5" calcext:value-type="float">
            <text:p>-5</text:p>
          </table:table-cell>
          <table:table-cell table:style-name="ce329" table:formula="of:=1*([.BC38]&gt;[.BB38])" office:value-type="float" office:value="1" calcext:value-type="float">
            <text:p>1</text:p>
          </table:table-cell>
          <table:table-cell table:style-name="ce329" table:formula="of:=1*([.BC38]&lt;[.BB38])*NOT(AND([.BB38]=20;[.BC38]=0))" office:value-type="float" office:value="0" calcext:value-type="float">
            <text:p>0</text:p>
          </table:table-cell>
          <table:table-cell table:style-name="ce329" table:formula="of:=1*AND([.BB38]=20;[.BC38]=0)" office:value-type="float" office:value="0" calcext:value-type="float">
            <text:p>0</text:p>
          </table:table-cell>
          <table:table-cell table:style-name="ce329" table:formula="of:=[.BC38]" office:value-type="float" office:value="79" calcext:value-type="float">
            <text:p>79</text:p>
          </table:table-cell>
          <table:table-cell table:style-name="ce329" table:formula="of:=[.BB38]" office:value-type="float" office:value="74" calcext:value-type="float">
            <text:p>74</text:p>
          </table:table-cell>
          <table:table-cell table:style-name="ce342" table:formula="of:=[.BO38]-[.BP38]" office:value-type="float" office:value="5" calcext:value-type="float">
            <text:p>+5</text:p>
          </table:table-cell>
        </table:table-row>
        <table:table-row table:style-name="ro1">
          <table:table-cell table:style-name="ce257" office:value-type="float" office:value="19" calcext:value-type="float">
            <text:p>19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2</text:p>
          </table:table-cell>
          <table:table-cell table:style-name="ce332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332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329" table:formula="of:=VLOOKUP([.A39];A_4_INPUT_DATE_E_RISULTATI_GIRONI;6;0)" office:value-type="float" office:value="20" calcext:value-type="float">
            <text:p>20</text:p>
          </table:table-cell>
          <table:table-cell table:style-name="ce329" table:formula="of:=VLOOKUP([.A39];A_4_INPUT_DATE_E_RISULTATI_GIRONI;7;0)" office:value-type="float" office:value="0" calcext:value-type="float">
            <text:p>0</text:p>
          </table:table-cell>
          <table:table-cell table:style-name="ce332" table:formula="of:=IF([.H39]&gt;[.I39];[.F39];[.G39])" office:value-type="string" office:string-value="Istrici" calcext:value-type="string">
            <text:p>Istrici</text:p>
          </table:table-cell>
          <table:table-cell table:style-name="ce332" table:formula="of:=IF([.H39]&lt;[.I39];[.F39];[.G39])" office:value-type="string" office:string-value="Gorilla" calcext:value-type="string">
            <text:p>Gorilla</text:p>
          </table:table-cell>
          <table:table-cell table:style-name="ce329" table:formula="of:=1*([.H39]&gt;[.I39])" office:value-type="float" office:value="1" calcext:value-type="float">
            <text:p>1</text:p>
          </table:table-cell>
          <table:table-cell table:style-name="ce336" table:formula="of:=1*([.H39]&lt;[.I39])*NOT(AND([.H39]=0;[.I39]=20))" office:value-type="float" office:value="0" calcext:value-type="float">
            <text:p>0</text:p>
          </table:table-cell>
          <table:table-cell table:style-name="ce336" table:formula="of:=1*AND([.H39]=0;[.I39]=20)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39" table:formula="of:=[.O39]-[.P39]" office:value-type="float" office:value="20" calcext:value-type="float">
            <text:p>+20</text:p>
          </table:table-cell>
          <table:table-cell table:style-name="ce329" table:formula="of:=1*([.I39]&gt;[.H39])" office:value-type="float" office:value="0" calcext:value-type="float">
            <text:p>0</text:p>
          </table:table-cell>
          <table:table-cell table:style-name="ce329" table:formula="of:=1*([.I39]&lt;[.H39])*NOT(AND([.H39]=20;[.I39]=0))" office:value-type="float" office:value="0" calcext:value-type="float">
            <text:p>0</text:p>
          </table:table-cell>
          <table:table-cell table:style-name="ce329" table:formula="of:=1*AND([.H39]=20;[.I39]=0)" office:value-type="float" office:value="1" calcext:value-type="float">
            <text:p>1</text:p>
          </table:table-cell>
          <table:table-cell table:style-name="ce329" table:formula="of:=[.I39]" office:value-type="float" office:value="0" calcext:value-type="float">
            <text:p>0</text:p>
          </table:table-cell>
          <table:table-cell table:style-name="ce329" table:formula="of:=[.H39]" office:value-type="float" office:value="20" calcext:value-type="float">
            <text:p>20</text:p>
          </table:table-cell>
          <table:table-cell table:style-name="ce342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257" table:formula="of:=[.AU38]+1" office:value-type="float" office:value="85" calcext:value-type="float">
            <text:p>8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39];1)=&quot;V&quot;;VLOOKUP(NUMBERVALUE(SUBSTITUTE([.AX39];&quot;V&quot;;&quot;&quot;));B_PARTITE_2A_FASE;10;FALSE());IF(LEFT([.AX39];1)=&quot;P&quot;;VLOOKUP(NUMBERVALUE(SUBSTITUTE([.AX39];&quot;P&quot;;&quot;&quot;));B_PARTITE_2A_FASE;11;FALSE());VLOOKUP([.AX39];B_CLASSIFICHE_GIRONI;4;FALSE())))" office:value-type="string" office:string-value="" calcext:value-type="error">
            <text:p>#N/D</text:p>
          </table:table-cell>
          <table:table-cell table:style-name="ce332" table:formula="of:=IF(LEFT([.AY39];1)=&quot;V&quot;;VLOOKUP(NUMBERVALUE(SUBSTITUTE([.AY39];&quot;V&quot;;&quot;&quot;));B_PARTITE_2A_FASE;10;FALSE());IF(LEFT([.AY39];1)=&quot;P&quot;;VLOOKUP(NUMBERVALUE(SUBSTITUTE([.AY39];&quot;P&quot;;&quot;&quot;));B_PARTITE_2A_FASE;11;FALSE());VLOOKUP([.AY39];B_CLASSIFICHE_GIRONI;4;FALSE())))" office:value-type="string" office:string-value="" calcext:value-type="error">
            <text:p>#N/D</text:p>
          </table:table-cell>
          <table:table-cell table:style-name="ce329" table:formula="of:=VLOOKUP([.AU39];A_5_INPUT_DATE_E_RISULTATI_2A_FASE;6;0)" office:value-type="float" office:value="93" calcext:value-type="float">
            <text:p>93</text:p>
          </table:table-cell>
          <table:table-cell table:style-name="ce329" table:formula="of:=VLOOKUP([.AU39];A_5_INPUT_DATE_E_RISULTATI_2A_FASE;7;0)" office:value-type="float" office:value="30" calcext:value-type="float">
            <text:p>30</text:p>
          </table:table-cell>
          <table:table-cell table:style-name="ce332" table:formula="of:=IF([.BB39]&gt;[.BC39];[.AZ39];[.BA39])" office:value-type="string" office:string-value="" calcext:value-type="error">
            <text:p>#N/D</text:p>
          </table:table-cell>
          <table:table-cell table:style-name="ce332" table:formula="of:=IF([.BB39]&lt;[.BC39];[.AZ39];[.BA39])" office:value-type="string" office:string-value="" calcext:value-type="error">
            <text:p>#N/D</text:p>
          </table:table-cell>
          <table:table-cell table:style-name="ce329" table:formula="of:=1*([.BB39]&gt;[.BC39])" office:value-type="float" office:value="1" calcext:value-type="float">
            <text:p>1</text:p>
          </table:table-cell>
          <table:table-cell table:style-name="ce336" table:formula="of:=1*([.BB39]&lt;[.BC39])*NOT(AND([.BB39]=0;[.BC39]=20))" office:value-type="float" office:value="0" calcext:value-type="float">
            <text:p>0</text:p>
          </table:table-cell>
          <table:table-cell table:style-name="ce336" table:formula="of:=1*AND([.BB39]=0;[.BC39]=20)" office:value-type="float" office:value="0" calcext:value-type="float">
            <text:p>0</text:p>
          </table:table-cell>
          <table:table-cell table:style-name="ce329" table:formula="of:=[.BB39]" office:value-type="float" office:value="93" calcext:value-type="float">
            <text:p>93</text:p>
          </table:table-cell>
          <table:table-cell table:style-name="ce329" table:formula="of:=[.BC39]" office:value-type="float" office:value="30" calcext:value-type="float">
            <text:p>30</text:p>
          </table:table-cell>
          <table:table-cell table:style-name="ce339" table:formula="of:=[.BI39]-[.BJ39]" office:value-type="float" office:value="63" calcext:value-type="float">
            <text:p>+63</text:p>
          </table:table-cell>
          <table:table-cell table:style-name="ce329" table:formula="of:=1*([.BC39]&gt;[.BB39])" office:value-type="float" office:value="0" calcext:value-type="float">
            <text:p>0</text:p>
          </table:table-cell>
          <table:table-cell table:style-name="ce329" table:formula="of:=1*([.BC39]&lt;[.BB39])*NOT(AND([.BB39]=20;[.BC39]=0))" office:value-type="float" office:value="1" calcext:value-type="float">
            <text:p>1</text:p>
          </table:table-cell>
          <table:table-cell table:style-name="ce329" table:formula="of:=1*AND([.BB39]=20;[.BC39]=0)" office:value-type="float" office:value="0" calcext:value-type="float">
            <text:p>0</text:p>
          </table:table-cell>
          <table:table-cell table:style-name="ce329" table:formula="of:=[.BC39]" office:value-type="float" office:value="30" calcext:value-type="float">
            <text:p>30</text:p>
          </table:table-cell>
          <table:table-cell table:style-name="ce329" table:formula="of:=[.BB39]" office:value-type="float" office:value="93" calcext:value-type="float">
            <text:p>93</text:p>
          </table:table-cell>
          <table:table-cell table:style-name="ce342" table:formula="of:=[.BO39]-[.BP39]" office:value-type="float" office:value="-63" calcext:value-type="float">
            <text:p>-63</text:p>
          </table:table-cell>
        </table:table-row>
        <table:table-row table:style-name="ro1">
          <table:table-cell table:style-name="ce257" office:value-type="float" office:value="31" calcext:value-type="float">
            <text:p>31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329" table:formula="of:=VLOOKUP([.A40];A_4_INPUT_DATE_E_RISULTATI_GIRONI;6;0)" office:value-type="float" office:value="20" calcext:value-type="float">
            <text:p>20</text:p>
          </table:table-cell>
          <table:table-cell table:style-name="ce329" table:formula="of:=VLOOKUP([.A40];A_4_INPUT_DATE_E_RISULTATI_GIRONI;7;0)" office:value-type="float" office:value="0" calcext:value-type="float">
            <text:p>0</text:p>
          </table:table-cell>
          <table:table-cell table:style-name="ce332" table:formula="of:=IF([.H40]&gt;[.I40];[.F40];[.G40])" office:value-type="string" office:string-value="Istrici" calcext:value-type="string">
            <text:p>Istrici</text:p>
          </table:table-cell>
          <table:table-cell table:style-name="ce332" table:formula="of:=IF([.H40]&lt;[.I40];[.F40];[.G40])" office:value-type="string" office:string-value="Muli" calcext:value-type="string">
            <text:p>Muli</text:p>
          </table:table-cell>
          <table:table-cell table:style-name="ce329" table:formula="of:=1*([.H40]&gt;[.I40])" office:value-type="float" office:value="1" calcext:value-type="float">
            <text:p>1</text:p>
          </table:table-cell>
          <table:table-cell table:style-name="ce336" table:formula="of:=1*([.H40]&lt;[.I40])*NOT(AND([.H40]=0;[.I40]=20))" office:value-type="float" office:value="0" calcext:value-type="float">
            <text:p>0</text:p>
          </table:table-cell>
          <table:table-cell table:style-name="ce336" table:formula="of:=1*AND([.H40]=0;[.I40]=20)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39" table:formula="of:=[.O40]-[.P40]" office:value-type="float" office:value="20" calcext:value-type="float">
            <text:p>+20</text:p>
          </table:table-cell>
          <table:table-cell table:style-name="ce329" table:formula="of:=1*([.I40]&gt;[.H40])" office:value-type="float" office:value="0" calcext:value-type="float">
            <text:p>0</text:p>
          </table:table-cell>
          <table:table-cell table:style-name="ce329" table:formula="of:=1*([.I40]&lt;[.H40])*NOT(AND([.H40]=20;[.I40]=0))" office:value-type="float" office:value="0" calcext:value-type="float">
            <text:p>0</text:p>
          </table:table-cell>
          <table:table-cell table:style-name="ce329" table:formula="of:=1*AND([.H40]=20;[.I40]=0)" office:value-type="float" office:value="1" calcext:value-type="float">
            <text:p>1</text:p>
          </table:table-cell>
          <table:table-cell table:style-name="ce329" table:formula="of:=[.I40]" office:value-type="float" office:value="0" calcext:value-type="float">
            <text:p>0</text:p>
          </table:table-cell>
          <table:table-cell table:style-name="ce329" table:formula="of:=[.H40]" office:value-type="float" office:value="20" calcext:value-type="float">
            <text:p>20</text:p>
          </table:table-cell>
          <table:table-cell table:style-name="ce342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257" table:formula="of:=[.AU39]+1" office:value-type="float" office:value="86" calcext:value-type="float">
            <text:p>86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0];1)=&quot;V&quot;;VLOOKUP(NUMBERVALUE(SUBSTITUTE([.AX40];&quot;V&quot;;&quot;&quot;));B_PARTITE_2A_FASE;10;FALSE());IF(LEFT([.AX40];1)=&quot;P&quot;;VLOOKUP(NUMBERVALUE(SUBSTITUTE([.AX40];&quot;P&quot;;&quot;&quot;));B_PARTITE_2A_FASE;11;FALSE());VLOOKUP([.AX40];B_CLASSIFICHE_GIRONI;4;FALSE())))" office:value-type="string" office:string-value="" calcext:value-type="error">
            <text:p>#N/D</text:p>
          </table:table-cell>
          <table:table-cell table:style-name="ce332" table:formula="of:=IF(LEFT([.AY40];1)=&quot;V&quot;;VLOOKUP(NUMBERVALUE(SUBSTITUTE([.AY40];&quot;V&quot;;&quot;&quot;));B_PARTITE_2A_FASE;10;FALSE());IF(LEFT([.AY40];1)=&quot;P&quot;;VLOOKUP(NUMBERVALUE(SUBSTITUTE([.AY40];&quot;P&quot;;&quot;&quot;));B_PARTITE_2A_FASE;11;FALSE());VLOOKUP([.AY40];B_CLASSIFICHE_GIRONI;4;FALSE())))" office:value-type="string" office:string-value="" calcext:value-type="error">
            <text:p>#N/D</text:p>
          </table:table-cell>
          <table:table-cell table:style-name="ce329" table:formula="of:=VLOOKUP([.AU40];A_5_INPUT_DATE_E_RISULTATI_2A_FASE;6;0)" office:value-type="float" office:value="97" calcext:value-type="float">
            <text:p>97</text:p>
          </table:table-cell>
          <table:table-cell table:style-name="ce329" table:formula="of:=VLOOKUP([.AU40];A_5_INPUT_DATE_E_RISULTATI_2A_FASE;7;0)" office:value-type="float" office:value="72" calcext:value-type="float">
            <text:p>72</text:p>
          </table:table-cell>
          <table:table-cell table:style-name="ce332" table:formula="of:=IF([.BB40]&gt;[.BC40];[.AZ40];[.BA40])" office:value-type="string" office:string-value="" calcext:value-type="error">
            <text:p>#N/D</text:p>
          </table:table-cell>
          <table:table-cell table:style-name="ce332" table:formula="of:=IF([.BB40]&lt;[.BC40];[.AZ40];[.BA40])" office:value-type="string" office:string-value="" calcext:value-type="error">
            <text:p>#N/D</text:p>
          </table:table-cell>
          <table:table-cell table:style-name="ce329" table:formula="of:=1*([.BB40]&gt;[.BC40])" office:value-type="float" office:value="1" calcext:value-type="float">
            <text:p>1</text:p>
          </table:table-cell>
          <table:table-cell table:style-name="ce336" table:formula="of:=1*([.BB40]&lt;[.BC40])*NOT(AND([.BB40]=0;[.BC40]=20))" office:value-type="float" office:value="0" calcext:value-type="float">
            <text:p>0</text:p>
          </table:table-cell>
          <table:table-cell table:style-name="ce336" table:formula="of:=1*AND([.BB40]=0;[.BC40]=20)" office:value-type="float" office:value="0" calcext:value-type="float">
            <text:p>0</text:p>
          </table:table-cell>
          <table:table-cell table:style-name="ce329" table:formula="of:=[.BB40]" office:value-type="float" office:value="97" calcext:value-type="float">
            <text:p>97</text:p>
          </table:table-cell>
          <table:table-cell table:style-name="ce329" table:formula="of:=[.BC40]" office:value-type="float" office:value="72" calcext:value-type="float">
            <text:p>72</text:p>
          </table:table-cell>
          <table:table-cell table:style-name="ce339" table:formula="of:=[.BI40]-[.BJ40]" office:value-type="float" office:value="25" calcext:value-type="float">
            <text:p>+25</text:p>
          </table:table-cell>
          <table:table-cell table:style-name="ce329" table:formula="of:=1*([.BC40]&gt;[.BB40])" office:value-type="float" office:value="0" calcext:value-type="float">
            <text:p>0</text:p>
          </table:table-cell>
          <table:table-cell table:style-name="ce329" table:formula="of:=1*([.BC40]&lt;[.BB40])*NOT(AND([.BB40]=20;[.BC40]=0))" office:value-type="float" office:value="1" calcext:value-type="float">
            <text:p>1</text:p>
          </table:table-cell>
          <table:table-cell table:style-name="ce329" table:formula="of:=1*AND([.BB40]=20;[.BC40]=0)" office:value-type="float" office:value="0" calcext:value-type="float">
            <text:p>0</text:p>
          </table:table-cell>
          <table:table-cell table:style-name="ce329" table:formula="of:=[.BC40]" office:value-type="float" office:value="72" calcext:value-type="float">
            <text:p>72</text:p>
          </table:table-cell>
          <table:table-cell table:style-name="ce329" table:formula="of:=[.BB40]" office:value-type="float" office:value="97" calcext:value-type="float">
            <text:p>97</text:p>
          </table:table-cell>
          <table:table-cell table:style-name="ce342" table:formula="of:=[.BO40]-[.BP40]" office:value-type="float" office:value="-25" calcext:value-type="float">
            <text:p>-25</text:p>
          </table:table-cell>
        </table:table-row>
        <table:table-row table:style-name="ro1">
          <table:table-cell table:style-name="ce257" office:value-type="float" office:value="43" calcext:value-type="float">
            <text:p>4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1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332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1];A_4_INPUT_DATE_E_RISULTATI_GIRONI;6;0)" office:value-type="float" office:value="20" calcext:value-type="float">
            <text:p>20</text:p>
          </table:table-cell>
          <table:table-cell table:style-name="ce329" table:formula="of:=VLOOKUP([.A41];A_4_INPUT_DATE_E_RISULTATI_GIRONI;7;0)" office:value-type="float" office:value="0" calcext:value-type="float">
            <text:p>0</text:p>
          </table:table-cell>
          <table:table-cell table:style-name="ce332" table:formula="of:=IF([.H41]&gt;[.I41];[.F41];[.G41])" office:value-type="string" office:string-value="Istrici" calcext:value-type="string">
            <text:p>Istrici</text:p>
          </table:table-cell>
          <table:table-cell table:style-name="ce332" table:formula="of:=IF([.H41]&lt;[.I41];[.F41];[.G41])" office:value-type="string" office:string-value="Orche" calcext:value-type="string">
            <text:p>Orche</text:p>
          </table:table-cell>
          <table:table-cell table:style-name="ce329" table:formula="of:=1*([.H41]&gt;[.I41])" office:value-type="float" office:value="1" calcext:value-type="float">
            <text:p>1</text:p>
          </table:table-cell>
          <table:table-cell table:style-name="ce336" table:formula="of:=1*([.H41]&lt;[.I41])*NOT(AND([.H41]=0;[.I41]=20))" office:value-type="float" office:value="0" calcext:value-type="float">
            <text:p>0</text:p>
          </table:table-cell>
          <table:table-cell table:style-name="ce336" table:formula="of:=1*AND([.H41]=0;[.I41]=20)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39" table:formula="of:=[.O41]-[.P41]" office:value-type="float" office:value="20" calcext:value-type="float">
            <text:p>+20</text:p>
          </table:table-cell>
          <table:table-cell table:style-name="ce329" table:formula="of:=1*([.I41]&gt;[.H41])" office:value-type="float" office:value="0" calcext:value-type="float">
            <text:p>0</text:p>
          </table:table-cell>
          <table:table-cell table:style-name="ce329" table:formula="of:=1*([.I41]&lt;[.H41])*NOT(AND([.H41]=20;[.I41]=0))" office:value-type="float" office:value="0" calcext:value-type="float">
            <text:p>0</text:p>
          </table:table-cell>
          <table:table-cell table:style-name="ce329" table:formula="of:=1*AND([.H41]=20;[.I41]=0)" office:value-type="float" office:value="1" calcext:value-type="float">
            <text:p>1</text:p>
          </table:table-cell>
          <table:table-cell table:style-name="ce329" table:formula="of:=[.I41]" office:value-type="float" office:value="0" calcext:value-type="float">
            <text:p>0</text:p>
          </table:table-cell>
          <table:table-cell table:style-name="ce329" table:formula="of:=[.H41]" office:value-type="float" office:value="20" calcext:value-type="float">
            <text:p>20</text:p>
          </table:table-cell>
          <table:table-cell table:style-name="ce342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257" table:formula="of:=[.AU40]+1" office:value-type="float" office:value="87" calcext:value-type="float">
            <text:p>87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1];1)=&quot;V&quot;;VLOOKUP(NUMBERVALUE(SUBSTITUTE([.AX41];&quot;V&quot;;&quot;&quot;));B_PARTITE_2A_FASE;10;FALSE());IF(LEFT([.AX41];1)=&quot;P&quot;;VLOOKUP(NUMBERVALUE(SUBSTITUTE([.AX41];&quot;P&quot;;&quot;&quot;));B_PARTITE_2A_FASE;11;FALSE());VLOOKUP([.AX41];B_CLASSIFICHE_GIRONI;4;FALSE())))" office:value-type="string" office:string-value="" calcext:value-type="error">
            <text:p>#N/D</text:p>
          </table:table-cell>
          <table:table-cell table:style-name="ce332" table:formula="of:=IF(LEFT([.AY41];1)=&quot;V&quot;;VLOOKUP(NUMBERVALUE(SUBSTITUTE([.AY41];&quot;V&quot;;&quot;&quot;));B_PARTITE_2A_FASE;10;FALSE());IF(LEFT([.AY41];1)=&quot;P&quot;;VLOOKUP(NUMBERVALUE(SUBSTITUTE([.AY41];&quot;P&quot;;&quot;&quot;));B_PARTITE_2A_FASE;11;FALSE());VLOOKUP([.AY41];B_CLASSIFICHE_GIRONI;4;FALSE())))" office:value-type="string" office:string-value="" calcext:value-type="error">
            <text:p>#N/D</text:p>
          </table:table-cell>
          <table:table-cell table:style-name="ce329" table:formula="of:=VLOOKUP([.AU41];A_5_INPUT_DATE_E_RISULTATI_2A_FASE;6;0)" office:value-type="float" office:value="98" calcext:value-type="float">
            <text:p>98</text:p>
          </table:table-cell>
          <table:table-cell table:style-name="ce329" table:formula="of:=VLOOKUP([.AU41];A_5_INPUT_DATE_E_RISULTATI_2A_FASE;7;0)" office:value-type="float" office:value="49" calcext:value-type="float">
            <text:p>49</text:p>
          </table:table-cell>
          <table:table-cell table:style-name="ce332" table:formula="of:=IF([.BB41]&gt;[.BC41];[.AZ41];[.BA41])" office:value-type="string" office:string-value="" calcext:value-type="error">
            <text:p>#N/D</text:p>
          </table:table-cell>
          <table:table-cell table:style-name="ce332" table:formula="of:=IF([.BB41]&lt;[.BC41];[.AZ41];[.BA41])" office:value-type="string" office:string-value="" calcext:value-type="error">
            <text:p>#N/D</text:p>
          </table:table-cell>
          <table:table-cell table:style-name="ce329" table:formula="of:=1*([.BB41]&gt;[.BC41])" office:value-type="float" office:value="1" calcext:value-type="float">
            <text:p>1</text:p>
          </table:table-cell>
          <table:table-cell table:style-name="ce336" table:formula="of:=1*([.BB41]&lt;[.BC41])*NOT(AND([.BB41]=0;[.BC41]=20))" office:value-type="float" office:value="0" calcext:value-type="float">
            <text:p>0</text:p>
          </table:table-cell>
          <table:table-cell table:style-name="ce336" table:formula="of:=1*AND([.BB41]=0;[.BC41]=20)" office:value-type="float" office:value="0" calcext:value-type="float">
            <text:p>0</text:p>
          </table:table-cell>
          <table:table-cell table:style-name="ce329" table:formula="of:=[.BB41]" office:value-type="float" office:value="98" calcext:value-type="float">
            <text:p>98</text:p>
          </table:table-cell>
          <table:table-cell table:style-name="ce329" table:formula="of:=[.BC41]" office:value-type="float" office:value="49" calcext:value-type="float">
            <text:p>49</text:p>
          </table:table-cell>
          <table:table-cell table:style-name="ce339" table:formula="of:=[.BI41]-[.BJ41]" office:value-type="float" office:value="49" calcext:value-type="float">
            <text:p>+49</text:p>
          </table:table-cell>
          <table:table-cell table:style-name="ce329" table:formula="of:=1*([.BC41]&gt;[.BB41])" office:value-type="float" office:value="0" calcext:value-type="float">
            <text:p>0</text:p>
          </table:table-cell>
          <table:table-cell table:style-name="ce329" table:formula="of:=1*([.BC41]&lt;[.BB41])*NOT(AND([.BB41]=20;[.BC41]=0))" office:value-type="float" office:value="1" calcext:value-type="float">
            <text:p>1</text:p>
          </table:table-cell>
          <table:table-cell table:style-name="ce329" table:formula="of:=1*AND([.BB41]=20;[.BC41]=0)" office:value-type="float" office:value="0" calcext:value-type="float">
            <text:p>0</text:p>
          </table:table-cell>
          <table:table-cell table:style-name="ce329" table:formula="of:=[.BC41]" office:value-type="float" office:value="49" calcext:value-type="float">
            <text:p>49</text:p>
          </table:table-cell>
          <table:table-cell table:style-name="ce329" table:formula="of:=[.BB41]" office:value-type="float" office:value="98" calcext:value-type="float">
            <text:p>98</text:p>
          </table:table-cell>
          <table:table-cell table:style-name="ce342" table:formula="of:=[.BO41]-[.BP41]" office:value-type="float" office:value="-49" calcext:value-type="float">
            <text:p>-49</text:p>
          </table:table-cell>
        </table:table-row>
        <table:table-row table:style-name="ro1">
          <table:table-cell table:style-name="ce257" office:value-type="float" office:value="47" calcext:value-type="float">
            <text:p>47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3</text:p>
          </table:table-cell>
          <table:table-cell table:style-name="ce332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329" table:formula="of:=VLOOKUP([.A42];A_4_INPUT_DATE_E_RISULTATI_GIRONI;6;0)" office:value-type="float" office:value="20" calcext:value-type="float">
            <text:p>20</text:p>
          </table:table-cell>
          <table:table-cell table:style-name="ce329" table:formula="of:=VLOOKUP([.A42];A_4_INPUT_DATE_E_RISULTATI_GIRONI;7;0)" office:value-type="float" office:value="0" calcext:value-type="float">
            <text:p>0</text:p>
          </table:table-cell>
          <table:table-cell table:style-name="ce332" table:formula="of:=IF([.H42]&gt;[.I42];[.F42];[.G42])" office:value-type="string" office:string-value="Gorilla" calcext:value-type="string">
            <text:p>Gorilla</text:p>
          </table:table-cell>
          <table:table-cell table:style-name="ce332" table:formula="of:=IF([.H42]&lt;[.I42];[.F42];[.G42])" office:value-type="string" office:string-value="Muli" calcext:value-type="string">
            <text:p>Muli</text:p>
          </table:table-cell>
          <table:table-cell table:style-name="ce329" table:formula="of:=1*([.H42]&gt;[.I42])" office:value-type="float" office:value="1" calcext:value-type="float">
            <text:p>1</text:p>
          </table:table-cell>
          <table:table-cell table:style-name="ce336" table:formula="of:=1*([.H42]&lt;[.I42])*NOT(AND([.H42]=0;[.I42]=20))" office:value-type="float" office:value="0" calcext:value-type="float">
            <text:p>0</text:p>
          </table:table-cell>
          <table:table-cell table:style-name="ce336" table:formula="of:=1*AND([.H42]=0;[.I42]=20)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39" table:formula="of:=[.O42]-[.P42]" office:value-type="float" office:value="20" calcext:value-type="float">
            <text:p>+20</text:p>
          </table:table-cell>
          <table:table-cell table:style-name="ce329" table:formula="of:=1*([.I42]&gt;[.H42])" office:value-type="float" office:value="0" calcext:value-type="float">
            <text:p>0</text:p>
          </table:table-cell>
          <table:table-cell table:style-name="ce329" table:formula="of:=1*([.I42]&lt;[.H42])*NOT(AND([.H42]=20;[.I42]=0))" office:value-type="float" office:value="0" calcext:value-type="float">
            <text:p>0</text:p>
          </table:table-cell>
          <table:table-cell table:style-name="ce329" table:formula="of:=1*AND([.H42]=20;[.I42]=0)" office:value-type="float" office:value="1" calcext:value-type="float">
            <text:p>1</text:p>
          </table:table-cell>
          <table:table-cell table:style-name="ce329" table:formula="of:=[.I42]" office:value-type="float" office:value="0" calcext:value-type="float">
            <text:p>0</text:p>
          </table:table-cell>
          <table:table-cell table:style-name="ce329" table:formula="of:=[.H42]" office:value-type="float" office:value="20" calcext:value-type="float">
            <text:p>20</text:p>
          </table:table-cell>
          <table:table-cell table:style-name="ce342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257" table:formula="of:=[.AU41]+1" office:value-type="float" office:value="88" calcext:value-type="float">
            <text:p>88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2];1)=&quot;V&quot;;VLOOKUP(NUMBERVALUE(SUBSTITUTE([.AX42];&quot;V&quot;;&quot;&quot;));B_PARTITE_2A_FASE;10;FALSE());IF(LEFT([.AX42];1)=&quot;P&quot;;VLOOKUP(NUMBERVALUE(SUBSTITUTE([.AX42];&quot;P&quot;;&quot;&quot;));B_PARTITE_2A_FASE;11;FALSE());VLOOKUP([.AX42];B_CLASSIFICHE_GIRONI;4;FALSE())))" office:value-type="string" office:string-value="" calcext:value-type="error">
            <text:p>#N/D</text:p>
          </table:table-cell>
          <table:table-cell table:style-name="ce332" table:formula="of:=IF(LEFT([.AY42];1)=&quot;V&quot;;VLOOKUP(NUMBERVALUE(SUBSTITUTE([.AY42];&quot;V&quot;;&quot;&quot;));B_PARTITE_2A_FASE;10;FALSE());IF(LEFT([.AY42];1)=&quot;P&quot;;VLOOKUP(NUMBERVALUE(SUBSTITUTE([.AY42];&quot;P&quot;;&quot;&quot;));B_PARTITE_2A_FASE;11;FALSE());VLOOKUP([.AY42];B_CLASSIFICHE_GIRONI;4;FALSE())))" office:value-type="string" office:string-value="" calcext:value-type="error">
            <text:p>#N/D</text:p>
          </table:table-cell>
          <table:table-cell table:style-name="ce329" table:formula="of:=VLOOKUP([.AU42];A_5_INPUT_DATE_E_RISULTATI_2A_FASE;6;0)" office:value-type="float" office:value="25" calcext:value-type="float">
            <text:p>25</text:p>
          </table:table-cell>
          <table:table-cell table:style-name="ce329" table:formula="of:=VLOOKUP([.AU42];A_5_INPUT_DATE_E_RISULTATI_2A_FASE;7;0)" office:value-type="float" office:value="15" calcext:value-type="float">
            <text:p>15</text:p>
          </table:table-cell>
          <table:table-cell table:style-name="ce332" table:formula="of:=IF([.BB42]&gt;[.BC42];[.AZ42];[.BA42])" office:value-type="string" office:string-value="" calcext:value-type="error">
            <text:p>#N/D</text:p>
          </table:table-cell>
          <table:table-cell table:style-name="ce332" table:formula="of:=IF([.BB42]&lt;[.BC42];[.AZ42];[.BA42])" office:value-type="string" office:string-value="" calcext:value-type="error">
            <text:p>#N/D</text:p>
          </table:table-cell>
          <table:table-cell table:style-name="ce329" table:formula="of:=1*([.BB42]&gt;[.BC42])" office:value-type="float" office:value="1" calcext:value-type="float">
            <text:p>1</text:p>
          </table:table-cell>
          <table:table-cell table:style-name="ce336" table:formula="of:=1*([.BB42]&lt;[.BC42])*NOT(AND([.BB42]=0;[.BC42]=20))" office:value-type="float" office:value="0" calcext:value-type="float">
            <text:p>0</text:p>
          </table:table-cell>
          <table:table-cell table:style-name="ce336" table:formula="of:=1*AND([.BB42]=0;[.BC42]=20)" office:value-type="float" office:value="0" calcext:value-type="float">
            <text:p>0</text:p>
          </table:table-cell>
          <table:table-cell table:style-name="ce329" table:formula="of:=[.BB42]" office:value-type="float" office:value="25" calcext:value-type="float">
            <text:p>25</text:p>
          </table:table-cell>
          <table:table-cell table:style-name="ce329" table:formula="of:=[.BC42]" office:value-type="float" office:value="15" calcext:value-type="float">
            <text:p>15</text:p>
          </table:table-cell>
          <table:table-cell table:style-name="ce339" table:formula="of:=[.BI42]-[.BJ42]" office:value-type="float" office:value="10" calcext:value-type="float">
            <text:p>+10</text:p>
          </table:table-cell>
          <table:table-cell table:style-name="ce329" table:formula="of:=1*([.BC42]&gt;[.BB42])" office:value-type="float" office:value="0" calcext:value-type="float">
            <text:p>0</text:p>
          </table:table-cell>
          <table:table-cell table:style-name="ce329" table:formula="of:=1*([.BC42]&lt;[.BB42])*NOT(AND([.BB42]=20;[.BC42]=0))" office:value-type="float" office:value="1" calcext:value-type="float">
            <text:p>1</text:p>
          </table:table-cell>
          <table:table-cell table:style-name="ce329" table:formula="of:=1*AND([.BB42]=20;[.BC42]=0)" office:value-type="float" office:value="0" calcext:value-type="float">
            <text:p>0</text:p>
          </table:table-cell>
          <table:table-cell table:style-name="ce329" table:formula="of:=[.BC42]" office:value-type="float" office:value="15" calcext:value-type="float">
            <text:p>15</text:p>
          </table:table-cell>
          <table:table-cell table:style-name="ce329" table:formula="of:=[.BB42]" office:value-type="float" office:value="25" calcext:value-type="float">
            <text:p>25</text:p>
          </table:table-cell>
          <table:table-cell table:style-name="ce342" table:formula="of:=[.BO42]-[.BP42]" office:value-type="float" office:value="-10" calcext:value-type="float">
            <text:p>-10</text:p>
          </table:table-cell>
        </table:table-row>
        <table:table-row table:style-name="ro1">
          <table:table-cell table:style-name="ce257" office:value-type="float" office:value="35" calcext:value-type="float">
            <text:p>35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2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332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3];A_4_INPUT_DATE_E_RISULTATI_GIRONI;6;0)" office:value-type="float" office:value="20" calcext:value-type="float">
            <text:p>20</text:p>
          </table:table-cell>
          <table:table-cell table:style-name="ce329" table:formula="of:=VLOOKUP([.A43];A_4_INPUT_DATE_E_RISULTATI_GIRONI;7;0)" office:value-type="float" office:value="0" calcext:value-type="float">
            <text:p>0</text:p>
          </table:table-cell>
          <table:table-cell table:style-name="ce332" table:formula="of:=IF([.H43]&gt;[.I43];[.F43];[.G43])" office:value-type="string" office:string-value="Gorilla" calcext:value-type="string">
            <text:p>Gorilla</text:p>
          </table:table-cell>
          <table:table-cell table:style-name="ce332" table:formula="of:=IF([.H43]&lt;[.I43];[.F43];[.G43])" office:value-type="string" office:string-value="Orche" calcext:value-type="string">
            <text:p>Orche</text:p>
          </table:table-cell>
          <table:table-cell table:style-name="ce329" table:formula="of:=1*([.H43]&gt;[.I43])" office:value-type="float" office:value="1" calcext:value-type="float">
            <text:p>1</text:p>
          </table:table-cell>
          <table:table-cell table:style-name="ce336" table:formula="of:=1*([.H43]&lt;[.I43])*NOT(AND([.H43]=0;[.I43]=20))" office:value-type="float" office:value="0" calcext:value-type="float">
            <text:p>0</text:p>
          </table:table-cell>
          <table:table-cell table:style-name="ce336" table:formula="of:=1*AND([.H43]=0;[.I43]=20)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39" table:formula="of:=[.O43]-[.P43]" office:value-type="float" office:value="20" calcext:value-type="float">
            <text:p>+20</text:p>
          </table:table-cell>
          <table:table-cell table:style-name="ce329" table:formula="of:=1*([.I43]&gt;[.H43])" office:value-type="float" office:value="0" calcext:value-type="float">
            <text:p>0</text:p>
          </table:table-cell>
          <table:table-cell table:style-name="ce329" table:formula="of:=1*([.I43]&lt;[.H43])*NOT(AND([.H43]=20;[.I43]=0))" office:value-type="float" office:value="0" calcext:value-type="float">
            <text:p>0</text:p>
          </table:table-cell>
          <table:table-cell table:style-name="ce329" table:formula="of:=1*AND([.H43]=20;[.I43]=0)" office:value-type="float" office:value="1" calcext:value-type="float">
            <text:p>1</text:p>
          </table:table-cell>
          <table:table-cell table:style-name="ce329" table:formula="of:=[.I43]" office:value-type="float" office:value="0" calcext:value-type="float">
            <text:p>0</text:p>
          </table:table-cell>
          <table:table-cell table:style-name="ce329" table:formula="of:=[.H43]" office:value-type="float" office:value="20" calcext:value-type="float">
            <text:p>20</text:p>
          </table:table-cell>
          <table:table-cell table:style-name="ce342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257" table:formula="of:=[.AU42]+1" office:value-type="float" office:value="89" calcext:value-type="float">
            <text:p>89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3];1)=&quot;V&quot;;VLOOKUP(NUMBERVALUE(SUBSTITUTE([.AX43];&quot;V&quot;;&quot;&quot;));B_PARTITE_2A_FASE;10;FALSE());IF(LEFT([.AX43];1)=&quot;P&quot;;VLOOKUP(NUMBERVALUE(SUBSTITUTE([.AX43];&quot;P&quot;;&quot;&quot;));B_PARTITE_2A_FASE;11;FALSE());VLOOKUP([.AX43];B_CLASSIFICHE_GIRONI;4;FALSE())))" office:value-type="string" office:string-value="" calcext:value-type="error">
            <text:p>#N/D</text:p>
          </table:table-cell>
          <table:table-cell table:style-name="ce332" table:formula="of:=IF(LEFT([.AY43];1)=&quot;V&quot;;VLOOKUP(NUMBERVALUE(SUBSTITUTE([.AY43];&quot;V&quot;;&quot;&quot;));B_PARTITE_2A_FASE;10;FALSE());IF(LEFT([.AY43];1)=&quot;P&quot;;VLOOKUP(NUMBERVALUE(SUBSTITUTE([.AY43];&quot;P&quot;;&quot;&quot;));B_PARTITE_2A_FASE;11;FALSE());VLOOKUP([.AY43];B_CLASSIFICHE_GIRONI;4;FALSE())))" office:value-type="string" office:string-value="" calcext:value-type="error">
            <text:p>#N/D</text:p>
          </table:table-cell>
          <table:table-cell table:style-name="ce329" table:formula="of:=VLOOKUP([.AU43];A_5_INPUT_DATE_E_RISULTATI_2A_FASE;6;0)" office:value-type="float" office:value="36" calcext:value-type="float">
            <text:p>36</text:p>
          </table:table-cell>
          <table:table-cell table:style-name="ce329" table:formula="of:=VLOOKUP([.AU43];A_5_INPUT_DATE_E_RISULTATI_2A_FASE;7;0)" office:value-type="float" office:value="33" calcext:value-type="float">
            <text:p>33</text:p>
          </table:table-cell>
          <table:table-cell table:style-name="ce332" table:formula="of:=IF([.BB43]&gt;[.BC43];[.AZ43];[.BA43])" office:value-type="string" office:string-value="" calcext:value-type="error">
            <text:p>#N/D</text:p>
          </table:table-cell>
          <table:table-cell table:style-name="ce332" table:formula="of:=IF([.BB43]&lt;[.BC43];[.AZ43];[.BA43])" office:value-type="string" office:string-value="" calcext:value-type="error">
            <text:p>#N/D</text:p>
          </table:table-cell>
          <table:table-cell table:style-name="ce329" table:formula="of:=1*([.BB43]&gt;[.BC43])" office:value-type="float" office:value="1" calcext:value-type="float">
            <text:p>1</text:p>
          </table:table-cell>
          <table:table-cell table:style-name="ce336" table:formula="of:=1*([.BB43]&lt;[.BC43])*NOT(AND([.BB43]=0;[.BC43]=20))" office:value-type="float" office:value="0" calcext:value-type="float">
            <text:p>0</text:p>
          </table:table-cell>
          <table:table-cell table:style-name="ce336" table:formula="of:=1*AND([.BB43]=0;[.BC43]=20)" office:value-type="float" office:value="0" calcext:value-type="float">
            <text:p>0</text:p>
          </table:table-cell>
          <table:table-cell table:style-name="ce329" table:formula="of:=[.BB43]" office:value-type="float" office:value="36" calcext:value-type="float">
            <text:p>36</text:p>
          </table:table-cell>
          <table:table-cell table:style-name="ce329" table:formula="of:=[.BC43]" office:value-type="float" office:value="33" calcext:value-type="float">
            <text:p>33</text:p>
          </table:table-cell>
          <table:table-cell table:style-name="ce339" table:formula="of:=[.BI43]-[.BJ43]" office:value-type="float" office:value="3" calcext:value-type="float">
            <text:p>+3</text:p>
          </table:table-cell>
          <table:table-cell table:style-name="ce329" table:formula="of:=1*([.BC43]&gt;[.BB43])" office:value-type="float" office:value="0" calcext:value-type="float">
            <text:p>0</text:p>
          </table:table-cell>
          <table:table-cell table:style-name="ce329" table:formula="of:=1*([.BC43]&lt;[.BB43])*NOT(AND([.BB43]=20;[.BC43]=0))" office:value-type="float" office:value="1" calcext:value-type="float">
            <text:p>1</text:p>
          </table:table-cell>
          <table:table-cell table:style-name="ce329" table:formula="of:=1*AND([.BB43]=20;[.BC43]=0)" office:value-type="float" office:value="0" calcext:value-type="float">
            <text:p>0</text:p>
          </table:table-cell>
          <table:table-cell table:style-name="ce329" table:formula="of:=[.BC43]" office:value-type="float" office:value="33" calcext:value-type="float">
            <text:p>33</text:p>
          </table:table-cell>
          <table:table-cell table:style-name="ce329" table:formula="of:=[.BB43]" office:value-type="float" office:value="36" calcext:value-type="float">
            <text:p>36</text:p>
          </table:table-cell>
          <table:table-cell table:style-name="ce342" table:formula="of:=[.BO43]-[.BP43]" office:value-type="float" office:value="-3" calcext:value-type="float">
            <text:p>-3</text:p>
          </table:table-cell>
        </table:table-row>
        <table:table-row table:style-name="ro1">
          <table:table-cell table:style-name="ce257" office:value-type="float" office:value="23" calcext:value-type="float">
            <text:p>23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G</text:p>
          </table:table-cell>
          <table:table-cell table:style-name="ce329" office:value-type="string" calcext:value-type="string">
            <text:p>G3</text:p>
          </table:table-cell>
          <table:table-cell table:style-name="ce329" office:value-type="string" calcext:value-type="string">
            <text:p>G4</text:p>
          </table:table-cell>
          <table:table-cell table:style-name="ce332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332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329" table:formula="of:=VLOOKUP([.A44];A_4_INPUT_DATE_E_RISULTATI_GIRONI;6;0)" office:value-type="float" office:value="0" calcext:value-type="float">
            <text:p>0</text:p>
          </table:table-cell>
          <table:table-cell table:style-name="ce329" table:formula="of:=VLOOKUP([.A44];A_4_INPUT_DATE_E_RISULTATI_GIRONI;7;0)" office:value-type="float" office:value="20" calcext:value-type="float">
            <text:p>20</text:p>
          </table:table-cell>
          <table:table-cell table:style-name="ce332" table:formula="of:=IF([.H44]&gt;[.I44];[.F44];[.G44])" office:value-type="string" office:string-value="Orche" calcext:value-type="string">
            <text:p>Orche</text:p>
          </table:table-cell>
          <table:table-cell table:style-name="ce332" table:formula="of:=IF([.H44]&lt;[.I44];[.F44];[.G44])" office:value-type="string" office:string-value="Muli" calcext:value-type="string">
            <text:p>Muli</text:p>
          </table:table-cell>
          <table:table-cell table:style-name="ce329" table:formula="of:=1*([.H44]&gt;[.I44])" office:value-type="float" office:value="0" calcext:value-type="float">
            <text:p>0</text:p>
          </table:table-cell>
          <table:table-cell table:style-name="ce336" table:formula="of:=1*([.H44]&lt;[.I44])*NOT(AND([.H44]=0;[.I44]=20))" office:value-type="float" office:value="0" calcext:value-type="float">
            <text:p>0</text:p>
          </table:table-cell>
          <table:table-cell table:style-name="ce336" table:formula="of:=1*AND([.H44]=0;[.I44]=20)" office:value-type="float" office:value="1" calcext:value-type="float">
            <text:p>1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39" table:formula="of:=[.O44]-[.P44]" office:value-type="float" office:value="-20" calcext:value-type="float">
            <text:p>-20</text:p>
          </table:table-cell>
          <table:table-cell table:style-name="ce329" table:formula="of:=1*([.I44]&gt;[.H44])" office:value-type="float" office:value="1" calcext:value-type="float">
            <text:p>1</text:p>
          </table:table-cell>
          <table:table-cell table:style-name="ce329" table:formula="of:=1*([.I44]&lt;[.H44])*NOT(AND([.H44]=20;[.I44]=0))" office:value-type="float" office:value="0" calcext:value-type="float">
            <text:p>0</text:p>
          </table:table-cell>
          <table:table-cell table:style-name="ce329" table:formula="of:=1*AND([.H44]=20;[.I44]=0)" office:value-type="float" office:value="0" calcext:value-type="float">
            <text:p>0</text:p>
          </table:table-cell>
          <table:table-cell table:style-name="ce329" table:formula="of:=[.I44]" office:value-type="float" office:value="20" calcext:value-type="float">
            <text:p>20</text:p>
          </table:table-cell>
          <table:table-cell table:style-name="ce329" table:formula="of:=[.H44]" office:value-type="float" office:value="0" calcext:value-type="float">
            <text:p>0</text:p>
          </table:table-cell>
          <table:table-cell table:style-name="ce342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257" table:formula="of:=[.AU43]+1" office:value-type="float" office:value="90" calcext:value-type="float">
            <text:p>90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4];1)=&quot;V&quot;;VLOOKUP(NUMBERVALUE(SUBSTITUTE([.AX44];&quot;V&quot;;&quot;&quot;));B_PARTITE_2A_FASE;10;FALSE());IF(LEFT([.AX44];1)=&quot;P&quot;;VLOOKUP(NUMBERVALUE(SUBSTITUTE([.AX44];&quot;P&quot;;&quot;&quot;));B_PARTITE_2A_FASE;11;FALSE());VLOOKUP([.AX44];B_CLASSIFICHE_GIRONI;4;FALSE())))" office:value-type="string" office:string-value="" calcext:value-type="error">
            <text:p>#N/D</text:p>
          </table:table-cell>
          <table:table-cell table:style-name="ce332" table:formula="of:=IF(LEFT([.AY44];1)=&quot;V&quot;;VLOOKUP(NUMBERVALUE(SUBSTITUTE([.AY44];&quot;V&quot;;&quot;&quot;));B_PARTITE_2A_FASE;10;FALSE());IF(LEFT([.AY44];1)=&quot;P&quot;;VLOOKUP(NUMBERVALUE(SUBSTITUTE([.AY44];&quot;P&quot;;&quot;&quot;));B_PARTITE_2A_FASE;11;FALSE());VLOOKUP([.AY44];B_CLASSIFICHE_GIRONI;4;FALSE())))" office:value-type="string" office:string-value="" calcext:value-type="error">
            <text:p>#N/D</text:p>
          </table:table-cell>
          <table:table-cell table:style-name="ce329" table:formula="of:=VLOOKUP([.AU44];A_5_INPUT_DATE_E_RISULTATI_2A_FASE;6;0)" office:value-type="float" office:value="36" calcext:value-type="float">
            <text:p>36</text:p>
          </table:table-cell>
          <table:table-cell table:style-name="ce329" table:formula="of:=VLOOKUP([.AU44];A_5_INPUT_DATE_E_RISULTATI_2A_FASE;7;0)" office:value-type="float" office:value="35" calcext:value-type="float">
            <text:p>35</text:p>
          </table:table-cell>
          <table:table-cell table:style-name="ce332" table:formula="of:=IF([.BB44]&gt;[.BC44];[.AZ44];[.BA44])" office:value-type="string" office:string-value="" calcext:value-type="error">
            <text:p>#N/D</text:p>
          </table:table-cell>
          <table:table-cell table:style-name="ce332" table:formula="of:=IF([.BB44]&lt;[.BC44];[.AZ44];[.BA44])" office:value-type="string" office:string-value="" calcext:value-type="error">
            <text:p>#N/D</text:p>
          </table:table-cell>
          <table:table-cell table:style-name="ce329" table:formula="of:=1*([.BB44]&gt;[.BC44])" office:value-type="float" office:value="1" calcext:value-type="float">
            <text:p>1</text:p>
          </table:table-cell>
          <table:table-cell table:style-name="ce336" table:formula="of:=1*([.BB44]&lt;[.BC44])*NOT(AND([.BB44]=0;[.BC44]=20))" office:value-type="float" office:value="0" calcext:value-type="float">
            <text:p>0</text:p>
          </table:table-cell>
          <table:table-cell table:style-name="ce336" table:formula="of:=1*AND([.BB44]=0;[.BC44]=20)" office:value-type="float" office:value="0" calcext:value-type="float">
            <text:p>0</text:p>
          </table:table-cell>
          <table:table-cell table:style-name="ce329" table:formula="of:=[.BB44]" office:value-type="float" office:value="36" calcext:value-type="float">
            <text:p>36</text:p>
          </table:table-cell>
          <table:table-cell table:style-name="ce329" table:formula="of:=[.BC44]" office:value-type="float" office:value="35" calcext:value-type="float">
            <text:p>35</text:p>
          </table:table-cell>
          <table:table-cell table:style-name="ce339" table:formula="of:=[.BI44]-[.BJ44]" office:value-type="float" office:value="1" calcext:value-type="float">
            <text:p>+1</text:p>
          </table:table-cell>
          <table:table-cell table:style-name="ce329" table:formula="of:=1*([.BC44]&gt;[.BB44])" office:value-type="float" office:value="0" calcext:value-type="float">
            <text:p>0</text:p>
          </table:table-cell>
          <table:table-cell table:style-name="ce329" table:formula="of:=1*([.BC44]&lt;[.BB44])*NOT(AND([.BB44]=20;[.BC44]=0))" office:value-type="float" office:value="1" calcext:value-type="float">
            <text:p>1</text:p>
          </table:table-cell>
          <table:table-cell table:style-name="ce329" table:formula="of:=1*AND([.BB44]=20;[.BC44]=0)" office:value-type="float" office:value="0" calcext:value-type="float">
            <text:p>0</text:p>
          </table:table-cell>
          <table:table-cell table:style-name="ce329" table:formula="of:=[.BC44]" office:value-type="float" office:value="35" calcext:value-type="float">
            <text:p>35</text:p>
          </table:table-cell>
          <table:table-cell table:style-name="ce329" table:formula="of:=[.BB44]" office:value-type="float" office:value="36" calcext:value-type="float">
            <text:p>36</text:p>
          </table:table-cell>
          <table:table-cell table:style-name="ce342" table:formula="of:=[.BO44]-[.BP44]" office:value-type="float" office:value="-1" calcext:value-type="float">
            <text:p>-1</text:p>
          </table:table-cell>
        </table:table-row>
        <table:table-row table:style-name="ro1">
          <table:table-cell table:style-name="ce257" office:value-type="float" office:value="20" calcext:value-type="float">
            <text:p>20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2</text:p>
          </table:table-cell>
          <table:table-cell table:style-name="ce332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329" table:formula="of:=VLOOKUP([.A45];A_4_INPUT_DATE_E_RISULTATI_GIRONI;6;0)" office:value-type="float" office:value="100" calcext:value-type="float">
            <text:p>100</text:p>
          </table:table-cell>
          <table:table-cell table:style-name="ce329" table:formula="of:=VLOOKUP([.A45];A_4_INPUT_DATE_E_RISULTATI_GIRONI;7;0)" office:value-type="float" office:value="83" calcext:value-type="float">
            <text:p>83</text:p>
          </table:table-cell>
          <table:table-cell table:style-name="ce332" table:formula="of:=IF([.H45]&gt;[.I45];[.F45];[.G45])" office:value-type="string" office:string-value="Piranha" calcext:value-type="string">
            <text:p>Piranha</text:p>
          </table:table-cell>
          <table:table-cell table:style-name="ce332" table:formula="of:=IF([.H45]&lt;[.I45];[.F45];[.G45])" office:value-type="string" office:string-value="Scorpioni" calcext:value-type="string">
            <text:p>Scorpioni</text:p>
          </table:table-cell>
          <table:table-cell table:style-name="ce329" table:formula="of:=1*([.H45]&gt;[.I45])" office:value-type="float" office:value="1" calcext:value-type="float">
            <text:p>1</text:p>
          </table:table-cell>
          <table:table-cell table:style-name="ce336" table:formula="of:=1*([.H45]&lt;[.I45])*NOT(AND([.H45]=0;[.I45]=20))" office:value-type="float" office:value="0" calcext:value-type="float">
            <text:p>0</text:p>
          </table:table-cell>
          <table:table-cell table:style-name="ce336" table:formula="of:=1*AND([.H45]=0;[.I45]=20)" office:value-type="float" office:value="0" calcext:value-type="float">
            <text:p>0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39" table:formula="of:=[.O45]-[.P45]" office:value-type="float" office:value="17" calcext:value-type="float">
            <text:p>+17</text:p>
          </table:table-cell>
          <table:table-cell table:style-name="ce329" table:formula="of:=1*([.I45]&gt;[.H45])" office:value-type="float" office:value="0" calcext:value-type="float">
            <text:p>0</text:p>
          </table:table-cell>
          <table:table-cell table:style-name="ce329" table:formula="of:=1*([.I45]&lt;[.H45])*NOT(AND([.H45]=20;[.I45]=0))" office:value-type="float" office:value="1" calcext:value-type="float">
            <text:p>1</text:p>
          </table:table-cell>
          <table:table-cell table:style-name="ce329" table:formula="of:=1*AND([.H45]=20;[.I45]=0)" office:value-type="float" office:value="0" calcext:value-type="float">
            <text:p>0</text:p>
          </table:table-cell>
          <table:table-cell table:style-name="ce329" table:formula="of:=[.I45]" office:value-type="float" office:value="83" calcext:value-type="float">
            <text:p>83</text:p>
          </table:table-cell>
          <table:table-cell table:style-name="ce329" table:formula="of:=[.H45]" office:value-type="float" office:value="100" calcext:value-type="float">
            <text:p>100</text:p>
          </table:table-cell>
          <table:table-cell table:style-name="ce342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257" table:formula="of:=[.AU44]+1" office:value-type="float" office:value="91" calcext:value-type="float">
            <text:p>91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5];1)=&quot;V&quot;;VLOOKUP(NUMBERVALUE(SUBSTITUTE([.AX45];&quot;V&quot;;&quot;&quot;));B_PARTITE_2A_FASE;10;FALSE());IF(LEFT([.AX45];1)=&quot;P&quot;;VLOOKUP(NUMBERVALUE(SUBSTITUTE([.AX45];&quot;P&quot;;&quot;&quot;));B_PARTITE_2A_FASE;11;FALSE());VLOOKUP([.AX45];B_CLASSIFICHE_GIRONI;4;FALSE())))" office:value-type="string" office:string-value="" calcext:value-type="error">
            <text:p>#N/D</text:p>
          </table:table-cell>
          <table:table-cell table:style-name="ce332" table:formula="of:=IF(LEFT([.AY45];1)=&quot;V&quot;;VLOOKUP(NUMBERVALUE(SUBSTITUTE([.AY45];&quot;V&quot;;&quot;&quot;));B_PARTITE_2A_FASE;10;FALSE());IF(LEFT([.AY45];1)=&quot;P&quot;;VLOOKUP(NUMBERVALUE(SUBSTITUTE([.AY45];&quot;P&quot;;&quot;&quot;));B_PARTITE_2A_FASE;11;FALSE());VLOOKUP([.AY45];B_CLASSIFICHE_GIRONI;4;FALSE())))" office:value-type="string" office:string-value="" calcext:value-type="error">
            <text:p>#N/D</text:p>
          </table:table-cell>
          <table:table-cell table:style-name="ce329" table:formula="of:=VLOOKUP([.AU45];A_5_INPUT_DATE_E_RISULTATI_2A_FASE;6;0)" office:value-type="float" office:value="20" calcext:value-type="float">
            <text:p>20</text:p>
          </table:table-cell>
          <table:table-cell table:style-name="ce329" table:formula="of:=VLOOKUP([.AU45];A_5_INPUT_DATE_E_RISULTATI_2A_FASE;7;0)" office:value-type="float" office:value="0" calcext:value-type="float">
            <text:p>0</text:p>
          </table:table-cell>
          <table:table-cell table:style-name="ce332" table:formula="of:=IF([.BB45]&gt;[.BC45];[.AZ45];[.BA45])" office:value-type="string" office:string-value="" calcext:value-type="error">
            <text:p>#N/D</text:p>
          </table:table-cell>
          <table:table-cell table:style-name="ce332" table:formula="of:=IF([.BB45]&lt;[.BC45];[.AZ45];[.BA45])" office:value-type="string" office:string-value="" calcext:value-type="error">
            <text:p>#N/D</text:p>
          </table:table-cell>
          <table:table-cell table:style-name="ce329" table:formula="of:=1*([.BB45]&gt;[.BC45])" office:value-type="float" office:value="1" calcext:value-type="float">
            <text:p>1</text:p>
          </table:table-cell>
          <table:table-cell table:style-name="ce336" table:formula="of:=1*([.BB45]&lt;[.BC45])*NOT(AND([.BB45]=0;[.BC45]=20))" office:value-type="float" office:value="0" calcext:value-type="float">
            <text:p>0</text:p>
          </table:table-cell>
          <table:table-cell table:style-name="ce336" table:formula="of:=1*AND([.BB45]=0;[.BC45]=20)" office:value-type="float" office:value="0" calcext:value-type="float">
            <text:p>0</text:p>
          </table:table-cell>
          <table:table-cell table:style-name="ce329" table:formula="of:=[.BB45]" office:value-type="float" office:value="20" calcext:value-type="float">
            <text:p>20</text:p>
          </table:table-cell>
          <table:table-cell table:style-name="ce329" table:formula="of:=[.BC45]" office:value-type="float" office:value="0" calcext:value-type="float">
            <text:p>0</text:p>
          </table:table-cell>
          <table:table-cell table:style-name="ce339" table:formula="of:=[.BI45]-[.BJ45]" office:value-type="float" office:value="20" calcext:value-type="float">
            <text:p>+20</text:p>
          </table:table-cell>
          <table:table-cell table:style-name="ce329" table:formula="of:=1*([.BC45]&gt;[.BB45])" office:value-type="float" office:value="0" calcext:value-type="float">
            <text:p>0</text:p>
          </table:table-cell>
          <table:table-cell table:style-name="ce329" table:formula="of:=1*([.BC45]&lt;[.BB45])*NOT(AND([.BB45]=20;[.BC45]=0))" office:value-type="float" office:value="0" calcext:value-type="float">
            <text:p>0</text:p>
          </table:table-cell>
          <table:table-cell table:style-name="ce329" table:formula="of:=1*AND([.BB45]=20;[.BC45]=0)" office:value-type="float" office:value="1" calcext:value-type="float">
            <text:p>1</text:p>
          </table:table-cell>
          <table:table-cell table:style-name="ce329" table:formula="of:=[.BC45]" office:value-type="float" office:value="0" calcext:value-type="float">
            <text:p>0</text:p>
          </table:table-cell>
          <table:table-cell table:style-name="ce329" table:formula="of:=[.BB45]" office:value-type="float" office:value="20" calcext:value-type="float">
            <text:p>20</text:p>
          </table:table-cell>
          <table:table-cell table:style-name="ce342" table:formula="of:=[.BO45]-[.BP45]" office:value-type="float" office:value="-20" calcext:value-type="float">
            <text:p>-20</text:p>
          </table:table-cell>
        </table:table-row>
        <table:table-row table:style-name="ro1">
          <table:table-cell table:style-name="ce257" office:value-type="float" office:value="32" calcext:value-type="float">
            <text:p>32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6];A_4_INPUT_DATE_E_RISULTATI_GIRONI;6;0)" office:value-type="float" office:value="97" calcext:value-type="float">
            <text:p>97</text:p>
          </table:table-cell>
          <table:table-cell table:style-name="ce329" table:formula="of:=VLOOKUP([.A46];A_4_INPUT_DATE_E_RISULTATI_GIRONI;7;0)" office:value-type="float" office:value="78" calcext:value-type="float">
            <text:p>78</text:p>
          </table:table-cell>
          <table:table-cell table:style-name="ce332" table:formula="of:=IF([.H46]&gt;[.I46];[.F46];[.G46])" office:value-type="string" office:string-value="Piranha" calcext:value-type="string">
            <text:p>Piranha</text:p>
          </table:table-cell>
          <table:table-cell table:style-name="ce332" table:formula="of:=IF([.H46]&lt;[.I46];[.F46];[.G46])" office:value-type="string" office:string-value="Tonni" calcext:value-type="string">
            <text:p>Tonni</text:p>
          </table:table-cell>
          <table:table-cell table:style-name="ce329" table:formula="of:=1*([.H46]&gt;[.I46])" office:value-type="float" office:value="1" calcext:value-type="float">
            <text:p>1</text:p>
          </table:table-cell>
          <table:table-cell table:style-name="ce336" table:formula="of:=1*([.H46]&lt;[.I46])*NOT(AND([.H46]=0;[.I46]=20))" office:value-type="float" office:value="0" calcext:value-type="float">
            <text:p>0</text:p>
          </table:table-cell>
          <table:table-cell table:style-name="ce336" table:formula="of:=1*AND([.H46]=0;[.I46]=20)" office:value-type="float" office:value="0" calcext:value-type="float">
            <text:p>0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39" table:formula="of:=[.O46]-[.P46]" office:value-type="float" office:value="19" calcext:value-type="float">
            <text:p>+19</text:p>
          </table:table-cell>
          <table:table-cell table:style-name="ce329" table:formula="of:=1*([.I46]&gt;[.H46])" office:value-type="float" office:value="0" calcext:value-type="float">
            <text:p>0</text:p>
          </table:table-cell>
          <table:table-cell table:style-name="ce329" table:formula="of:=1*([.I46]&lt;[.H46])*NOT(AND([.H46]=20;[.I46]=0))" office:value-type="float" office:value="1" calcext:value-type="float">
            <text:p>1</text:p>
          </table:table-cell>
          <table:table-cell table:style-name="ce329" table:formula="of:=1*AND([.H46]=20;[.I46]=0)" office:value-type="float" office:value="0" calcext:value-type="float">
            <text:p>0</text:p>
          </table:table-cell>
          <table:table-cell table:style-name="ce329" table:formula="of:=[.I46]" office:value-type="float" office:value="78" calcext:value-type="float">
            <text:p>78</text:p>
          </table:table-cell>
          <table:table-cell table:style-name="ce329" table:formula="of:=[.H46]" office:value-type="float" office:value="97" calcext:value-type="float">
            <text:p>97</text:p>
          </table:table-cell>
          <table:table-cell table:style-name="ce342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257" table:formula="of:=[.AU45]+1" office:value-type="float" office:value="92" calcext:value-type="float">
            <text:p>92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6];1)=&quot;V&quot;;VLOOKUP(NUMBERVALUE(SUBSTITUTE([.AX46];&quot;V&quot;;&quot;&quot;));B_PARTITE_2A_FASE;10;FALSE());IF(LEFT([.AX46];1)=&quot;P&quot;;VLOOKUP(NUMBERVALUE(SUBSTITUTE([.AX46];&quot;P&quot;;&quot;&quot;));B_PARTITE_2A_FASE;11;FALSE());VLOOKUP([.AX46];B_CLASSIFICHE_GIRONI;4;FALSE())))" office:value-type="string" office:string-value="" calcext:value-type="error">
            <text:p>#N/D</text:p>
          </table:table-cell>
          <table:table-cell table:style-name="ce332" table:formula="of:=IF(LEFT([.AY46];1)=&quot;V&quot;;VLOOKUP(NUMBERVALUE(SUBSTITUTE([.AY46];&quot;V&quot;;&quot;&quot;));B_PARTITE_2A_FASE;10;FALSE());IF(LEFT([.AY46];1)=&quot;P&quot;;VLOOKUP(NUMBERVALUE(SUBSTITUTE([.AY46];&quot;P&quot;;&quot;&quot;));B_PARTITE_2A_FASE;11;FALSE());VLOOKUP([.AY46];B_CLASSIFICHE_GIRONI;4;FALSE())))" office:value-type="string" office:string-value="" calcext:value-type="error">
            <text:p>#N/D</text:p>
          </table:table-cell>
          <table:table-cell table:style-name="ce329" table:formula="of:=VLOOKUP([.AU46];A_5_INPUT_DATE_E_RISULTATI_2A_FASE;6;0)" office:value-type="float" office:value="65" calcext:value-type="float">
            <text:p>65</text:p>
          </table:table-cell>
          <table:table-cell table:style-name="ce329" table:formula="of:=VLOOKUP([.AU46];A_5_INPUT_DATE_E_RISULTATI_2A_FASE;7;0)" office:value-type="float" office:value="13" calcext:value-type="float">
            <text:p>13</text:p>
          </table:table-cell>
          <table:table-cell table:style-name="ce332" table:formula="of:=IF([.BB46]&gt;[.BC46];[.AZ46];[.BA46])" office:value-type="string" office:string-value="" calcext:value-type="error">
            <text:p>#N/D</text:p>
          </table:table-cell>
          <table:table-cell table:style-name="ce332" table:formula="of:=IF([.BB46]&lt;[.BC46];[.AZ46];[.BA46])" office:value-type="string" office:string-value="" calcext:value-type="error">
            <text:p>#N/D</text:p>
          </table:table-cell>
          <table:table-cell table:style-name="ce329" table:formula="of:=1*([.BB46]&gt;[.BC46])" office:value-type="float" office:value="1" calcext:value-type="float">
            <text:p>1</text:p>
          </table:table-cell>
          <table:table-cell table:style-name="ce336" table:formula="of:=1*([.BB46]&lt;[.BC46])*NOT(AND([.BB46]=0;[.BC46]=20))" office:value-type="float" office:value="0" calcext:value-type="float">
            <text:p>0</text:p>
          </table:table-cell>
          <table:table-cell table:style-name="ce336" table:formula="of:=1*AND([.BB46]=0;[.BC46]=20)" office:value-type="float" office:value="0" calcext:value-type="float">
            <text:p>0</text:p>
          </table:table-cell>
          <table:table-cell table:style-name="ce329" table:formula="of:=[.BB46]" office:value-type="float" office:value="65" calcext:value-type="float">
            <text:p>65</text:p>
          </table:table-cell>
          <table:table-cell table:style-name="ce329" table:formula="of:=[.BC46]" office:value-type="float" office:value="13" calcext:value-type="float">
            <text:p>13</text:p>
          </table:table-cell>
          <table:table-cell table:style-name="ce339" table:formula="of:=[.BI46]-[.BJ46]" office:value-type="float" office:value="52" calcext:value-type="float">
            <text:p>+52</text:p>
          </table:table-cell>
          <table:table-cell table:style-name="ce329" table:formula="of:=1*([.BC46]&gt;[.BB46])" office:value-type="float" office:value="0" calcext:value-type="float">
            <text:p>0</text:p>
          </table:table-cell>
          <table:table-cell table:style-name="ce329" table:formula="of:=1*([.BC46]&lt;[.BB46])*NOT(AND([.BB46]=20;[.BC46]=0))" office:value-type="float" office:value="1" calcext:value-type="float">
            <text:p>1</text:p>
          </table:table-cell>
          <table:table-cell table:style-name="ce329" table:formula="of:=1*AND([.BB46]=20;[.BC46]=0)" office:value-type="float" office:value="0" calcext:value-type="float">
            <text:p>0</text:p>
          </table:table-cell>
          <table:table-cell table:style-name="ce329" table:formula="of:=[.BC46]" office:value-type="float" office:value="13" calcext:value-type="float">
            <text:p>13</text:p>
          </table:table-cell>
          <table:table-cell table:style-name="ce329" table:formula="of:=[.BB46]" office:value-type="float" office:value="65" calcext:value-type="float">
            <text:p>65</text:p>
          </table:table-cell>
          <table:table-cell table:style-name="ce342" table:formula="of:=[.BO46]-[.BP46]" office:value-type="float" office:value="-52" calcext:value-type="float">
            <text:p>-52</text:p>
          </table:table-cell>
        </table:table-row>
        <table:table-row table:style-name="ro1">
          <table:table-cell table:style-name="ce257" office:value-type="float" office:value="44" calcext:value-type="float">
            <text:p>44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1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332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7];A_4_INPUT_DATE_E_RISULTATI_GIRONI;6;0)" office:value-type="float" office:value="65" calcext:value-type="float">
            <text:p>65</text:p>
          </table:table-cell>
          <table:table-cell table:style-name="ce329" table:formula="of:=VLOOKUP([.A47];A_4_INPUT_DATE_E_RISULTATI_GIRONI;7;0)" office:value-type="float" office:value="13" calcext:value-type="float">
            <text:p>13</text:p>
          </table:table-cell>
          <table:table-cell table:style-name="ce332" table:formula="of:=IF([.H47]&gt;[.I47];[.F47];[.G47])" office:value-type="string" office:string-value="Piranha" calcext:value-type="string">
            <text:p>Piranha</text:p>
          </table:table-cell>
          <table:table-cell table:style-name="ce332" table:formula="of:=IF([.H47]&lt;[.I47];[.F47];[.G47])" office:value-type="string" office:string-value="Zebre" calcext:value-type="string">
            <text:p>Zebre</text:p>
          </table:table-cell>
          <table:table-cell table:style-name="ce329" table:formula="of:=1*([.H47]&gt;[.I47])" office:value-type="float" office:value="1" calcext:value-type="float">
            <text:p>1</text:p>
          </table:table-cell>
          <table:table-cell table:style-name="ce336" table:formula="of:=1*([.H47]&lt;[.I47])*NOT(AND([.H47]=0;[.I47]=20))" office:value-type="float" office:value="0" calcext:value-type="float">
            <text:p>0</text:p>
          </table:table-cell>
          <table:table-cell table:style-name="ce336" table:formula="of:=1*AND([.H47]=0;[.I47]=20)" office:value-type="float" office:value="0" calcext:value-type="float">
            <text:p>0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39" table:formula="of:=[.O47]-[.P47]" office:value-type="float" office:value="52" calcext:value-type="float">
            <text:p>+52</text:p>
          </table:table-cell>
          <table:table-cell table:style-name="ce329" table:formula="of:=1*([.I47]&gt;[.H47])" office:value-type="float" office:value="0" calcext:value-type="float">
            <text:p>0</text:p>
          </table:table-cell>
          <table:table-cell table:style-name="ce329" table:formula="of:=1*([.I47]&lt;[.H47])*NOT(AND([.H47]=20;[.I47]=0))" office:value-type="float" office:value="1" calcext:value-type="float">
            <text:p>1</text:p>
          </table:table-cell>
          <table:table-cell table:style-name="ce329" table:formula="of:=1*AND([.H47]=20;[.I47]=0)" office:value-type="float" office:value="0" calcext:value-type="float">
            <text:p>0</text:p>
          </table:table-cell>
          <table:table-cell table:style-name="ce329" table:formula="of:=[.I47]" office:value-type="float" office:value="13" calcext:value-type="float">
            <text:p>13</text:p>
          </table:table-cell>
          <table:table-cell table:style-name="ce329" table:formula="of:=[.H47]" office:value-type="float" office:value="65" calcext:value-type="float">
            <text:p>65</text:p>
          </table:table-cell>
          <table:table-cell table:style-name="ce342" table:formula="of:=[.U47]-[.V47]" office:value-type="float" office:value="-52" calcext:value-type="float">
            <text:p>-52</text:p>
          </table:table-cell>
          <table:table-cell table:number-columns-repeated="23"/>
          <table:table-cell table:style-name="ce257" table:formula="of:=[.AU46]+1" office:value-type="float" office:value="93" calcext:value-type="float">
            <text:p>93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7];1)=&quot;V&quot;;VLOOKUP(NUMBERVALUE(SUBSTITUTE([.AX47];&quot;V&quot;;&quot;&quot;));B_PARTITE_2A_FASE;10;FALSE());IF(LEFT([.AX47];1)=&quot;P&quot;;VLOOKUP(NUMBERVALUE(SUBSTITUTE([.AX47];&quot;P&quot;;&quot;&quot;));B_PARTITE_2A_FASE;11;FALSE());VLOOKUP([.AX47];B_CLASSIFICHE_GIRONI;4;FALSE())))" office:value-type="string" office:string-value="" calcext:value-type="error">
            <text:p>#N/D</text:p>
          </table:table-cell>
          <table:table-cell table:style-name="ce332" table:formula="of:=IF(LEFT([.AY47];1)=&quot;V&quot;;VLOOKUP(NUMBERVALUE(SUBSTITUTE([.AY47];&quot;V&quot;;&quot;&quot;));B_PARTITE_2A_FASE;10;FALSE());IF(LEFT([.AY47];1)=&quot;P&quot;;VLOOKUP(NUMBERVALUE(SUBSTITUTE([.AY47];&quot;P&quot;;&quot;&quot;));B_PARTITE_2A_FASE;11;FALSE());VLOOKUP([.AY47];B_CLASSIFICHE_GIRONI;4;FALSE())))" office:value-type="string" office:string-value="" calcext:value-type="error">
            <text:p>#N/D</text:p>
          </table:table-cell>
          <table:table-cell table:style-name="ce329" table:formula="of:=VLOOKUP([.AU47];A_5_INPUT_DATE_E_RISULTATI_2A_FASE;6;0)" office:value-type="float" office:value="34" calcext:value-type="float">
            <text:p>34</text:p>
          </table:table-cell>
          <table:table-cell table:style-name="ce329" table:formula="of:=VLOOKUP([.AU47];A_5_INPUT_DATE_E_RISULTATI_2A_FASE;7;0)" office:value-type="float" office:value="33" calcext:value-type="float">
            <text:p>33</text:p>
          </table:table-cell>
          <table:table-cell table:style-name="ce332" table:formula="of:=IF([.BB47]&gt;[.BC47];[.AZ47];[.BA47])" office:value-type="string" office:string-value="" calcext:value-type="error">
            <text:p>#N/D</text:p>
          </table:table-cell>
          <table:table-cell table:style-name="ce332" table:formula="of:=IF([.BB47]&lt;[.BC47];[.AZ47];[.BA47])" office:value-type="string" office:string-value="" calcext:value-type="error">
            <text:p>#N/D</text:p>
          </table:table-cell>
          <table:table-cell table:style-name="ce329" table:formula="of:=1*([.BB47]&gt;[.BC47])" office:value-type="float" office:value="1" calcext:value-type="float">
            <text:p>1</text:p>
          </table:table-cell>
          <table:table-cell table:style-name="ce336" table:formula="of:=1*([.BB47]&lt;[.BC47])*NOT(AND([.BB47]=0;[.BC47]=20))" office:value-type="float" office:value="0" calcext:value-type="float">
            <text:p>0</text:p>
          </table:table-cell>
          <table:table-cell table:style-name="ce336" table:formula="of:=1*AND([.BB47]=0;[.BC47]=20)" office:value-type="float" office:value="0" calcext:value-type="float">
            <text:p>0</text:p>
          </table:table-cell>
          <table:table-cell table:style-name="ce329" table:formula="of:=[.BB47]" office:value-type="float" office:value="34" calcext:value-type="float">
            <text:p>34</text:p>
          </table:table-cell>
          <table:table-cell table:style-name="ce329" table:formula="of:=[.BC47]" office:value-type="float" office:value="33" calcext:value-type="float">
            <text:p>33</text:p>
          </table:table-cell>
          <table:table-cell table:style-name="ce339" table:formula="of:=[.BI47]-[.BJ47]" office:value-type="float" office:value="1" calcext:value-type="float">
            <text:p>+1</text:p>
          </table:table-cell>
          <table:table-cell table:style-name="ce329" table:formula="of:=1*([.BC47]&gt;[.BB47])" office:value-type="float" office:value="0" calcext:value-type="float">
            <text:p>0</text:p>
          </table:table-cell>
          <table:table-cell table:style-name="ce329" table:formula="of:=1*([.BC47]&lt;[.BB47])*NOT(AND([.BB47]=20;[.BC47]=0))" office:value-type="float" office:value="1" calcext:value-type="float">
            <text:p>1</text:p>
          </table:table-cell>
          <table:table-cell table:style-name="ce329" table:formula="of:=1*AND([.BB47]=20;[.BC47]=0)" office:value-type="float" office:value="0" calcext:value-type="float">
            <text:p>0</text:p>
          </table:table-cell>
          <table:table-cell table:style-name="ce329" table:formula="of:=[.BC47]" office:value-type="float" office:value="33" calcext:value-type="float">
            <text:p>33</text:p>
          </table:table-cell>
          <table:table-cell table:style-name="ce329" table:formula="of:=[.BB47]" office:value-type="float" office:value="34" calcext:value-type="float">
            <text:p>34</text:p>
          </table:table-cell>
          <table:table-cell table:style-name="ce342" table:formula="of:=[.BO47]-[.BP47]" office:value-type="float" office:value="-1" calcext:value-type="float">
            <text:p>-1</text:p>
          </table:table-cell>
        </table:table-row>
        <table:table-row table:style-name="ro1">
          <table:table-cell table:style-name="ce257" office:value-type="float" office:value="48" calcext:value-type="float">
            <text:p>48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3</text:p>
          </table:table-cell>
          <table:table-cell table:style-name="ce332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329" table:formula="of:=VLOOKUP([.A48];A_4_INPUT_DATE_E_RISULTATI_GIRONI;6;0)" office:value-type="float" office:value="54" calcext:value-type="float">
            <text:p>54</text:p>
          </table:table-cell>
          <table:table-cell table:style-name="ce329" table:formula="of:=VLOOKUP([.A48];A_4_INPUT_DATE_E_RISULTATI_GIRONI;7;0)" office:value-type="float" office:value="48" calcext:value-type="float">
            <text:p>48</text:p>
          </table:table-cell>
          <table:table-cell table:style-name="ce332" table:formula="of:=IF([.H48]&gt;[.I48];[.F48];[.G48])" office:value-type="string" office:string-value="Scorpioni" calcext:value-type="string">
            <text:p>Scorpioni</text:p>
          </table:table-cell>
          <table:table-cell table:style-name="ce332" table:formula="of:=IF([.H48]&lt;[.I48];[.F48];[.G48])" office:value-type="string" office:string-value="Tonni" calcext:value-type="string">
            <text:p>Tonni</text:p>
          </table:table-cell>
          <table:table-cell table:style-name="ce329" table:formula="of:=1*([.H48]&gt;[.I48])" office:value-type="float" office:value="1" calcext:value-type="float">
            <text:p>1</text:p>
          </table:table-cell>
          <table:table-cell table:style-name="ce336" table:formula="of:=1*([.H48]&lt;[.I48])*NOT(AND([.H48]=0;[.I48]=20))" office:value-type="float" office:value="0" calcext:value-type="float">
            <text:p>0</text:p>
          </table:table-cell>
          <table:table-cell table:style-name="ce336" table:formula="of:=1*AND([.H48]=0;[.I48]=20)" office:value-type="float" office:value="0" calcext:value-type="float">
            <text:p>0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39" table:formula="of:=[.O48]-[.P48]" office:value-type="float" office:value="6" calcext:value-type="float">
            <text:p>+6</text:p>
          </table:table-cell>
          <table:table-cell table:style-name="ce329" table:formula="of:=1*([.I48]&gt;[.H48])" office:value-type="float" office:value="0" calcext:value-type="float">
            <text:p>0</text:p>
          </table:table-cell>
          <table:table-cell table:style-name="ce329" table:formula="of:=1*([.I48]&lt;[.H48])*NOT(AND([.H48]=20;[.I48]=0))" office:value-type="float" office:value="1" calcext:value-type="float">
            <text:p>1</text:p>
          </table:table-cell>
          <table:table-cell table:style-name="ce329" table:formula="of:=1*AND([.H48]=20;[.I48]=0)" office:value-type="float" office:value="0" calcext:value-type="float">
            <text:p>0</text:p>
          </table:table-cell>
          <table:table-cell table:style-name="ce329" table:formula="of:=[.I48]" office:value-type="float" office:value="48" calcext:value-type="float">
            <text:p>48</text:p>
          </table:table-cell>
          <table:table-cell table:style-name="ce329" table:formula="of:=[.H48]" office:value-type="float" office:value="54" calcext:value-type="float">
            <text:p>54</text:p>
          </table:table-cell>
          <table:table-cell table:style-name="ce342" table:formula="of:=[.U48]-[.V48]" office:value-type="float" office:value="-6" calcext:value-type="float">
            <text:p>-6</text:p>
          </table:table-cell>
          <table:table-cell table:number-columns-repeated="23"/>
          <table:table-cell table:style-name="ce257" table:formula="of:=[.AU47]+1" office:value-type="float" office:value="94" calcext:value-type="float">
            <text:p>94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8];1)=&quot;V&quot;;VLOOKUP(NUMBERVALUE(SUBSTITUTE([.AX48];&quot;V&quot;;&quot;&quot;));B_PARTITE_2A_FASE;10;FALSE());IF(LEFT([.AX48];1)=&quot;P&quot;;VLOOKUP(NUMBERVALUE(SUBSTITUTE([.AX48];&quot;P&quot;;&quot;&quot;));B_PARTITE_2A_FASE;11;FALSE());VLOOKUP([.AX48];B_CLASSIFICHE_GIRONI;4;FALSE())))" office:value-type="string" office:string-value="" calcext:value-type="error">
            <text:p>#N/D</text:p>
          </table:table-cell>
          <table:table-cell table:style-name="ce332" table:formula="of:=IF(LEFT([.AY48];1)=&quot;V&quot;;VLOOKUP(NUMBERVALUE(SUBSTITUTE([.AY48];&quot;V&quot;;&quot;&quot;));B_PARTITE_2A_FASE;10;FALSE());IF(LEFT([.AY48];1)=&quot;P&quot;;VLOOKUP(NUMBERVALUE(SUBSTITUTE([.AY48];&quot;P&quot;;&quot;&quot;));B_PARTITE_2A_FASE;11;FALSE());VLOOKUP([.AY48];B_CLASSIFICHE_GIRONI;4;FALSE())))" office:value-type="string" office:string-value="" calcext:value-type="error">
            <text:p>#N/D</text:p>
          </table:table-cell>
          <table:table-cell table:style-name="ce329" table:formula="of:=VLOOKUP([.AU48];A_5_INPUT_DATE_E_RISULTATI_2A_FASE;6;0)" office:value-type="float" office:value="34" calcext:value-type="float">
            <text:p>34</text:p>
          </table:table-cell>
          <table:table-cell table:style-name="ce329" table:formula="of:=VLOOKUP([.AU48];A_5_INPUT_DATE_E_RISULTATI_2A_FASE;7;0)" office:value-type="float" office:value="33" calcext:value-type="float">
            <text:p>33</text:p>
          </table:table-cell>
          <table:table-cell table:style-name="ce332" table:formula="of:=IF([.BB48]&gt;[.BC48];[.AZ48];[.BA48])" office:value-type="string" office:string-value="" calcext:value-type="error">
            <text:p>#N/D</text:p>
          </table:table-cell>
          <table:table-cell table:style-name="ce332" table:formula="of:=IF([.BB48]&lt;[.BC48];[.AZ48];[.BA48])" office:value-type="string" office:string-value="" calcext:value-type="error">
            <text:p>#N/D</text:p>
          </table:table-cell>
          <table:table-cell table:style-name="ce329" table:formula="of:=1*([.BB48]&gt;[.BC48])" office:value-type="float" office:value="1" calcext:value-type="float">
            <text:p>1</text:p>
          </table:table-cell>
          <table:table-cell table:style-name="ce336" table:formula="of:=1*([.BB48]&lt;[.BC48])*NOT(AND([.BB48]=0;[.BC48]=20))" office:value-type="float" office:value="0" calcext:value-type="float">
            <text:p>0</text:p>
          </table:table-cell>
          <table:table-cell table:style-name="ce336" table:formula="of:=1*AND([.BB48]=0;[.BC48]=20)" office:value-type="float" office:value="0" calcext:value-type="float">
            <text:p>0</text:p>
          </table:table-cell>
          <table:table-cell table:style-name="ce329" table:formula="of:=[.BB48]" office:value-type="float" office:value="34" calcext:value-type="float">
            <text:p>34</text:p>
          </table:table-cell>
          <table:table-cell table:style-name="ce329" table:formula="of:=[.BC48]" office:value-type="float" office:value="33" calcext:value-type="float">
            <text:p>33</text:p>
          </table:table-cell>
          <table:table-cell table:style-name="ce339" table:formula="of:=[.BI48]-[.BJ48]" office:value-type="float" office:value="1" calcext:value-type="float">
            <text:p>+1</text:p>
          </table:table-cell>
          <table:table-cell table:style-name="ce329" table:formula="of:=1*([.BC48]&gt;[.BB48])" office:value-type="float" office:value="0" calcext:value-type="float">
            <text:p>0</text:p>
          </table:table-cell>
          <table:table-cell table:style-name="ce329" table:formula="of:=1*([.BC48]&lt;[.BB48])*NOT(AND([.BB48]=20;[.BC48]=0))" office:value-type="float" office:value="1" calcext:value-type="float">
            <text:p>1</text:p>
          </table:table-cell>
          <table:table-cell table:style-name="ce329" table:formula="of:=1*AND([.BB48]=20;[.BC48]=0)" office:value-type="float" office:value="0" calcext:value-type="float">
            <text:p>0</text:p>
          </table:table-cell>
          <table:table-cell table:style-name="ce329" table:formula="of:=[.BC48]" office:value-type="float" office:value="33" calcext:value-type="float">
            <text:p>33</text:p>
          </table:table-cell>
          <table:table-cell table:style-name="ce329" table:formula="of:=[.BB48]" office:value-type="float" office:value="34" calcext:value-type="float">
            <text:p>34</text:p>
          </table:table-cell>
          <table:table-cell table:style-name="ce342" table:formula="of:=[.BO48]-[.BP48]" office:value-type="float" office:value="-1" calcext:value-type="float">
            <text:p>-1</text:p>
          </table:table-cell>
        </table:table-row>
        <table:table-row table:style-name="ro1">
          <table:table-cell table:style-name="ce257" office:value-type="float" office:value="36" calcext:value-type="float">
            <text:p>36</text:p>
          </table:table-cell>
          <table:table-cell table:style-name="ce322" office:value-type="string" calcext:value-type="string">
            <text:p>Girone</text:p>
          </table:table-cell>
          <table:table-cell table:style-name="ce326" office:value-type="string" calcext:value-type="string">
            <text:p>H</text:p>
          </table:table-cell>
          <table:table-cell table:style-name="ce329" office:value-type="string" calcext:value-type="string">
            <text:p>H2</text:p>
          </table:table-cell>
          <table:table-cell table:style-name="ce329" office:value-type="string" calcext:value-type="string">
            <text:p>H4</text:p>
          </table:table-cell>
          <table:table-cell table:style-name="ce332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332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329" table:formula="of:=VLOOKUP([.A49];A_4_INPUT_DATE_E_RISULTATI_GIRONI;6;0)" office:value-type="float" office:value="74" calcext:value-type="float">
            <text:p>74</text:p>
          </table:table-cell>
          <table:table-cell table:style-name="ce329" table:formula="of:=VLOOKUP([.A49];A_4_INPUT_DATE_E_RISULTATI_GIRONI;7;0)" office:value-type="float" office:value="79" calcext:value-type="float">
            <text:p>79</text:p>
          </table:table-cell>
          <table:table-cell table:style-name="ce332" table:formula="of:=IF([.H49]&gt;[.I49];[.F49];[.G49])" office:value-type="string" office:string-value="Zebre" calcext:value-type="string">
            <text:p>Zebre</text:p>
          </table:table-cell>
          <table:table-cell table:style-name="ce332" table:formula="of:=IF([.H49]&lt;[.I49];[.F49];[.G49])" office:value-type="string" office:string-value="Scorpioni" calcext:value-type="string">
            <text:p>Scorpioni</text:p>
          </table:table-cell>
          <table:table-cell table:style-name="ce329" table:formula="of:=1*([.H49]&gt;[.I49])" office:value-type="float" office:value="0" calcext:value-type="float">
            <text:p>0</text:p>
          </table:table-cell>
          <table:table-cell table:style-name="ce336" table:formula="of:=1*([.H49]&lt;[.I49])*NOT(AND([.H49]=0;[.I49]=20))" office:value-type="float" office:value="1" calcext:value-type="float">
            <text:p>1</text:p>
          </table:table-cell>
          <table:table-cell table:style-name="ce336" table:formula="of:=1*AND([.H49]=0;[.I49]=20)" office:value-type="float" office:value="0" calcext:value-type="float">
            <text:p>0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39" table:formula="of:=[.O49]-[.P49]" office:value-type="float" office:value="-5" calcext:value-type="float">
            <text:p>-5</text:p>
          </table:table-cell>
          <table:table-cell table:style-name="ce329" table:formula="of:=1*([.I49]&gt;[.H49])" office:value-type="float" office:value="1" calcext:value-type="float">
            <text:p>1</text:p>
          </table:table-cell>
          <table:table-cell table:style-name="ce329" table:formula="of:=1*([.I49]&lt;[.H49])*NOT(AND([.H49]=20;[.I49]=0))" office:value-type="float" office:value="0" calcext:value-type="float">
            <text:p>0</text:p>
          </table:table-cell>
          <table:table-cell table:style-name="ce329" table:formula="of:=1*AND([.H49]=20;[.I49]=0)" office:value-type="float" office:value="0" calcext:value-type="float">
            <text:p>0</text:p>
          </table:table-cell>
          <table:table-cell table:style-name="ce329" table:formula="of:=[.I49]" office:value-type="float" office:value="79" calcext:value-type="float">
            <text:p>79</text:p>
          </table:table-cell>
          <table:table-cell table:style-name="ce329" table:formula="of:=[.H49]" office:value-type="float" office:value="74" calcext:value-type="float">
            <text:p>74</text:p>
          </table:table-cell>
          <table:table-cell table:style-name="ce342" table:formula="of:=[.U49]-[.V49]" office:value-type="float" office:value="5" calcext:value-type="float">
            <text:p>+5</text:p>
          </table:table-cell>
          <table:table-cell table:number-columns-repeated="23"/>
          <table:table-cell table:style-name="ce257" table:formula="of:=[.AU48]+1" office:value-type="float" office:value="95" calcext:value-type="float">
            <text:p>95</text:p>
          </table:table-cell>
          <table:table-cell table:style-name="ce322" office:value-type="string" calcext:value-type="string">
            <text:p>2aFase</text:p>
          </table:table-cell>
          <table:table-cell table:style-name="ce182"/>
          <table:table-cell table:style-name="ce329" table:number-columns-repeated="2"/>
          <table:table-cell table:style-name="ce332" table:formula="of:=IF(LEFT([.AX49];1)=&quot;V&quot;;VLOOKUP(NUMBERVALUE(SUBSTITUTE([.AX49];&quot;V&quot;;&quot;&quot;));B_PARTITE_2A_FASE;10;FALSE());IF(LEFT([.AX49];1)=&quot;P&quot;;VLOOKUP(NUMBERVALUE(SUBSTITUTE([.AX49];&quot;P&quot;;&quot;&quot;));B_PARTITE_2A_FASE;11;FALSE());VLOOKUP([.AX49];B_CLASSIFICHE_GIRONI;4;FALSE())))" office:value-type="string" office:string-value="" calcext:value-type="error">
            <text:p>#N/D</text:p>
          </table:table-cell>
          <table:table-cell table:style-name="ce332" table:formula="of:=IF(LEFT([.AY49];1)=&quot;V&quot;;VLOOKUP(NUMBERVALUE(SUBSTITUTE([.AY49];&quot;V&quot;;&quot;&quot;));B_PARTITE_2A_FASE;10;FALSE());IF(LEFT([.AY49];1)=&quot;P&quot;;VLOOKUP(NUMBERVALUE(SUBSTITUTE([.AY49];&quot;P&quot;;&quot;&quot;));B_PARTITE_2A_FASE;11;FALSE());VLOOKUP([.AY49];B_CLASSIFICHE_GIRONI;4;FALSE())))" office:value-type="string" office:string-value="" calcext:value-type="error">
            <text:p>#N/D</text:p>
          </table:table-cell>
          <table:table-cell table:style-name="ce329" table:formula="of:=VLOOKUP([.AU49];A_5_INPUT_DATE_E_RISULTATI_2A_FASE;6;0)" office:value-type="float" office:value="20" calcext:value-type="float">
            <text:p>20</text:p>
          </table:table-cell>
          <table:table-cell table:style-name="ce329" table:formula="of:=VLOOKUP([.AU49];A_5_INPUT_DATE_E_RISULTATI_2A_FASE;7;0)" office:value-type="float" office:value="0" calcext:value-type="float">
            <text:p>0</text:p>
          </table:table-cell>
          <table:table-cell table:style-name="ce332" table:formula="of:=IF([.BB49]&gt;[.BC49];[.AZ49];[.BA49])" office:value-type="string" office:string-value="" calcext:value-type="error">
            <text:p>#N/D</text:p>
          </table:table-cell>
          <table:table-cell table:style-name="ce332" table:formula="of:=IF([.BB49]&lt;[.BC49];[.AZ49];[.BA49])" office:value-type="string" office:string-value="" calcext:value-type="error">
            <text:p>#N/D</text:p>
          </table:table-cell>
          <table:table-cell table:style-name="ce329" table:formula="of:=1*([.BB49]&gt;[.BC49])" office:value-type="float" office:value="1" calcext:value-type="float">
            <text:p>1</text:p>
          </table:table-cell>
          <table:table-cell table:style-name="ce336" table:formula="of:=1*([.BB49]&lt;[.BC49])*NOT(AND([.BB49]=0;[.BC49]=20))" office:value-type="float" office:value="0" calcext:value-type="float">
            <text:p>0</text:p>
          </table:table-cell>
          <table:table-cell table:style-name="ce336" table:formula="of:=1*AND([.BB49]=0;[.BC49]=20)" office:value-type="float" office:value="0" calcext:value-type="float">
            <text:p>0</text:p>
          </table:table-cell>
          <table:table-cell table:style-name="ce329" table:formula="of:=[.BB49]" office:value-type="float" office:value="20" calcext:value-type="float">
            <text:p>20</text:p>
          </table:table-cell>
          <table:table-cell table:style-name="ce329" table:formula="of:=[.BC49]" office:value-type="float" office:value="0" calcext:value-type="float">
            <text:p>0</text:p>
          </table:table-cell>
          <table:table-cell table:style-name="ce339" table:formula="of:=[.BI49]-[.BJ49]" office:value-type="float" office:value="20" calcext:value-type="float">
            <text:p>+20</text:p>
          </table:table-cell>
          <table:table-cell table:style-name="ce329" table:formula="of:=1*([.BC49]&gt;[.BB49])" office:value-type="float" office:value="0" calcext:value-type="float">
            <text:p>0</text:p>
          </table:table-cell>
          <table:table-cell table:style-name="ce329" table:formula="of:=1*([.BC49]&lt;[.BB49])*NOT(AND([.BB49]=20;[.BC49]=0))" office:value-type="float" office:value="0" calcext:value-type="float">
            <text:p>0</text:p>
          </table:table-cell>
          <table:table-cell table:style-name="ce329" table:formula="of:=1*AND([.BB49]=20;[.BC49]=0)" office:value-type="float" office:value="1" calcext:value-type="float">
            <text:p>1</text:p>
          </table:table-cell>
          <table:table-cell table:style-name="ce329" table:formula="of:=[.BC49]" office:value-type="float" office:value="0" calcext:value-type="float">
            <text:p>0</text:p>
          </table:table-cell>
          <table:table-cell table:style-name="ce329" table:formula="of:=[.BB49]" office:value-type="float" office:value="20" calcext:value-type="float">
            <text:p>20</text:p>
          </table:table-cell>
          <table:table-cell table:style-name="ce342" table:formula="of:=[.BO49]-[.BP49]" office:value-type="float" office:value="-20" calcext:value-type="float">
            <text:p>-20</text:p>
          </table:table-cell>
        </table:table-row>
        <table:table-row table:style-name="ro1">
          <table:table-cell table:style-name="ce259" office:value-type="float" office:value="24" calcext:value-type="float">
            <text:p>24</text:p>
          </table:table-cell>
          <table:table-cell table:style-name="ce323" office:value-type="string" calcext:value-type="string">
            <text:p>Girone</text:p>
          </table:table-cell>
          <table:table-cell table:style-name="ce327" office:value-type="string" calcext:value-type="string">
            <text:p>H</text:p>
          </table:table-cell>
          <table:table-cell table:style-name="ce330" office:value-type="string" calcext:value-type="string">
            <text:p>H3</text:p>
          </table:table-cell>
          <table:table-cell table:style-name="ce330" office:value-type="string" calcext:value-type="string">
            <text:p>H4</text:p>
          </table:table-cell>
          <table:table-cell table:style-name="ce333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333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330" table:formula="of:=VLOOKUP([.A50];A_4_INPUT_DATE_E_RISULTATI_GIRONI;6;0)" office:value-type="float" office:value="20" calcext:value-type="float">
            <text:p>20</text:p>
          </table:table-cell>
          <table:table-cell table:style-name="ce330" table:formula="of:=VLOOKUP([.A50];A_4_INPUT_DATE_E_RISULTATI_GIRONI;7;0)" office:value-type="float" office:value="0" calcext:value-type="float">
            <text:p>0</text:p>
          </table:table-cell>
          <table:table-cell table:style-name="ce333" table:formula="of:=IF([.H50]&gt;[.I50];[.F50];[.G50])" office:value-type="string" office:string-value="Tonni" calcext:value-type="string">
            <text:p>Tonni</text:p>
          </table:table-cell>
          <table:table-cell table:style-name="ce333" table:formula="of:=IF([.H50]&lt;[.I50];[.F50];[.G50])" office:value-type="string" office:string-value="Zebre" calcext:value-type="string">
            <text:p>Zebre</text:p>
          </table:table-cell>
          <table:table-cell table:style-name="ce330" table:formula="of:=1*([.H50]&gt;[.I50])" office:value-type="float" office:value="1" calcext:value-type="float">
            <text:p>1</text:p>
          </table:table-cell>
          <table:table-cell table:style-name="ce337" table:formula="of:=1*([.H50]&lt;[.I50])*NOT(AND([.H50]=0;[.I50]=20))" office:value-type="float" office:value="0" calcext:value-type="float">
            <text:p>0</text:p>
          </table:table-cell>
          <table:table-cell table:style-name="ce337" table:formula="of:=1*AND([.H50]=0;[.I50]=20)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40" table:formula="of:=[.O50]-[.P50]" office:value-type="float" office:value="20" calcext:value-type="float">
            <text:p>+20</text:p>
          </table:table-cell>
          <table:table-cell table:style-name="ce330" table:formula="of:=1*([.I50]&gt;[.H50])" office:value-type="float" office:value="0" calcext:value-type="float">
            <text:p>0</text:p>
          </table:table-cell>
          <table:table-cell table:style-name="ce330" table:formula="of:=1*([.I50]&lt;[.H50])*NOT(AND([.H50]=20;[.I50]=0))" office:value-type="float" office:value="0" calcext:value-type="float">
            <text:p>0</text:p>
          </table:table-cell>
          <table:table-cell table:style-name="ce330" table:formula="of:=1*AND([.H50]=20;[.I50]=0)" office:value-type="float" office:value="1" calcext:value-type="float">
            <text:p>1</text:p>
          </table:table-cell>
          <table:table-cell table:style-name="ce330" table:formula="of:=[.I50]" office:value-type="float" office:value="0" calcext:value-type="float">
            <text:p>0</text:p>
          </table:table-cell>
          <table:table-cell table:style-name="ce330" table:formula="of:=[.H50]" office:value-type="float" office:value="20" calcext:value-type="float">
            <text:p>20</text:p>
          </table:table-cell>
          <table:table-cell table:style-name="ce343" table:formula="of:=[.U50]-[.V50]" office:value-type="float" office:value="-20" calcext:value-type="float">
            <text:p>-20</text:p>
          </table:table-cell>
          <table:table-cell table:number-columns-repeated="23"/>
          <table:table-cell table:style-name="ce259" table:formula="of:=[.AU49]+1" office:value-type="float" office:value="96" calcext:value-type="float">
            <text:p>96</text:p>
          </table:table-cell>
          <table:table-cell table:style-name="ce323" office:value-type="string" calcext:value-type="string">
            <text:p>2aFase</text:p>
          </table:table-cell>
          <table:table-cell table:style-name="ce183"/>
          <table:table-cell table:style-name="ce330" table:number-columns-repeated="2"/>
          <table:table-cell table:style-name="ce333" table:formula="of:=IF(LEFT([.AX50];1)=&quot;V&quot;;VLOOKUP(NUMBERVALUE(SUBSTITUTE([.AX50];&quot;V&quot;;&quot;&quot;));B_PARTITE_2A_FASE;10;FALSE());IF(LEFT([.AX50];1)=&quot;P&quot;;VLOOKUP(NUMBERVALUE(SUBSTITUTE([.AX50];&quot;P&quot;;&quot;&quot;));B_PARTITE_2A_FASE;11;FALSE());VLOOKUP([.AX50];B_CLASSIFICHE_GIRONI;4;FALSE())))" office:value-type="string" office:string-value="" calcext:value-type="error">
            <text:p>#N/D</text:p>
          </table:table-cell>
          <table:table-cell table:style-name="ce333" table:formula="of:=IF(LEFT([.AY50];1)=&quot;V&quot;;VLOOKUP(NUMBERVALUE(SUBSTITUTE([.AY50];&quot;V&quot;;&quot;&quot;));B_PARTITE_2A_FASE;10;FALSE());IF(LEFT([.AY50];1)=&quot;P&quot;;VLOOKUP(NUMBERVALUE(SUBSTITUTE([.AY50];&quot;P&quot;;&quot;&quot;));B_PARTITE_2A_FASE;11;FALSE());VLOOKUP([.AY50];B_CLASSIFICHE_GIRONI;4;FALSE())))" office:value-type="string" office:string-value="" calcext:value-type="error">
            <text:p>#N/D</text:p>
          </table:table-cell>
          <table:table-cell table:style-name="ce330" table:formula="of:=VLOOKUP([.AU50];A_5_INPUT_DATE_E_RISULTATI_2A_FASE;6;0)" office:value-type="float" office:value="54" calcext:value-type="float">
            <text:p>54</text:p>
          </table:table-cell>
          <table:table-cell table:style-name="ce330" table:formula="of:=VLOOKUP([.AU50];A_5_INPUT_DATE_E_RISULTATI_2A_FASE;7;0)" office:value-type="float" office:value="48" calcext:value-type="float">
            <text:p>48</text:p>
          </table:table-cell>
          <table:table-cell table:style-name="ce333" table:formula="of:=IF([.BB50]&gt;[.BC50];[.AZ50];[.BA50])" office:value-type="string" office:string-value="" calcext:value-type="error">
            <text:p>#N/D</text:p>
          </table:table-cell>
          <table:table-cell table:style-name="ce333" table:formula="of:=IF([.BB50]&lt;[.BC50];[.AZ50];[.BA50])" office:value-type="string" office:string-value="" calcext:value-type="error">
            <text:p>#N/D</text:p>
          </table:table-cell>
          <table:table-cell table:style-name="ce330" table:formula="of:=1*([.BB50]&gt;[.BC50])" office:value-type="float" office:value="1" calcext:value-type="float">
            <text:p>1</text:p>
          </table:table-cell>
          <table:table-cell table:style-name="ce337" table:formula="of:=1*([.BB50]&lt;[.BC50])*NOT(AND([.BB50]=0;[.BC50]=20))" office:value-type="float" office:value="0" calcext:value-type="float">
            <text:p>0</text:p>
          </table:table-cell>
          <table:table-cell table:style-name="ce337" table:formula="of:=1*AND([.BB50]=0;[.BC50]=20)" office:value-type="float" office:value="0" calcext:value-type="float">
            <text:p>0</text:p>
          </table:table-cell>
          <table:table-cell table:style-name="ce330" table:formula="of:=[.BB50]" office:value-type="float" office:value="54" calcext:value-type="float">
            <text:p>54</text:p>
          </table:table-cell>
          <table:table-cell table:style-name="ce330" table:formula="of:=[.BC50]" office:value-type="float" office:value="48" calcext:value-type="float">
            <text:p>48</text:p>
          </table:table-cell>
          <table:table-cell table:style-name="ce340" table:formula="of:=[.BI50]-[.BJ50]" office:value-type="float" office:value="6" calcext:value-type="float">
            <text:p>+6</text:p>
          </table:table-cell>
          <table:table-cell table:style-name="ce330" table:formula="of:=1*([.BC50]&gt;[.BB50])" office:value-type="float" office:value="0" calcext:value-type="float">
            <text:p>0</text:p>
          </table:table-cell>
          <table:table-cell table:style-name="ce330" table:formula="of:=1*([.BC50]&lt;[.BB50])*NOT(AND([.BB50]=20;[.BC50]=0))" office:value-type="float" office:value="1" calcext:value-type="float">
            <text:p>1</text:p>
          </table:table-cell>
          <table:table-cell table:style-name="ce330" table:formula="of:=1*AND([.BB50]=20;[.BC50]=0)" office:value-type="float" office:value="0" calcext:value-type="float">
            <text:p>0</text:p>
          </table:table-cell>
          <table:table-cell table:style-name="ce330" table:formula="of:=[.BC50]" office:value-type="float" office:value="48" calcext:value-type="float">
            <text:p>48</text:p>
          </table:table-cell>
          <table:table-cell table:style-name="ce330" table:formula="of:=[.BB50]" office:value-type="float" office:value="54" calcext:value-type="float">
            <text:p>54</text:p>
          </table:table-cell>
          <table:table-cell table:style-name="ce343" table:formula="of:=[.BO50]-[.BP50]" office:value-type="float" office:value="-6" calcext:value-type="float">
            <text:p>-6</text:p>
          </table:table-cell>
        </table:table-row>
        <table:table-row table:style-name="ro1" table:number-rows-repeated="1048525">
          <table:table-cell table:number-columns-repeated="69"/>
        </table:table-row>
        <table:table-row table:style-name="ro1">
          <table:table-cell table:number-columns-repeated="69"/>
        </table:table-row>
        <calcext:conditional-formats>
          <calcext:conditional-format calcext:target-range-address="B_ELABORAZIONE.C3:B_ELABORAZIONE.C50 B_ELABORAZIONE.Z3:B_ELABORAZIONE.Z34 B_ELABORAZIONE.AW3:B_ELABORAZIONE.AW50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W3:B_ELABORAZIONE.AW50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W3:B_ELABORAZIONE.AW50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W3:B_ELABORAZIONE.AW50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W3:B_ELABORAZIONE.AW50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W3:B_ELABORAZIONE.AW50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W3:B_ELABORAZIONE.AW50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W3:B_ELABORAZIONE.AW50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table:table-column table:style-name="co41" table:visibility="collapse" table:default-cell-style-name="ce248"/>
        <table:table-column table:style-name="co4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3" table:number-columns-repeated="2" table:default-cell-style-name="Default"/>
        <table:table-column table:style-name="co12" table:default-cell-style-name="Default"/>
        <table:table-column table:style-name="co4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63" table:default-cell-style-name="Default"/>
        <table:table-column table:style-name="co5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8" table:default-cell-style-name="Default"/>
        <table:table-column table:style-name="co5" table:default-cell-style-name="Default"/>
        <table:table-column table:style-name="co3" table:default-cell-style-name="Default"/>
        <table:table-column table:style-name="co59" table:default-cell-style-name="Default"/>
        <table:table-column table:style-name="co60" table:default-cell-style-name="Default"/>
        <table:table-row table:style-name="ro4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5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6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6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698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6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565" office:value-type="string" calcext:value-type="string" table:number-columns-spanned="3" table:number-rows-spanned="1">
            <text:p>gio 10 giu h. 9:00</text:p>
          </table:table-cell>
          <table:covered-table-cell table:style-name="ce698"/>
          <table:covered-table-cell table:style-name="ce723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office:value-type="float" office:value="49" calcext:value-type="float" table:number-columns-spanned="1" table:number-rows-spanned="2">
            <text:p>49</text:p>
          </table:table-cell>
          <table:table-cell table:style-name="ce573" table:formula="of:=[.K4]" office:value-type="string" office:string-value="Leoni" calcext:value-type="string">
            <text:p>Leoni</text:p>
          </table:table-cell>
          <table:table-cell table:style-name="ce590"/>
          <table:table-cell table:style-name="ce595" office:value-type="string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6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574" table:formula="of:=[.K15]" office:value-type="string" office:string-value="Giraffe" calcext:value-type="string">
            <text:p>Giraffe</text:p>
          </table:table-cell>
          <table:table-cell table:style-name="ce591"/>
          <table:table-cell table:style-name="ce596" office:value-type="string" calcext:value-type="string">
            <text:p>2C</text:p>
          </table:table-cell>
          <table:table-cell table:style-name="ce600"/>
          <table:table-cell table:style-name="ce568" office:value-type="string" calcext:value-type="string">
            <text:p>30 Giu <text:s/>h. 21</text:p>
          </table:table-cell>
          <table:table-cell table:style-name="ce455"/>
          <table:table-cell table:style-name="ce723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6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698"/>
          <table:table-cell table:style-name="ce592"/>
          <table:table-cell table:style-name="ce597"/>
          <table:table-cell table:style-name="ce455"/>
          <table:table-cell table:style-name="ce602" table:formula="of:=[.T34]+1" office:value-type="float" office:value="57" calcext:value-type="float" table:number-columns-spanned="1" table:number-rows-spanned="2">
            <text:p>57</text:p>
          </table:table-cell>
          <table:table-cell table:style-name="ce604" table:formula="of:=IF([.V6]&amp;[.V7]=&quot;&quot;;&quot;Vincente &quot;&amp;[.T6];IF([.V6]&gt;[.V7];[.U6];[.U7]))" office:value-type="string" office:string-value="Vincente 49" calcext:value-type="string">
            <text:p>Vincente 49</text:p>
          </table:table-cell>
          <table:table-cell table:style-name="ce60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565" office:value-type="string" calcext:value-type="string" table:number-columns-spanned="3" table:number-rows-spanned="1">
            <text:p>gio 10 giu h. 11:00</text:p>
          </table:table-cell>
          <table:covered-table-cell table:style-name="ce698"/>
          <table:covered-table-cell table:style-name="ce727"/>
          <table:table-cell table:style-name="ce597"/>
          <table:table-cell table:style-name="ce601"/>
          <table:covered-table-cell table:style-name="ce603"/>
          <table:table-cell table:style-name="ce605" table:formula="of:=IF([.V10]&amp;[.V11]=&quot;&quot;;&quot;Vincente &quot;&amp;[.T10];IF([.V10]&gt;[.V11];[.U10];[.U11]))" office:value-type="string" office:string-value="Vincente 50" calcext:value-type="string">
            <text:p>Vincente 50</text:p>
          </table:table-cell>
          <table:table-cell table:style-name="ce610"/>
          <table:table-cell table:style-name="ce61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6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[.T6]+1" office:value-type="float" office:value="50" calcext:value-type="float" table:number-columns-spanned="1" table:number-rows-spanned="2">
            <text:p>50</text:p>
          </table:table-cell>
          <table:table-cell table:style-name="ce575" table:formula="of:=[.K9]" office:value-type="string" office:string-value="Giaguari" calcext:value-type="string">
            <text:p>Giaguari</text:p>
          </table:table-cell>
          <table:table-cell table:style-name="ce590"/>
          <table:table-cell table:style-name="ce598" office:value-type="string" calcext:value-type="string">
            <text:p>1B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6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[.K20]" office:value-type="string" office:string-value="Pitoni" calcext:value-type="string">
            <text:p>Pitoni</text:p>
          </table:table-cell>
          <table:table-cell table:style-name="ce591"/>
          <table:table-cell table:style-name="ce595" office:value-type="string" calcext:value-type="string">
            <text:p>2D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6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698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61" calcext:value-type="float" table:number-columns-spanned="1" table:number-rows-spanned="2">
            <text:p>61</text:p>
          </table:table-cell>
          <table:table-cell table:style-name="ce604" table:formula="of:=IF([.AA8]&amp;[.AA9]=&quot;&quot;;&quot;Vincente &quot;&amp;[.Y8];IF([.AA8]&gt;[.AA9];[.Z8];[.Z9]))" office:value-type="string" office:string-value="Vincente 57" calcext:value-type="string">
            <text:p>Vincente 57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6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5 Giu <text:s/>h. 18</text:p>
          </table:table-cell>
          <table:table-cell table:style-name="ce698"/>
          <table:table-cell table:style-name="ce727"/>
          <table:table-cell table:style-name="ce455" table:number-columns-repeated="4"/>
          <table:table-cell table:style-name="ce727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58" calcext:value-type="string">
            <text:p>Vincente 58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[.T10]+1" office:value-type="float" office:value="51" calcext:value-type="float" table:number-columns-spanned="1" table:number-rows-spanned="2">
            <text:p>51</text:p>
          </table:table-cell>
          <table:table-cell table:style-name="ce575" table:formula="of:=[.K24]" office:value-type="string" office:string-value="Bisonti" calcext:value-type="string">
            <text:p>Bisonti</text:p>
          </table:table-cell>
          <table:table-cell table:style-name="ce590"/>
          <table:table-cell table:style-name="ce595" office:value-type="string" calcext:value-type="string">
            <text:p>1E</text:p>
          </table:table-cell>
          <table:table-cell table:style-name="ce455" table:number-columns-repeated="3"/>
          <table:table-cell table:style-name="ce727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[.K35]" office:value-type="string" office:string-value="Gorilla" calcext:value-type="string">
            <text:p>Gorilla</text:p>
          </table:table-cell>
          <table:table-cell table:style-name="ce591"/>
          <table:table-cell table:style-name="ce596" office:value-type="string" calcext:value-type="string">
            <text:p>2G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727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698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58" calcext:value-type="float" table:number-columns-spanned="1" table:number-rows-spanned="2">
            <text:p>58</text:p>
          </table:table-cell>
          <table:table-cell table:style-name="ce604" table:formula="of:=IF([.V14]&amp;[.V15]=&quot;&quot;;&quot;Vincente &quot;&amp;[.T14];IF([.V14]&gt;[.V15];[.U14];[.U15]))" office:value-type="string" office:string-value="Vincente 51" calcext:value-type="string">
            <text:p>Vincente 51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8" office:value-type="string" calcext:value-type="string">
            <text:p>26 Giu <text:s/>h. 21</text:p>
          </table:table-cell>
          <table:table-cell table:style-name="ce698"/>
          <table:table-cell table:style-name="ce727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Vincente 52" calcext:value-type="string">
            <text:p>Vincente 52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[.T14]+1" office:value-type="float" office:value="52" calcext:value-type="float" table:number-columns-spanned="1" table:number-rows-spanned="2">
            <text:p>52</text:p>
          </table:table-cell>
          <table:table-cell table:style-name="ce575" table:formula="of:=[.K29]" office:value-type="string" office:string-value="Balene" calcext:value-type="string">
            <text:p>Balene</text:p>
          </table:table-cell>
          <table:table-cell table:style-name="ce590"/>
          <table:table-cell table:style-name="ce598" office:value-type="string" calcext:value-type="string">
            <text:p>1F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[.K40]" office:value-type="string" office:string-value="Scorpioni" calcext:value-type="string">
            <text:p>Scorpioni</text:p>
          </table:table-cell>
          <table:table-cell table:style-name="ce591"/>
          <table:table-cell table:style-name="ce595" office:value-type="string" calcext:value-type="string">
            <text:p>2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63" calcext:value-type="float" table:number-columns-spanned="1" table:number-rows-spanned="2">
            <text:p>63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61" calcext:value-type="string">
            <text:p>Vincente 61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698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62" calcext:value-type="string">
            <text:p>Vincente 62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8" office:value-type="string" calcext:value-type="string">
            <text:p>26 Giu <text:s/>h. 18</text:p>
          </table:table-cell>
          <table:table-cell table:style-name="ce698"/>
          <table:table-cell table:style-name="ce594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[.T18]+1" office:value-type="float" office:value="53" calcext:value-type="float" table:number-columns-spanned="1" table:number-rows-spanned="2">
            <text:p>53</text:p>
          </table:table-cell>
          <table:table-cell table:style-name="ce575" table:formula="of:=[.K39]" office:value-type="string" office:string-value="Piranha" calcext:value-type="string">
            <text:p>Piranha</text:p>
          </table:table-cell>
          <table:table-cell table:style-name="ce590"/>
          <table:table-cell table:style-name="ce595" office:value-type="string" calcext:value-type="string">
            <text:p>1H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[.K30]" office:value-type="string" office:string-value="Gabbiani" calcext:value-type="string">
            <text:p>Gabbiani</text:p>
          </table:table-cell>
          <table:table-cell table:style-name="ce591"/>
          <table:table-cell table:style-name="ce596" office:value-type="string" calcext:value-type="string">
            <text:p>2F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698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59" calcext:value-type="float" table:number-columns-spanned="1" table:number-rows-spanned="2">
            <text:p>59</text:p>
          </table:table-cell>
          <table:table-cell table:style-name="ce604" table:formula="of:=IF([.V22]&amp;[.V23]=&quot;&quot;;&quot;Vincente &quot;&amp;[.T22];IF([.V22]&gt;[.V23];[.U22];[.U23]))" office:value-type="string" office:string-value="Vincente 53" calcext:value-type="string">
            <text:p>Vincente 53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8" office:value-type="string" calcext:value-type="string">
            <text:p>27 Giu <text:s/>h. 18</text:p>
          </table:table-cell>
          <table:table-cell table:style-name="ce698"/>
          <table:table-cell table:style-name="ce727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Vincente 54" calcext:value-type="string">
            <text:p>Vincente 54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[.T22]+1" office:value-type="float" office:value="54" calcext:value-type="float" table:number-columns-spanned="1" table:number-rows-spanned="2">
            <text:p>54</text:p>
          </table:table-cell>
          <table:table-cell table:style-name="ce580" table:formula="of:=[.K34]" office:value-type="string" office:string-value="Istrici" calcext:value-type="string">
            <text:p>Istrici</text:p>
          </table:table-cell>
          <table:table-cell table:style-name="ce590"/>
          <table:table-cell table:style-name="ce598" office:value-type="strin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covered-table-cell table:style-name="ce567"/>
          <table:table-cell table:style-name="ce581" table:formula="of:=[.K25]" office:value-type="string" office:string-value="Bufali" calcext:value-type="string">
            <text:p>Bufali</text:p>
          </table:table-cell>
          <table:table-cell table:style-name="ce591"/>
          <table:table-cell table:style-name="ce595" office:value-type="string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698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62" calcext:value-type="float" table:number-columns-spanned="1" table:number-rows-spanned="2">
            <text:p>62</text:p>
          </table:table-cell>
          <table:table-cell table:style-name="ce604" table:formula="of:=IF([.AA24]&amp;[.AA25]=&quot;&quot;;&quot;Vincente &quot;&amp;[.Y24];IF([.AA24]&gt;[.AA25];[.Z24];[.Z25]))" office:value-type="string" office:string-value="Vincente 59" calcext:value-type="string">
            <text:p>Vincente 59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table-cell table:style-name="ce568" office:value-type="string" calcext:value-type="string">
            <text:p>26 Giu <text:s/>h. 15</text:p>
          </table:table-cell>
          <table:table-cell table:style-name="ce698"/>
          <table:table-cell table:style-name="ce727"/>
          <table:table-cell table:style-name="ce595"/>
          <table:table-cell table:style-name="ce455" table:number-columns-repeated="3"/>
          <table:table-cell table:style-name="ce727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60" calcext:value-type="string">
            <text:p>Vincente 60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6" table:formula="of:=[.T26]+1" office:value-type="float" office:value="55" calcext:value-type="float" table:number-columns-spanned="1" table:number-rows-spanned="2">
            <text:p>55</text:p>
          </table:table-cell>
          <table:table-cell table:style-name="ce575" table:formula="of:=[.K19]" office:value-type="string" office:string-value="Coccodrilli" calcext:value-type="string">
            <text:p>Coccodrilli</text:p>
          </table:table-cell>
          <table:table-cell table:style-name="ce590"/>
          <table:table-cell table:style-name="ce595" office:value-type="string" calcext:value-type="string">
            <text:p>1D</text:p>
          </table:table-cell>
          <table:table-cell table:style-name="ce455" table:number-columns-repeated="3"/>
          <table:table-cell table:style-name="ce727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582" table:formula="of:=[.K10]" office:value-type="string" office:string-value="Puma" calcext:value-type="string">
            <text:p>Puma</text:p>
          </table:table-cell>
          <table:table-cell table:style-name="ce591"/>
          <table:table-cell table:style-name="ce596" office:value-type="string" calcext:value-type="string">
            <text:p>2B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727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4"/>
          <table:table-cell table:style-name="ce698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60" calcext:value-type="float" table:number-columns-spanned="1" table:number-rows-spanned="2">
            <text:p>60</text:p>
          </table:table-cell>
          <table:table-cell table:style-name="ce604" table:formula="of:=IF([.V30]&amp;[.V31]=&quot;&quot;;&quot;Vincente &quot;&amp;[.T30];IF([.V30]&gt;[.V31];[.U30];[.U31]))" office:value-type="string" office:string-value="Vincente 55" calcext:value-type="string">
            <text:p>Vincente 55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6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568" office:value-type="string" calcext:value-type="string">
            <text:p>27 Giu <text:s/>h. 21</text:p>
          </table:table-cell>
          <table:table-cell table:style-name="ce698"/>
          <table:table-cell table:style-name="ce727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Vincente 56" calcext:value-type="string">
            <text:p>Vincente 56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6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6" table:formula="of:=[.T30]+1" office:value-type="float" office:value="56" calcext:value-type="float" table:number-columns-spanned="1" table:number-rows-spanned="2">
            <text:p>56</text:p>
          </table:table-cell>
          <table:table-cell table:style-name="ce583" table:formula="of:=[.K14]" office:value-type="string" office:string-value="Elefanti" calcext:value-type="string">
            <text:p>Elefanti</text:p>
          </table:table-cell>
          <table:table-cell table:style-name="ce590"/>
          <table:table-cell table:style-name="ce598" office:value-type="string" calcext:value-type="string">
            <text:p>1C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covered-table-cell table:style-name="ce567"/>
          <table:table-cell table:style-name="ce584" table:formula="of:=[.K5]" office:value-type="string" office:string-value="Pantere" calcext:value-type="string">
            <text:p>Pantere</text:p>
          </table:table-cell>
          <table:table-cell table:style-name="ce591"/>
          <table:table-cell table:style-name="ce595" office:value-type="string" calcext:value-type="string">
            <text:p>2A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3" calcext:value-type="float">
            <text:p>3</text:p>
          </table:table-cell>
          <table:table-cell table:style-name="ce436" table:formula="of:=VLOOKUP(ROW()-38&amp;RIGHT([.K$38];1);B_CLASSIFICA_GIRONE_H;7;0)" office:value-type="float" office:value="0" calcext:value-type="float">
            <text:p>0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6" calcext:value-type="float">
            <text:p>6</text:p>
          </table:table-cell>
          <table:table-cell table:style-name="ce436" table:formula="of:=VLOOKUP(ROW()-38&amp;RIGHT([.K$38];1);B_CLASSIFICA_GIRONE_H;10;0)" office:value-type="float" office:value="262" calcext:value-type="float">
            <text:p>262</text:p>
          </table:table-cell>
          <table:table-cell table:style-name="ce623" table:formula="of:=VLOOKUP(ROW()-38&amp;RIGHT([.K$38];1);B_CLASSIFICA_GIRONE_H;11;0)" office:value-type="float" office:value="174" calcext:value-type="float">
            <text:p>174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6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1" calcext:value-type="float">
            <text:p>1</text:p>
          </table:table-cell>
          <table:table-cell table:style-name="ce437" table:formula="of:=VLOOKUP(ROW()-38&amp;RIGHT([.K$38];1);B_CLASSIFICA_GIRONE_H;7;0)" office:value-type="float" office:value="2" calcext:value-type="float">
            <text:p>2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4" calcext:value-type="float">
            <text:p>4</text:p>
          </table:table-cell>
          <table:table-cell table:style-name="ce437" table:formula="of:=VLOOKUP(ROW()-38&amp;RIGHT([.K$38];1);B_CLASSIFICA_GIRONE_H;10;0)" office:value-type="float" office:value="211" calcext:value-type="float">
            <text:p>211</text:p>
          </table:table-cell>
          <table:table-cell table:style-name="ce626" table:formula="of:=VLOOKUP(ROW()-38&amp;RIGHT([.K$38];1);B_CLASSIFICA_GIRONE_H;11;0)" office:value-type="float" office:value="227" calcext:value-type="float">
            <text:p>227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46" calcext:value-type="float">
            <text:p>146</text:p>
          </table:table-cell>
          <table:table-cell table:style-name="ce631" table:formula="of:=VLOOKUP(ROW()-38&amp;RIGHT([.K$38];1);B_CLASSIFICA_GIRONE_H;11;0)" office:value-type="float" office:value="151" calcext:value-type="float">
            <text:p>151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98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1" calcext:value-type="float">
            <text:p>1</text:p>
          </table:table-cell>
          <table:table-cell table:style-name="ce481" table:formula="of:=VLOOKUP(ROW()-38&amp;RIGHT([.K$38];1);B_CLASSIFICA_GIRONE_H;8;0)" office:value-type="float" office:value="1" calcext:value-type="float">
            <text:p>1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92" calcext:value-type="float">
            <text:p>92</text:p>
          </table:table-cell>
          <table:table-cell table:style-name="ce632" table:formula="of:=VLOOKUP(ROW()-38&amp;RIGHT([.K$38];1);B_CLASSIFICA_GIRONE_H;11;0)" office:value-type="float" office:value="159" calcext:value-type="float">
            <text:p>159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698" table:number-columns-repeated="8"/>
          <table:table-cell table:style-name="ce455" table:number-columns-repeated="2"/>
        </table:table-row>
        <table:table-row table:style-name="ro6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6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6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6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6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Z$1" table:cell-range-address="$A_INPUT.$Z$1:.$AJ$50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" table:base-cell-address="$B_ELABORAZIONE.$BA$19" table:cell-range-address="$B_ELABORAZIONE.$AU$1:.$BQ$50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19:28:39.1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7-25T18:01:35.170000000</dc:date>
    <meta:editing-duration>PT9H42M25S</meta:editing-duration>
    <meta:editing-cycles>110</meta:editing-cycles>
    <meta:document-statistic meta:table-count="3" meta:cell-count="5215" meta:object-count="0"/>
  </office:meta>
</office:document-meta>
</file>